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 Black" svg:font-family="'Arial Black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8.49cm" table:align="left" fo:keep-with-next="auto"/>
    </style:style>
    <style:style style:name="Таблица1.A" style:family="table-column">
      <style:table-column-properties style:column-width="0.893cm"/>
    </style:style>
    <style:style style:name="Таблица1.B" style:family="table-column">
      <style:table-column-properties style:column-width="1.247cm"/>
    </style:style>
    <style:style style:name="Таблица1.C" style:family="table-column">
      <style:table-column-properties style:column-width="2.207cm"/>
    </style:style>
    <style:style style:name="Таблица1.D" style:family="table-column">
      <style:table-column-properties style:column-width="2.083cm"/>
    </style:style>
    <style:style style:name="Таблица1.E" style:family="table-column">
      <style:table-column-properties style:column-width="2.06cm"/>
    </style:style>
    <style:style style:name="Таблица1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.A2" style:family="table-cell">
      <style:table-cell-properties style:vertical-align="middle" fo:padding="0.097cm" fo:border="none"/>
    </style:style>
    <style:style style:name="Таблица1.B2" style:family="table-cell">
      <style:table-cell-properties style:vertical-align="middle" fo:padding="0.097cm" fo:border="none"/>
    </style:style>
    <style:style style:name="Таблица1.C2" style:family="table-cell">
      <style:table-cell-properties style:vertical-align="middle" fo:padding="0.097cm" fo:border="none"/>
    </style:style>
    <style:style style:name="Таблица1.D2" style:family="table-cell">
      <style:table-cell-properties style:vertical-align="middle" fo:padding="0.097cm" fo:border="none"/>
    </style:style>
    <style:style style:name="Таблица1.E2" style:family="table-cell">
      <style:table-cell-properties style:vertical-align="middle" fo:padding="0.097cm" fo:border="none"/>
    </style:style>
    <style:style style:name="Таблица1.A3" style:family="table-cell">
      <style:table-cell-properties style:vertical-align="middle" fo:padding="0.097cm" fo:border="none"/>
    </style:style>
    <style:style style:name="Таблица1.B3" style:family="table-cell">
      <style:table-cell-properties style:vertical-align="middle" fo:padding="0.097cm" fo:border="none"/>
    </style:style>
    <style:style style:name="Таблица1.C3" style:family="table-cell">
      <style:table-cell-properties style:vertical-align="middle" fo:padding="0.097cm" fo:border="none"/>
    </style:style>
    <style:style style:name="Таблица1.D3" style:family="table-cell">
      <style:table-cell-properties style:vertical-align="middle" fo:padding="0.097cm" fo:border="none"/>
    </style:style>
    <style:style style:name="Таблица1.E3" style:family="table-cell">
      <style:table-cell-properties style:vertical-align="middle" fo:padding="0.097cm" fo:border="none"/>
    </style:style>
    <style:style style:name="Таблица1.A4" style:family="table-cell">
      <style:table-cell-properties style:vertical-align="middle" fo:padding="0.097cm" fo:border="none"/>
    </style:style>
    <style:style style:name="Таблица1.B4" style:family="table-cell">
      <style:table-cell-properties style:vertical-align="middle" fo:padding="0.097cm" fo:border="none"/>
    </style:style>
    <style:style style:name="Таблица1.C4" style:family="table-cell">
      <style:table-cell-properties style:vertical-align="middle" fo:padding="0.097cm" fo:border="none"/>
    </style:style>
    <style:style style:name="Таблица1.D4" style:family="table-cell">
      <style:table-cell-properties style:vertical-align="middle" fo:padding="0.097cm" fo:border="none"/>
    </style:style>
    <style:style style:name="Таблица1.E4" style:family="table-cell">
      <style:table-cell-properties style:vertical-align="middle" fo:padding="0.097cm" fo:border="none"/>
    </style:style>
    <style:style style:name="Таблица1.A5" style:family="table-cell">
      <style:table-cell-properties style:vertical-align="middle" fo:padding="0.097cm" fo:border="none"/>
    </style:style>
    <style:style style:name="Таблица1.B5" style:family="table-cell">
      <style:table-cell-properties style:vertical-align="middle" fo:padding="0.097cm" fo:border="none"/>
    </style:style>
    <style:style style:name="Таблица1.C5" style:family="table-cell">
      <style:table-cell-properties style:vertical-align="middle" fo:padding="0.097cm" fo:border="none"/>
    </style:style>
    <style:style style:name="Таблица1.D5" style:family="table-cell">
      <style:table-cell-properties style:vertical-align="middle" fo:padding="0.097cm" fo:border="none"/>
    </style:style>
    <style:style style:name="Таблица1.E5" style:family="table-cell">
      <style:table-cell-properties style:vertical-align="middle" fo:padding="0.097cm" fo:border="none"/>
    </style:style>
    <style:style style:name="Таблица1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" style:family="table">
      <style:table-properties style:width="8.49cm" table:align="left"/>
    </style:style>
    <style:style style:name="Таблица2.A" style:family="table-column">
      <style:table-column-properties style:column-width="0.893cm"/>
    </style:style>
    <style:style style:name="Таблица2.B" style:family="table-column">
      <style:table-column-properties style:column-width="1.247cm"/>
    </style:style>
    <style:style style:name="Таблица2.C" style:family="table-column">
      <style:table-column-properties style:column-width="2.207cm"/>
    </style:style>
    <style:style style:name="Таблица2.D" style:family="table-column">
      <style:table-column-properties style:column-width="2.083cm"/>
    </style:style>
    <style:style style:name="Таблица2.E" style:family="table-column">
      <style:table-column-properties style:column-width="2.06cm"/>
    </style:style>
    <style:style style:name="Таблица2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="none"/>
    </style:style>
    <style:style style:name="Таблица2.B2" style:family="table-cell">
      <style:table-cell-properties style:vertical-align="middle" fo:padding="0.097cm" fo:border="none"/>
    </style:style>
    <style:style style:name="Таблица2.C2" style:family="table-cell">
      <style:table-cell-properties style:vertical-align="middle" fo:padding="0.097cm" fo:border="none"/>
    </style:style>
    <style:style style:name="Таблица2.D2" style:family="table-cell">
      <style:table-cell-properties style:vertical-align="middle" fo:padding="0.097cm" fo:border="none"/>
    </style:style>
    <style:style style:name="Таблица2.E2" style:family="table-cell">
      <style:table-cell-properties style:vertical-align="middle" fo:padding="0.097cm" fo:border="none"/>
    </style:style>
    <style:style style:name="Таблица2.A3" style:family="table-cell">
      <style:table-cell-properties style:vertical-align="middle" fo:padding="0.097cm" fo:border="none"/>
    </style:style>
    <style:style style:name="Таблица2.B3" style:family="table-cell">
      <style:table-cell-properties style:vertical-align="middle" fo:padding="0.097cm" fo:border="none"/>
    </style:style>
    <style:style style:name="Таблица2.C3" style:family="table-cell">
      <style:table-cell-properties style:vertical-align="middle" fo:padding="0.097cm" fo:border="none"/>
    </style:style>
    <style:style style:name="Таблица2.D3" style:family="table-cell">
      <style:table-cell-properties style:vertical-align="middle" fo:padding="0.097cm" fo:border="none"/>
    </style:style>
    <style:style style:name="Таблица2.E3" style:family="table-cell">
      <style:table-cell-properties style:vertical-align="middle" fo:padding="0.097cm" fo:border="none"/>
    </style:style>
    <style:style style:name="Таблица2.A4" style:family="table-cell">
      <style:table-cell-properties style:vertical-align="middle" fo:padding="0.097cm" fo:border="none"/>
    </style:style>
    <style:style style:name="Таблица2.B4" style:family="table-cell">
      <style:table-cell-properties style:vertical-align="middle" fo:padding="0.097cm" fo:border="none"/>
    </style:style>
    <style:style style:name="Таблица2.C4" style:family="table-cell">
      <style:table-cell-properties style:vertical-align="middle" fo:padding="0.097cm" fo:border="none"/>
    </style:style>
    <style:style style:name="Таблица2.D4" style:family="table-cell">
      <style:table-cell-properties style:vertical-align="middle" fo:padding="0.097cm" fo:border="none"/>
    </style:style>
    <style:style style:name="Таблица2.E4" style:family="table-cell">
      <style:table-cell-properties style:vertical-align="middle" fo:padding="0.097cm" fo:border="none"/>
    </style:style>
    <style:style style:name="Таблица2.A5" style:family="table-cell">
      <style:table-cell-properties style:vertical-align="middle" fo:padding="0.097cm" fo:border="none"/>
    </style:style>
    <style:style style:name="Таблица2.B5" style:family="table-cell">
      <style:table-cell-properties style:vertical-align="middle" fo:padding="0.097cm" fo:border="none"/>
    </style:style>
    <style:style style:name="Таблица2.C5" style:family="table-cell">
      <style:table-cell-properties style:vertical-align="middle" fo:padding="0.097cm" fo:border="none"/>
    </style:style>
    <style:style style:name="Таблица2.D5" style:family="table-cell">
      <style:table-cell-properties style:vertical-align="middle" fo:padding="0.097cm" fo:border="none"/>
    </style:style>
    <style:style style:name="Таблица2.E5" style:family="table-cell">
      <style:table-cell-properties style:vertical-align="middle" fo:padding="0.097cm" fo:border="none"/>
    </style:style>
    <style:style style:name="Таблица2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2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3" style:family="table">
      <style:table-properties style:width="13.446cm" table:align="left"/>
    </style:style>
    <style:style style:name="Таблица3.A" style:family="table-column">
      <style:table-column-properties style:column-width="3.902cm"/>
    </style:style>
    <style:style style:name="Таблица3.B" style:family="table-column">
      <style:table-column-properties style:column-width="3.133cm"/>
    </style:style>
    <style:style style:name="Таблица3.C" style:family="table-column">
      <style:table-column-properties style:column-width="2.438cm"/>
    </style:style>
    <style:style style:name="Таблица3.D" style:family="table-column">
      <style:table-column-properties style:column-width="0.982cm"/>
    </style:style>
    <style:style style:name="Таблица3.E" style:family="table-column">
      <style:table-column-properties style:column-width="2.992cm"/>
    </style:style>
    <style:style style:name="Таблица3.A1" style:family="table-cell">
      <style:table-cell-properties style:vertical-align="middle" fo:padding="0.097cm" fo:border="none"/>
    </style:style>
    <style:style style:name="Таблица10" style:family="table">
      <style:table-properties style:width="11.912cm" fo:margin-top="0cm" fo:margin-bottom="0.199cm" table:align="left"/>
    </style:style>
    <style:style style:name="Таблица10.A" style:family="table-column">
      <style:table-column-properties style:column-width="2.981cm"/>
    </style:style>
    <style:style style:name="Таблица10.B" style:family="table-column">
      <style:table-column-properties style:column-width="1.247cm"/>
    </style:style>
    <style:style style:name="Таблица10.C" style:family="table-column">
      <style:table-column-properties style:column-width="1.177cm"/>
    </style:style>
    <style:style style:name="Таблица10.D" style:family="table-column">
      <style:table-column-properties style:column-width="2.207cm"/>
    </style:style>
    <style:style style:name="Таблица10.E" style:family="table-column">
      <style:table-column-properties style:column-width="2.083cm"/>
    </style:style>
    <style:style style:name="Таблица10.F" style:family="table-column">
      <style:table-column-properties style:column-width="2.217cm"/>
    </style:style>
    <style:style style:name="Таблица10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0.A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B2" style:family="table-cell">
      <style:table-cell-properties style:vertical-align="middle" fo:padding="0.097cm" fo:border="none"/>
    </style:style>
    <style:style style:name="Таблица10.C2" style:family="table-cell">
      <style:table-cell-properties style:vertical-align="middle" fo:padding="0.097cm" fo:border="none"/>
    </style:style>
    <style:style style:name="Таблица10.D2" style:family="table-cell">
      <style:table-cell-properties style:vertical-align="middle" fo:padding="0.097cm" fo:border="none"/>
    </style:style>
    <style:style style:name="Таблица10.E2" style:family="table-cell">
      <style:table-cell-properties style:vertical-align="middle" fo:padding="0.097cm" fo:border="none"/>
    </style:style>
    <style:style style:name="Таблица10.F2" style:family="table-cell">
      <style:table-cell-properties style:vertical-align="middle" fo:padding="0.097cm" fo:border="none"/>
    </style:style>
    <style:style style:name="Таблица10.A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B3" style:family="table-cell">
      <style:table-cell-properties style:vertical-align="middle" fo:padding="0.097cm" fo:border="none"/>
    </style:style>
    <style:style style:name="Таблица10.C3" style:family="table-cell">
      <style:table-cell-properties style:vertical-align="middle" fo:padding="0.097cm" fo:border="none"/>
    </style:style>
    <style:style style:name="Таблица10.D3" style:family="table-cell">
      <style:table-cell-properties style:vertical-align="middle" fo:padding="0.097cm" fo:border="none"/>
    </style:style>
    <style:style style:name="Таблица10.E3" style:family="table-cell">
      <style:table-cell-properties style:vertical-align="middle" fo:padding="0.097cm" fo:border="none"/>
    </style:style>
    <style:style style:name="Таблица10.F3" style:family="table-cell">
      <style:table-cell-properties style:vertical-align="middle" fo:padding="0.097cm" fo:border="none"/>
    </style:style>
    <style:style style:name="Таблица10.A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B4" style:family="table-cell">
      <style:table-cell-properties style:vertical-align="middle" fo:padding="0.097cm" fo:border="none"/>
    </style:style>
    <style:style style:name="Таблица10.C4" style:family="table-cell">
      <style:table-cell-properties style:vertical-align="middle" fo:padding="0.097cm" fo:border="none"/>
    </style:style>
    <style:style style:name="Таблица10.D4" style:family="table-cell">
      <style:table-cell-properties style:vertical-align="middle" fo:padding="0.097cm" fo:border="none"/>
    </style:style>
    <style:style style:name="Таблица10.E4" style:family="table-cell">
      <style:table-cell-properties style:vertical-align="middle" fo:padding="0.097cm" fo:border="none"/>
    </style:style>
    <style:style style:name="Таблица10.F4" style:family="table-cell">
      <style:table-cell-properties style:vertical-align="middle" fo:padding="0.097cm" fo:border="none"/>
    </style:style>
    <style:style style:name="Таблица10.A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B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C5" style:family="table-cell">
      <style:table-cell-properties style:vertical-align="middle" fo:padding="0.097cm" fo:border="none"/>
    </style:style>
    <style:style style:name="Таблица10.D5" style:family="table-cell">
      <style:table-cell-properties style:vertical-align="middle" fo:padding="0.097cm" fo:border="none"/>
    </style:style>
    <style:style style:name="Таблица10.E5" style:family="table-cell">
      <style:table-cell-properties style:vertical-align="middle" fo:padding="0.097cm" fo:border="none"/>
    </style:style>
    <style:style style:name="Таблица10.F5" style:family="table-cell">
      <style:table-cell-properties style:vertical-align="middle" fo:padding="0.097cm" fo:border="none"/>
    </style:style>
    <style:style style:name="Таблица10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F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A7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B7" style:family="table-cell">
      <style:table-cell-properties style:vertical-align="middle" fo:padding="0.097cm" fo:border="none"/>
    </style:style>
    <style:style style:name="Таблица10.C7" style:family="table-cell">
      <style:table-cell-properties style:vertical-align="middle" fo:padding="0.097cm" fo:border="none"/>
    </style:style>
    <style:style style:name="Таблица10.D7" style:family="table-cell">
      <style:table-cell-properties style:vertical-align="middle" fo:padding="0.097cm" fo:border="none"/>
    </style:style>
    <style:style style:name="Таблица10.E7" style:family="table-cell">
      <style:table-cell-properties style:vertical-align="middle" fo:padding="0.097cm" fo:border="none"/>
    </style:style>
    <style:style style:name="Таблица10.F7" style:family="table-cell">
      <style:table-cell-properties style:vertical-align="middle" fo:padding="0.097cm" fo:border="none"/>
    </style:style>
    <style:style style:name="Таблица10.A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B8" style:family="table-cell">
      <style:table-cell-properties style:vertical-align="middle" fo:padding="0.097cm" fo:border="none"/>
    </style:style>
    <style:style style:name="Таблица10.C8" style:family="table-cell">
      <style:table-cell-properties style:vertical-align="middle" fo:padding="0.097cm" fo:border="none"/>
    </style:style>
    <style:style style:name="Таблица10.D8" style:family="table-cell">
      <style:table-cell-properties style:vertical-align="middle" fo:padding="0.097cm" fo:border="none"/>
    </style:style>
    <style:style style:name="Таблица10.E8" style:family="table-cell">
      <style:table-cell-properties style:vertical-align="middle" fo:padding="0.097cm" fo:border="none"/>
    </style:style>
    <style:style style:name="Таблица10.F8" style:family="table-cell">
      <style:table-cell-properties style:vertical-align="middle" fo:padding="0.097cm" fo:border="none"/>
    </style:style>
    <style:style style:name="Таблица10.A9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B9" style:family="table-cell">
      <style:table-cell-properties style:vertical-align="middle" fo:padding="0.097cm" fo:border="none"/>
    </style:style>
    <style:style style:name="Таблица10.C9" style:family="table-cell">
      <style:table-cell-properties style:vertical-align="middle" fo:padding="0.097cm" fo:border="none"/>
    </style:style>
    <style:style style:name="Таблица10.D9" style:family="table-cell">
      <style:table-cell-properties style:vertical-align="middle" fo:padding="0.097cm" fo:border="none"/>
    </style:style>
    <style:style style:name="Таблица10.E9" style:family="table-cell">
      <style:table-cell-properties style:vertical-align="middle" fo:padding="0.097cm" fo:border="none"/>
    </style:style>
    <style:style style:name="Таблица10.F9" style:family="table-cell">
      <style:table-cell-properties style:vertical-align="middle" fo:padding="0.097cm" fo:border="none"/>
    </style:style>
    <style:style style:name="Таблица10.A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B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C10" style:family="table-cell">
      <style:table-cell-properties style:vertical-align="middle" fo:padding="0.097cm" fo:border="none"/>
    </style:style>
    <style:style style:name="Таблица10.D10" style:family="table-cell">
      <style:table-cell-properties style:vertical-align="middle" fo:padding="0.097cm" fo:border="none"/>
    </style:style>
    <style:style style:name="Таблица10.E10" style:family="table-cell">
      <style:table-cell-properties style:vertical-align="middle" fo:padding="0.097cm" fo:border="none"/>
    </style:style>
    <style:style style:name="Таблица10.F10" style:family="table-cell">
      <style:table-cell-properties style:vertical-align="middle" fo:padding="0.097cm" fo:border="none"/>
    </style:style>
    <style:style style:name="Таблица10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D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E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F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A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B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C12" style:family="table-cell">
      <style:table-cell-properties style:vertical-align="middle" fo:padding="0.097cm" fo:border="none"/>
    </style:style>
    <style:style style:name="Таблица10.D12" style:family="table-cell">
      <style:table-cell-properties style:vertical-align="middle" fo:padding="0.097cm" fo:border="none"/>
    </style:style>
    <style:style style:name="Таблица10.E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F12" style:family="table-cell">
      <style:table-cell-properties style:vertical-align="middle" fo:padding="0.097cm" fo:border="none"/>
    </style:style>
    <style:style style:name="Таблица10.A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B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C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D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E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F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A1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C14" style:family="table-cell">
      <style:table-cell-properties style:vertical-align="middle" fo:padding="0.097cm" fo:border="none"/>
    </style:style>
    <style:style style:name="Таблица10.E14" style:family="table-cell">
      <style:table-cell-properties style:vertical-align="middle" fo:padding="0.097cm" fo:border="none"/>
    </style:style>
    <style:style style:name="Таблица10.A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C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E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A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0.C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" style:family="table">
      <style:table-properties style:width="11.707cm" fo:margin-top="0cm" fo:margin-bottom="0.199cm" table:align="left"/>
    </style:style>
    <style:style style:name="Таблица11.A" style:family="table-column">
      <style:table-column-properties style:column-width="2.981cm"/>
    </style:style>
    <style:style style:name="Таблица11.B" style:family="table-column">
      <style:table-column-properties style:column-width="1.247cm"/>
    </style:style>
    <style:style style:name="Таблица11.C" style:family="table-column">
      <style:table-column-properties style:column-width="1.131cm"/>
    </style:style>
    <style:style style:name="Таблица11.D" style:family="table-column">
      <style:table-column-properties style:column-width="2.207cm"/>
    </style:style>
    <style:style style:name="Таблица11.E" style:family="table-column">
      <style:table-column-properties style:column-width="2.083cm"/>
    </style:style>
    <style:style style:name="Таблица11.F" style:family="table-column">
      <style:table-column-properties style:column-width="2.058cm"/>
    </style:style>
    <style:style style:name="Таблица11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1.A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B2" style:family="table-cell">
      <style:table-cell-properties style:vertical-align="middle" fo:padding="0.097cm" fo:border="none"/>
    </style:style>
    <style:style style:name="Таблица11.C2" style:family="table-cell">
      <style:table-cell-properties style:vertical-align="middle" fo:padding="0.097cm" fo:border="none"/>
    </style:style>
    <style:style style:name="Таблица11.D2" style:family="table-cell">
      <style:table-cell-properties style:vertical-align="middle" fo:padding="0.097cm" fo:border="none"/>
    </style:style>
    <style:style style:name="Таблица11.E2" style:family="table-cell">
      <style:table-cell-properties style:vertical-align="middle" fo:padding="0.097cm" fo:border="none"/>
    </style:style>
    <style:style style:name="Таблица11.F2" style:family="table-cell">
      <style:table-cell-properties style:vertical-align="middle" fo:padding="0.097cm" fo:border="none"/>
    </style:style>
    <style:style style:name="Таблица11.A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B3" style:family="table-cell">
      <style:table-cell-properties style:vertical-align="middle" fo:padding="0.097cm" fo:border="none"/>
    </style:style>
    <style:style style:name="Таблица11.C3" style:family="table-cell">
      <style:table-cell-properties style:vertical-align="middle" fo:padding="0.097cm" fo:border="none"/>
    </style:style>
    <style:style style:name="Таблица11.D3" style:family="table-cell">
      <style:table-cell-properties style:vertical-align="middle" fo:padding="0.097cm" fo:border="none"/>
    </style:style>
    <style:style style:name="Таблица11.E3" style:family="table-cell">
      <style:table-cell-properties style:vertical-align="middle" fo:padding="0.097cm" fo:border="none"/>
    </style:style>
    <style:style style:name="Таблица11.F3" style:family="table-cell">
      <style:table-cell-properties style:vertical-align="middle" fo:padding="0.097cm" fo:border="none"/>
    </style:style>
    <style:style style:name="Таблица11.A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B4" style:family="table-cell">
      <style:table-cell-properties style:vertical-align="middle" fo:padding="0.097cm" fo:border="none"/>
    </style:style>
    <style:style style:name="Таблица11.C4" style:family="table-cell">
      <style:table-cell-properties style:vertical-align="middle" fo:padding="0.097cm" fo:border="none"/>
    </style:style>
    <style:style style:name="Таблица11.D4" style:family="table-cell">
      <style:table-cell-properties style:vertical-align="middle" fo:padding="0.097cm" fo:border="none"/>
    </style:style>
    <style:style style:name="Таблица11.E4" style:family="table-cell">
      <style:table-cell-properties style:vertical-align="middle" fo:padding="0.097cm" fo:border="none"/>
    </style:style>
    <style:style style:name="Таблица11.F4" style:family="table-cell">
      <style:table-cell-properties style:vertical-align="middle" fo:padding="0.097cm" fo:border="none"/>
    </style:style>
    <style:style style:name="Таблица11.A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B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C5" style:family="table-cell">
      <style:table-cell-properties style:vertical-align="middle" fo:padding="0.097cm" fo:border="none"/>
    </style:style>
    <style:style style:name="Таблица11.D5" style:family="table-cell">
      <style:table-cell-properties style:vertical-align="middle" fo:padding="0.097cm" fo:border="none"/>
    </style:style>
    <style:style style:name="Таблица11.E5" style:family="table-cell">
      <style:table-cell-properties style:vertical-align="middle" fo:padding="0.097cm" fo:border="none"/>
    </style:style>
    <style:style style:name="Таблица11.F5" style:family="table-cell">
      <style:table-cell-properties style:vertical-align="middle" fo:padding="0.097cm" fo:border="none"/>
    </style:style>
    <style:style style:name="Таблица11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F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A7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B7" style:family="table-cell">
      <style:table-cell-properties style:vertical-align="middle" fo:padding="0.097cm" fo:border="none"/>
    </style:style>
    <style:style style:name="Таблица11.C7" style:family="table-cell">
      <style:table-cell-properties style:vertical-align="middle" fo:padding="0.097cm" fo:border="none"/>
    </style:style>
    <style:style style:name="Таблица11.D7" style:family="table-cell">
      <style:table-cell-properties style:vertical-align="middle" fo:padding="0.097cm" fo:border="none"/>
    </style:style>
    <style:style style:name="Таблица11.E7" style:family="table-cell">
      <style:table-cell-properties style:vertical-align="middle" fo:padding="0.097cm" fo:border="none"/>
    </style:style>
    <style:style style:name="Таблица11.F7" style:family="table-cell">
      <style:table-cell-properties style:vertical-align="middle" fo:padding="0.097cm" fo:border="none"/>
    </style:style>
    <style:style style:name="Таблица11.A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B8" style:family="table-cell">
      <style:table-cell-properties style:vertical-align="middle" fo:padding="0.097cm" fo:border="none"/>
    </style:style>
    <style:style style:name="Таблица11.C8" style:family="table-cell">
      <style:table-cell-properties style:vertical-align="middle" fo:padding="0.097cm" fo:border="none"/>
    </style:style>
    <style:style style:name="Таблица11.D8" style:family="table-cell">
      <style:table-cell-properties style:vertical-align="middle" fo:padding="0.097cm" fo:border="none"/>
    </style:style>
    <style:style style:name="Таблица11.E8" style:family="table-cell">
      <style:table-cell-properties style:vertical-align="middle" fo:padding="0.097cm" fo:border="none"/>
    </style:style>
    <style:style style:name="Таблица11.F8" style:family="table-cell">
      <style:table-cell-properties style:vertical-align="middle" fo:padding="0.097cm" fo:border="none"/>
    </style:style>
    <style:style style:name="Таблица11.A9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B9" style:family="table-cell">
      <style:table-cell-properties style:vertical-align="middle" fo:padding="0.097cm" fo:border="none"/>
    </style:style>
    <style:style style:name="Таблица11.C9" style:family="table-cell">
      <style:table-cell-properties style:vertical-align="middle" fo:padding="0.097cm" fo:border="none"/>
    </style:style>
    <style:style style:name="Таблица11.D9" style:family="table-cell">
      <style:table-cell-properties style:vertical-align="middle" fo:padding="0.097cm" fo:border="none"/>
    </style:style>
    <style:style style:name="Таблица11.E9" style:family="table-cell">
      <style:table-cell-properties style:vertical-align="middle" fo:padding="0.097cm" fo:border="none"/>
    </style:style>
    <style:style style:name="Таблица11.F9" style:family="table-cell">
      <style:table-cell-properties style:vertical-align="middle" fo:padding="0.097cm" fo:border="none"/>
    </style:style>
    <style:style style:name="Таблица11.A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B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C10" style:family="table-cell">
      <style:table-cell-properties style:vertical-align="middle" fo:padding="0.097cm" fo:border="none"/>
    </style:style>
    <style:style style:name="Таблица11.D10" style:family="table-cell">
      <style:table-cell-properties style:vertical-align="middle" fo:padding="0.097cm" fo:border="none"/>
    </style:style>
    <style:style style:name="Таблица11.E10" style:family="table-cell">
      <style:table-cell-properties style:vertical-align="middle" fo:padding="0.097cm" fo:border="none"/>
    </style:style>
    <style:style style:name="Таблица11.F10" style:family="table-cell">
      <style:table-cell-properties style:vertical-align="middle" fo:padding="0.097cm" fo:border="none"/>
    </style:style>
    <style:style style:name="Таблица11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D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E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F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A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B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C12" style:family="table-cell">
      <style:table-cell-properties style:vertical-align="middle" fo:padding="0.097cm" fo:border="none"/>
    </style:style>
    <style:style style:name="Таблица11.D12" style:family="table-cell">
      <style:table-cell-properties style:vertical-align="middle" fo:padding="0.097cm" fo:border="none"/>
    </style:style>
    <style:style style:name="Таблица11.E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F12" style:family="table-cell">
      <style:table-cell-properties style:vertical-align="middle" fo:padding="0.097cm" fo:border="none"/>
    </style:style>
    <style:style style:name="Таблица11.A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B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C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D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E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F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A1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C14" style:family="table-cell">
      <style:table-cell-properties style:vertical-align="middle" fo:padding="0.097cm" fo:border="none"/>
    </style:style>
    <style:style style:name="Таблица11.E14" style:family="table-cell">
      <style:table-cell-properties style:vertical-align="middle" fo:padding="0.097cm" fo:border="none"/>
    </style:style>
    <style:style style:name="Таблица11.A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C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E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A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1.C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" style:family="table">
      <style:table-properties style:width="11.679cm" fo:margin-top="0cm" fo:margin-bottom="0.199cm" table:align="left"/>
    </style:style>
    <style:style style:name="Таблица12.A" style:family="table-column">
      <style:table-column-properties style:column-width="2.981cm"/>
    </style:style>
    <style:style style:name="Таблица12.B" style:family="table-column">
      <style:table-column-properties style:column-width="1.247cm"/>
    </style:style>
    <style:style style:name="Таблица12.C" style:family="table-column">
      <style:table-column-properties style:column-width="1.102cm"/>
    </style:style>
    <style:style style:name="Таблица12.D" style:family="table-column">
      <style:table-column-properties style:column-width="2.207cm"/>
    </style:style>
    <style:style style:name="Таблица12.E" style:family="table-column">
      <style:table-column-properties style:column-width="2.083cm"/>
    </style:style>
    <style:style style:name="Таблица12.F" style:family="table-column">
      <style:table-column-properties style:column-width="2.058cm"/>
    </style:style>
    <style:style style:name="Таблица12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2.A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B2" style:family="table-cell">
      <style:table-cell-properties style:vertical-align="middle" fo:padding="0.097cm" fo:border="none"/>
    </style:style>
    <style:style style:name="Таблица12.C2" style:family="table-cell">
      <style:table-cell-properties style:vertical-align="middle" fo:padding="0.097cm" fo:border="none"/>
    </style:style>
    <style:style style:name="Таблица12.D2" style:family="table-cell">
      <style:table-cell-properties style:vertical-align="middle" fo:padding="0.097cm" fo:border="none"/>
    </style:style>
    <style:style style:name="Таблица12.E2" style:family="table-cell">
      <style:table-cell-properties style:vertical-align="middle" fo:padding="0.097cm" fo:border="none"/>
    </style:style>
    <style:style style:name="Таблица12.F2" style:family="table-cell">
      <style:table-cell-properties style:vertical-align="middle" fo:padding="0.097cm" fo:border="none"/>
    </style:style>
    <style:style style:name="Таблица12.A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B3" style:family="table-cell">
      <style:table-cell-properties style:vertical-align="middle" fo:padding="0.097cm" fo:border="none"/>
    </style:style>
    <style:style style:name="Таблица12.C3" style:family="table-cell">
      <style:table-cell-properties style:vertical-align="middle" fo:padding="0.097cm" fo:border="none"/>
    </style:style>
    <style:style style:name="Таблица12.D3" style:family="table-cell">
      <style:table-cell-properties style:vertical-align="middle" fo:padding="0.097cm" fo:border="none"/>
    </style:style>
    <style:style style:name="Таблица12.E3" style:family="table-cell">
      <style:table-cell-properties style:vertical-align="middle" fo:padding="0.097cm" fo:border="none"/>
    </style:style>
    <style:style style:name="Таблица12.F3" style:family="table-cell">
      <style:table-cell-properties style:vertical-align="middle" fo:padding="0.097cm" fo:border="none"/>
    </style:style>
    <style:style style:name="Таблица12.A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B4" style:family="table-cell">
      <style:table-cell-properties style:vertical-align="middle" fo:padding="0.097cm" fo:border="none"/>
    </style:style>
    <style:style style:name="Таблица12.C4" style:family="table-cell">
      <style:table-cell-properties style:vertical-align="middle" fo:padding="0.097cm" fo:border="none"/>
    </style:style>
    <style:style style:name="Таблица12.D4" style:family="table-cell">
      <style:table-cell-properties style:vertical-align="middle" fo:padding="0.097cm" fo:border="none"/>
    </style:style>
    <style:style style:name="Таблица12.E4" style:family="table-cell">
      <style:table-cell-properties style:vertical-align="middle" fo:padding="0.097cm" fo:border="none"/>
    </style:style>
    <style:style style:name="Таблица12.F4" style:family="table-cell">
      <style:table-cell-properties style:vertical-align="middle" fo:padding="0.097cm" fo:border="none"/>
    </style:style>
    <style:style style:name="Таблица12.A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B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C5" style:family="table-cell">
      <style:table-cell-properties style:vertical-align="middle" fo:padding="0.097cm" fo:border="none"/>
    </style:style>
    <style:style style:name="Таблица12.D5" style:family="table-cell">
      <style:table-cell-properties style:vertical-align="middle" fo:padding="0.097cm" fo:border="none"/>
    </style:style>
    <style:style style:name="Таблица12.E5" style:family="table-cell">
      <style:table-cell-properties style:vertical-align="middle" fo:padding="0.097cm" fo:border="none"/>
    </style:style>
    <style:style style:name="Таблица12.F5" style:family="table-cell">
      <style:table-cell-properties style:vertical-align="middle" fo:padding="0.097cm" fo:border="none"/>
    </style:style>
    <style:style style:name="Таблица12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F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A7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B7" style:family="table-cell">
      <style:table-cell-properties style:vertical-align="middle" fo:padding="0.097cm" fo:border="none"/>
    </style:style>
    <style:style style:name="Таблица12.C7" style:family="table-cell">
      <style:table-cell-properties style:vertical-align="middle" fo:padding="0.097cm" fo:border="none"/>
    </style:style>
    <style:style style:name="Таблица12.D7" style:family="table-cell">
      <style:table-cell-properties style:vertical-align="middle" fo:padding="0.097cm" fo:border="none"/>
    </style:style>
    <style:style style:name="Таблица12.E7" style:family="table-cell">
      <style:table-cell-properties style:vertical-align="middle" fo:padding="0.097cm" fo:border="none"/>
    </style:style>
    <style:style style:name="Таблица12.F7" style:family="table-cell">
      <style:table-cell-properties style:vertical-align="middle" fo:padding="0.097cm" fo:border="none"/>
    </style:style>
    <style:style style:name="Таблица12.A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B8" style:family="table-cell">
      <style:table-cell-properties style:vertical-align="middle" fo:padding="0.097cm" fo:border="none"/>
    </style:style>
    <style:style style:name="Таблица12.C8" style:family="table-cell">
      <style:table-cell-properties style:vertical-align="middle" fo:padding="0.097cm" fo:border="none"/>
    </style:style>
    <style:style style:name="Таблица12.D8" style:family="table-cell">
      <style:table-cell-properties style:vertical-align="middle" fo:padding="0.097cm" fo:border="none"/>
    </style:style>
    <style:style style:name="Таблица12.E8" style:family="table-cell">
      <style:table-cell-properties style:vertical-align="middle" fo:padding="0.097cm" fo:border="none"/>
    </style:style>
    <style:style style:name="Таблица12.F8" style:family="table-cell">
      <style:table-cell-properties style:vertical-align="middle" fo:padding="0.097cm" fo:border="none"/>
    </style:style>
    <style:style style:name="Таблица12.A9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B9" style:family="table-cell">
      <style:table-cell-properties style:vertical-align="middle" fo:padding="0.097cm" fo:border="none"/>
    </style:style>
    <style:style style:name="Таблица12.C9" style:family="table-cell">
      <style:table-cell-properties style:vertical-align="middle" fo:padding="0.097cm" fo:border="none"/>
    </style:style>
    <style:style style:name="Таблица12.D9" style:family="table-cell">
      <style:table-cell-properties style:vertical-align="middle" fo:padding="0.097cm" fo:border="none"/>
    </style:style>
    <style:style style:name="Таблица12.E9" style:family="table-cell">
      <style:table-cell-properties style:vertical-align="middle" fo:padding="0.097cm" fo:border="none"/>
    </style:style>
    <style:style style:name="Таблица12.F9" style:family="table-cell">
      <style:table-cell-properties style:vertical-align="middle" fo:padding="0.097cm" fo:border="none"/>
    </style:style>
    <style:style style:name="Таблица12.A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B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C10" style:family="table-cell">
      <style:table-cell-properties style:vertical-align="middle" fo:padding="0.097cm" fo:border="none"/>
    </style:style>
    <style:style style:name="Таблица12.D10" style:family="table-cell">
      <style:table-cell-properties style:vertical-align="middle" fo:padding="0.097cm" fo:border="none"/>
    </style:style>
    <style:style style:name="Таблица12.E10" style:family="table-cell">
      <style:table-cell-properties style:vertical-align="middle" fo:padding="0.097cm" fo:border="none"/>
    </style:style>
    <style:style style:name="Таблица12.F10" style:family="table-cell">
      <style:table-cell-properties style:vertical-align="middle" fo:padding="0.097cm" fo:border="none"/>
    </style:style>
    <style:style style:name="Таблица12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D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E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F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A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B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C12" style:family="table-cell">
      <style:table-cell-properties style:vertical-align="middle" fo:padding="0.097cm" fo:border="none"/>
    </style:style>
    <style:style style:name="Таблица12.D12" style:family="table-cell">
      <style:table-cell-properties style:vertical-align="middle" fo:padding="0.097cm" fo:border="none"/>
    </style:style>
    <style:style style:name="Таблица12.E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F12" style:family="table-cell">
      <style:table-cell-properties style:vertical-align="middle" fo:padding="0.097cm" fo:border="none"/>
    </style:style>
    <style:style style:name="Таблица12.A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B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C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D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E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F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A1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C14" style:family="table-cell">
      <style:table-cell-properties style:vertical-align="middle" fo:padding="0.097cm" fo:border="none"/>
    </style:style>
    <style:style style:name="Таблица12.E14" style:family="table-cell">
      <style:table-cell-properties style:vertical-align="middle" fo:padding="0.097cm" fo:border="none"/>
    </style:style>
    <style:style style:name="Таблица12.A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C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E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A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2.C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" style:family="table">
      <style:table-properties style:width="11.647cm" fo:margin-top="0cm" fo:margin-bottom="0.199cm" table:align="left"/>
    </style:style>
    <style:style style:name="Таблица13.A" style:family="table-column">
      <style:table-column-properties style:column-width="2.981cm"/>
    </style:style>
    <style:style style:name="Таблица13.B" style:family="table-column">
      <style:table-column-properties style:column-width="1.247cm"/>
    </style:style>
    <style:style style:name="Таблица13.C" style:family="table-column">
      <style:table-column-properties style:column-width="1.071cm"/>
    </style:style>
    <style:style style:name="Таблица13.D" style:family="table-column">
      <style:table-column-properties style:column-width="2.207cm"/>
    </style:style>
    <style:style style:name="Таблица13.E" style:family="table-column">
      <style:table-column-properties style:column-width="2.083cm"/>
    </style:style>
    <style:style style:name="Таблица13.F" style:family="table-column">
      <style:table-column-properties style:column-width="2.058cm"/>
    </style:style>
    <style:style style:name="Таблица13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3.A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B2" style:family="table-cell">
      <style:table-cell-properties style:vertical-align="middle" fo:padding="0.097cm" fo:border="none"/>
    </style:style>
    <style:style style:name="Таблица13.C2" style:family="table-cell">
      <style:table-cell-properties style:vertical-align="middle" fo:padding="0.097cm" fo:border="none"/>
    </style:style>
    <style:style style:name="Таблица13.D2" style:family="table-cell">
      <style:table-cell-properties style:vertical-align="middle" fo:padding="0.097cm" fo:border="none"/>
    </style:style>
    <style:style style:name="Таблица13.E2" style:family="table-cell">
      <style:table-cell-properties style:vertical-align="middle" fo:padding="0.097cm" fo:border="none"/>
    </style:style>
    <style:style style:name="Таблица13.F2" style:family="table-cell">
      <style:table-cell-properties style:vertical-align="middle" fo:padding="0.097cm" fo:border="none"/>
    </style:style>
    <style:style style:name="Таблица13.A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B3" style:family="table-cell">
      <style:table-cell-properties style:vertical-align="middle" fo:padding="0.097cm" fo:border="none"/>
    </style:style>
    <style:style style:name="Таблица13.C3" style:family="table-cell">
      <style:table-cell-properties style:vertical-align="middle" fo:padding="0.097cm" fo:border="none"/>
    </style:style>
    <style:style style:name="Таблица13.D3" style:family="table-cell">
      <style:table-cell-properties style:vertical-align="middle" fo:padding="0.097cm" fo:border="none"/>
    </style:style>
    <style:style style:name="Таблица13.E3" style:family="table-cell">
      <style:table-cell-properties style:vertical-align="middle" fo:padding="0.097cm" fo:border="none"/>
    </style:style>
    <style:style style:name="Таблица13.F3" style:family="table-cell">
      <style:table-cell-properties style:vertical-align="middle" fo:padding="0.097cm" fo:border="none"/>
    </style:style>
    <style:style style:name="Таблица13.A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B4" style:family="table-cell">
      <style:table-cell-properties style:vertical-align="middle" fo:padding="0.097cm" fo:border="none"/>
    </style:style>
    <style:style style:name="Таблица13.C4" style:family="table-cell">
      <style:table-cell-properties style:vertical-align="middle" fo:padding="0.097cm" fo:border="none"/>
    </style:style>
    <style:style style:name="Таблица13.D4" style:family="table-cell">
      <style:table-cell-properties style:vertical-align="middle" fo:padding="0.097cm" fo:border="none"/>
    </style:style>
    <style:style style:name="Таблица13.E4" style:family="table-cell">
      <style:table-cell-properties style:vertical-align="middle" fo:padding="0.097cm" fo:border="none"/>
    </style:style>
    <style:style style:name="Таблица13.F4" style:family="table-cell">
      <style:table-cell-properties style:vertical-align="middle" fo:padding="0.097cm" fo:border="none"/>
    </style:style>
    <style:style style:name="Таблица13.A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B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C5" style:family="table-cell">
      <style:table-cell-properties style:vertical-align="middle" fo:padding="0.097cm" fo:border="none"/>
    </style:style>
    <style:style style:name="Таблица13.D5" style:family="table-cell">
      <style:table-cell-properties style:vertical-align="middle" fo:padding="0.097cm" fo:border="none"/>
    </style:style>
    <style:style style:name="Таблица13.E5" style:family="table-cell">
      <style:table-cell-properties style:vertical-align="middle" fo:padding="0.097cm" fo:border="none"/>
    </style:style>
    <style:style style:name="Таблица13.F5" style:family="table-cell">
      <style:table-cell-properties style:vertical-align="middle" fo:padding="0.097cm" fo:border="none"/>
    </style:style>
    <style:style style:name="Таблица13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F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A7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B7" style:family="table-cell">
      <style:table-cell-properties style:vertical-align="middle" fo:padding="0.097cm" fo:border="none"/>
    </style:style>
    <style:style style:name="Таблица13.C7" style:family="table-cell">
      <style:table-cell-properties style:vertical-align="middle" fo:padding="0.097cm" fo:border="none"/>
    </style:style>
    <style:style style:name="Таблица13.D7" style:family="table-cell">
      <style:table-cell-properties style:vertical-align="middle" fo:padding="0.097cm" fo:border="none"/>
    </style:style>
    <style:style style:name="Таблица13.E7" style:family="table-cell">
      <style:table-cell-properties style:vertical-align="middle" fo:padding="0.097cm" fo:border="none"/>
    </style:style>
    <style:style style:name="Таблица13.F7" style:family="table-cell">
      <style:table-cell-properties style:vertical-align="middle" fo:padding="0.097cm" fo:border="none"/>
    </style:style>
    <style:style style:name="Таблица13.A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B8" style:family="table-cell">
      <style:table-cell-properties style:vertical-align="middle" fo:padding="0.097cm" fo:border="none"/>
    </style:style>
    <style:style style:name="Таблица13.C8" style:family="table-cell">
      <style:table-cell-properties style:vertical-align="middle" fo:padding="0.097cm" fo:border="none"/>
    </style:style>
    <style:style style:name="Таблица13.D8" style:family="table-cell">
      <style:table-cell-properties style:vertical-align="middle" fo:padding="0.097cm" fo:border="none"/>
    </style:style>
    <style:style style:name="Таблица13.E8" style:family="table-cell">
      <style:table-cell-properties style:vertical-align="middle" fo:padding="0.097cm" fo:border="none"/>
    </style:style>
    <style:style style:name="Таблица13.F8" style:family="table-cell">
      <style:table-cell-properties style:vertical-align="middle" fo:padding="0.097cm" fo:border="none"/>
    </style:style>
    <style:style style:name="Таблица13.A9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B9" style:family="table-cell">
      <style:table-cell-properties style:vertical-align="middle" fo:padding="0.097cm" fo:border="none"/>
    </style:style>
    <style:style style:name="Таблица13.C9" style:family="table-cell">
      <style:table-cell-properties style:vertical-align="middle" fo:padding="0.097cm" fo:border="none"/>
    </style:style>
    <style:style style:name="Таблица13.D9" style:family="table-cell">
      <style:table-cell-properties style:vertical-align="middle" fo:padding="0.097cm" fo:border="none"/>
    </style:style>
    <style:style style:name="Таблица13.E9" style:family="table-cell">
      <style:table-cell-properties style:vertical-align="middle" fo:padding="0.097cm" fo:border="none"/>
    </style:style>
    <style:style style:name="Таблица13.F9" style:family="table-cell">
      <style:table-cell-properties style:vertical-align="middle" fo:padding="0.097cm" fo:border="none"/>
    </style:style>
    <style:style style:name="Таблица13.A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B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C10" style:family="table-cell">
      <style:table-cell-properties style:vertical-align="middle" fo:padding="0.097cm" fo:border="none"/>
    </style:style>
    <style:style style:name="Таблица13.D10" style:family="table-cell">
      <style:table-cell-properties style:vertical-align="middle" fo:padding="0.097cm" fo:border="none"/>
    </style:style>
    <style:style style:name="Таблица13.E10" style:family="table-cell">
      <style:table-cell-properties style:vertical-align="middle" fo:padding="0.097cm" fo:border="none"/>
    </style:style>
    <style:style style:name="Таблица13.F10" style:family="table-cell">
      <style:table-cell-properties style:vertical-align="middle" fo:padding="0.097cm" fo:border="none"/>
    </style:style>
    <style:style style:name="Таблица13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D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E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F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A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B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C12" style:family="table-cell">
      <style:table-cell-properties style:vertical-align="middle" fo:padding="0.097cm" fo:border="none"/>
    </style:style>
    <style:style style:name="Таблица13.D12" style:family="table-cell">
      <style:table-cell-properties style:vertical-align="middle" fo:padding="0.097cm" fo:border="none"/>
    </style:style>
    <style:style style:name="Таблица13.E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F12" style:family="table-cell">
      <style:table-cell-properties style:vertical-align="middle" fo:padding="0.097cm" fo:border="none"/>
    </style:style>
    <style:style style:name="Таблица13.A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B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C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D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E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F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A1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C14" style:family="table-cell">
      <style:table-cell-properties style:vertical-align="middle" fo:padding="0.097cm" fo:border="none"/>
    </style:style>
    <style:style style:name="Таблица13.E14" style:family="table-cell">
      <style:table-cell-properties style:vertical-align="middle" fo:padding="0.097cm" fo:border="none"/>
    </style:style>
    <style:style style:name="Таблица13.A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C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E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A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3.C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" style:family="table">
      <style:table-properties style:width="11.659cm" fo:margin-top="0cm" fo:margin-bottom="0.199cm" table:align="left"/>
    </style:style>
    <style:style style:name="Таблица14.A" style:family="table-column">
      <style:table-column-properties style:column-width="2.981cm"/>
    </style:style>
    <style:style style:name="Таблица14.B" style:family="table-column">
      <style:table-column-properties style:column-width="1.247cm"/>
    </style:style>
    <style:style style:name="Таблица14.C" style:family="table-column">
      <style:table-column-properties style:column-width="1.083cm"/>
    </style:style>
    <style:style style:name="Таблица14.D" style:family="table-column">
      <style:table-column-properties style:column-width="2.207cm"/>
    </style:style>
    <style:style style:name="Таблица14.E" style:family="table-column">
      <style:table-column-properties style:column-width="2.083cm"/>
    </style:style>
    <style:style style:name="Таблица14.F" style:family="table-column">
      <style:table-column-properties style:column-width="2.058cm"/>
    </style:style>
    <style:style style:name="Таблица14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4.A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B2" style:family="table-cell">
      <style:table-cell-properties style:vertical-align="middle" fo:padding="0.097cm" fo:border="none"/>
    </style:style>
    <style:style style:name="Таблица14.C2" style:family="table-cell">
      <style:table-cell-properties style:vertical-align="middle" fo:padding="0.097cm" fo:border="none"/>
    </style:style>
    <style:style style:name="Таблица14.D2" style:family="table-cell">
      <style:table-cell-properties style:vertical-align="middle" fo:padding="0.097cm" fo:border="none"/>
    </style:style>
    <style:style style:name="Таблица14.E2" style:family="table-cell">
      <style:table-cell-properties style:vertical-align="middle" fo:padding="0.097cm" fo:border="none"/>
    </style:style>
    <style:style style:name="Таблица14.F2" style:family="table-cell">
      <style:table-cell-properties style:vertical-align="middle" fo:padding="0.097cm" fo:border="none"/>
    </style:style>
    <style:style style:name="Таблица14.A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B3" style:family="table-cell">
      <style:table-cell-properties style:vertical-align="middle" fo:padding="0.097cm" fo:border="none"/>
    </style:style>
    <style:style style:name="Таблица14.C3" style:family="table-cell">
      <style:table-cell-properties style:vertical-align="middle" fo:padding="0.097cm" fo:border="none"/>
    </style:style>
    <style:style style:name="Таблица14.D3" style:family="table-cell">
      <style:table-cell-properties style:vertical-align="middle" fo:padding="0.097cm" fo:border="none"/>
    </style:style>
    <style:style style:name="Таблица14.E3" style:family="table-cell">
      <style:table-cell-properties style:vertical-align="middle" fo:padding="0.097cm" fo:border="none"/>
    </style:style>
    <style:style style:name="Таблица14.F3" style:family="table-cell">
      <style:table-cell-properties style:vertical-align="middle" fo:padding="0.097cm" fo:border="none"/>
    </style:style>
    <style:style style:name="Таблица14.A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B4" style:family="table-cell">
      <style:table-cell-properties style:vertical-align="middle" fo:padding="0.097cm" fo:border="none"/>
    </style:style>
    <style:style style:name="Таблица14.C4" style:family="table-cell">
      <style:table-cell-properties style:vertical-align="middle" fo:padding="0.097cm" fo:border="none"/>
    </style:style>
    <style:style style:name="Таблица14.D4" style:family="table-cell">
      <style:table-cell-properties style:vertical-align="middle" fo:padding="0.097cm" fo:border="none"/>
    </style:style>
    <style:style style:name="Таблица14.E4" style:family="table-cell">
      <style:table-cell-properties style:vertical-align="middle" fo:padding="0.097cm" fo:border="none"/>
    </style:style>
    <style:style style:name="Таблица14.F4" style:family="table-cell">
      <style:table-cell-properties style:vertical-align="middle" fo:padding="0.097cm" fo:border="none"/>
    </style:style>
    <style:style style:name="Таблица14.A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B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C5" style:family="table-cell">
      <style:table-cell-properties style:vertical-align="middle" fo:padding="0.097cm" fo:border="none"/>
    </style:style>
    <style:style style:name="Таблица14.D5" style:family="table-cell">
      <style:table-cell-properties style:vertical-align="middle" fo:padding="0.097cm" fo:border="none"/>
    </style:style>
    <style:style style:name="Таблица14.E5" style:family="table-cell">
      <style:table-cell-properties style:vertical-align="middle" fo:padding="0.097cm" fo:border="none"/>
    </style:style>
    <style:style style:name="Таблица14.F5" style:family="table-cell">
      <style:table-cell-properties style:vertical-align="middle" fo:padding="0.097cm" fo:border="none"/>
    </style:style>
    <style:style style:name="Таблица14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F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A7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B7" style:family="table-cell">
      <style:table-cell-properties style:vertical-align="middle" fo:padding="0.097cm" fo:border="none"/>
    </style:style>
    <style:style style:name="Таблица14.C7" style:family="table-cell">
      <style:table-cell-properties style:vertical-align="middle" fo:padding="0.097cm" fo:border="none"/>
    </style:style>
    <style:style style:name="Таблица14.D7" style:family="table-cell">
      <style:table-cell-properties style:vertical-align="middle" fo:padding="0.097cm" fo:border="none"/>
    </style:style>
    <style:style style:name="Таблица14.E7" style:family="table-cell">
      <style:table-cell-properties style:vertical-align="middle" fo:padding="0.097cm" fo:border="none"/>
    </style:style>
    <style:style style:name="Таблица14.F7" style:family="table-cell">
      <style:table-cell-properties style:vertical-align="middle" fo:padding="0.097cm" fo:border="none"/>
    </style:style>
    <style:style style:name="Таблица14.A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B8" style:family="table-cell">
      <style:table-cell-properties style:vertical-align="middle" fo:padding="0.097cm" fo:border="none"/>
    </style:style>
    <style:style style:name="Таблица14.C8" style:family="table-cell">
      <style:table-cell-properties style:vertical-align="middle" fo:padding="0.097cm" fo:border="none"/>
    </style:style>
    <style:style style:name="Таблица14.D8" style:family="table-cell">
      <style:table-cell-properties style:vertical-align="middle" fo:padding="0.097cm" fo:border="none"/>
    </style:style>
    <style:style style:name="Таблица14.E8" style:family="table-cell">
      <style:table-cell-properties style:vertical-align="middle" fo:padding="0.097cm" fo:border="none"/>
    </style:style>
    <style:style style:name="Таблица14.F8" style:family="table-cell">
      <style:table-cell-properties style:vertical-align="middle" fo:padding="0.097cm" fo:border="none"/>
    </style:style>
    <style:style style:name="Таблица14.A9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B9" style:family="table-cell">
      <style:table-cell-properties style:vertical-align="middle" fo:padding="0.097cm" fo:border="none"/>
    </style:style>
    <style:style style:name="Таблица14.C9" style:family="table-cell">
      <style:table-cell-properties style:vertical-align="middle" fo:padding="0.097cm" fo:border="none"/>
    </style:style>
    <style:style style:name="Таблица14.D9" style:family="table-cell">
      <style:table-cell-properties style:vertical-align="middle" fo:padding="0.097cm" fo:border="none"/>
    </style:style>
    <style:style style:name="Таблица14.E9" style:family="table-cell">
      <style:table-cell-properties style:vertical-align="middle" fo:padding="0.097cm" fo:border="none"/>
    </style:style>
    <style:style style:name="Таблица14.F9" style:family="table-cell">
      <style:table-cell-properties style:vertical-align="middle" fo:padding="0.097cm" fo:border="none"/>
    </style:style>
    <style:style style:name="Таблица14.A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B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C10" style:family="table-cell">
      <style:table-cell-properties style:vertical-align="middle" fo:padding="0.097cm" fo:border="none"/>
    </style:style>
    <style:style style:name="Таблица14.D10" style:family="table-cell">
      <style:table-cell-properties style:vertical-align="middle" fo:padding="0.097cm" fo:border="none"/>
    </style:style>
    <style:style style:name="Таблица14.E10" style:family="table-cell">
      <style:table-cell-properties style:vertical-align="middle" fo:padding="0.097cm" fo:border="none"/>
    </style:style>
    <style:style style:name="Таблица14.F10" style:family="table-cell">
      <style:table-cell-properties style:vertical-align="middle" fo:padding="0.097cm" fo:border="none"/>
    </style:style>
    <style:style style:name="Таблица14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D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E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F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A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B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C12" style:family="table-cell">
      <style:table-cell-properties style:vertical-align="middle" fo:padding="0.097cm" fo:border="none"/>
    </style:style>
    <style:style style:name="Таблица14.D12" style:family="table-cell">
      <style:table-cell-properties style:vertical-align="middle" fo:padding="0.097cm" fo:border="none"/>
    </style:style>
    <style:style style:name="Таблица14.E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F12" style:family="table-cell">
      <style:table-cell-properties style:vertical-align="middle" fo:padding="0.097cm" fo:border="none"/>
    </style:style>
    <style:style style:name="Таблица14.A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B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C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D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E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F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A1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C14" style:family="table-cell">
      <style:table-cell-properties style:vertical-align="middle" fo:padding="0.097cm" fo:border="none"/>
    </style:style>
    <style:style style:name="Таблица14.E14" style:family="table-cell">
      <style:table-cell-properties style:vertical-align="middle" fo:padding="0.097cm" fo:border="none"/>
    </style:style>
    <style:style style:name="Таблица14.A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C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E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A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4.C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" style:family="table">
      <style:table-properties style:width="11.659cm" fo:margin-top="0cm" fo:margin-bottom="0.199cm" table:align="left"/>
    </style:style>
    <style:style style:name="Таблица15.A" style:family="table-column">
      <style:table-column-properties style:column-width="2.981cm"/>
    </style:style>
    <style:style style:name="Таблица15.B" style:family="table-column">
      <style:table-column-properties style:column-width="1.247cm"/>
    </style:style>
    <style:style style:name="Таблица15.C" style:family="table-column">
      <style:table-column-properties style:column-width="1.083cm"/>
    </style:style>
    <style:style style:name="Таблица15.D" style:family="table-column">
      <style:table-column-properties style:column-width="2.207cm"/>
    </style:style>
    <style:style style:name="Таблица15.E" style:family="table-column">
      <style:table-column-properties style:column-width="2.083cm"/>
    </style:style>
    <style:style style:name="Таблица15.F" style:family="table-column">
      <style:table-column-properties style:column-width="2.058cm"/>
    </style:style>
    <style:style style:name="Таблица15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5.A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B2" style:family="table-cell">
      <style:table-cell-properties style:vertical-align="middle" fo:padding="0.097cm" fo:border="none"/>
    </style:style>
    <style:style style:name="Таблица15.C2" style:family="table-cell">
      <style:table-cell-properties style:vertical-align="middle" fo:padding="0.097cm" fo:border="none"/>
    </style:style>
    <style:style style:name="Таблица15.D2" style:family="table-cell">
      <style:table-cell-properties style:vertical-align="middle" fo:padding="0.097cm" fo:border="none"/>
    </style:style>
    <style:style style:name="Таблица15.E2" style:family="table-cell">
      <style:table-cell-properties style:vertical-align="middle" fo:padding="0.097cm" fo:border="none"/>
    </style:style>
    <style:style style:name="Таблица15.F2" style:family="table-cell">
      <style:table-cell-properties style:vertical-align="middle" fo:padding="0.097cm" fo:border="none"/>
    </style:style>
    <style:style style:name="Таблица15.A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B3" style:family="table-cell">
      <style:table-cell-properties style:vertical-align="middle" fo:padding="0.097cm" fo:border="none"/>
    </style:style>
    <style:style style:name="Таблица15.C3" style:family="table-cell">
      <style:table-cell-properties style:vertical-align="middle" fo:padding="0.097cm" fo:border="none"/>
    </style:style>
    <style:style style:name="Таблица15.D3" style:family="table-cell">
      <style:table-cell-properties style:vertical-align="middle" fo:padding="0.097cm" fo:border="none"/>
    </style:style>
    <style:style style:name="Таблица15.E3" style:family="table-cell">
      <style:table-cell-properties style:vertical-align="middle" fo:padding="0.097cm" fo:border="none"/>
    </style:style>
    <style:style style:name="Таблица15.F3" style:family="table-cell">
      <style:table-cell-properties style:vertical-align="middle" fo:padding="0.097cm" fo:border="none"/>
    </style:style>
    <style:style style:name="Таблица15.A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B4" style:family="table-cell">
      <style:table-cell-properties style:vertical-align="middle" fo:padding="0.097cm" fo:border="none"/>
    </style:style>
    <style:style style:name="Таблица15.C4" style:family="table-cell">
      <style:table-cell-properties style:vertical-align="middle" fo:padding="0.097cm" fo:border="none"/>
    </style:style>
    <style:style style:name="Таблица15.D4" style:family="table-cell">
      <style:table-cell-properties style:vertical-align="middle" fo:padding="0.097cm" fo:border="none"/>
    </style:style>
    <style:style style:name="Таблица15.E4" style:family="table-cell">
      <style:table-cell-properties style:vertical-align="middle" fo:padding="0.097cm" fo:border="none"/>
    </style:style>
    <style:style style:name="Таблица15.F4" style:family="table-cell">
      <style:table-cell-properties style:vertical-align="middle" fo:padding="0.097cm" fo:border="none"/>
    </style:style>
    <style:style style:name="Таблица15.A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B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C5" style:family="table-cell">
      <style:table-cell-properties style:vertical-align="middle" fo:padding="0.097cm" fo:border="none"/>
    </style:style>
    <style:style style:name="Таблица15.D5" style:family="table-cell">
      <style:table-cell-properties style:vertical-align="middle" fo:padding="0.097cm" fo:border="none"/>
    </style:style>
    <style:style style:name="Таблица15.E5" style:family="table-cell">
      <style:table-cell-properties style:vertical-align="middle" fo:padding="0.097cm" fo:border="none"/>
    </style:style>
    <style:style style:name="Таблица15.F5" style:family="table-cell">
      <style:table-cell-properties style:vertical-align="middle" fo:padding="0.097cm" fo:border="none"/>
    </style:style>
    <style:style style:name="Таблица15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F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A7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B7" style:family="table-cell">
      <style:table-cell-properties style:vertical-align="middle" fo:padding="0.097cm" fo:border="none"/>
    </style:style>
    <style:style style:name="Таблица15.C7" style:family="table-cell">
      <style:table-cell-properties style:vertical-align="middle" fo:padding="0.097cm" fo:border="none"/>
    </style:style>
    <style:style style:name="Таблица15.D7" style:family="table-cell">
      <style:table-cell-properties style:vertical-align="middle" fo:padding="0.097cm" fo:border="none"/>
    </style:style>
    <style:style style:name="Таблица15.E7" style:family="table-cell">
      <style:table-cell-properties style:vertical-align="middle" fo:padding="0.097cm" fo:border="none"/>
    </style:style>
    <style:style style:name="Таблица15.F7" style:family="table-cell">
      <style:table-cell-properties style:vertical-align="middle" fo:padding="0.097cm" fo:border="none"/>
    </style:style>
    <style:style style:name="Таблица15.A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B8" style:family="table-cell">
      <style:table-cell-properties style:vertical-align="middle" fo:padding="0.097cm" fo:border="none"/>
    </style:style>
    <style:style style:name="Таблица15.C8" style:family="table-cell">
      <style:table-cell-properties style:vertical-align="middle" fo:padding="0.097cm" fo:border="none"/>
    </style:style>
    <style:style style:name="Таблица15.D8" style:family="table-cell">
      <style:table-cell-properties style:vertical-align="middle" fo:padding="0.097cm" fo:border="none"/>
    </style:style>
    <style:style style:name="Таблица15.E8" style:family="table-cell">
      <style:table-cell-properties style:vertical-align="middle" fo:padding="0.097cm" fo:border="none"/>
    </style:style>
    <style:style style:name="Таблица15.F8" style:family="table-cell">
      <style:table-cell-properties style:vertical-align="middle" fo:padding="0.097cm" fo:border="none"/>
    </style:style>
    <style:style style:name="Таблица15.A9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B9" style:family="table-cell">
      <style:table-cell-properties style:vertical-align="middle" fo:padding="0.097cm" fo:border="none"/>
    </style:style>
    <style:style style:name="Таблица15.C9" style:family="table-cell">
      <style:table-cell-properties style:vertical-align="middle" fo:padding="0.097cm" fo:border="none"/>
    </style:style>
    <style:style style:name="Таблица15.D9" style:family="table-cell">
      <style:table-cell-properties style:vertical-align="middle" fo:padding="0.097cm" fo:border="none"/>
    </style:style>
    <style:style style:name="Таблица15.E9" style:family="table-cell">
      <style:table-cell-properties style:vertical-align="middle" fo:padding="0.097cm" fo:border="none"/>
    </style:style>
    <style:style style:name="Таблица15.F9" style:family="table-cell">
      <style:table-cell-properties style:vertical-align="middle" fo:padding="0.097cm" fo:border="none"/>
    </style:style>
    <style:style style:name="Таблица15.A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B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C10" style:family="table-cell">
      <style:table-cell-properties style:vertical-align="middle" fo:padding="0.097cm" fo:border="none"/>
    </style:style>
    <style:style style:name="Таблица15.D10" style:family="table-cell">
      <style:table-cell-properties style:vertical-align="middle" fo:padding="0.097cm" fo:border="none"/>
    </style:style>
    <style:style style:name="Таблица15.E10" style:family="table-cell">
      <style:table-cell-properties style:vertical-align="middle" fo:padding="0.097cm" fo:border="none"/>
    </style:style>
    <style:style style:name="Таблица15.F10" style:family="table-cell">
      <style:table-cell-properties style:vertical-align="middle" fo:padding="0.097cm" fo:border="none"/>
    </style:style>
    <style:style style:name="Таблица15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D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E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F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A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B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C12" style:family="table-cell">
      <style:table-cell-properties style:vertical-align="middle" fo:padding="0.097cm" fo:border="none"/>
    </style:style>
    <style:style style:name="Таблица15.D12" style:family="table-cell">
      <style:table-cell-properties style:vertical-align="middle" fo:padding="0.097cm" fo:border="none"/>
    </style:style>
    <style:style style:name="Таблица15.E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F12" style:family="table-cell">
      <style:table-cell-properties style:vertical-align="middle" fo:padding="0.097cm" fo:border="none"/>
    </style:style>
    <style:style style:name="Таблица15.A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B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C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D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E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F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A1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C14" style:family="table-cell">
      <style:table-cell-properties style:vertical-align="middle" fo:padding="0.097cm" fo:border="none"/>
    </style:style>
    <style:style style:name="Таблица15.E14" style:family="table-cell">
      <style:table-cell-properties style:vertical-align="middle" fo:padding="0.097cm" fo:border="none"/>
    </style:style>
    <style:style style:name="Таблица15.A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C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E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A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5.C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" style:family="table">
      <style:table-properties style:width="11.659cm" fo:margin-top="0cm" fo:margin-bottom="0.199cm" table:align="left"/>
    </style:style>
    <style:style style:name="Таблица16.A" style:family="table-column">
      <style:table-column-properties style:column-width="2.981cm"/>
    </style:style>
    <style:style style:name="Таблица16.B" style:family="table-column">
      <style:table-column-properties style:column-width="1.247cm"/>
    </style:style>
    <style:style style:name="Таблица16.C" style:family="table-column">
      <style:table-column-properties style:column-width="1.083cm"/>
    </style:style>
    <style:style style:name="Таблица16.D" style:family="table-column">
      <style:table-column-properties style:column-width="2.207cm"/>
    </style:style>
    <style:style style:name="Таблица16.E" style:family="table-column">
      <style:table-column-properties style:column-width="2.083cm"/>
    </style:style>
    <style:style style:name="Таблица16.F" style:family="table-column">
      <style:table-column-properties style:column-width="2.058cm"/>
    </style:style>
    <style:style style:name="Таблица16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6.A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B2" style:family="table-cell">
      <style:table-cell-properties style:vertical-align="middle" fo:padding="0.097cm" fo:border="none"/>
    </style:style>
    <style:style style:name="Таблица16.C2" style:family="table-cell">
      <style:table-cell-properties style:vertical-align="middle" fo:padding="0.097cm" fo:border="none"/>
    </style:style>
    <style:style style:name="Таблица16.D2" style:family="table-cell">
      <style:table-cell-properties style:vertical-align="middle" fo:padding="0.097cm" fo:border="none"/>
    </style:style>
    <style:style style:name="Таблица16.E2" style:family="table-cell">
      <style:table-cell-properties style:vertical-align="middle" fo:padding="0.097cm" fo:border="none"/>
    </style:style>
    <style:style style:name="Таблица16.F2" style:family="table-cell">
      <style:table-cell-properties style:vertical-align="middle" fo:padding="0.097cm" fo:border="none"/>
    </style:style>
    <style:style style:name="Таблица16.A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B3" style:family="table-cell">
      <style:table-cell-properties style:vertical-align="middle" fo:padding="0.097cm" fo:border="none"/>
    </style:style>
    <style:style style:name="Таблица16.C3" style:family="table-cell">
      <style:table-cell-properties style:vertical-align="middle" fo:padding="0.097cm" fo:border="none"/>
    </style:style>
    <style:style style:name="Таблица16.D3" style:family="table-cell">
      <style:table-cell-properties style:vertical-align="middle" fo:padding="0.097cm" fo:border="none"/>
    </style:style>
    <style:style style:name="Таблица16.E3" style:family="table-cell">
      <style:table-cell-properties style:vertical-align="middle" fo:padding="0.097cm" fo:border="none"/>
    </style:style>
    <style:style style:name="Таблица16.F3" style:family="table-cell">
      <style:table-cell-properties style:vertical-align="middle" fo:padding="0.097cm" fo:border="none"/>
    </style:style>
    <style:style style:name="Таблица16.A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B4" style:family="table-cell">
      <style:table-cell-properties style:vertical-align="middle" fo:padding="0.097cm" fo:border="none"/>
    </style:style>
    <style:style style:name="Таблица16.C4" style:family="table-cell">
      <style:table-cell-properties style:vertical-align="middle" fo:padding="0.097cm" fo:border="none"/>
    </style:style>
    <style:style style:name="Таблица16.D4" style:family="table-cell">
      <style:table-cell-properties style:vertical-align="middle" fo:padding="0.097cm" fo:border="none"/>
    </style:style>
    <style:style style:name="Таблица16.E4" style:family="table-cell">
      <style:table-cell-properties style:vertical-align="middle" fo:padding="0.097cm" fo:border="none"/>
    </style:style>
    <style:style style:name="Таблица16.F4" style:family="table-cell">
      <style:table-cell-properties style:vertical-align="middle" fo:padding="0.097cm" fo:border="none"/>
    </style:style>
    <style:style style:name="Таблица16.A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B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C5" style:family="table-cell">
      <style:table-cell-properties style:vertical-align="middle" fo:padding="0.097cm" fo:border="none"/>
    </style:style>
    <style:style style:name="Таблица16.D5" style:family="table-cell">
      <style:table-cell-properties style:vertical-align="middle" fo:padding="0.097cm" fo:border="none"/>
    </style:style>
    <style:style style:name="Таблица16.E5" style:family="table-cell">
      <style:table-cell-properties style:vertical-align="middle" fo:padding="0.097cm" fo:border="none"/>
    </style:style>
    <style:style style:name="Таблица16.F5" style:family="table-cell">
      <style:table-cell-properties style:vertical-align="middle" fo:padding="0.097cm" fo:border="none"/>
    </style:style>
    <style:style style:name="Таблица16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F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A7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B7" style:family="table-cell">
      <style:table-cell-properties style:vertical-align="middle" fo:padding="0.097cm" fo:border="none"/>
    </style:style>
    <style:style style:name="Таблица16.C7" style:family="table-cell">
      <style:table-cell-properties style:vertical-align="middle" fo:padding="0.097cm" fo:border="none"/>
    </style:style>
    <style:style style:name="Таблица16.D7" style:family="table-cell">
      <style:table-cell-properties style:vertical-align="middle" fo:padding="0.097cm" fo:border="none"/>
    </style:style>
    <style:style style:name="Таблица16.E7" style:family="table-cell">
      <style:table-cell-properties style:vertical-align="middle" fo:padding="0.097cm" fo:border="none"/>
    </style:style>
    <style:style style:name="Таблица16.F7" style:family="table-cell">
      <style:table-cell-properties style:vertical-align="middle" fo:padding="0.097cm" fo:border="none"/>
    </style:style>
    <style:style style:name="Таблица16.A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B8" style:family="table-cell">
      <style:table-cell-properties style:vertical-align="middle" fo:padding="0.097cm" fo:border="none"/>
    </style:style>
    <style:style style:name="Таблица16.C8" style:family="table-cell">
      <style:table-cell-properties style:vertical-align="middle" fo:padding="0.097cm" fo:border="none"/>
    </style:style>
    <style:style style:name="Таблица16.D8" style:family="table-cell">
      <style:table-cell-properties style:vertical-align="middle" fo:padding="0.097cm" fo:border="none"/>
    </style:style>
    <style:style style:name="Таблица16.E8" style:family="table-cell">
      <style:table-cell-properties style:vertical-align="middle" fo:padding="0.097cm" fo:border="none"/>
    </style:style>
    <style:style style:name="Таблица16.F8" style:family="table-cell">
      <style:table-cell-properties style:vertical-align="middle" fo:padding="0.097cm" fo:border="none"/>
    </style:style>
    <style:style style:name="Таблица16.A9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B9" style:family="table-cell">
      <style:table-cell-properties style:vertical-align="middle" fo:padding="0.097cm" fo:border="none"/>
    </style:style>
    <style:style style:name="Таблица16.C9" style:family="table-cell">
      <style:table-cell-properties style:vertical-align="middle" fo:padding="0.097cm" fo:border="none"/>
    </style:style>
    <style:style style:name="Таблица16.D9" style:family="table-cell">
      <style:table-cell-properties style:vertical-align="middle" fo:padding="0.097cm" fo:border="none"/>
    </style:style>
    <style:style style:name="Таблица16.E9" style:family="table-cell">
      <style:table-cell-properties style:vertical-align="middle" fo:padding="0.097cm" fo:border="none"/>
    </style:style>
    <style:style style:name="Таблица16.F9" style:family="table-cell">
      <style:table-cell-properties style:vertical-align="middle" fo:padding="0.097cm" fo:border="none"/>
    </style:style>
    <style:style style:name="Таблица16.A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B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C10" style:family="table-cell">
      <style:table-cell-properties style:vertical-align="middle" fo:padding="0.097cm" fo:border="none"/>
    </style:style>
    <style:style style:name="Таблица16.D10" style:family="table-cell">
      <style:table-cell-properties style:vertical-align="middle" fo:padding="0.097cm" fo:border="none"/>
    </style:style>
    <style:style style:name="Таблица16.E10" style:family="table-cell">
      <style:table-cell-properties style:vertical-align="middle" fo:padding="0.097cm" fo:border="none"/>
    </style:style>
    <style:style style:name="Таблица16.F10" style:family="table-cell">
      <style:table-cell-properties style:vertical-align="middle" fo:padding="0.097cm" fo:border="none"/>
    </style:style>
    <style:style style:name="Таблица16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D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E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F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A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B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C12" style:family="table-cell">
      <style:table-cell-properties style:vertical-align="middle" fo:padding="0.097cm" fo:border="none"/>
    </style:style>
    <style:style style:name="Таблица16.D12" style:family="table-cell">
      <style:table-cell-properties style:vertical-align="middle" fo:padding="0.097cm" fo:border="none"/>
    </style:style>
    <style:style style:name="Таблица16.E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F12" style:family="table-cell">
      <style:table-cell-properties style:vertical-align="middle" fo:padding="0.097cm" fo:border="none"/>
    </style:style>
    <style:style style:name="Таблица16.A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B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C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D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E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F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A1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C14" style:family="table-cell">
      <style:table-cell-properties style:vertical-align="middle" fo:padding="0.097cm" fo:border="none"/>
    </style:style>
    <style:style style:name="Таблица16.E14" style:family="table-cell">
      <style:table-cell-properties style:vertical-align="middle" fo:padding="0.097cm" fo:border="none"/>
    </style:style>
    <style:style style:name="Таблица16.A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C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E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A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6.C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" style:family="table">
      <style:table-properties style:width="11.659cm" fo:margin-top="0cm" fo:margin-bottom="0.199cm" table:align="left"/>
    </style:style>
    <style:style style:name="Таблица17.A" style:family="table-column">
      <style:table-column-properties style:column-width="2.981cm"/>
    </style:style>
    <style:style style:name="Таблица17.B" style:family="table-column">
      <style:table-column-properties style:column-width="1.247cm"/>
    </style:style>
    <style:style style:name="Таблица17.C" style:family="table-column">
      <style:table-column-properties style:column-width="1.083cm"/>
    </style:style>
    <style:style style:name="Таблица17.D" style:family="table-column">
      <style:table-column-properties style:column-width="2.207cm"/>
    </style:style>
    <style:style style:name="Таблица17.E" style:family="table-column">
      <style:table-column-properties style:column-width="2.083cm"/>
    </style:style>
    <style:style style:name="Таблица17.F" style:family="table-column">
      <style:table-column-properties style:column-width="2.058cm"/>
    </style:style>
    <style:style style:name="Таблица17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7.A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B2" style:family="table-cell">
      <style:table-cell-properties style:vertical-align="middle" fo:padding="0.097cm" fo:border="none"/>
    </style:style>
    <style:style style:name="Таблица17.C2" style:family="table-cell">
      <style:table-cell-properties style:vertical-align="middle" fo:padding="0.097cm" fo:border="none"/>
    </style:style>
    <style:style style:name="Таблица17.D2" style:family="table-cell">
      <style:table-cell-properties style:vertical-align="middle" fo:padding="0.097cm" fo:border="none"/>
    </style:style>
    <style:style style:name="Таблица17.E2" style:family="table-cell">
      <style:table-cell-properties style:vertical-align="middle" fo:padding="0.097cm" fo:border="none"/>
    </style:style>
    <style:style style:name="Таблица17.F2" style:family="table-cell">
      <style:table-cell-properties style:vertical-align="middle" fo:padding="0.097cm" fo:border="none"/>
    </style:style>
    <style:style style:name="Таблица17.A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B3" style:family="table-cell">
      <style:table-cell-properties style:vertical-align="middle" fo:padding="0.097cm" fo:border="none"/>
    </style:style>
    <style:style style:name="Таблица17.C3" style:family="table-cell">
      <style:table-cell-properties style:vertical-align="middle" fo:padding="0.097cm" fo:border="none"/>
    </style:style>
    <style:style style:name="Таблица17.D3" style:family="table-cell">
      <style:table-cell-properties style:vertical-align="middle" fo:padding="0.097cm" fo:border="none"/>
    </style:style>
    <style:style style:name="Таблица17.E3" style:family="table-cell">
      <style:table-cell-properties style:vertical-align="middle" fo:padding="0.097cm" fo:border="none"/>
    </style:style>
    <style:style style:name="Таблица17.F3" style:family="table-cell">
      <style:table-cell-properties style:vertical-align="middle" fo:padding="0.097cm" fo:border="none"/>
    </style:style>
    <style:style style:name="Таблица17.A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B4" style:family="table-cell">
      <style:table-cell-properties style:vertical-align="middle" fo:padding="0.097cm" fo:border="none"/>
    </style:style>
    <style:style style:name="Таблица17.C4" style:family="table-cell">
      <style:table-cell-properties style:vertical-align="middle" fo:padding="0.097cm" fo:border="none"/>
    </style:style>
    <style:style style:name="Таблица17.D4" style:family="table-cell">
      <style:table-cell-properties style:vertical-align="middle" fo:padding="0.097cm" fo:border="none"/>
    </style:style>
    <style:style style:name="Таблица17.E4" style:family="table-cell">
      <style:table-cell-properties style:vertical-align="middle" fo:padding="0.097cm" fo:border="none"/>
    </style:style>
    <style:style style:name="Таблица17.F4" style:family="table-cell">
      <style:table-cell-properties style:vertical-align="middle" fo:padding="0.097cm" fo:border="none"/>
    </style:style>
    <style:style style:name="Таблица17.A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B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C5" style:family="table-cell">
      <style:table-cell-properties style:vertical-align="middle" fo:padding="0.097cm" fo:border="none"/>
    </style:style>
    <style:style style:name="Таблица17.D5" style:family="table-cell">
      <style:table-cell-properties style:vertical-align="middle" fo:padding="0.097cm" fo:border="none"/>
    </style:style>
    <style:style style:name="Таблица17.E5" style:family="table-cell">
      <style:table-cell-properties style:vertical-align="middle" fo:padding="0.097cm" fo:border="none"/>
    </style:style>
    <style:style style:name="Таблица17.F5" style:family="table-cell">
      <style:table-cell-properties style:vertical-align="middle" fo:padding="0.097cm" fo:border="none"/>
    </style:style>
    <style:style style:name="Таблица17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F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A7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B7" style:family="table-cell">
      <style:table-cell-properties style:vertical-align="middle" fo:padding="0.097cm" fo:border="none"/>
    </style:style>
    <style:style style:name="Таблица17.C7" style:family="table-cell">
      <style:table-cell-properties style:vertical-align="middle" fo:padding="0.097cm" fo:border="none"/>
    </style:style>
    <style:style style:name="Таблица17.D7" style:family="table-cell">
      <style:table-cell-properties style:vertical-align="middle" fo:padding="0.097cm" fo:border="none"/>
    </style:style>
    <style:style style:name="Таблица17.E7" style:family="table-cell">
      <style:table-cell-properties style:vertical-align="middle" fo:padding="0.097cm" fo:border="none"/>
    </style:style>
    <style:style style:name="Таблица17.F7" style:family="table-cell">
      <style:table-cell-properties style:vertical-align="middle" fo:padding="0.097cm" fo:border="none"/>
    </style:style>
    <style:style style:name="Таблица17.A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B8" style:family="table-cell">
      <style:table-cell-properties style:vertical-align="middle" fo:padding="0.097cm" fo:border="none"/>
    </style:style>
    <style:style style:name="Таблица17.C8" style:family="table-cell">
      <style:table-cell-properties style:vertical-align="middle" fo:padding="0.097cm" fo:border="none"/>
    </style:style>
    <style:style style:name="Таблица17.D8" style:family="table-cell">
      <style:table-cell-properties style:vertical-align="middle" fo:padding="0.097cm" fo:border="none"/>
    </style:style>
    <style:style style:name="Таблица17.E8" style:family="table-cell">
      <style:table-cell-properties style:vertical-align="middle" fo:padding="0.097cm" fo:border="none"/>
    </style:style>
    <style:style style:name="Таблица17.F8" style:family="table-cell">
      <style:table-cell-properties style:vertical-align="middle" fo:padding="0.097cm" fo:border="none"/>
    </style:style>
    <style:style style:name="Таблица17.A9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B9" style:family="table-cell">
      <style:table-cell-properties style:vertical-align="middle" fo:padding="0.097cm" fo:border="none"/>
    </style:style>
    <style:style style:name="Таблица17.C9" style:family="table-cell">
      <style:table-cell-properties style:vertical-align="middle" fo:padding="0.097cm" fo:border="none"/>
    </style:style>
    <style:style style:name="Таблица17.D9" style:family="table-cell">
      <style:table-cell-properties style:vertical-align="middle" fo:padding="0.097cm" fo:border="none"/>
    </style:style>
    <style:style style:name="Таблица17.E9" style:family="table-cell">
      <style:table-cell-properties style:vertical-align="middle" fo:padding="0.097cm" fo:border="none"/>
    </style:style>
    <style:style style:name="Таблица17.F9" style:family="table-cell">
      <style:table-cell-properties style:vertical-align="middle" fo:padding="0.097cm" fo:border="none"/>
    </style:style>
    <style:style style:name="Таблица17.A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B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C10" style:family="table-cell">
      <style:table-cell-properties style:vertical-align="middle" fo:padding="0.097cm" fo:border="none"/>
    </style:style>
    <style:style style:name="Таблица17.D10" style:family="table-cell">
      <style:table-cell-properties style:vertical-align="middle" fo:padding="0.097cm" fo:border="none"/>
    </style:style>
    <style:style style:name="Таблица17.E10" style:family="table-cell">
      <style:table-cell-properties style:vertical-align="middle" fo:padding="0.097cm" fo:border="none"/>
    </style:style>
    <style:style style:name="Таблица17.F10" style:family="table-cell">
      <style:table-cell-properties style:vertical-align="middle" fo:padding="0.097cm" fo:border="none"/>
    </style:style>
    <style:style style:name="Таблица17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D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E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F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A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B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C12" style:family="table-cell">
      <style:table-cell-properties style:vertical-align="middle" fo:padding="0.097cm" fo:border="none"/>
    </style:style>
    <style:style style:name="Таблица17.D12" style:family="table-cell">
      <style:table-cell-properties style:vertical-align="middle" fo:padding="0.097cm" fo:border="none"/>
    </style:style>
    <style:style style:name="Таблица17.E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F12" style:family="table-cell">
      <style:table-cell-properties style:vertical-align="middle" fo:padding="0.097cm" fo:border="none"/>
    </style:style>
    <style:style style:name="Таблица17.A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B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C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D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E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F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A1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C14" style:family="table-cell">
      <style:table-cell-properties style:vertical-align="middle" fo:padding="0.097cm" fo:border="none"/>
    </style:style>
    <style:style style:name="Таблица17.E14" style:family="table-cell">
      <style:table-cell-properties style:vertical-align="middle" fo:padding="0.097cm" fo:border="none"/>
    </style:style>
    <style:style style:name="Таблица17.A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C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E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A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7.C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" style:family="table">
      <style:table-properties style:width="11.659cm" fo:margin-top="0cm" fo:margin-bottom="0.199cm" table:align="left"/>
    </style:style>
    <style:style style:name="Таблица18.A" style:family="table-column">
      <style:table-column-properties style:column-width="2.981cm"/>
    </style:style>
    <style:style style:name="Таблица18.B" style:family="table-column">
      <style:table-column-properties style:column-width="1.247cm"/>
    </style:style>
    <style:style style:name="Таблица18.C" style:family="table-column">
      <style:table-column-properties style:column-width="1.083cm"/>
    </style:style>
    <style:style style:name="Таблица18.D" style:family="table-column">
      <style:table-column-properties style:column-width="2.207cm"/>
    </style:style>
    <style:style style:name="Таблица18.E" style:family="table-column">
      <style:table-column-properties style:column-width="2.083cm"/>
    </style:style>
    <style:style style:name="Таблица18.F" style:family="table-column">
      <style:table-column-properties style:column-width="2.058cm"/>
    </style:style>
    <style:style style:name="Таблица18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8.A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B2" style:family="table-cell">
      <style:table-cell-properties style:vertical-align="middle" fo:padding="0.097cm" fo:border="none"/>
    </style:style>
    <style:style style:name="Таблица18.C2" style:family="table-cell">
      <style:table-cell-properties style:vertical-align="middle" fo:padding="0.097cm" fo:border="none"/>
    </style:style>
    <style:style style:name="Таблица18.D2" style:family="table-cell">
      <style:table-cell-properties style:vertical-align="middle" fo:padding="0.097cm" fo:border="none"/>
    </style:style>
    <style:style style:name="Таблица18.E2" style:family="table-cell">
      <style:table-cell-properties style:vertical-align="middle" fo:padding="0.097cm" fo:border="none"/>
    </style:style>
    <style:style style:name="Таблица18.F2" style:family="table-cell">
      <style:table-cell-properties style:vertical-align="middle" fo:padding="0.097cm" fo:border="none"/>
    </style:style>
    <style:style style:name="Таблица18.A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B3" style:family="table-cell">
      <style:table-cell-properties style:vertical-align="middle" fo:padding="0.097cm" fo:border="none"/>
    </style:style>
    <style:style style:name="Таблица18.C3" style:family="table-cell">
      <style:table-cell-properties style:vertical-align="middle" fo:padding="0.097cm" fo:border="none"/>
    </style:style>
    <style:style style:name="Таблица18.D3" style:family="table-cell">
      <style:table-cell-properties style:vertical-align="middle" fo:padding="0.097cm" fo:border="none"/>
    </style:style>
    <style:style style:name="Таблица18.E3" style:family="table-cell">
      <style:table-cell-properties style:vertical-align="middle" fo:padding="0.097cm" fo:border="none"/>
    </style:style>
    <style:style style:name="Таблица18.F3" style:family="table-cell">
      <style:table-cell-properties style:vertical-align="middle" fo:padding="0.097cm" fo:border="none"/>
    </style:style>
    <style:style style:name="Таблица18.A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B4" style:family="table-cell">
      <style:table-cell-properties style:vertical-align="middle" fo:padding="0.097cm" fo:border="none"/>
    </style:style>
    <style:style style:name="Таблица18.C4" style:family="table-cell">
      <style:table-cell-properties style:vertical-align="middle" fo:padding="0.097cm" fo:border="none"/>
    </style:style>
    <style:style style:name="Таблица18.D4" style:family="table-cell">
      <style:table-cell-properties style:vertical-align="middle" fo:padding="0.097cm" fo:border="none"/>
    </style:style>
    <style:style style:name="Таблица18.E4" style:family="table-cell">
      <style:table-cell-properties style:vertical-align="middle" fo:padding="0.097cm" fo:border="none"/>
    </style:style>
    <style:style style:name="Таблица18.F4" style:family="table-cell">
      <style:table-cell-properties style:vertical-align="middle" fo:padding="0.097cm" fo:border="none"/>
    </style:style>
    <style:style style:name="Таблица18.A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B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C5" style:family="table-cell">
      <style:table-cell-properties style:vertical-align="middle" fo:padding="0.097cm" fo:border="none"/>
    </style:style>
    <style:style style:name="Таблица18.D5" style:family="table-cell">
      <style:table-cell-properties style:vertical-align="middle" fo:padding="0.097cm" fo:border="none"/>
    </style:style>
    <style:style style:name="Таблица18.E5" style:family="table-cell">
      <style:table-cell-properties style:vertical-align="middle" fo:padding="0.097cm" fo:border="none"/>
    </style:style>
    <style:style style:name="Таблица18.F5" style:family="table-cell">
      <style:table-cell-properties style:vertical-align="middle" fo:padding="0.097cm" fo:border="none"/>
    </style:style>
    <style:style style:name="Таблица18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F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A7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B7" style:family="table-cell">
      <style:table-cell-properties style:vertical-align="middle" fo:padding="0.097cm" fo:border="none"/>
    </style:style>
    <style:style style:name="Таблица18.C7" style:family="table-cell">
      <style:table-cell-properties style:vertical-align="middle" fo:padding="0.097cm" fo:border="none"/>
    </style:style>
    <style:style style:name="Таблица18.D7" style:family="table-cell">
      <style:table-cell-properties style:vertical-align="middle" fo:padding="0.097cm" fo:border="none"/>
    </style:style>
    <style:style style:name="Таблица18.E7" style:family="table-cell">
      <style:table-cell-properties style:vertical-align="middle" fo:padding="0.097cm" fo:border="none"/>
    </style:style>
    <style:style style:name="Таблица18.F7" style:family="table-cell">
      <style:table-cell-properties style:vertical-align="middle" fo:padding="0.097cm" fo:border="none"/>
    </style:style>
    <style:style style:name="Таблица18.A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B8" style:family="table-cell">
      <style:table-cell-properties style:vertical-align="middle" fo:padding="0.097cm" fo:border="none"/>
    </style:style>
    <style:style style:name="Таблица18.C8" style:family="table-cell">
      <style:table-cell-properties style:vertical-align="middle" fo:padding="0.097cm" fo:border="none"/>
    </style:style>
    <style:style style:name="Таблица18.D8" style:family="table-cell">
      <style:table-cell-properties style:vertical-align="middle" fo:padding="0.097cm" fo:border="none"/>
    </style:style>
    <style:style style:name="Таблица18.E8" style:family="table-cell">
      <style:table-cell-properties style:vertical-align="middle" fo:padding="0.097cm" fo:border="none"/>
    </style:style>
    <style:style style:name="Таблица18.F8" style:family="table-cell">
      <style:table-cell-properties style:vertical-align="middle" fo:padding="0.097cm" fo:border="none"/>
    </style:style>
    <style:style style:name="Таблица18.A9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B9" style:family="table-cell">
      <style:table-cell-properties style:vertical-align="middle" fo:padding="0.097cm" fo:border="none"/>
    </style:style>
    <style:style style:name="Таблица18.C9" style:family="table-cell">
      <style:table-cell-properties style:vertical-align="middle" fo:padding="0.097cm" fo:border="none"/>
    </style:style>
    <style:style style:name="Таблица18.D9" style:family="table-cell">
      <style:table-cell-properties style:vertical-align="middle" fo:padding="0.097cm" fo:border="none"/>
    </style:style>
    <style:style style:name="Таблица18.E9" style:family="table-cell">
      <style:table-cell-properties style:vertical-align="middle" fo:padding="0.097cm" fo:border="none"/>
    </style:style>
    <style:style style:name="Таблица18.F9" style:family="table-cell">
      <style:table-cell-properties style:vertical-align="middle" fo:padding="0.097cm" fo:border="none"/>
    </style:style>
    <style:style style:name="Таблица18.A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B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C10" style:family="table-cell">
      <style:table-cell-properties style:vertical-align="middle" fo:padding="0.097cm" fo:border="none"/>
    </style:style>
    <style:style style:name="Таблица18.D10" style:family="table-cell">
      <style:table-cell-properties style:vertical-align="middle" fo:padding="0.097cm" fo:border="none"/>
    </style:style>
    <style:style style:name="Таблица18.E10" style:family="table-cell">
      <style:table-cell-properties style:vertical-align="middle" fo:padding="0.097cm" fo:border="none"/>
    </style:style>
    <style:style style:name="Таблица18.F10" style:family="table-cell">
      <style:table-cell-properties style:vertical-align="middle" fo:padding="0.097cm" fo:border="none"/>
    </style:style>
    <style:style style:name="Таблица18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D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E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F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A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B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C12" style:family="table-cell">
      <style:table-cell-properties style:vertical-align="middle" fo:padding="0.097cm" fo:border="none"/>
    </style:style>
    <style:style style:name="Таблица18.D12" style:family="table-cell">
      <style:table-cell-properties style:vertical-align="middle" fo:padding="0.097cm" fo:border="none"/>
    </style:style>
    <style:style style:name="Таблица18.E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F12" style:family="table-cell">
      <style:table-cell-properties style:vertical-align="middle" fo:padding="0.097cm" fo:border="none"/>
    </style:style>
    <style:style style:name="Таблица18.A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B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C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D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E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F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A1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C14" style:family="table-cell">
      <style:table-cell-properties style:vertical-align="middle" fo:padding="0.097cm" fo:border="none"/>
    </style:style>
    <style:style style:name="Таблица18.E14" style:family="table-cell">
      <style:table-cell-properties style:vertical-align="middle" fo:padding="0.097cm" fo:border="none"/>
    </style:style>
    <style:style style:name="Таблица18.A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C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E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A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8.C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" style:family="table">
      <style:table-properties style:width="11.679cm" fo:margin-top="0cm" fo:margin-bottom="0cm" table:align="left"/>
    </style:style>
    <style:style style:name="Таблица19.A" style:family="table-column">
      <style:table-column-properties style:column-width="2.981cm"/>
    </style:style>
    <style:style style:name="Таблица19.B" style:family="table-column">
      <style:table-column-properties style:column-width="1.247cm"/>
    </style:style>
    <style:style style:name="Таблица19.C" style:family="table-column">
      <style:table-column-properties style:column-width="1.102cm"/>
    </style:style>
    <style:style style:name="Таблица19.D" style:family="table-column">
      <style:table-column-properties style:column-width="2.207cm"/>
    </style:style>
    <style:style style:name="Таблица19.E" style:family="table-column">
      <style:table-column-properties style:column-width="2.083cm"/>
    </style:style>
    <style:style style:name="Таблица19.F" style:family="table-column">
      <style:table-column-properties style:column-width="2.058cm"/>
    </style:style>
    <style:style style:name="Таблица19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19.A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B2" style:family="table-cell">
      <style:table-cell-properties style:vertical-align="middle" fo:padding="0.097cm" fo:border="none"/>
    </style:style>
    <style:style style:name="Таблица19.C2" style:family="table-cell">
      <style:table-cell-properties style:vertical-align="middle" fo:padding="0.097cm" fo:border="none"/>
    </style:style>
    <style:style style:name="Таблица19.D2" style:family="table-cell">
      <style:table-cell-properties style:vertical-align="middle" fo:padding="0.097cm" fo:border="none"/>
    </style:style>
    <style:style style:name="Таблица19.E2" style:family="table-cell">
      <style:table-cell-properties style:vertical-align="middle" fo:padding="0.097cm" fo:border="none"/>
    </style:style>
    <style:style style:name="Таблица19.F2" style:family="table-cell">
      <style:table-cell-properties style:vertical-align="middle" fo:padding="0.097cm" fo:border="none"/>
    </style:style>
    <style:style style:name="Таблица19.A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B3" style:family="table-cell">
      <style:table-cell-properties style:vertical-align="middle" fo:padding="0.097cm" fo:border="none"/>
    </style:style>
    <style:style style:name="Таблица19.C3" style:family="table-cell">
      <style:table-cell-properties style:vertical-align="middle" fo:padding="0.097cm" fo:border="none"/>
    </style:style>
    <style:style style:name="Таблица19.D3" style:family="table-cell">
      <style:table-cell-properties style:vertical-align="middle" fo:padding="0.097cm" fo:border="none"/>
    </style:style>
    <style:style style:name="Таблица19.E3" style:family="table-cell">
      <style:table-cell-properties style:vertical-align="middle" fo:padding="0.097cm" fo:border="none"/>
    </style:style>
    <style:style style:name="Таблица19.F3" style:family="table-cell">
      <style:table-cell-properties style:vertical-align="middle" fo:padding="0.097cm" fo:border="none"/>
    </style:style>
    <style:style style:name="Таблица19.A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B4" style:family="table-cell">
      <style:table-cell-properties style:vertical-align="middle" fo:padding="0.097cm" fo:border="none"/>
    </style:style>
    <style:style style:name="Таблица19.C4" style:family="table-cell">
      <style:table-cell-properties style:vertical-align="middle" fo:padding="0.097cm" fo:border="none"/>
    </style:style>
    <style:style style:name="Таблица19.D4" style:family="table-cell">
      <style:table-cell-properties style:vertical-align="middle" fo:padding="0.097cm" fo:border="none"/>
    </style:style>
    <style:style style:name="Таблица19.E4" style:family="table-cell">
      <style:table-cell-properties style:vertical-align="middle" fo:padding="0.097cm" fo:border="none"/>
    </style:style>
    <style:style style:name="Таблица19.F4" style:family="table-cell">
      <style:table-cell-properties style:vertical-align="middle" fo:padding="0.097cm" fo:border="none"/>
    </style:style>
    <style:style style:name="Таблица19.A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B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C5" style:family="table-cell">
      <style:table-cell-properties style:vertical-align="middle" fo:padding="0.097cm" fo:border="none"/>
    </style:style>
    <style:style style:name="Таблица19.D5" style:family="table-cell">
      <style:table-cell-properties style:vertical-align="middle" fo:padding="0.097cm" fo:border="none"/>
    </style:style>
    <style:style style:name="Таблица19.E5" style:family="table-cell">
      <style:table-cell-properties style:vertical-align="middle" fo:padding="0.097cm" fo:border="none"/>
    </style:style>
    <style:style style:name="Таблица19.F5" style:family="table-cell">
      <style:table-cell-properties style:vertical-align="middle" fo:padding="0.097cm" fo:border="none"/>
    </style:style>
    <style:style style:name="Таблица19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F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A7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B7" style:family="table-cell">
      <style:table-cell-properties style:vertical-align="middle" fo:padding="0.097cm" fo:border="none"/>
    </style:style>
    <style:style style:name="Таблица19.C7" style:family="table-cell">
      <style:table-cell-properties style:vertical-align="middle" fo:padding="0.097cm" fo:border="none"/>
    </style:style>
    <style:style style:name="Таблица19.D7" style:family="table-cell">
      <style:table-cell-properties style:vertical-align="middle" fo:padding="0.097cm" fo:border="none"/>
    </style:style>
    <style:style style:name="Таблица19.E7" style:family="table-cell">
      <style:table-cell-properties style:vertical-align="middle" fo:padding="0.097cm" fo:border="none"/>
    </style:style>
    <style:style style:name="Таблица19.F7" style:family="table-cell">
      <style:table-cell-properties style:vertical-align="middle" fo:padding="0.097cm" fo:border="none"/>
    </style:style>
    <style:style style:name="Таблица19.A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B8" style:family="table-cell">
      <style:table-cell-properties style:vertical-align="middle" fo:padding="0.097cm" fo:border="none"/>
    </style:style>
    <style:style style:name="Таблица19.C8" style:family="table-cell">
      <style:table-cell-properties style:vertical-align="middle" fo:padding="0.097cm" fo:border="none"/>
    </style:style>
    <style:style style:name="Таблица19.D8" style:family="table-cell">
      <style:table-cell-properties style:vertical-align="middle" fo:padding="0.097cm" fo:border="none"/>
    </style:style>
    <style:style style:name="Таблица19.E8" style:family="table-cell">
      <style:table-cell-properties style:vertical-align="middle" fo:padding="0.097cm" fo:border="none"/>
    </style:style>
    <style:style style:name="Таблица19.F8" style:family="table-cell">
      <style:table-cell-properties style:vertical-align="middle" fo:padding="0.097cm" fo:border="none"/>
    </style:style>
    <style:style style:name="Таблица19.A9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B9" style:family="table-cell">
      <style:table-cell-properties style:vertical-align="middle" fo:padding="0.097cm" fo:border="none"/>
    </style:style>
    <style:style style:name="Таблица19.C9" style:family="table-cell">
      <style:table-cell-properties style:vertical-align="middle" fo:padding="0.097cm" fo:border="none"/>
    </style:style>
    <style:style style:name="Таблица19.D9" style:family="table-cell">
      <style:table-cell-properties style:vertical-align="middle" fo:padding="0.097cm" fo:border="none"/>
    </style:style>
    <style:style style:name="Таблица19.E9" style:family="table-cell">
      <style:table-cell-properties style:vertical-align="middle" fo:padding="0.097cm" fo:border="none"/>
    </style:style>
    <style:style style:name="Таблица19.F9" style:family="table-cell">
      <style:table-cell-properties style:vertical-align="middle" fo:padding="0.097cm" fo:border="none"/>
    </style:style>
    <style:style style:name="Таблица19.A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B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C10" style:family="table-cell">
      <style:table-cell-properties style:vertical-align="middle" fo:padding="0.097cm" fo:border="none"/>
    </style:style>
    <style:style style:name="Таблица19.D10" style:family="table-cell">
      <style:table-cell-properties style:vertical-align="middle" fo:padding="0.097cm" fo:border="none"/>
    </style:style>
    <style:style style:name="Таблица19.E10" style:family="table-cell">
      <style:table-cell-properties style:vertical-align="middle" fo:padding="0.097cm" fo:border="none"/>
    </style:style>
    <style:style style:name="Таблица19.F10" style:family="table-cell">
      <style:table-cell-properties style:vertical-align="middle" fo:padding="0.097cm" fo:border="none"/>
    </style:style>
    <style:style style:name="Таблица19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B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C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D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E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F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A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B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C12" style:family="table-cell">
      <style:table-cell-properties style:vertical-align="middle" fo:padding="0.097cm" fo:border="none"/>
    </style:style>
    <style:style style:name="Таблица19.D12" style:family="table-cell">
      <style:table-cell-properties style:vertical-align="middle" fo:padding="0.097cm" fo:border="none"/>
    </style:style>
    <style:style style:name="Таблица19.E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F12" style:family="table-cell">
      <style:table-cell-properties style:vertical-align="middle" fo:padding="0.097cm" fo:border="none"/>
    </style:style>
    <style:style style:name="Таблица19.A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B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C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D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E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F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A14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C14" style:family="table-cell">
      <style:table-cell-properties style:vertical-align="middle" fo:padding="0.097cm" fo:border="none"/>
    </style:style>
    <style:style style:name="Таблица19.E14" style:family="table-cell">
      <style:table-cell-properties style:vertical-align="middle" fo:padding="0.097cm" fo:border="none"/>
    </style:style>
    <style:style style:name="Таблица19.A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C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E1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A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19.C1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" style:family="table">
      <style:table-properties style:width="8.49cm" fo:margin-top="0cm" fo:margin-bottom="0cm" table:align="left"/>
    </style:style>
    <style:style style:name="Таблица4.A" style:family="table-column">
      <style:table-column-properties style:column-width="0.893cm"/>
    </style:style>
    <style:style style:name="Таблица4.B" style:family="table-column">
      <style:table-column-properties style:column-width="1.247cm"/>
    </style:style>
    <style:style style:name="Таблица4.C" style:family="table-column">
      <style:table-column-properties style:column-width="2.207cm"/>
    </style:style>
    <style:style style:name="Таблица4.D" style:family="table-column">
      <style:table-column-properties style:column-width="2.083cm"/>
    </style:style>
    <style:style style:name="Таблица4.E" style:family="table-column">
      <style:table-column-properties style:column-width="2.06cm"/>
    </style:style>
    <style:style style:name="Таблица4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4.A2" style:family="table-cell">
      <style:table-cell-properties style:vertical-align="middle" fo:padding="0.097cm" fo:border="none"/>
    </style:style>
    <style:style style:name="Таблица4.B2" style:family="table-cell">
      <style:table-cell-properties style:vertical-align="middle" fo:padding="0.097cm" fo:border="none"/>
    </style:style>
    <style:style style:name="Таблица4.C2" style:family="table-cell">
      <style:table-cell-properties style:vertical-align="middle" fo:padding="0.097cm" fo:border="none"/>
    </style:style>
    <style:style style:name="Таблица4.D2" style:family="table-cell">
      <style:table-cell-properties style:vertical-align="middle" fo:padding="0.097cm" fo:border="none"/>
    </style:style>
    <style:style style:name="Таблица4.E2" style:family="table-cell">
      <style:table-cell-properties style:vertical-align="middle" fo:padding="0.097cm" fo:border="none"/>
    </style:style>
    <style:style style:name="Таблица4.A3" style:family="table-cell">
      <style:table-cell-properties style:vertical-align="middle" fo:padding="0.097cm" fo:border="none"/>
    </style:style>
    <style:style style:name="Таблица4.B3" style:family="table-cell">
      <style:table-cell-properties style:vertical-align="middle" fo:padding="0.097cm" fo:border="none"/>
    </style:style>
    <style:style style:name="Таблица4.C3" style:family="table-cell">
      <style:table-cell-properties style:vertical-align="middle" fo:padding="0.097cm" fo:border="none"/>
    </style:style>
    <style:style style:name="Таблица4.D3" style:family="table-cell">
      <style:table-cell-properties style:vertical-align="middle" fo:padding="0.097cm" fo:border="none"/>
    </style:style>
    <style:style style:name="Таблица4.E3" style:family="table-cell">
      <style:table-cell-properties style:vertical-align="middle" fo:padding="0.097cm" fo:border="none"/>
    </style:style>
    <style:style style:name="Таблица4.A4" style:family="table-cell">
      <style:table-cell-properties style:vertical-align="middle" fo:padding="0.097cm" fo:border="none"/>
    </style:style>
    <style:style style:name="Таблица4.B4" style:family="table-cell">
      <style:table-cell-properties style:vertical-align="middle" fo:padding="0.097cm" fo:border="none"/>
    </style:style>
    <style:style style:name="Таблица4.C4" style:family="table-cell">
      <style:table-cell-properties style:vertical-align="middle" fo:padding="0.097cm" fo:border="none"/>
    </style:style>
    <style:style style:name="Таблица4.D4" style:family="table-cell">
      <style:table-cell-properties style:vertical-align="middle" fo:padding="0.097cm" fo:border="none"/>
    </style:style>
    <style:style style:name="Таблица4.E4" style:family="table-cell">
      <style:table-cell-properties style:vertical-align="middle" fo:padding="0.097cm" fo:border="none"/>
    </style:style>
    <style:style style:name="Таблица4.A5" style:family="table-cell">
      <style:table-cell-properties style:vertical-align="middle" fo:padding="0.097cm" fo:border="none"/>
    </style:style>
    <style:style style:name="Таблица4.B5" style:family="table-cell">
      <style:table-cell-properties style:vertical-align="middle" fo:padding="0.097cm" fo:border="none"/>
    </style:style>
    <style:style style:name="Таблица4.C5" style:family="table-cell">
      <style:table-cell-properties style:vertical-align="middle" fo:padding="0.097cm" fo:border="none"/>
    </style:style>
    <style:style style:name="Таблица4.D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.E5" style:family="table-cell">
      <style:table-cell-properties style:vertical-align="middle" fo:padding="0.097cm" fo:border="none"/>
    </style:style>
    <style:style style:name="Таблица4.A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.C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.D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4.E6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9" style:family="table">
      <style:table-properties style:width="10.846cm" table:align="left"/>
    </style:style>
    <style:style style:name="Таблица9.A" style:family="table-column">
      <style:table-column-properties style:column-width="2.058cm"/>
    </style:style>
    <style:style style:name="Таблица9.B" style:family="table-column">
      <style:table-column-properties style:column-width="2.854cm"/>
    </style:style>
    <style:style style:name="Таблица9.C" style:family="table-column">
      <style:table-column-properties style:column-width="5.934cm"/>
    </style:style>
    <style:style style:name="Таблица9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9.A2" style:family="table-cell">
      <style:table-cell-properties style:vertical-align="middle" fo:padding="0.097cm" fo:border="none"/>
    </style:style>
    <style:style style:name="Таблица9.B2" style:family="table-cell">
      <style:table-cell-properties style:vertical-align="middle" fo:padding="0.097cm" fo:border="none"/>
    </style:style>
    <style:style style:name="Таблица9.C2" style:family="table-cell">
      <style:table-cell-properties style:vertical-align="middle" fo:padding="0.097cm" fo:border="none"/>
    </style:style>
    <style:style style:name="Таблица9.A3" style:family="table-cell">
      <style:table-cell-properties style:vertical-align="middle" fo:padding="0.097cm" fo:border="none"/>
    </style:style>
    <style:style style:name="Таблица9.B3" style:family="table-cell">
      <style:table-cell-properties style:vertical-align="middle" fo:padding="0.097cm" fo:border="none"/>
    </style:style>
    <style:style style:name="Таблица9.C3" style:family="table-cell">
      <style:table-cell-properties style:vertical-align="middle" fo:padding="0.097cm" fo:border="none"/>
    </style:style>
    <style:style style:name="Таблица9.A4" style:family="table-cell">
      <style:table-cell-properties style:vertical-align="middle" fo:padding="0.097cm" fo:border="none"/>
    </style:style>
    <style:style style:name="Таблица9.B4" style:family="table-cell">
      <style:table-cell-properties style:vertical-align="middle" fo:padding="0.097cm" fo:border="none"/>
    </style:style>
    <style:style style:name="Таблица9.C4" style:family="table-cell">
      <style:table-cell-properties style:vertical-align="middle" fo:padding="0.097cm" fo:border="none"/>
    </style:style>
    <style:style style:name="Таблица9.A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9.B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9.C5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" style:family="table">
      <style:table-properties style:width="16.291cm" fo:margin-top="0cm" fo:margin-bottom="0.199cm" table:align="left"/>
    </style:style>
    <style:style style:name="Таблица5.A" style:family="table-column">
      <style:table-column-properties style:column-width="1.423cm"/>
    </style:style>
    <style:style style:name="Таблица5.B" style:family="table-column">
      <style:table-column-properties style:column-width="2.108cm"/>
    </style:style>
    <style:style style:name="Таблица5.C" style:family="table-column">
      <style:table-column-properties style:column-width="2.817cm"/>
    </style:style>
    <style:style style:name="Таблица5.D" style:family="table-column">
      <style:table-column-properties style:column-width="4.431cm"/>
    </style:style>
    <style:style style:name="Таблица5.E" style:family="table-column">
      <style:table-column-properties style:column-width="5.512cm"/>
    </style:style>
    <style:style style:name="Таблица5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5.A2" style:family="table-cell">
      <style:table-cell-properties style:vertical-align="middle" fo:padding="0.097cm" fo:border="none"/>
    </style:style>
    <style:style style:name="Таблица5.B2" style:family="table-cell">
      <style:table-cell-properties style:vertical-align="middle" fo:padding="0.097cm" fo:border="none"/>
    </style:style>
    <style:style style:name="Таблица5.C2" style:family="table-cell">
      <style:table-cell-properties style:vertical-align="middle" fo:padding="0.097cm" fo:border="none"/>
    </style:style>
    <style:style style:name="Таблица5.D2" style:family="table-cell">
      <style:table-cell-properties style:vertical-align="middle" fo:padding="0.097cm" fo:border="none"/>
    </style:style>
    <style:style style:name="Таблица5.E2" style:family="table-cell">
      <style:table-cell-properties style:vertical-align="middle" fo:padding="0.097cm" fo:border="none"/>
    </style:style>
    <style:style style:name="Таблица5.A3" style:family="table-cell">
      <style:table-cell-properties style:vertical-align="middle" fo:padding="0.097cm" fo:border="none"/>
    </style:style>
    <style:style style:name="Таблица5.B3" style:family="table-cell">
      <style:table-cell-properties style:vertical-align="middle" fo:padding="0.097cm" fo:border="none"/>
    </style:style>
    <style:style style:name="Таблица5.C3" style:family="table-cell">
      <style:table-cell-properties style:vertical-align="middle" fo:padding="0.097cm" fo:border="none"/>
    </style:style>
    <style:style style:name="Таблица5.D3" style:family="table-cell">
      <style:table-cell-properties style:vertical-align="middle" fo:padding="0.097cm" fo:border="none"/>
    </style:style>
    <style:style style:name="Таблица5.E3" style:family="table-cell">
      <style:table-cell-properties style:vertical-align="middle" fo:padding="0.097cm" fo:border="none"/>
    </style:style>
    <style:style style:name="Таблица5.A4" style:family="table-cell">
      <style:table-cell-properties style:vertical-align="middle" fo:padding="0.097cm" fo:border="none"/>
    </style:style>
    <style:style style:name="Таблица5.B4" style:family="table-cell">
      <style:table-cell-properties style:vertical-align="middle" fo:padding="0.097cm" fo:border="none"/>
    </style:style>
    <style:style style:name="Таблица5.C4" style:family="table-cell">
      <style:table-cell-properties style:vertical-align="middle" fo:padding="0.097cm" fo:border="none"/>
    </style:style>
    <style:style style:name="Таблица5.D4" style:family="table-cell">
      <style:table-cell-properties style:vertical-align="middle" fo:padding="0.097cm" fo:border="none"/>
    </style:style>
    <style:style style:name="Таблица5.E4" style:family="table-cell">
      <style:table-cell-properties style:vertical-align="middle" fo:padding="0.097cm" fo:border="none"/>
    </style:style>
    <style:style style:name="Таблица5.A5" style:family="table-cell">
      <style:table-cell-properties style:vertical-align="middle" fo:padding="0.097cm" fo:border="none"/>
    </style:style>
    <style:style style:name="Таблица5.B5" style:family="table-cell">
      <style:table-cell-properties style:vertical-align="middle" fo:padding="0.097cm" fo:border="none"/>
    </style:style>
    <style:style style:name="Таблица5.C5" style:family="table-cell">
      <style:table-cell-properties style:vertical-align="middle" fo:padding="0.097cm" fo:border="none"/>
    </style:style>
    <style:style style:name="Таблица5.D5" style:family="table-cell">
      <style:table-cell-properties style:vertical-align="middle" fo:padding="0.097cm" fo:border="none"/>
    </style:style>
    <style:style style:name="Таблица5.E5" style:family="table-cell">
      <style:table-cell-properties style:vertical-align="middle" fo:padding="0.097cm" fo:border="none"/>
    </style:style>
    <style:style style:name="Таблица5.A6" style:family="table-cell">
      <style:table-cell-properties style:vertical-align="middle" fo:padding="0.097cm" fo:border="none"/>
    </style:style>
    <style:style style:name="Таблица5.B6" style:family="table-cell">
      <style:table-cell-properties style:vertical-align="middle" fo:padding="0.097cm" fo:border="none"/>
    </style:style>
    <style:style style:name="Таблица5.C6" style:family="table-cell">
      <style:table-cell-properties style:vertical-align="middle" fo:padding="0.097cm" fo:border="none"/>
    </style:style>
    <style:style style:name="Таблица5.D6" style:family="table-cell">
      <style:table-cell-properties style:vertical-align="middle" fo:padding="0.097cm" fo:border="none"/>
    </style:style>
    <style:style style:name="Таблица5.E6" style:family="table-cell">
      <style:table-cell-properties style:vertical-align="middle" fo:padding="0.097cm" fo:border="none"/>
    </style:style>
    <style:style style:name="Таблица5.A7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Таблица5.B7" style:family="table-cell">
      <style:table-cell-properties style:vertical-align="middle" fo:padding="0.097cm" fo:border-left="none" fo:border-right="none" fo:border-top="0.05pt solid #000000" fo:border-bottom="none"/>
    </style:style>
    <style:style style:name="Таблица5.C7" style:family="table-cell">
      <style:table-cell-properties style:vertical-align="middle" fo:padding="0.097cm" fo:border-left="none" fo:border-right="none" fo:border-top="0.05pt solid #000000" fo:border-bottom="none"/>
    </style:style>
    <style:style style:name="Таблица5.D7" style:family="table-cell">
      <style:table-cell-properties style:vertical-align="middle" fo:padding="0.097cm" fo:border-left="none" fo:border-right="none" fo:border-top="0.05pt solid #000000" fo:border-bottom="none"/>
    </style:style>
    <style:style style:name="Таблица5.E7" style:family="table-cell">
      <style:table-cell-properties style:vertical-align="middle" fo:padding="0.097cm" fo:border-left="none" fo:border-right="none" fo:border-top="0.05pt solid #000000" fo:border-bottom="none"/>
    </style:style>
    <style:style style:name="Таблица5.A8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Таблица5.B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C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D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E8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A9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B9" style:family="table-cell">
      <style:table-cell-properties style:vertical-align="middle" fo:padding="0.097cm" fo:border="none"/>
    </style:style>
    <style:style style:name="Таблица5.C9" style:family="table-cell">
      <style:table-cell-properties style:vertical-align="middle" fo:padding="0.097cm" fo:border="none"/>
    </style:style>
    <style:style style:name="Таблица5.D9" style:family="table-cell">
      <style:table-cell-properties style:vertical-align="middle" fo:padding="0.097cm" fo:border="none"/>
    </style:style>
    <style:style style:name="Таблица5.E9" style:family="table-cell">
      <style:table-cell-properties style:vertical-align="middle" fo:padding="0.097cm" fo:border="none"/>
    </style:style>
    <style:style style:name="Таблица5.A10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B10" style:family="table-cell">
      <style:table-cell-properties style:vertical-align="middle" fo:padding="0.097cm" fo:border="none"/>
    </style:style>
    <style:style style:name="Таблица5.C10" style:family="table-cell">
      <style:table-cell-properties style:vertical-align="middle" fo:padding="0.097cm" fo:border="none"/>
    </style:style>
    <style:style style:name="Таблица5.D10" style:family="table-cell">
      <style:table-cell-properties style:vertical-align="middle" fo:padding="0.097cm" fo:border="none"/>
    </style:style>
    <style:style style:name="Таблица5.E10" style:family="table-cell">
      <style:table-cell-properties style:vertical-align="middle" fo:padding="0.097cm" fo:border="none"/>
    </style:style>
    <style:style style:name="Таблица5.A1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B11" style:family="table-cell">
      <style:table-cell-properties style:vertical-align="middle" fo:padding="0.097cm" fo:border="none"/>
    </style:style>
    <style:style style:name="Таблица5.C11" style:family="table-cell">
      <style:table-cell-properties style:vertical-align="middle" fo:padding="0.097cm" fo:border="none"/>
    </style:style>
    <style:style style:name="Таблица5.D11" style:family="table-cell">
      <style:table-cell-properties style:vertical-align="middle" fo:padding="0.097cm" fo:border="none"/>
    </style:style>
    <style:style style:name="Таблица5.E11" style:family="table-cell">
      <style:table-cell-properties style:vertical-align="middle" fo:padding="0.097cm" fo:border="none"/>
    </style:style>
    <style:style style:name="Таблица5.A12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B12" style:family="table-cell">
      <style:table-cell-properties style:vertical-align="middle" fo:padding="0.097cm" fo:border="none"/>
    </style:style>
    <style:style style:name="Таблица5.C12" style:family="table-cell">
      <style:table-cell-properties style:vertical-align="middle" fo:padding="0.097cm" fo:border="none"/>
    </style:style>
    <style:style style:name="Таблица5.D12" style:family="table-cell">
      <style:table-cell-properties style:vertical-align="middle" fo:padding="0.097cm" fo:border="none"/>
    </style:style>
    <style:style style:name="Таблица5.E12" style:family="table-cell">
      <style:table-cell-properties style:vertical-align="middle" fo:padding="0.097cm" fo:border="none"/>
    </style:style>
    <style:style style:name="Таблица5.A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B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C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D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5.E1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6" style:family="table">
      <style:table-properties style:width="9.56cm" fo:margin-top="0cm" fo:margin-bottom="0.199cm" table:align="left" style:may-break-between-rows="true"/>
    </style:style>
    <style:style style:name="Таблица6.A" style:family="table-column">
      <style:table-column-properties style:column-width="1.072cm"/>
    </style:style>
    <style:style style:name="Таблица6.B" style:family="table-column">
      <style:table-column-properties style:column-width="2.935cm"/>
    </style:style>
    <style:style style:name="Таблица6.C" style:family="table-column">
      <style:table-column-properties style:column-width="2.436cm"/>
    </style:style>
    <style:style style:name="Таблица6.D" style:family="table-column">
      <style:table-column-properties style:column-width="3.117cm"/>
    </style:style>
    <style:style style:name="Таблица6.A1" style:family="table-cell">
      <style:table-cell-properties style:vertical-align="middle" fo:padding="0.097cm" fo:border-left="none" fo:border-right="none" fo:border-top="0.05pt solid #000000" fo:border-bottom="none"/>
    </style:style>
    <style:style style:name="Таблица6.A2" style:family="table-cell">
      <style:table-cell-properties style:vertical-align="middle" fo:padding="0.097cm" fo:border="none"/>
    </style:style>
    <style:style style:name="Таблица6.A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7" style:family="table">
      <style:table-properties style:width="6.971cm" table:align="left"/>
    </style:style>
    <style:style style:name="Таблица7.A" style:family="table-column">
      <style:table-column-properties style:column-width="1.072cm"/>
    </style:style>
    <style:style style:name="Таблица7.B" style:family="table-column">
      <style:table-column-properties style:column-width="5.898cm"/>
    </style:style>
    <style:style style:name="Таблица7.A1" style:family="table-cell">
      <style:table-cell-properties style:vertical-align="middle" fo:padding="0.097cm" fo:border-left="none" fo:border-right="none" fo:border-top="0.05pt solid #000000" fo:border-bottom="none"/>
    </style:style>
    <style:style style:name="Таблица7.A2" style:family="table-cell">
      <style:table-cell-properties style:vertical-align="middle" fo:padding="0.097cm" fo:border="none"/>
    </style:style>
    <style:style style:name="Таблица7.A3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8" style:family="table">
      <style:table-properties style:width="11.929cm" table:align="left" fo:keep-with-next="auto"/>
    </style:style>
    <style:style style:name="Таблица8.A" style:family="table-column">
      <style:table-column-properties style:column-width="1.833cm"/>
    </style:style>
    <style:style style:name="Таблица8.B" style:family="table-column">
      <style:table-column-properties style:column-width="2.06cm"/>
    </style:style>
    <style:style style:name="Таблица8.C" style:family="table-column">
      <style:table-column-properties style:column-width="8.036cm"/>
    </style:style>
    <style:style style:name="Таблица8.A1" style:family="table-cell">
      <style:table-cell-properties style:vertical-align="middle" fo:background-color="#e6ff00" fo:padding="0.097cm" fo:border-left="none" fo:border-right="none" fo:border-top="0.05pt solid #000000" fo:border-bottom="0.05pt solid #000000">
        <style:background-image/>
      </style:table-cell-properties>
    </style:style>
    <style:style style:name="Таблица8.A2" style:family="table-cell">
      <style:table-cell-properties style:vertical-align="middle" fo:padding="0.097cm" fo:border="none"/>
    </style:style>
    <style:style style:name="Таблица8.B2" style:family="table-cell">
      <style:table-cell-properties style:vertical-align="middle" fo:padding="0.097cm" fo:border="none"/>
    </style:style>
    <style:style style:name="Таблица8.C2" style:family="table-cell">
      <style:table-cell-properties style:vertical-align="middle" fo:padding="0.097cm" fo:border="none"/>
    </style:style>
    <style:style style:name="Таблица8.A3" style:family="table-cell">
      <style:table-cell-properties style:vertical-align="middle" fo:padding="0.097cm" fo:border="none"/>
    </style:style>
    <style:style style:name="Таблица8.B3" style:family="table-cell">
      <style:table-cell-properties style:vertical-align="middle" fo:padding="0.097cm" fo:border="none"/>
    </style:style>
    <style:style style:name="Таблица8.C3" style:family="table-cell">
      <style:table-cell-properties style:vertical-align="middle" fo:padding="0.097cm" fo:border="none"/>
    </style:style>
    <style:style style:name="Таблица8.A4" style:family="table-cell">
      <style:table-cell-properties style:vertical-align="middle" fo:padding="0.097cm" fo:border="none"/>
    </style:style>
    <style:style style:name="Таблица8.B4" style:family="table-cell">
      <style:table-cell-properties style:vertical-align="middle" fo:padding="0.097cm" fo:border="none"/>
    </style:style>
    <style:style style:name="Таблица8.C4" style:family="table-cell">
      <style:table-cell-properties style:vertical-align="middle" fo:padding="0.097cm" fo:border="none"/>
    </style:style>
    <style:style style:name="Таблица8.A5" style:family="table-cell">
      <style:table-cell-properties style:vertical-align="middle" fo:padding="0.097cm" fo:border="none"/>
    </style:style>
    <style:style style:name="Таблица8.B5" style:family="table-cell">
      <style:table-cell-properties style:vertical-align="middle" fo:padding="0.097cm" fo:border="none"/>
    </style:style>
    <style:style style:name="Таблица8.C5" style:family="table-cell">
      <style:table-cell-properties style:vertical-align="middle" fo:padding="0.097cm" fo:border="none"/>
    </style:style>
    <style:style style:name="Таблица8.A6" style:family="table-cell">
      <style:table-cell-properties style:vertical-align="middle" fo:padding="0.097cm" fo:border="none"/>
    </style:style>
    <style:style style:name="Таблица8.B6" style:family="table-cell">
      <style:table-cell-properties style:vertical-align="middle" fo:padding="0.097cm" fo:border="none"/>
    </style:style>
    <style:style style:name="Таблица8.C6" style:family="table-cell">
      <style:table-cell-properties style:vertical-align="middle" fo:padding="0.097cm" fo:border="none"/>
    </style:style>
    <style:style style:name="Таблица8.A7" style:family="table-cell">
      <style:table-cell-properties style:vertical-align="middle" fo:padding="0.097cm" fo:border="none"/>
    </style:style>
    <style:style style:name="Таблица8.B7" style:family="table-cell">
      <style:table-cell-properties style:vertical-align="middle" fo:padding="0.097cm" fo:border="none"/>
    </style:style>
    <style:style style:name="Таблица8.C7" style:family="table-cell">
      <style:table-cell-properties style:vertical-align="middle" fo:padding="0.097cm" fo:border="none"/>
    </style:style>
    <style:style style:name="Таблица8.A8" style:family="table-cell">
      <style:table-cell-properties style:vertical-align="middle" fo:padding="0.097cm" fo:border="none"/>
    </style:style>
    <style:style style:name="Таблица8.B8" style:family="table-cell">
      <style:table-cell-properties style:vertical-align="middle" fo:padding="0.097cm" fo:border="none"/>
    </style:style>
    <style:style style:name="Таблица8.C8" style:family="table-cell">
      <style:table-cell-properties style:vertical-align="middle" fo:padding="0.097cm" fo:border="none"/>
    </style:style>
    <style:style style:name="Таблица8.A9" style:family="table-cell">
      <style:table-cell-properties style:vertical-align="middle" fo:padding="0.097cm" fo:border="none"/>
    </style:style>
    <style:style style:name="Таблица8.B9" style:family="table-cell">
      <style:table-cell-properties style:vertical-align="middle" fo:padding="0.097cm" fo:border="none"/>
    </style:style>
    <style:style style:name="Таблица8.C9" style:family="table-cell">
      <style:table-cell-properties style:vertical-align="middle" fo:padding="0.097cm" fo:border="none"/>
    </style:style>
    <style:style style:name="Таблица8.A10" style:family="table-cell">
      <style:table-cell-properties style:vertical-align="middle" fo:padding="0.097cm" fo:border="none"/>
    </style:style>
    <style:style style:name="Таблица8.B10" style:family="table-cell">
      <style:table-cell-properties style:vertical-align="middle" fo:padding="0.097cm" fo:border="none"/>
    </style:style>
    <style:style style:name="Таблица8.C10" style:family="table-cell">
      <style:table-cell-properties style:vertical-align="middle" fo:padding="0.097cm" fo:border="none"/>
    </style:style>
    <style:style style:name="Таблица8.A11" style:family="table-cell">
      <style:table-cell-properties style:vertical-align="middle" fo:padding="0.097cm" fo:border="none"/>
    </style:style>
    <style:style style:name="Таблица8.B11" style:family="table-cell">
      <style:table-cell-properties style:vertical-align="middle" fo:padding="0.097cm" fo:border="none"/>
    </style:style>
    <style:style style:name="Таблица8.C11" style:family="table-cell">
      <style:table-cell-properties style:vertical-align="middle" fo:padding="0.097cm" fo:border="none"/>
    </style:style>
    <style:style style:name="Таблица8.A12" style:family="table-cell">
      <style:table-cell-properties style:vertical-align="middle" fo:padding="0.097cm" fo:border="none"/>
    </style:style>
    <style:style style:name="Таблица8.B12" style:family="table-cell">
      <style:table-cell-properties style:vertical-align="middle" fo:padding="0.097cm" fo:border="none"/>
    </style:style>
    <style:style style:name="Таблица8.C12" style:family="table-cell">
      <style:table-cell-properties style:vertical-align="middle" fo:padding="0.097cm" fo:border="none"/>
    </style:style>
    <style:style style:name="Таблица8.A13" style:family="table-cell">
      <style:table-cell-properties style:vertical-align="middle" fo:padding="0.097cm" fo:border="none"/>
    </style:style>
    <style:style style:name="Таблица8.B13" style:family="table-cell">
      <style:table-cell-properties style:vertical-align="middle" fo:padding="0.097cm" fo:border="none"/>
    </style:style>
    <style:style style:name="Таблица8.C13" style:family="table-cell">
      <style:table-cell-properties style:vertical-align="middle" fo:padding="0.097cm" fo:border="none"/>
    </style:style>
    <style:style style:name="Таблица8.A14" style:family="table-cell">
      <style:table-cell-properties style:vertical-align="middle" fo:padding="0.097cm" fo:border="none"/>
    </style:style>
    <style:style style:name="Таблица8.B14" style:family="table-cell">
      <style:table-cell-properties style:vertical-align="middle" fo:padding="0.097cm" fo:border="none"/>
    </style:style>
    <style:style style:name="Таблица8.C14" style:family="table-cell">
      <style:table-cell-properties style:vertical-align="middle" fo:padding="0.097cm" fo:border="none"/>
    </style:style>
    <style:style style:name="Таблица8.A15" style:family="table-cell">
      <style:table-cell-properties style:vertical-align="middle" fo:padding="0.097cm" fo:border="none"/>
    </style:style>
    <style:style style:name="Таблица8.B15" style:family="table-cell">
      <style:table-cell-properties style:vertical-align="middle" fo:padding="0.097cm" fo:border="none"/>
    </style:style>
    <style:style style:name="Таблица8.C15" style:family="table-cell">
      <style:table-cell-properties style:vertical-align="middle" fo:padding="0.097cm" fo:border="none"/>
    </style:style>
    <style:style style:name="Таблица8.A16" style:family="table-cell">
      <style:table-cell-properties style:vertical-align="middle" fo:padding="0.097cm" fo:border="none"/>
    </style:style>
    <style:style style:name="Таблица8.B16" style:family="table-cell">
      <style:table-cell-properties style:vertical-align="middle" fo:padding="0.097cm" fo:border="none"/>
    </style:style>
    <style:style style:name="Таблица8.C16" style:family="table-cell">
      <style:table-cell-properties style:vertical-align="middle" fo:padding="0.097cm" fo:border="none"/>
    </style:style>
    <style:style style:name="Таблица8.A17" style:family="table-cell">
      <style:table-cell-properties style:vertical-align="middle" fo:padding="0.097cm" fo:border="none"/>
    </style:style>
    <style:style style:name="Таблица8.B17" style:family="table-cell">
      <style:table-cell-properties style:vertical-align="middle" fo:padding="0.097cm" fo:border="none"/>
    </style:style>
    <style:style style:name="Таблица8.C17" style:family="table-cell">
      <style:table-cell-properties style:vertical-align="middle" fo:padding="0.097cm" fo:border="none"/>
    </style:style>
    <style:style style:name="Таблица8.A18" style:family="table-cell">
      <style:table-cell-properties style:vertical-align="middle" fo:padding="0.097cm" fo:border="none"/>
    </style:style>
    <style:style style:name="Таблица8.B18" style:family="table-cell">
      <style:table-cell-properties style:vertical-align="middle" fo:padding="0.097cm" fo:border="none"/>
    </style:style>
    <style:style style:name="Таблица8.C18" style:family="table-cell">
      <style:table-cell-properties style:vertical-align="middle" fo:padding="0.097cm" fo:border="none"/>
    </style:style>
    <style:style style:name="Таблица8.A19" style:family="table-cell">
      <style:table-cell-properties style:vertical-align="middle" fo:padding="0.097cm" fo:border="none"/>
    </style:style>
    <style:style style:name="Таблица8.B19" style:family="table-cell">
      <style:table-cell-properties style:vertical-align="middle" fo:padding="0.097cm" fo:border="none"/>
    </style:style>
    <style:style style:name="Таблица8.C19" style:family="table-cell">
      <style:table-cell-properties style:vertical-align="middle" fo:padding="0.097cm" fo:border="none"/>
    </style:style>
    <style:style style:name="Таблица8.A20" style:family="table-cell">
      <style:table-cell-properties style:vertical-align="middle" fo:padding="0.097cm" fo:border="none"/>
    </style:style>
    <style:style style:name="Таблица8.B20" style:family="table-cell">
      <style:table-cell-properties style:vertical-align="middle" fo:padding="0.097cm" fo:border="none"/>
    </style:style>
    <style:style style:name="Таблица8.C20" style:family="table-cell">
      <style:table-cell-properties style:vertical-align="middle" fo:padding="0.097cm" fo:border="none"/>
    </style:style>
    <style:style style:name="Таблица8.A21" style:family="table-cell">
      <style:table-cell-properties style:vertical-align="middle" fo:padding="0.097cm" fo:border="none"/>
    </style:style>
    <style:style style:name="Таблица8.B21" style:family="table-cell">
      <style:table-cell-properties style:vertical-align="middle" fo:padding="0.097cm" fo:border="none"/>
    </style:style>
    <style:style style:name="Таблица8.C21" style:family="table-cell">
      <style:table-cell-properties style:vertical-align="middle" fo:padding="0.097cm" fo:border="none"/>
    </style:style>
    <style:style style:name="Таблица8.A22" style:family="table-cell">
      <style:table-cell-properties style:vertical-align="middle" fo:padding="0.097cm" fo:border="none"/>
    </style:style>
    <style:style style:name="Таблица8.B22" style:family="table-cell">
      <style:table-cell-properties style:vertical-align="middle" fo:padding="0.097cm" fo:border="none"/>
    </style:style>
    <style:style style:name="Таблица8.C22" style:family="table-cell">
      <style:table-cell-properties style:vertical-align="middle" fo:padding="0.097cm" fo:border="none"/>
    </style:style>
    <style:style style:name="Таблица8.A23" style:family="table-cell">
      <style:table-cell-properties style:vertical-align="middle" fo:padding="0.097cm" fo:border="none"/>
    </style:style>
    <style:style style:name="Таблица8.B23" style:family="table-cell">
      <style:table-cell-properties style:vertical-align="middle" fo:padding="0.097cm" fo:border="none"/>
    </style:style>
    <style:style style:name="Таблица8.C23" style:family="table-cell">
      <style:table-cell-properties style:vertical-align="middle" fo:padding="0.097cm" fo:border="none"/>
    </style:style>
    <style:style style:name="Таблица8.A24" style:family="table-cell">
      <style:table-cell-properties style:vertical-align="middle" fo:padding="0.097cm" fo:border="none"/>
    </style:style>
    <style:style style:name="Таблица8.B24" style:family="table-cell">
      <style:table-cell-properties style:vertical-align="middle" fo:padding="0.097cm" fo:border="none"/>
    </style:style>
    <style:style style:name="Таблица8.C24" style:family="table-cell">
      <style:table-cell-properties style:vertical-align="middle" fo:padding="0.097cm" fo:border="none"/>
    </style:style>
    <style:style style:name="Таблица8.A25" style:family="table-cell">
      <style:table-cell-properties style:vertical-align="middle" fo:padding="0.097cm" fo:border="none"/>
    </style:style>
    <style:style style:name="Таблица8.B25" style:family="table-cell">
      <style:table-cell-properties style:vertical-align="middle" fo:padding="0.097cm" fo:border="none"/>
    </style:style>
    <style:style style:name="Таблица8.C25" style:family="table-cell">
      <style:table-cell-properties style:vertical-align="middle" fo:padding="0.097cm" fo:border="none"/>
    </style:style>
    <style:style style:name="Таблица8.A26" style:family="table-cell">
      <style:table-cell-properties style:vertical-align="middle" fo:padding="0.097cm" fo:border="none"/>
    </style:style>
    <style:style style:name="Таблица8.B26" style:family="table-cell">
      <style:table-cell-properties style:vertical-align="middle" fo:padding="0.097cm" fo:border="none"/>
    </style:style>
    <style:style style:name="Таблица8.C26" style:family="table-cell">
      <style:table-cell-properties style:vertical-align="middle" fo:padding="0.097cm" fo:border="none"/>
    </style:style>
    <style:style style:name="Таблица8.A27" style:family="table-cell">
      <style:table-cell-properties style:vertical-align="middle" fo:padding="0.097cm" fo:border="none"/>
    </style:style>
    <style:style style:name="Таблица8.B27" style:family="table-cell">
      <style:table-cell-properties style:vertical-align="middle" fo:padding="0.097cm" fo:border="none"/>
    </style:style>
    <style:style style:name="Таблица8.C27" style:family="table-cell">
      <style:table-cell-properties style:vertical-align="middle" fo:padding="0.097cm" fo:border="none"/>
    </style:style>
    <style:style style:name="Таблица8.A28" style:family="table-cell">
      <style:table-cell-properties style:vertical-align="middle" fo:padding="0.097cm" fo:border="none"/>
    </style:style>
    <style:style style:name="Таблица8.B28" style:family="table-cell">
      <style:table-cell-properties style:vertical-align="middle" fo:padding="0.097cm" fo:border="none"/>
    </style:style>
    <style:style style:name="Таблица8.C28" style:family="table-cell">
      <style:table-cell-properties style:vertical-align="middle" fo:padding="0.097cm" fo:border="none"/>
    </style:style>
    <style:style style:name="Таблица8.A29" style:family="table-cell">
      <style:table-cell-properties style:vertical-align="middle" fo:padding="0.097cm" fo:border="none"/>
    </style:style>
    <style:style style:name="Таблица8.B29" style:family="table-cell">
      <style:table-cell-properties style:vertical-align="middle" fo:padding="0.097cm" fo:border="none"/>
    </style:style>
    <style:style style:name="Таблица8.C29" style:family="table-cell">
      <style:table-cell-properties style:vertical-align="middle" fo:padding="0.097cm" fo:border="none"/>
    </style:style>
    <style:style style:name="Таблица8.A30" style:family="table-cell">
      <style:table-cell-properties style:vertical-align="middle" fo:padding="0.097cm" fo:border="none"/>
    </style:style>
    <style:style style:name="Таблица8.B30" style:family="table-cell">
      <style:table-cell-properties style:vertical-align="middle" fo:padding="0.097cm" fo:border="none"/>
    </style:style>
    <style:style style:name="Таблица8.C30" style:family="table-cell">
      <style:table-cell-properties style:vertical-align="middle" fo:padding="0.097cm" fo:border="none"/>
    </style:style>
    <style:style style:name="Таблица8.A3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8.B31" style:family="table-cell">
      <style:table-cell-properties style:vertical-align="middle" fo:padding="0.097cm" fo:border-left="none" fo:border-right="none" fo:border-top="none" fo:border-bottom="0.05pt solid #000000"/>
    </style:style>
    <style:style style:name="Таблица8.C31" style:family="table-cell">
      <style:table-cell-properties style:vertical-align="middle" fo:padding="0.097cm" fo:border-left="none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808080"/>
    </style:style>
    <style:style style:name="P2" style:family="paragraph" style:parent-style-name="Standard">
      <style:paragraph-properties fo:text-align="start" style:justify-single-word="false"/>
      <style:text-properties fo:font-style="italic" fo:font-weight="normal" officeooo:rsid="00151f92" officeooo:paragraph-rsid="000e8cf3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officeooo:rsid="0012546f" officeooo:paragraph-rsid="000e8cf3"/>
    </style:style>
    <style:style style:name="P4" style:family="paragraph" style:parent-style-name="Standard">
      <style:paragraph-properties fo:text-align="start" style:justify-single-word="false"/>
      <style:text-properties officeooo:rsid="0015a994" officeooo:paragraph-rsid="000e8cf3"/>
    </style:style>
    <style:style style:name="P5" style:family="paragraph" style:parent-style-name="Standard">
      <style:text-properties officeooo:rsid="0015a994" officeooo:paragraph-rsid="000e8cf3"/>
    </style:style>
    <style:style style:name="P6" style:family="paragraph" style:parent-style-name="Standard">
      <style:text-properties officeooo:rsid="0015a994" officeooo:paragraph-rsid="00470185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5d96d" officeooo:paragraph-rsid="000e8cf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32347d" officeooo:paragraph-rsid="000e8cf3" style:font-weight-asian="normal" style:font-weight-complex="normal"/>
    </style:style>
    <style:style style:name="P9" style:family="paragraph" style:parent-style-name="Standard">
      <style:text-properties fo:font-weight="normal" officeooo:rsid="00161c89" officeooo:paragraph-rsid="000e8cf3" style:font-weight-asian="normal" style:font-weight-complex="normal"/>
    </style:style>
    <style:style style:name="P10" style:family="paragraph" style:parent-style-name="Standard">
      <style:text-properties fo:font-weight="normal" officeooo:rsid="001ea135" officeooo:paragraph-rsid="000e8cf3" style:font-weight-asian="normal" style:font-weight-complex="normal"/>
    </style:style>
    <style:style style:name="P11" style:family="paragraph" style:parent-style-name="Standard">
      <style:text-properties fo:font-weight="normal" officeooo:rsid="001ea135" officeooo:paragraph-rsid="001aa4e1" style:font-weight-asian="normal" style:font-weight-complex="normal"/>
    </style:style>
    <style:style style:name="P12" style:family="paragraph" style:parent-style-name="Standard">
      <style:text-properties fo:font-weight="normal" officeooo:rsid="001ea135" officeooo:paragraph-rsid="001c98ac" style:font-weight-asian="normal" style:font-weight-complex="normal"/>
    </style:style>
    <style:style style:name="P13" style:family="paragraph" style:parent-style-name="Standard">
      <style:text-properties fo:font-weight="normal" officeooo:rsid="001ea135" officeooo:paragraph-rsid="002541a0" style:font-weight-asian="normal" style:font-weight-complex="normal"/>
    </style:style>
    <style:style style:name="P14" style:family="paragraph" style:parent-style-name="Standard">
      <style:text-properties fo:font-weight="normal" officeooo:rsid="0016cb03" officeooo:paragraph-rsid="000e8cf3" style:font-weight-asian="normal" style:font-weight-complex="normal"/>
    </style:style>
    <style:style style:name="P15" style:family="paragraph" style:parent-style-name="Standard">
      <style:text-properties fo:font-weight="normal" officeooo:rsid="0017f4f8" officeooo:paragraph-rsid="000e8cf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51f92" officeooo:paragraph-rsid="000e8cf3" style:font-weight-asian="normal" style:font-weight-complex="normal"/>
    </style:style>
    <style:style style:name="P17" style:family="paragraph" style:parent-style-name="Standard">
      <style:text-properties officeooo:paragraph-rsid="000e8cf3"/>
    </style:style>
    <style:style style:name="P18" style:family="paragraph" style:parent-style-name="Standard">
      <style:text-properties officeooo:paragraph-rsid="002f3e25"/>
    </style:style>
    <style:style style:name="P19" style:family="paragraph" style:parent-style-name="Standard">
      <style:paragraph-properties fo:text-align="start" style:justify-single-word="false"/>
      <style:text-properties fo:font-weight="bold" officeooo:rsid="00151f92" officeooo:paragraph-rsid="00301f4d" style:font-weight-asian="bold" style:font-weight-complex="bold"/>
    </style:style>
    <style:style style:name="P20" style:family="paragraph" style:parent-style-name="Standard">
      <style:text-properties fo:font-weight="bold" officeooo:paragraph-rsid="00301f4d" style:font-weight-asian="bold" style:font-weight-complex="bold"/>
    </style:style>
    <style:style style:name="P21" style:family="paragraph" style:parent-style-name="Standard">
      <style:text-properties officeooo:paragraph-rsid="00374743"/>
    </style:style>
    <style:style style:name="P22" style:family="paragraph" style:parent-style-name="Standard">
      <style:text-properties officeooo:paragraph-rsid="0051022b"/>
    </style:style>
    <style:style style:name="P23" style:family="paragraph" style:parent-style-name="Standard" style:master-page-name="">
      <style:paragraph-properties fo:margin-top="2cm" fo:margin-bottom="1cm" style:contextual-spacing="false" fo:text-align="center" style:justify-single-word="false" style:page-number="auto"/>
      <style:text-properties fo:color="#5c8526" style:font-name="Arial Black" fo:font-size="16pt" fo:font-weight="normal" officeooo:rsid="001126b1" officeooo:paragraph-rsid="000e8cf3" style:font-size-asian="16pt" style:font-weight-asian="bold" style:font-size-complex="16pt" style:font-weight-complex="bold"/>
    </style:style>
    <style:style style:name="P24" style:family="paragraph" style:parent-style-name="Standard">
      <style:paragraph-properties fo:margin-top="0.4cm" fo:margin-bottom="0.199cm" style:contextual-spacing="false"/>
      <style:text-properties officeooo:paragraph-rsid="000e8cf3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15a994" officeooo:paragraph-rsid="000e8cf3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20f84f" officeooo:paragraph-rsid="000e8cf3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25788b" officeooo:paragraph-rsid="000e8cf3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officeooo:rsid="0015c6e5" officeooo:paragraph-rsid="000e8cf3"/>
    </style:style>
    <style:style style:name="P29" style:family="paragraph" style:parent-style-name="Table_20_Contents">
      <style:paragraph-properties fo:text-align="center" style:justify-single-word="false"/>
      <style:text-properties officeooo:rsid="0017274a" officeooo:paragraph-rsid="000e8cf3"/>
    </style:style>
    <style:style style:name="P30" style:family="paragraph" style:parent-style-name="Table_20_Contents">
      <style:paragraph-properties fo:text-align="center" style:justify-single-word="false"/>
      <style:text-properties officeooo:paragraph-rsid="000e8cf3"/>
    </style:style>
    <style:style style:name="P31" style:family="paragraph" style:parent-style-name="Table_20_Contents">
      <style:paragraph-properties fo:text-align="center" style:justify-single-word="false"/>
      <style:text-properties officeooo:paragraph-rsid="0061c7d3"/>
    </style:style>
    <style:style style:name="P32" style:family="paragraph" style:parent-style-name="Table_20_Contents">
      <style:paragraph-properties fo:text-align="center" style:justify-single-word="false"/>
      <style:text-properties officeooo:paragraph-rsid="0069b11b"/>
    </style:style>
    <style:style style:name="P33" style:family="paragraph" style:parent-style-name="Table_20_Contents">
      <style:paragraph-properties fo:text-align="center" style:justify-single-word="false"/>
      <style:text-properties officeooo:paragraph-rsid="006a350a"/>
    </style:style>
    <style:style style:name="P34" style:family="paragraph" style:parent-style-name="Table_20_Contents">
      <style:paragraph-properties fo:text-align="center" style:justify-single-word="false"/>
      <style:text-properties officeooo:paragraph-rsid="006baf24"/>
    </style:style>
    <style:style style:name="P35" style:family="paragraph" style:parent-style-name="Table_20_Contents">
      <style:paragraph-properties fo:text-align="center" style:justify-single-word="false"/>
      <style:text-properties officeooo:paragraph-rsid="006d4963"/>
    </style:style>
    <style:style style:name="P36" style:family="paragraph" style:parent-style-name="Table_20_Contents">
      <style:paragraph-properties fo:text-align="center" style:justify-single-word="false"/>
      <style:text-properties officeooo:paragraph-rsid="006d9924"/>
    </style:style>
    <style:style style:name="P37" style:family="paragraph" style:parent-style-name="Table_20_Contents">
      <style:paragraph-properties fo:text-align="center" style:justify-single-word="false"/>
      <style:text-properties officeooo:paragraph-rsid="006f7acc"/>
    </style:style>
    <style:style style:name="P38" style:family="paragraph" style:parent-style-name="Table_20_Contents">
      <style:paragraph-properties fo:text-align="center" style:justify-single-word="false"/>
      <style:text-properties officeooo:paragraph-rsid="006f8b75"/>
    </style:style>
    <style:style style:name="P39" style:family="paragraph" style:parent-style-name="Table_20_Contents">
      <style:paragraph-properties fo:text-align="center" style:justify-single-word="false"/>
      <style:text-properties officeooo:paragraph-rsid="00706ff3"/>
    </style:style>
    <style:style style:name="P40" style:family="paragraph" style:parent-style-name="Table_20_Contents">
      <style:paragraph-properties fo:text-align="center" style:justify-single-word="false"/>
      <style:text-properties officeooo:paragraph-rsid="0076d5af"/>
    </style:style>
    <style:style style:name="P41" style:family="paragraph" style:parent-style-name="Table_20_Contents">
      <style:paragraph-properties fo:text-align="center" style:justify-single-word="false"/>
      <style:text-properties officeooo:paragraph-rsid="0079174d"/>
    </style:style>
    <style:style style:name="P42" style:family="paragraph" style:parent-style-name="Table_20_Contents">
      <style:paragraph-properties fo:text-align="center" style:justify-single-word="false"/>
      <style:text-properties officeooo:paragraph-rsid="007a0672"/>
    </style:style>
    <style:style style:name="P43" style:family="paragraph" style:parent-style-name="Table_20_Contents">
      <style:paragraph-properties fo:text-align="center" style:justify-single-word="false"/>
      <style:text-properties officeooo:paragraph-rsid="007aa27c"/>
    </style:style>
    <style:style style:name="P44" style:family="paragraph" style:parent-style-name="Table_20_Contents">
      <style:paragraph-properties fo:text-align="center" style:justify-single-word="false"/>
      <style:text-properties officeooo:paragraph-rsid="007c11af"/>
    </style:style>
    <style:style style:name="P45" style:family="paragraph" style:parent-style-name="Table_20_Contents">
      <style:paragraph-properties fo:text-align="center" style:justify-single-word="false"/>
      <style:text-properties officeooo:paragraph-rsid="007ec7d7"/>
    </style:style>
    <style:style style:name="P46" style:family="paragraph" style:parent-style-name="Table_20_Contents">
      <style:paragraph-properties fo:text-align="center" style:justify-single-word="false"/>
      <style:text-properties officeooo:paragraph-rsid="0082b11b"/>
    </style:style>
    <style:style style:name="P47" style:family="paragraph" style:parent-style-name="Table_20_Contents">
      <style:paragraph-properties fo:text-align="center" style:justify-single-word="false"/>
      <style:text-properties officeooo:paragraph-rsid="0082fb5f"/>
    </style:style>
    <style:style style:name="P48" style:family="paragraph" style:parent-style-name="Table_20_Contents">
      <style:paragraph-properties fo:text-align="center" style:justify-single-word="false"/>
      <style:text-properties officeooo:paragraph-rsid="0084633e"/>
    </style:style>
    <style:style style:name="P49" style:family="paragraph" style:parent-style-name="Table_20_Contents">
      <style:paragraph-properties fo:text-align="center" style:justify-single-word="false"/>
      <style:text-properties officeooo:paragraph-rsid="00861896"/>
    </style:style>
    <style:style style:name="P50" style:family="paragraph" style:parent-style-name="Table_20_Contents">
      <style:paragraph-properties fo:text-align="center" style:justify-single-word="false"/>
      <style:text-properties officeooo:paragraph-rsid="00878358"/>
    </style:style>
    <style:style style:name="P51" style:family="paragraph" style:parent-style-name="Table_20_Contents">
      <style:paragraph-properties fo:text-align="center" style:justify-single-word="false"/>
      <style:text-properties officeooo:paragraph-rsid="00886b8e"/>
    </style:style>
    <style:style style:name="P52" style:family="paragraph" style:parent-style-name="Table_20_Contents">
      <style:paragraph-properties fo:text-align="center" style:justify-single-word="false"/>
      <style:text-properties officeooo:paragraph-rsid="0089a3ee"/>
    </style:style>
    <style:style style:name="P53" style:family="paragraph" style:parent-style-name="Table_20_Contents">
      <style:paragraph-properties fo:text-align="center" style:justify-single-word="false"/>
      <style:text-properties officeooo:paragraph-rsid="0089bafe"/>
    </style:style>
    <style:style style:name="P54" style:family="paragraph" style:parent-style-name="Table_20_Contents">
      <style:paragraph-properties fo:text-align="center" style:justify-single-word="false"/>
      <style:text-properties officeooo:paragraph-rsid="008bb2e2"/>
    </style:style>
    <style:style style:name="P55" style:family="paragraph" style:parent-style-name="Table_20_Contents">
      <style:paragraph-properties fo:text-align="center" style:justify-single-word="false"/>
      <style:text-properties officeooo:paragraph-rsid="008dfdc7"/>
    </style:style>
    <style:style style:name="P56" style:family="paragraph" style:parent-style-name="Table_20_Contents">
      <style:paragraph-properties fo:text-align="center" style:justify-single-word="false"/>
      <style:text-properties officeooo:paragraph-rsid="008e0263"/>
    </style:style>
    <style:style style:name="P57" style:family="paragraph" style:parent-style-name="Table_20_Contents">
      <style:paragraph-properties fo:text-align="center" style:justify-single-word="false"/>
      <style:text-properties officeooo:paragraph-rsid="008efe57"/>
    </style:style>
    <style:style style:name="P58" style:family="paragraph" style:parent-style-name="Table_20_Contents">
      <style:paragraph-properties fo:text-align="center" style:justify-single-word="false"/>
      <style:text-properties officeooo:paragraph-rsid="008fd0e3"/>
    </style:style>
    <style:style style:name="P59" style:family="paragraph" style:parent-style-name="Table_20_Contents">
      <style:paragraph-properties fo:text-align="center" style:justify-single-word="false"/>
      <style:text-properties officeooo:paragraph-rsid="00923ab9"/>
    </style:style>
    <style:style style:name="P60" style:family="paragraph" style:parent-style-name="Table_20_Contents">
      <style:paragraph-properties fo:text-align="center" style:justify-single-word="false"/>
      <style:text-properties officeooo:paragraph-rsid="00954fac"/>
    </style:style>
    <style:style style:name="P61" style:family="paragraph" style:parent-style-name="Table_20_Contents">
      <style:paragraph-properties fo:text-align="center" style:justify-single-word="false"/>
      <style:text-properties officeooo:paragraph-rsid="009682f4"/>
    </style:style>
    <style:style style:name="P62" style:family="paragraph" style:parent-style-name="Table_20_Contents">
      <style:paragraph-properties fo:text-align="center" style:justify-single-word="false"/>
      <style:text-properties officeooo:paragraph-rsid="00970efd"/>
    </style:style>
    <style:style style:name="P63" style:family="paragraph" style:parent-style-name="Table_20_Contents">
      <style:paragraph-properties fo:text-align="center" style:justify-single-word="false"/>
      <style:text-properties officeooo:paragraph-rsid="00972936"/>
    </style:style>
    <style:style style:name="P64" style:family="paragraph" style:parent-style-name="Table_20_Contents">
      <style:paragraph-properties fo:text-align="center" style:justify-single-word="false"/>
      <style:text-properties officeooo:paragraph-rsid="0097719e"/>
    </style:style>
    <style:style style:name="P65" style:family="paragraph" style:parent-style-name="Table_20_Contents">
      <style:paragraph-properties fo:text-align="center" style:justify-single-word="false"/>
      <style:text-properties officeooo:paragraph-rsid="0098ce30"/>
    </style:style>
    <style:style style:name="P66" style:family="paragraph" style:parent-style-name="Table_20_Contents">
      <style:paragraph-properties fo:text-align="center" style:justify-single-word="false"/>
      <style:text-properties officeooo:paragraph-rsid="009f0945"/>
    </style:style>
    <style:style style:name="P67" style:family="paragraph" style:parent-style-name="Table_20_Contents">
      <style:paragraph-properties fo:text-align="center" style:justify-single-word="false"/>
      <style:text-properties officeooo:paragraph-rsid="00a0ac84"/>
    </style:style>
    <style:style style:name="P68" style:family="paragraph" style:parent-style-name="Table_20_Contents">
      <style:paragraph-properties fo:text-align="center" style:justify-single-word="false"/>
      <style:text-properties officeooo:paragraph-rsid="00a23966"/>
    </style:style>
    <style:style style:name="P69" style:family="paragraph" style:parent-style-name="Table_20_Contents">
      <style:paragraph-properties fo:text-align="center" style:justify-single-word="false"/>
      <style:text-properties officeooo:paragraph-rsid="00a33b05"/>
    </style:style>
    <style:style style:name="P70" style:family="paragraph" style:parent-style-name="Table_20_Contents">
      <style:paragraph-properties fo:text-align="center" style:justify-single-word="false"/>
      <style:text-properties officeooo:paragraph-rsid="00a78a8d"/>
    </style:style>
    <style:style style:name="P71" style:family="paragraph" style:parent-style-name="Table_20_Contents">
      <style:paragraph-properties fo:text-align="center" style:justify-single-word="false"/>
      <style:text-properties officeooo:paragraph-rsid="00a943f8"/>
    </style:style>
    <style:style style:name="P72" style:family="paragraph" style:parent-style-name="Table_20_Contents">
      <style:paragraph-properties fo:text-align="center" style:justify-single-word="false"/>
      <style:text-properties officeooo:paragraph-rsid="00aa3ef5"/>
    </style:style>
    <style:style style:name="P73" style:family="paragraph" style:parent-style-name="Table_20_Contents">
      <style:paragraph-properties fo:text-align="center" style:justify-single-word="false"/>
      <style:text-properties officeooo:paragraph-rsid="00ab0df2"/>
    </style:style>
    <style:style style:name="P74" style:family="paragraph" style:parent-style-name="Table_20_Contents">
      <style:paragraph-properties fo:text-align="center" style:justify-single-word="false"/>
      <style:text-properties officeooo:paragraph-rsid="00ac2229"/>
    </style:style>
    <style:style style:name="P75" style:family="paragraph" style:parent-style-name="Table_20_Contents">
      <style:paragraph-properties fo:text-align="center" style:justify-single-word="false"/>
      <style:text-properties officeooo:paragraph-rsid="00ae8c0e"/>
    </style:style>
    <style:style style:name="P76" style:family="paragraph" style:parent-style-name="Table_20_Contents">
      <style:paragraph-properties fo:text-align="center" style:justify-single-word="false"/>
      <style:text-properties officeooo:paragraph-rsid="00b36ad1"/>
    </style:style>
    <style:style style:name="P77" style:family="paragraph" style:parent-style-name="Table_20_Contents">
      <style:paragraph-properties fo:text-align="center" style:justify-single-word="false"/>
      <style:text-properties officeooo:paragraph-rsid="00b39a05"/>
    </style:style>
    <style:style style:name="P78" style:family="paragraph" style:parent-style-name="Table_20_Contents">
      <style:paragraph-properties fo:text-align="center" style:justify-single-word="false"/>
      <style:text-properties officeooo:paragraph-rsid="00b40433"/>
    </style:style>
    <style:style style:name="P79" style:family="paragraph" style:parent-style-name="Table_20_Contents">
      <style:paragraph-properties fo:text-align="center" style:justify-single-word="false"/>
      <style:text-properties officeooo:paragraph-rsid="00b41efa"/>
    </style:style>
    <style:style style:name="P80" style:family="paragraph" style:parent-style-name="Table_20_Contents">
      <style:paragraph-properties fo:text-align="center" style:justify-single-word="false"/>
      <style:text-properties officeooo:paragraph-rsid="00b5f4f2"/>
    </style:style>
    <style:style style:name="P81" style:family="paragraph" style:parent-style-name="Table_20_Contents">
      <style:paragraph-properties fo:text-align="center" style:justify-single-word="false"/>
      <style:text-properties officeooo:paragraph-rsid="00b75b30"/>
    </style:style>
    <style:style style:name="P82" style:family="paragraph" style:parent-style-name="Table_20_Contents">
      <style:paragraph-properties fo:text-align="center" style:justify-single-word="false"/>
      <style:text-properties officeooo:paragraph-rsid="00ba7d81"/>
    </style:style>
    <style:style style:name="P83" style:family="paragraph" style:parent-style-name="Table_20_Contents">
      <style:paragraph-properties fo:text-align="center" style:justify-single-word="false"/>
      <style:text-properties officeooo:paragraph-rsid="00bcc887"/>
    </style:style>
    <style:style style:name="P84" style:family="paragraph" style:parent-style-name="Table_20_Contents">
      <style:paragraph-properties fo:text-align="center" style:justify-single-word="false"/>
      <style:text-properties officeooo:paragraph-rsid="00bce86e"/>
    </style:style>
    <style:style style:name="P85" style:family="paragraph" style:parent-style-name="Table_20_Contents">
      <style:paragraph-properties fo:text-align="center" style:justify-single-word="false"/>
      <style:text-properties officeooo:paragraph-rsid="00be1c5a"/>
    </style:style>
    <style:style style:name="P86" style:family="paragraph" style:parent-style-name="Table_20_Contents">
      <style:paragraph-properties fo:text-align="center" style:justify-single-word="false"/>
      <style:text-properties officeooo:paragraph-rsid="00bff3ab"/>
    </style:style>
    <style:style style:name="P87" style:family="paragraph" style:parent-style-name="Table_20_Contents">
      <style:paragraph-properties fo:text-align="center" style:justify-single-word="false"/>
      <style:text-properties officeooo:paragraph-rsid="00c3f863"/>
    </style:style>
    <style:style style:name="P88" style:family="paragraph" style:parent-style-name="Table_20_Contents">
      <style:paragraph-properties fo:text-align="center" style:justify-single-word="false"/>
      <style:text-properties officeooo:paragraph-rsid="00c58fa5"/>
    </style:style>
    <style:style style:name="P89" style:family="paragraph" style:parent-style-name="Table_20_Contents">
      <style:paragraph-properties fo:text-align="center" style:justify-single-word="false"/>
      <style:text-properties officeooo:rsid="00191c4f" officeooo:paragraph-rsid="000e8cf3"/>
    </style:style>
    <style:style style:name="P90" style:family="paragraph" style:parent-style-name="Table_20_Contents">
      <style:paragraph-properties fo:text-align="center" style:justify-single-word="false"/>
      <style:text-properties officeooo:rsid="001a95b9" officeooo:paragraph-rsid="000e8cf3"/>
    </style:style>
    <style:style style:name="P91" style:family="paragraph" style:parent-style-name="Table_20_Contents">
      <style:paragraph-properties fo:text-align="center" style:justify-single-word="false"/>
      <style:text-properties officeooo:rsid="00279dad" officeooo:paragraph-rsid="000e8cf3"/>
    </style:style>
    <style:style style:name="P92" style:family="paragraph" style:parent-style-name="Table_20_Contents">
      <style:text-properties officeooo:rsid="003aaa39" officeooo:paragraph-rsid="000e8cf3"/>
    </style:style>
    <style:style style:name="P93" style:family="paragraph" style:parent-style-name="Table_20_Contents">
      <style:text-properties officeooo:rsid="003def52" officeooo:paragraph-rsid="000e8cf3"/>
    </style:style>
    <style:style style:name="P94" style:family="paragraph" style:parent-style-name="Table_20_Contents">
      <style:text-properties officeooo:rsid="003c2f28" officeooo:paragraph-rsid="000e8cf3"/>
    </style:style>
    <style:style style:name="P95" style:family="paragraph" style:parent-style-name="Table_20_Contents">
      <style:paragraph-properties fo:text-align="center" style:justify-single-word="false"/>
      <style:text-properties officeooo:rsid="001da2c7" officeooo:paragraph-rsid="000e8cf3"/>
    </style:style>
    <style:style style:name="P96" style:family="paragraph" style:parent-style-name="Table_20_Contents">
      <style:paragraph-properties fo:text-align="center" style:justify-single-word="false"/>
      <style:text-properties officeooo:rsid="001c768b" officeooo:paragraph-rsid="000e8cf3"/>
    </style:style>
    <style:style style:name="P97" style:family="paragraph" style:parent-style-name="Table_20_Contents">
      <style:paragraph-properties fo:text-align="center" style:justify-single-word="false"/>
      <style:text-properties officeooo:rsid="001e79ae" officeooo:paragraph-rsid="000e8cf3"/>
    </style:style>
    <style:style style:name="P98" style:family="paragraph" style:parent-style-name="Table_20_Contents">
      <style:paragraph-properties fo:text-align="center" style:justify-single-word="false"/>
      <style:text-properties officeooo:rsid="0020f84f" officeooo:paragraph-rsid="000e8cf3"/>
    </style:style>
    <style:style style:name="P99" style:family="paragraph" style:parent-style-name="Table_20_Contents">
      <style:paragraph-properties fo:text-align="center" style:justify-single-word="false"/>
      <style:text-properties officeooo:rsid="00215830" officeooo:paragraph-rsid="000e8cf3"/>
    </style:style>
    <style:style style:name="P100" style:family="paragraph" style:parent-style-name="Table_20_Contents">
      <style:paragraph-properties fo:text-align="center" style:justify-single-word="false"/>
      <style:text-properties officeooo:rsid="0023608b" officeooo:paragraph-rsid="000e8cf3"/>
    </style:style>
    <style:style style:name="P101" style:family="paragraph" style:parent-style-name="Table_20_Contents">
      <style:paragraph-properties fo:text-align="center" style:justify-single-word="false"/>
      <style:text-properties officeooo:rsid="0023608b" officeooo:paragraph-rsid="00c69ecd"/>
    </style:style>
    <style:style style:name="P102" style:family="paragraph" style:parent-style-name="Table_20_Contents">
      <style:paragraph-properties fo:text-align="center" style:justify-single-word="false"/>
      <style:text-properties officeooo:rsid="002532d4" officeooo:paragraph-rsid="000e8cf3"/>
    </style:style>
    <style:style style:name="P103" style:family="paragraph" style:parent-style-name="Table_20_Contents">
      <style:paragraph-properties fo:text-align="center" style:justify-single-word="false"/>
      <style:text-properties officeooo:rsid="002214e8" officeooo:paragraph-rsid="000e8cf3"/>
    </style:style>
    <style:style style:name="P104" style:family="paragraph" style:parent-style-name="Table_20_Contents">
      <style:paragraph-properties fo:text-align="start" style:justify-single-word="false"/>
      <style:text-properties officeooo:rsid="002c80d4" officeooo:paragraph-rsid="000e8cf3"/>
    </style:style>
    <style:style style:name="P105" style:family="paragraph" style:parent-style-name="Table_20_Contents">
      <style:paragraph-properties fo:text-align="start" style:justify-single-word="false"/>
      <style:text-properties officeooo:paragraph-rsid="000e8cf3"/>
    </style:style>
    <style:style style:name="P106" style:family="paragraph" style:parent-style-name="Table_20_Contents">
      <style:paragraph-properties fo:text-align="start" style:justify-single-word="false"/>
      <style:text-properties officeooo:rsid="0032347d" officeooo:paragraph-rsid="000e8cf3"/>
    </style:style>
    <style:style style:name="P107" style:family="paragraph" style:parent-style-name="Table_20_Contents">
      <style:paragraph-properties fo:text-align="center" style:justify-single-word="false"/>
      <style:text-properties fo:font-style="normal" fo:font-weight="bold" officeooo:rsid="0020eba2" officeooo:paragraph-rsid="000e8cf3" style:font-style-asian="normal" style:font-weight-asian="bold" style:font-style-complex="normal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officeooo:rsid="0020eba2" officeooo:paragraph-rsid="000e8cf3"/>
    </style:style>
    <style:style style:name="P109" style:family="paragraph" style:parent-style-name="Table_20_Contents">
      <style:paragraph-properties fo:text-align="center" style:justify-single-word="false"/>
      <style:text-properties officeooo:rsid="0020eba2" officeooo:paragraph-rsid="0040e996"/>
    </style:style>
    <style:style style:name="P110" style:family="paragraph" style:parent-style-name="Table_20_Contents">
      <style:paragraph-properties fo:text-align="center" style:justify-single-word="false"/>
      <style:text-properties officeooo:rsid="0020eba2" officeooo:paragraph-rsid="0043ed76"/>
    </style:style>
    <style:style style:name="P111" style:family="paragraph" style:parent-style-name="Table_20_Contents">
      <style:paragraph-properties fo:text-align="center" style:justify-single-word="false"/>
      <style:text-properties officeooo:rsid="00245b85" officeooo:paragraph-rsid="000e8cf3"/>
    </style:style>
    <style:style style:name="P112" style:family="paragraph" style:parent-style-name="Table_20_Contents">
      <style:text-properties officeooo:rsid="00245b85" officeooo:paragraph-rsid="000e8cf3"/>
    </style:style>
    <style:style style:name="P113" style:family="paragraph" style:parent-style-name="Table_20_Contents">
      <style:paragraph-properties fo:text-align="center" style:justify-single-word="false"/>
      <style:text-properties officeooo:rsid="0025c851" officeooo:paragraph-rsid="000e8cf3"/>
    </style:style>
    <style:style style:name="P114" style:family="paragraph" style:parent-style-name="Table_20_Contents">
      <style:paragraph-properties fo:text-align="center" style:justify-single-word="false"/>
      <style:text-properties officeooo:rsid="0025c851" officeooo:paragraph-rsid="0043ed76"/>
    </style:style>
    <style:style style:name="P115" style:family="paragraph" style:parent-style-name="Table_20_Contents">
      <style:text-properties officeooo:rsid="0025c851" officeooo:paragraph-rsid="000e8cf3"/>
    </style:style>
    <style:style style:name="P116" style:family="paragraph" style:parent-style-name="Table_20_Contents">
      <style:paragraph-properties fo:text-align="center" style:justify-single-word="false"/>
      <style:text-properties officeooo:rsid="0021c5f6" officeooo:paragraph-rsid="000e8cf3"/>
    </style:style>
    <style:style style:name="P117" style:family="paragraph" style:parent-style-name="Table_20_Contents">
      <style:paragraph-properties fo:text-align="center" style:justify-single-word="false"/>
      <style:text-properties officeooo:rsid="0021c5f6" officeooo:paragraph-rsid="0010c05d"/>
    </style:style>
    <style:style style:name="P118" style:family="paragraph" style:parent-style-name="Table_20_Contents">
      <style:paragraph-properties fo:text-align="center" style:justify-single-word="false"/>
      <style:text-properties officeooo:rsid="0022fb9b" officeooo:paragraph-rsid="000e8cf3"/>
    </style:style>
    <style:style style:name="P119" style:family="paragraph" style:parent-style-name="Table_20_Contents">
      <style:paragraph-properties fo:text-align="center" style:justify-single-word="false"/>
      <style:text-properties officeooo:rsid="0022fb9b" officeooo:paragraph-rsid="0043ed76"/>
    </style:style>
    <style:style style:name="P120" style:family="paragraph" style:parent-style-name="Table_20_Contents">
      <style:paragraph-properties fo:text-align="center" style:justify-single-word="false"/>
      <style:text-properties officeooo:rsid="002a1bf1" officeooo:paragraph-rsid="000e8cf3"/>
    </style:style>
    <style:style style:name="P121" style:family="paragraph" style:parent-style-name="Table_20_Contents">
      <style:paragraph-properties fo:text-align="center" style:justify-single-word="false"/>
      <style:text-properties officeooo:rsid="002a1bf1" officeooo:paragraph-rsid="003e25e1"/>
    </style:style>
    <style:style style:name="P122" style:family="paragraph" style:parent-style-name="Table_20_Contents">
      <style:paragraph-properties fo:text-align="center" style:justify-single-word="false"/>
      <style:text-properties officeooo:rsid="002a1bf1" officeooo:paragraph-rsid="003fd7c4"/>
    </style:style>
    <style:style style:name="P123" style:family="paragraph" style:parent-style-name="Table_20_Contents">
      <style:paragraph-properties fo:text-align="center" style:justify-single-word="false"/>
      <style:text-properties officeooo:rsid="002a1bf1" officeooo:paragraph-rsid="0040e996"/>
    </style:style>
    <style:style style:name="P124" style:family="paragraph" style:parent-style-name="Table_20_Contents">
      <style:paragraph-properties fo:text-align="center" style:justify-single-word="false"/>
      <style:text-properties officeooo:rsid="002a1bf1" officeooo:paragraph-rsid="0043ed76"/>
    </style:style>
    <style:style style:name="P125" style:family="paragraph" style:parent-style-name="Table_20_Contents">
      <style:text-properties officeooo:rsid="002a1bf1" officeooo:paragraph-rsid="000e8cf3"/>
    </style:style>
    <style:style style:name="P126" style:family="paragraph" style:parent-style-name="Table_20_Contents">
      <style:text-properties officeooo:paragraph-rsid="000e8cf3"/>
    </style:style>
    <style:style style:name="P127" style:family="paragraph" style:parent-style-name="Table_20_Contents">
      <style:paragraph-properties fo:text-align="center" style:justify-single-word="false"/>
      <style:text-properties officeooo:rsid="0010c05d" officeooo:paragraph-rsid="0010c05d"/>
    </style:style>
    <style:style style:name="P128" style:family="paragraph" style:parent-style-name="Table_20_Contents">
      <style:text-properties officeooo:rsid="0010c05d" officeooo:paragraph-rsid="0010c05d"/>
    </style:style>
    <style:style style:name="P129" style:family="paragraph" style:parent-style-name="Table_20_Contents">
      <style:paragraph-properties fo:text-align="center" style:justify-single-word="false"/>
      <style:text-properties officeooo:rsid="0043ed76" officeooo:paragraph-rsid="0043ed76"/>
    </style:style>
    <style:style style:name="P130" style:family="paragraph" style:parent-style-name="Table_20_Contents">
      <style:text-properties officeooo:rsid="0043ed76" officeooo:paragraph-rsid="0043ed76"/>
    </style:style>
    <style:style style:name="P131" style:family="paragraph" style:parent-style-name="Table_20_Contents">
      <style:paragraph-properties fo:text-align="center" style:justify-single-word="false"/>
      <style:text-properties officeooo:rsid="003fd7c4" officeooo:paragraph-rsid="0040e996"/>
    </style:style>
    <style:style style:name="P132" style:family="paragraph" style:parent-style-name="Table_20_Contents">
      <style:paragraph-properties fo:text-align="center" style:justify-single-word="false"/>
      <style:text-properties officeooo:rsid="003fd7c4" officeooo:paragraph-rsid="003fd7c4"/>
    </style:style>
    <style:style style:name="P133" style:family="paragraph" style:parent-style-name="Table_20_Contents">
      <style:text-properties officeooo:rsid="003fd7c4" officeooo:paragraph-rsid="003fd7c4"/>
    </style:style>
    <style:style style:name="P134" style:family="paragraph" style:parent-style-name="Table_20_Contents">
      <style:text-properties officeooo:rsid="0040e996" officeooo:paragraph-rsid="0040e996"/>
    </style:style>
    <style:style style:name="P135" style:family="paragraph" style:parent-style-name="Table_20_Contents">
      <style:paragraph-properties fo:text-align="center" style:justify-single-word="false"/>
      <style:text-properties officeooo:rsid="003e25e1" officeooo:paragraph-rsid="003e25e1"/>
    </style:style>
    <style:style style:name="P136" style:family="paragraph" style:parent-style-name="Table_20_Contents">
      <style:text-properties officeooo:rsid="003e25e1" officeooo:paragraph-rsid="003e25e1"/>
    </style:style>
    <style:style style:name="P137" style:family="paragraph" style:parent-style-name="Table_20_Contents">
      <style:paragraph-properties fo:text-align="center" style:justify-single-word="false"/>
      <style:text-properties officeooo:paragraph-rsid="007613dd" style:text-rotation-angle="90" style:text-rotation-scale="line-height"/>
    </style:style>
    <style:style style:name="P138" style:family="paragraph" style:parent-style-name="Table_20_Contents">
      <style:paragraph-properties fo:text-align="center" style:justify-single-word="false"/>
      <style:text-properties officeooo:paragraph-rsid="0076d5af" style:text-rotation-angle="90" style:text-rotation-scale="line-height"/>
    </style:style>
    <style:style style:name="P139" style:family="paragraph" style:parent-style-name="Table_20_Contents">
      <style:paragraph-properties fo:text-align="center" style:justify-single-word="false"/>
      <style:text-properties officeooo:paragraph-rsid="007ec7d7" style:text-rotation-angle="90" style:text-rotation-scale="line-height"/>
    </style:style>
    <style:style style:name="P140" style:family="paragraph" style:parent-style-name="Table_20_Contents">
      <style:paragraph-properties fo:text-align="center" style:justify-single-word="false"/>
      <style:text-properties officeooo:paragraph-rsid="008bb2e2" style:text-rotation-angle="90" style:text-rotation-scale="line-height"/>
    </style:style>
    <style:style style:name="P141" style:family="paragraph" style:parent-style-name="Table_20_Contents">
      <style:paragraph-properties fo:text-align="center" style:justify-single-word="false"/>
      <style:text-properties officeooo:paragraph-rsid="00923ab9" style:text-rotation-angle="90" style:text-rotation-scale="line-height"/>
    </style:style>
    <style:style style:name="P142" style:family="paragraph" style:parent-style-name="Table_20_Contents">
      <style:paragraph-properties fo:text-align="center" style:justify-single-word="false"/>
      <style:text-properties officeooo:paragraph-rsid="00ae8c0e" style:text-rotation-angle="90" style:text-rotation-scale="line-height"/>
    </style:style>
    <style:style style:name="P143" style:family="paragraph" style:parent-style-name="Table_20_Contents">
      <style:paragraph-properties fo:text-align="center" style:justify-single-word="false"/>
      <style:text-properties officeooo:rsid="0061c7d3" officeooo:paragraph-rsid="0061c7d3"/>
    </style:style>
    <style:style style:name="P144" style:family="paragraph" style:parent-style-name="Table_20_Contents">
      <style:paragraph-properties fo:text-align="center" style:justify-single-word="false"/>
      <style:text-properties officeooo:rsid="0061c7d3" officeooo:paragraph-rsid="0067064c"/>
    </style:style>
    <style:style style:name="P145" style:family="paragraph" style:parent-style-name="Table_20_Contents">
      <style:paragraph-properties fo:text-align="center" style:justify-single-word="false"/>
      <style:text-properties officeooo:rsid="0061c7d3" officeooo:paragraph-rsid="0064c05c"/>
    </style:style>
    <style:style style:name="P146" style:family="paragraph" style:parent-style-name="Table_20_Contents">
      <style:paragraph-properties fo:text-align="center" style:justify-single-word="false"/>
      <style:text-properties officeooo:rsid="0061c7d3" officeooo:paragraph-rsid="0076d5af"/>
    </style:style>
    <style:style style:name="P147" style:family="paragraph" style:parent-style-name="Table_20_Contents">
      <style:paragraph-properties fo:text-align="center" style:justify-single-word="false"/>
      <style:text-properties officeooo:rsid="0061c7d3" officeooo:paragraph-rsid="007ec7d7"/>
    </style:style>
    <style:style style:name="P148" style:family="paragraph" style:parent-style-name="Table_20_Contents">
      <style:paragraph-properties fo:text-align="center" style:justify-single-word="false"/>
      <style:text-properties officeooo:rsid="0061c7d3" officeooo:paragraph-rsid="008bb2e2"/>
    </style:style>
    <style:style style:name="P149" style:family="paragraph" style:parent-style-name="Table_20_Contents">
      <style:paragraph-properties fo:text-align="center" style:justify-single-word="false"/>
      <style:text-properties officeooo:rsid="0061c7d3" officeooo:paragraph-rsid="00923ab9"/>
    </style:style>
    <style:style style:name="P150" style:family="paragraph" style:parent-style-name="Table_20_Contents">
      <style:paragraph-properties fo:text-align="center" style:justify-single-word="false"/>
      <style:text-properties officeooo:rsid="0061c7d3" officeooo:paragraph-rsid="00ae8c0e"/>
    </style:style>
    <style:style style:name="P151" style:family="paragraph" style:parent-style-name="Table_20_Contents">
      <style:paragraph-properties fo:text-align="center" style:justify-single-word="false"/>
      <style:text-properties officeooo:rsid="0061c7d3" officeooo:paragraph-rsid="00bff3ab"/>
    </style:style>
    <style:style style:name="P152" style:family="paragraph" style:parent-style-name="Table_20_Contents">
      <style:paragraph-properties fo:text-align="center" style:justify-single-word="false"/>
      <style:text-properties officeooo:rsid="0061eb0a" officeooo:paragraph-rsid="007613dd"/>
    </style:style>
    <style:style style:name="P153" style:family="paragraph" style:parent-style-name="Table_20_Contents">
      <style:paragraph-properties fo:text-align="center" style:justify-single-word="false"/>
      <style:text-properties officeooo:rsid="0061eb0a" officeooo:paragraph-rsid="0061eb0a"/>
    </style:style>
    <style:style style:name="P154" style:family="paragraph" style:parent-style-name="Table_20_Contents">
      <style:paragraph-properties fo:text-align="center" style:justify-single-word="false"/>
      <style:text-properties officeooo:rsid="0061eb0a" officeooo:paragraph-rsid="0076d5af"/>
    </style:style>
    <style:style style:name="P155" style:family="paragraph" style:parent-style-name="Table_20_Contents">
      <style:paragraph-properties fo:text-align="center" style:justify-single-word="false"/>
      <style:text-properties officeooo:rsid="0061eb0a" officeooo:paragraph-rsid="007ec7d7"/>
    </style:style>
    <style:style style:name="P156" style:family="paragraph" style:parent-style-name="Table_20_Contents">
      <style:paragraph-properties fo:text-align="center" style:justify-single-word="false"/>
      <style:text-properties officeooo:rsid="0061eb0a" officeooo:paragraph-rsid="008bb2e2"/>
    </style:style>
    <style:style style:name="P157" style:family="paragraph" style:parent-style-name="Table_20_Contents">
      <style:paragraph-properties fo:text-align="center" style:justify-single-word="false"/>
      <style:text-properties officeooo:rsid="0061eb0a" officeooo:paragraph-rsid="00923ab9"/>
    </style:style>
    <style:style style:name="P158" style:family="paragraph" style:parent-style-name="Table_20_Contents">
      <style:paragraph-properties fo:text-align="center" style:justify-single-word="false"/>
      <style:text-properties officeooo:rsid="0061eb0a" officeooo:paragraph-rsid="00ae8c0e"/>
    </style:style>
    <style:style style:name="P159" style:family="paragraph" style:parent-style-name="Table_20_Contents">
      <style:paragraph-properties fo:text-align="center" style:justify-single-word="false"/>
      <style:text-properties officeooo:rsid="0074cb4d" officeooo:paragraph-rsid="007613dd"/>
    </style:style>
    <style:style style:name="P160" style:family="paragraph" style:parent-style-name="Table_20_Contents">
      <style:paragraph-properties fo:text-align="center" style:justify-single-word="false"/>
      <style:text-properties officeooo:rsid="0074cb4d" officeooo:paragraph-rsid="0076d5af"/>
    </style:style>
    <style:style style:name="P161" style:family="paragraph" style:parent-style-name="Table_20_Contents">
      <style:paragraph-properties fo:text-align="center" style:justify-single-word="false"/>
      <style:text-properties officeooo:rsid="0074cb4d" officeooo:paragraph-rsid="007ec7d7"/>
    </style:style>
    <style:style style:name="P162" style:family="paragraph" style:parent-style-name="Table_20_Contents">
      <style:paragraph-properties fo:text-align="center" style:justify-single-word="false"/>
      <style:text-properties officeooo:rsid="0074cb4d" officeooo:paragraph-rsid="008bb2e2"/>
    </style:style>
    <style:style style:name="P163" style:family="paragraph" style:parent-style-name="Table_20_Contents">
      <style:paragraph-properties fo:text-align="center" style:justify-single-word="false"/>
      <style:text-properties officeooo:rsid="0074cb4d" officeooo:paragraph-rsid="00923ab9"/>
    </style:style>
    <style:style style:name="P164" style:family="paragraph" style:parent-style-name="Table_20_Contents">
      <style:paragraph-properties fo:text-align="center" style:justify-single-word="false"/>
      <style:text-properties officeooo:rsid="0074cb4d" officeooo:paragraph-rsid="00ae8c0e"/>
    </style:style>
    <style:style style:name="P165" style:family="paragraph" style:parent-style-name="Footnote">
      <style:text-properties officeooo:rsid="0028b033" officeooo:paragraph-rsid="0028b033"/>
    </style:style>
    <style:style style:name="P166" style:family="paragraph" style:parent-style-name="Standard">
      <style:paragraph-properties fo:margin-top="0cm" fo:margin-bottom="0cm" style:contextual-spacing="false" fo:text-align="end" style:justify-single-word="false"/>
      <style:text-properties fo:font-size="13pt" fo:font-weight="bold" officeooo:rsid="001126b1" officeooo:paragraph-rsid="000e8cf3" style:font-size-asian="13pt" style:font-weight-asian="bold" style:font-name-complex="Courier New" style:font-size-complex="13pt" style:font-weight-complex="bold"/>
    </style:style>
    <style:style style:name="P167" style:family="paragraph" style:parent-style-name="Standard">
      <style:paragraph-properties fo:margin-top="0cm" fo:margin-bottom="0cm" style:contextual-spacing="false" fo:text-align="end" style:justify-single-word="false"/>
      <style:text-properties style:use-window-font-color="true" fo:font-size="13pt" fo:font-weight="bold" officeooo:rsid="001126b1" officeooo:paragraph-rsid="0052f445" style:font-size-asian="13pt" style:font-weight-asian="bold" style:font-name-complex="Courier New" style:font-size-complex="13pt" style:font-weight-complex="bold"/>
    </style:style>
    <style:style style:name="P168" style:family="paragraph" style:parent-style-name="Standard">
      <style:paragraph-properties fo:margin-top="0cm" fo:margin-bottom="0cm" style:contextual-spacing="false" fo:text-align="end" style:justify-single-word="false"/>
      <style:text-properties style:use-window-font-color="true" fo:font-size="13pt" fo:font-weight="normal" officeooo:rsid="00443187" officeooo:paragraph-rsid="000e8cf3" style:font-size-asian="13pt" style:font-weight-asian="normal" style:font-name-complex="Arial" style:font-size-complex="13pt" style:font-weight-complex="normal"/>
    </style:style>
    <style:style style:name="P169" style:family="paragraph" style:parent-style-name="Standard">
      <style:paragraph-properties fo:margin-top="0cm" fo:margin-bottom="0cm" style:contextual-spacing="false" fo:text-align="end" style:justify-single-word="false"/>
      <style:text-properties style:use-window-font-color="true" fo:font-size="13pt" fo:font-weight="normal" officeooo:rsid="00443187" officeooo:paragraph-rsid="00101f5f" style:font-size-asian="13pt" style:font-weight-asian="normal" style:font-name-complex="Arial" style:font-size-complex="13pt" style:font-weight-complex="normal"/>
    </style:style>
    <style:style style:name="P170" style:family="paragraph" style:parent-style-name="Standard">
      <style:paragraph-properties fo:margin-top="0cm" fo:margin-bottom="0cm" style:contextual-spacing="false" fo:text-align="end" style:justify-single-word="false"/>
      <style:text-properties style:use-window-font-color="true" fo:font-size="11pt" fo:font-weight="bold" officeooo:rsid="00428234" officeooo:paragraph-rsid="000e8cf3" style:font-size-asian="11pt" style:font-weight-asian="bold" style:font-name-complex="Courier New" style:font-size-complex="11pt" style:font-weight-complex="bold"/>
    </style:style>
    <style:style style:name="P171" style:family="paragraph" style:parent-style-name="Standard">
      <style:paragraph-properties fo:margin-top="0cm" fo:margin-bottom="0.199cm" style:contextual-spacing="false" fo:text-align="end" style:justify-single-word="false"/>
      <style:text-properties style:use-window-font-color="true" fo:font-size="17pt" fo:font-weight="bold" officeooo:rsid="00428234" officeooo:paragraph-rsid="000e8cf3" style:font-size-asian="17pt" style:font-weight-asian="bold" style:font-name-complex="Courier New" style:font-size-complex="17pt" style:font-weight-complex="bold"/>
    </style:style>
    <style:style style:name="P172" style:family="paragraph" style:parent-style-name="Standard">
      <style:paragraph-properties fo:margin-top="0.199cm" fo:margin-bottom="0.199cm" style:contextual-spacing="false"/>
      <style:text-properties fo:font-weight="normal" officeooo:rsid="001ea135" officeooo:paragraph-rsid="000e8cf3" style:font-weight-asian="normal" style:font-weight-complex="normal"/>
    </style:style>
    <style:style style:name="P173" style:family="paragraph" style:parent-style-name="Standard" style:master-page-name="">
      <style:paragraph-properties style:page-number="auto" fo:keep-with-next="always"/>
      <style:text-properties officeooo:paragraph-rsid="009b8605"/>
    </style:style>
    <style:style style:name="P174" style:family="paragraph" style:parent-style-name="Standard" style:master-page-name="">
      <style:paragraph-properties style:page-number="auto" fo:keep-with-next="always"/>
      <style:text-properties officeooo:paragraph-rsid="0064c05c"/>
    </style:style>
    <style:style style:name="P175" style:family="paragraph" style:parent-style-name="Standard" style:master-page-name="">
      <style:paragraph-properties style:page-number="auto" fo:keep-with-next="always"/>
      <style:text-properties officeooo:paragraph-rsid="00767754"/>
    </style:style>
    <style:style style:name="P176" style:family="paragraph" style:parent-style-name="Standard" style:master-page-name="">
      <style:paragraph-properties style:page-number="auto" fo:keep-with-next="always"/>
      <style:text-properties officeooo:paragraph-rsid="007ec7d7"/>
    </style:style>
    <style:style style:name="P177" style:family="paragraph" style:parent-style-name="Standard" style:master-page-name="">
      <style:paragraph-properties style:page-number="auto" fo:keep-with-next="always"/>
      <style:text-properties officeooo:paragraph-rsid="008bb2e2"/>
    </style:style>
    <style:style style:name="P178" style:family="paragraph" style:parent-style-name="Standard" style:master-page-name="">
      <style:paragraph-properties style:page-number="auto" fo:keep-with-next="always"/>
      <style:text-properties officeooo:paragraph-rsid="00935e90"/>
    </style:style>
    <style:style style:name="P179" style:family="paragraph" style:parent-style-name="Standard" style:master-page-name="">
      <style:paragraph-properties style:page-number="auto" fo:keep-with-next="always"/>
      <style:text-properties officeooo:paragraph-rsid="00a45b43"/>
    </style:style>
    <style:style style:name="P180" style:family="paragraph" style:parent-style-name="Standard" style:master-page-name="">
      <style:paragraph-properties style:page-number="auto" fo:keep-with-next="always"/>
      <style:text-properties officeooo:paragraph-rsid="00ae8c0e"/>
    </style:style>
    <style:style style:name="P181" style:family="paragraph" style:parent-style-name="Standard" style:master-page-name="">
      <style:paragraph-properties style:page-number="auto" fo:keep-with-next="always"/>
      <style:text-properties officeooo:paragraph-rsid="00bb8d5e"/>
    </style:style>
    <style:style style:name="P182" style:family="paragraph" style:parent-style-name="Standard" style:master-page-name="">
      <style:paragraph-properties style:page-number="auto" fo:keep-with-next="always"/>
      <style:text-properties officeooo:paragraph-rsid="00c04714"/>
    </style:style>
    <style:style style:name="P183" style:family="paragraph" style:parent-style-name="Heading_20_1">
      <style:text-properties officeooo:paragraph-rsid="000e8cf3"/>
    </style:style>
    <style:style style:name="P184" style:family="paragraph" style:parent-style-name="Heading_20_1">
      <style:text-properties officeooo:paragraph-rsid="002f3e25"/>
    </style:style>
    <style:style style:name="P185" style:family="paragraph" style:parent-style-name="Heading_20_1">
      <style:text-properties officeooo:paragraph-rsid="00923ab9"/>
    </style:style>
    <style:style style:name="P186" style:family="paragraph" style:parent-style-name="Heading_20_1">
      <style:text-properties officeooo:paragraph-rsid="00301f4d"/>
    </style:style>
    <style:style style:name="P187" style:family="paragraph" style:parent-style-name="Heading_20_2">
      <style:text-properties fo:font-weight="bold" officeooo:rsid="0012546f" officeooo:paragraph-rsid="000e8cf3" style:font-weight-asian="bold" style:font-weight-complex="bold"/>
    </style:style>
    <style:style style:name="P188" style:family="paragraph" style:parent-style-name="Heading_20_2">
      <style:text-properties fo:font-weight="bold" officeooo:rsid="00161c89" officeooo:paragraph-rsid="000e8cf3" style:font-weight-asian="bold" style:font-weight-complex="bold"/>
    </style:style>
    <style:style style:name="P189" style:family="paragraph" style:parent-style-name="Heading_20_2">
      <style:text-properties fo:font-weight="bold" officeooo:rsid="0016cb03" officeooo:paragraph-rsid="000e8cf3" style:font-weight-asian="bold" style:font-weight-complex="bold"/>
    </style:style>
    <style:style style:name="P190" style:family="paragraph" style:parent-style-name="Heading_20_2">
      <style:text-properties fo:font-weight="bold" officeooo:rsid="0017f4f8" officeooo:paragraph-rsid="000e8cf3" style:font-weight-asian="bold" style:font-weight-complex="bold"/>
    </style:style>
    <style:style style:name="P191" style:family="paragraph" style:parent-style-name="Heading_20_2">
      <style:text-properties officeooo:rsid="007b13f0" officeooo:paragraph-rsid="002f3e25"/>
    </style:style>
    <style:style style:name="P192" style:family="paragraph" style:parent-style-name="Heading_20_2">
      <style:text-properties officeooo:rsid="00374743" officeooo:paragraph-rsid="00374743"/>
    </style:style>
    <style:style style:name="P193" style:family="paragraph" style:parent-style-name="Heading_20_2">
      <style:text-properties officeooo:paragraph-rsid="000e8cf3"/>
    </style:style>
    <style:style style:name="P194" style:family="paragraph" style:parent-style-name="Heading_20_2">
      <style:text-properties officeooo:paragraph-rsid="005b9ef1"/>
    </style:style>
    <style:style style:name="P195" style:family="paragraph" style:parent-style-name="Heading_20_2">
      <style:text-properties officeooo:rsid="00503453" officeooo:paragraph-rsid="005b9ef1"/>
    </style:style>
    <style:style style:name="P196" style:family="paragraph" style:parent-style-name="Heading_20_2">
      <style:text-properties officeooo:rsid="00623486" officeooo:paragraph-rsid="000e8cf3"/>
    </style:style>
    <style:style style:name="P197" style:family="paragraph" style:parent-style-name="Heading_20_2">
      <style:text-properties officeooo:rsid="007e3ff6" officeooo:paragraph-rsid="00301f4d"/>
    </style:style>
    <style:style style:name="P198" style:family="paragraph" style:parent-style-name="Heading_20_2">
      <style:text-properties officeooo:rsid="0029524f" officeooo:paragraph-rsid="0029524f"/>
    </style:style>
    <style:style style:name="T1" style:family="text">
      <style:text-properties officeooo:rsid="00750fa9"/>
    </style:style>
    <style:style style:name="T2" style:family="text">
      <style:text-properties officeooo:rsid="0041702f"/>
    </style:style>
    <style:style style:name="T3" style:family="text">
      <style:text-properties fo:color="#800080" officeooo:rsid="0041702f"/>
    </style:style>
    <style:style style:name="T4" style:family="text">
      <style:text-properties officeooo:rsid="0051db22"/>
    </style:style>
    <style:style style:name="T5" style:family="text">
      <style:text-properties officeooo:rsid="00532ea3"/>
    </style:style>
    <style:style style:name="T6" style:family="text">
      <style:text-properties fo:color="#ff3366"/>
    </style:style>
    <style:style style:name="T7" style:family="text">
      <style:text-properties fo:color="#ff3366" officeooo:rsid="00461444"/>
    </style:style>
    <style:style style:name="T8" style:family="text">
      <style:text-properties fo:color="#ff3366" officeooo:rsid="004a82ba"/>
    </style:style>
    <style:style style:name="T9" style:family="text">
      <style:text-properties fo:color="#ff3366" officeooo:rsid="0052f445"/>
    </style:style>
    <style:style style:name="T10" style:family="text">
      <style:text-properties fo:color="#ff3366" officeooo:rsid="0054ea1c"/>
    </style:style>
    <style:style style:name="T11" style:family="text">
      <style:text-properties fo:color="#ff3366" officeooo:rsid="00563584"/>
    </style:style>
    <style:style style:name="T12" style:family="text">
      <style:text-properties officeooo:rsid="00473854"/>
    </style:style>
    <style:style style:name="T13" style:family="text">
      <style:text-properties officeooo:rsid="00461444"/>
    </style:style>
    <style:style style:name="T14" style:family="text">
      <style:text-properties officeooo:rsid="00465441"/>
    </style:style>
    <style:style style:name="T15" style:family="text">
      <style:text-properties officeooo:rsid="0049dc04" style:font-name-complex="Arial2"/>
    </style:style>
    <style:style style:name="T16" style:family="text">
      <style:text-properties officeooo:rsid="0049dc04" style:font-name-complex="Times New Roman1"/>
    </style:style>
    <style:style style:name="T17" style:family="text">
      <style:text-properties officeooo:rsid="004dbeee" style:font-name-complex="Times New Roman1"/>
    </style:style>
    <style:style style:name="T18" style:family="text">
      <style:text-properties officeooo:rsid="004a82ba"/>
    </style:style>
    <style:style style:name="T19" style:family="text">
      <style:text-properties officeooo:rsid="004be36f"/>
    </style:style>
    <style:style style:name="T20" style:family="text">
      <style:text-properties officeooo:rsid="004dbeee"/>
    </style:style>
    <style:style style:name="T21" style:family="text">
      <style:text-properties officeooo:rsid="0012546f"/>
    </style:style>
    <style:style style:name="T22" style:family="text">
      <style:text-properties officeooo:rsid="001995bf"/>
    </style:style>
    <style:style style:name="T23" style:family="text">
      <style:text-properties officeooo:rsid="001a0416"/>
    </style:style>
    <style:style style:name="T24" style:family="text">
      <style:text-properties fo:font-weight="normal" officeooo:rsid="001f9d33" style:font-weight-asian="normal" style:font-weight-complex="normal"/>
    </style:style>
    <style:style style:name="T25" style:family="text">
      <style:text-properties fo:font-weight="normal" officeooo:rsid="002023dd" style:font-weight-asian="normal" style:font-weight-complex="normal"/>
    </style:style>
    <style:style style:name="T26" style:family="text">
      <style:text-properties fo:font-weight="normal" officeooo:rsid="002ff272" style:font-weight-asian="normal" style:font-weight-complex="normal"/>
    </style:style>
    <style:style style:name="T27" style:family="text">
      <style:text-properties fo:font-weight="normal" officeooo:rsid="003fcf9c" style:font-weight-asian="normal" style:font-weight-complex="normal"/>
    </style:style>
    <style:style style:name="T28" style:family="text">
      <style:text-properties fo:font-weight="normal" officeooo:rsid="0017f4f8" style:font-weight-asian="normal" style:font-weight-complex="normal"/>
    </style:style>
    <style:style style:name="T29" style:family="text">
      <style:text-properties fo:font-weight="normal" officeooo:rsid="001f21b6" style:font-weight-asian="normal" style:font-weight-complex="normal"/>
    </style:style>
    <style:style style:name="T30" style:family="text">
      <style:text-properties fo:font-weight="normal" officeooo:rsid="00161c89" style:font-weight-asian="normal" style:font-weight-complex="normal"/>
    </style:style>
    <style:style style:name="T31" style:family="text">
      <style:text-properties fo:font-weight="normal" officeooo:rsid="00896c98" style:font-weight-asian="normal" style:font-weight-complex="normal"/>
    </style:style>
    <style:style style:name="T32" style:family="text">
      <style:text-properties fo:font-weight="normal" officeooo:rsid="0087e2bf" style:font-weight-asian="normal" style:font-weight-complex="normal"/>
    </style:style>
    <style:style style:name="T33" style:family="text">
      <style:text-properties fo:font-weight="normal" officeooo:rsid="000f29b3" style:font-weight-asian="normal" style:font-weight-complex="normal"/>
    </style:style>
    <style:style style:name="T34" style:family="text">
      <style:text-properties fo:font-weight="normal" officeooo:rsid="00182a55" style:font-weight-asian="normal" style:font-weight-complex="normal"/>
    </style:style>
    <style:style style:name="T35" style:family="text">
      <style:text-properties fo:font-weight="normal" officeooo:rsid="00183012" style:font-weight-asian="normal" style:font-weight-complex="normal"/>
    </style:style>
    <style:style style:name="T36" style:family="text">
      <style:text-properties fo:font-weight="normal" officeooo:rsid="0019be85" style:font-weight-asian="normal" style:font-weight-complex="normal"/>
    </style:style>
    <style:style style:name="T37" style:family="text">
      <style:text-properties fo:font-weight="normal" officeooo:rsid="001a4001" style:font-weight-asian="normal" style:font-weight-complex="normal"/>
    </style:style>
    <style:style style:name="T38" style:family="text">
      <style:text-properties fo:font-weight="normal" officeooo:rsid="001bce29" style:font-weight-asian="normal" style:font-weight-complex="normal"/>
    </style:style>
    <style:style style:name="T39" style:family="text">
      <style:text-properties fo:font-weight="normal" officeooo:rsid="001c71d8" style:font-weight-asian="normal" style:font-weight-complex="normal"/>
    </style:style>
    <style:style style:name="T40" style:family="text">
      <style:text-properties fo:font-weight="normal" officeooo:rsid="007e58d8" style:font-weight-asian="normal" style:font-weight-complex="normal"/>
    </style:style>
    <style:style style:name="T41" style:family="text">
      <style:text-properties fo:font-weight="normal" officeooo:rsid="008adfa5" style:font-weight-asian="normal" style:font-weight-complex="normal"/>
    </style:style>
    <style:style style:name="T42" style:family="text">
      <style:text-properties fo:font-weight="normal" officeooo:rsid="007e8fef" style:font-weight-asian="normal" style:font-weight-complex="normal"/>
    </style:style>
    <style:style style:name="T43" style:family="text">
      <style:text-properties fo:font-weight="normal" officeooo:rsid="007eae00" style:font-weight-asian="normal" style:font-weight-complex="normal"/>
    </style:style>
    <style:style style:name="T44" style:family="text">
      <style:text-properties fo:font-weight="normal" officeooo:rsid="00809fc1" style:font-weight-asian="normal" style:font-weight-complex="normal"/>
    </style:style>
    <style:style style:name="T45" style:family="text">
      <style:text-properties fo:font-weight="normal" officeooo:rsid="007ee493" style:font-weight-asian="normal" style:font-weight-complex="normal"/>
    </style:style>
    <style:style style:name="T46" style:family="text">
      <style:text-properties fo:font-weight="normal" officeooo:rsid="007f9784" style:font-weight-asian="normal" style:font-weight-complex="normal"/>
    </style:style>
    <style:style style:name="T47" style:family="text">
      <style:text-properties fo:font-weight="normal" officeooo:rsid="0046b15e" style:font-weight-asian="normal" style:font-weight-complex="normal"/>
    </style:style>
    <style:style style:name="T48" style:family="text">
      <style:text-properties fo:font-weight="normal" officeooo:rsid="0047b307" style:font-weight-asian="normal" style:font-weight-complex="normal"/>
    </style:style>
    <style:style style:name="T49" style:family="text">
      <style:text-properties fo:font-weight="normal" officeooo:rsid="00498b1a" style:font-weight-asian="normal" style:font-weight-complex="normal"/>
    </style:style>
    <style:style style:name="T50" style:family="text">
      <style:text-properties fo:font-weight="normal" officeooo:rsid="004b5441" style:font-weight-asian="normal" style:font-weight-complex="normal"/>
    </style:style>
    <style:style style:name="T51" style:family="text">
      <style:text-properties fo:font-weight="normal" officeooo:rsid="00485cb7" style:font-weight-asian="normal" style:font-weight-complex="normal"/>
    </style:style>
    <style:style style:name="T52" style:family="text">
      <style:text-properties fo:font-weight="normal" officeooo:rsid="004f4fe0" style:font-weight-asian="normal" style:font-weight-complex="normal"/>
    </style:style>
    <style:style style:name="T53" style:family="text">
      <style:text-properties fo:font-weight="normal" officeooo:rsid="0051022b" style:font-weight-asian="normal" style:font-weight-complex="normal"/>
    </style:style>
    <style:style style:name="T54" style:family="text">
      <style:text-properties officeooo:rsid="001cbdcb"/>
    </style:style>
    <style:style style:name="T55" style:family="text">
      <style:text-properties officeooo:rsid="0015c6e5"/>
    </style:style>
    <style:style style:name="T56" style:family="text">
      <style:text-properties officeooo:rsid="0017274a"/>
    </style:style>
    <style:style style:name="T57" style:family="text">
      <style:text-properties officeooo:rsid="001a95b9"/>
    </style:style>
    <style:style style:name="T58" style:family="text">
      <style:text-properties officeooo:rsid="0035229f"/>
    </style:style>
    <style:style style:name="T59" style:family="text">
      <style:text-properties officeooo:rsid="002326f3"/>
    </style:style>
    <style:style style:name="T60" style:family="text">
      <style:text-properties officeooo:rsid="001bcc26"/>
    </style:style>
    <style:style style:name="T61" style:family="text">
      <style:text-properties officeooo:rsid="0030eece"/>
    </style:style>
    <style:style style:name="T62" style:family="text">
      <style:text-properties officeooo:rsid="00237e5a"/>
    </style:style>
    <style:style style:name="T63" style:family="text">
      <style:text-properties officeooo:rsid="00267e38"/>
    </style:style>
    <style:style style:name="T64" style:family="text">
      <style:text-properties officeooo:rsid="00300353"/>
    </style:style>
    <style:style style:name="T65" style:family="text">
      <style:text-properties officeooo:rsid="002da4f0"/>
    </style:style>
    <style:style style:name="T66" style:family="text">
      <style:text-properties officeooo:rsid="00279dad"/>
    </style:style>
    <style:style style:name="T67" style:family="text">
      <style:text-properties officeooo:rsid="00297c7f"/>
    </style:style>
    <style:style style:name="T68" style:family="text">
      <style:text-properties officeooo:rsid="002b336b"/>
    </style:style>
    <style:style style:name="T69" style:family="text">
      <style:text-properties officeooo:rsid="002e952a"/>
    </style:style>
    <style:style style:name="T70" style:family="text">
      <style:text-properties officeooo:rsid="002b4870"/>
    </style:style>
    <style:style style:name="T71" style:family="text">
      <style:text-properties officeooo:rsid="0034e76c"/>
    </style:style>
    <style:style style:name="T72" style:family="text">
      <style:text-properties officeooo:rsid="003b80eb"/>
    </style:style>
    <style:style style:name="T73" style:family="text">
      <style:text-properties officeooo:rsid="0036be70"/>
    </style:style>
    <style:style style:name="T74" style:family="text">
      <style:text-properties officeooo:rsid="00380816"/>
    </style:style>
    <style:style style:name="T75" style:family="text">
      <style:text-properties officeooo:rsid="00398c3a"/>
    </style:style>
    <style:style style:name="T76" style:family="text">
      <style:text-properties officeooo:rsid="003def52"/>
    </style:style>
    <style:style style:name="T77" style:family="text">
      <style:text-properties officeooo:rsid="003efc45"/>
    </style:style>
    <style:style style:name="T78" style:family="text">
      <style:text-properties officeooo:rsid="00623486"/>
    </style:style>
    <style:style style:name="T79" style:family="text">
      <style:text-properties officeooo:rsid="00665c8c"/>
    </style:style>
    <style:style style:name="T80" style:family="text">
      <style:text-properties officeooo:rsid="0062a37f"/>
    </style:style>
    <style:style style:name="T81" style:family="text">
      <style:text-properties officeooo:rsid="0026edbc"/>
    </style:style>
    <style:style style:name="T82" style:family="text">
      <style:text-properties officeooo:rsid="0070f8de"/>
    </style:style>
    <style:style style:name="T83" style:family="text">
      <style:text-properties officeooo:rsid="007260ad"/>
    </style:style>
    <style:style style:name="T84" style:family="text">
      <style:text-properties officeooo:rsid="00238004"/>
    </style:style>
    <style:style style:name="T85" style:family="text">
      <style:text-properties officeooo:rsid="002532d4"/>
    </style:style>
    <style:style style:name="T86" style:family="text">
      <style:text-properties officeooo:rsid="0027a697"/>
    </style:style>
    <style:style style:name="T87" style:family="text">
      <style:text-properties officeooo:rsid="0028b033"/>
    </style:style>
    <style:style style:name="T88" style:family="text">
      <style:text-properties officeooo:rsid="002a58c7"/>
    </style:style>
    <style:style style:name="T89" style:family="text">
      <style:text-properties officeooo:rsid="002aa52a"/>
    </style:style>
    <style:style style:name="T90" style:family="text">
      <style:text-properties officeooo:rsid="002e560a"/>
    </style:style>
    <style:style style:name="T91" style:family="text">
      <style:text-properties officeooo:rsid="0035c7d1"/>
    </style:style>
    <style:style style:name="T92" style:family="text">
      <style:text-properties officeooo:rsid="00360e5e"/>
    </style:style>
    <style:style style:name="T93" style:family="text">
      <style:text-properties officeooo:rsid="0037ee52"/>
    </style:style>
    <style:style style:name="T94" style:family="text">
      <style:text-properties officeooo:rsid="002f6ea4"/>
    </style:style>
    <style:style style:name="T95" style:family="text">
      <style:text-properties officeooo:rsid="002ee0ee"/>
    </style:style>
    <style:style style:name="T96" style:family="text">
      <style:text-properties officeooo:rsid="002f628a"/>
    </style:style>
    <style:style style:name="T97" style:family="text">
      <style:text-properties officeooo:rsid="00161c89"/>
    </style:style>
    <style:style style:name="T98" style:family="text">
      <style:text-properties officeooo:rsid="001bfb69"/>
    </style:style>
    <style:style style:name="T99" style:family="text">
      <style:text-properties officeooo:rsid="0033db22"/>
    </style:style>
    <style:style style:name="T100" style:family="text">
      <style:text-properties officeooo:rsid="0016cb03"/>
    </style:style>
    <style:style style:name="T101" style:family="text">
      <style:text-properties officeooo:rsid="001c71f0"/>
    </style:style>
    <style:style style:name="T102" style:family="text">
      <style:text-properties officeooo:rsid="001f21b6"/>
    </style:style>
    <style:style style:name="T103" style:family="text">
      <style:text-properties officeooo:rsid="00354fde"/>
    </style:style>
    <style:style style:name="T104" style:family="text">
      <style:text-properties fo:font-weight="bold" officeooo:rsid="0017f4f8" style:font-weight-asian="bold" style:font-weight-complex="bold"/>
    </style:style>
    <style:style style:name="T105" style:family="text">
      <style:text-properties officeooo:rsid="001fe5d2"/>
    </style:style>
    <style:style style:name="T106" style:family="text">
      <style:text-properties officeooo:rsid="00236c77"/>
    </style:style>
    <style:style style:name="T107" style:family="text">
      <style:text-properties officeooo:rsid="0028e0bf"/>
    </style:style>
    <style:style style:name="T108" style:family="text">
      <style:text-properties officeooo:rsid="0010c05d"/>
    </style:style>
    <style:style style:name="T109" style:family="text">
      <style:text-properties officeooo:rsid="0016d89f"/>
    </style:style>
    <style:style style:name="T110" style:family="text">
      <style:text-properties officeooo:rsid="0018b50b"/>
    </style:style>
    <style:style style:name="T111" style:family="text">
      <style:text-properties officeooo:rsid="001aa4e1"/>
    </style:style>
    <style:style style:name="T112" style:family="text">
      <style:text-properties officeooo:rsid="001c98ac"/>
    </style:style>
    <style:style style:name="T113" style:family="text">
      <style:text-properties officeooo:rsid="001dc25e"/>
    </style:style>
    <style:style style:name="T114" style:family="text">
      <style:text-properties officeooo:rsid="001fd85b"/>
    </style:style>
    <style:style style:name="T115" style:family="text">
      <style:text-properties officeooo:rsid="0021c964"/>
    </style:style>
    <style:style style:name="T116" style:family="text">
      <style:text-properties officeooo:rsid="002304bf"/>
    </style:style>
    <style:style style:name="T117" style:family="text">
      <style:text-properties officeooo:rsid="00235a00"/>
    </style:style>
    <style:style style:name="T118" style:family="text">
      <style:text-properties officeooo:rsid="002541a0"/>
    </style:style>
    <style:style style:name="T119" style:family="text">
      <style:text-properties officeooo:rsid="0025ef8d"/>
    </style:style>
    <style:style style:name="T120" style:family="text">
      <style:text-properties officeooo:rsid="0027d221"/>
    </style:style>
    <style:style style:name="T121" style:family="text">
      <style:text-properties officeooo:rsid="0029524f"/>
    </style:style>
    <style:style style:name="T122" style:family="text">
      <style:text-properties officeooo:rsid="00873a7f"/>
    </style:style>
    <style:style style:name="T123" style:family="text">
      <style:text-properties officeooo:rsid="007b13f0"/>
    </style:style>
    <style:style style:name="T124" style:family="text">
      <style:text-properties officeooo:rsid="002f3e25"/>
    </style:style>
    <style:style style:name="T125" style:family="text">
      <style:text-properties officeooo:rsid="0084db71"/>
    </style:style>
    <style:style style:name="T126" style:family="text">
      <style:text-properties officeooo:rsid="00852bae"/>
    </style:style>
    <style:style style:name="T127" style:family="text">
      <style:text-properties officeooo:rsid="008612f2"/>
    </style:style>
    <style:style style:name="T128" style:family="text">
      <style:text-properties officeooo:rsid="00182a55"/>
    </style:style>
    <style:style style:name="T129" style:family="text">
      <style:text-properties officeooo:rsid="00c12464"/>
    </style:style>
    <style:style style:name="T130" style:family="text">
      <style:text-properties officeooo:rsid="00c235ac"/>
    </style:style>
    <style:style style:name="T131" style:family="text">
      <style:text-properties officeooo:rsid="0033b53a"/>
    </style:style>
    <style:style style:name="T132" style:family="text">
      <style:text-properties officeooo:rsid="003436c7"/>
    </style:style>
    <style:style style:name="T133" style:family="text">
      <style:text-properties officeooo:rsid="00356a4e"/>
    </style:style>
    <style:style style:name="T134" style:family="text">
      <style:text-properties style:font-name="Times New Roman" officeooo:rsid="003436c7" style:font-name-complex="Times New Roman"/>
    </style:style>
    <style:style style:name="T135" style:family="text">
      <style:text-properties officeooo:rsid="00374743"/>
    </style:style>
    <style:style style:name="T136" style:family="text">
      <style:text-properties officeooo:rsid="00384b7b"/>
    </style:style>
    <style:style style:name="T137" style:family="text">
      <style:text-properties officeooo:rsid="003a138a"/>
    </style:style>
    <style:style style:name="T138" style:family="text">
      <style:text-properties officeooo:rsid="003c06ce"/>
    </style:style>
    <style:style style:name="T139" style:family="text">
      <style:text-properties officeooo:rsid="003db12a"/>
    </style:style>
    <style:style style:name="T140" style:family="text">
      <style:text-properties officeooo:rsid="003e25e1"/>
    </style:style>
    <style:style style:name="T141" style:family="text">
      <style:text-properties officeooo:rsid="003fd7c4"/>
    </style:style>
    <style:style style:name="T142" style:family="text">
      <style:text-properties officeooo:rsid="0040e996"/>
    </style:style>
    <style:style style:name="T143" style:family="text">
      <style:text-properties officeooo:rsid="0043ed76"/>
    </style:style>
    <style:style style:name="T144" style:family="text">
      <style:text-properties officeooo:rsid="0046b15e"/>
    </style:style>
    <style:style style:name="T145" style:family="text">
      <style:text-properties officeooo:rsid="00485cb7"/>
    </style:style>
    <style:style style:name="T146" style:family="text">
      <style:text-properties officeooo:rsid="004f4fe0"/>
    </style:style>
    <style:style style:name="T147" style:family="text">
      <style:text-properties officeooo:rsid="00503453"/>
    </style:style>
    <style:style style:name="T148" style:family="text">
      <style:text-properties officeooo:rsid="0051022b"/>
    </style:style>
    <style:style style:name="T149" style:family="text">
      <style:text-properties officeooo:rsid="0052f445"/>
    </style:style>
    <style:style style:name="T150" style:family="text">
      <style:text-properties fo:color="#33cc66"/>
    </style:style>
    <style:style style:name="T151" style:family="text">
      <style:text-properties fo:color="#33cc66" officeooo:rsid="00473854"/>
    </style:style>
    <style:style style:name="T152" style:family="text">
      <style:text-properties fo:color="#33cc66" officeooo:rsid="00cd3ebe"/>
    </style:style>
    <style:style style:name="T153" style:family="text">
      <style:text-properties officeooo:rsid="0054ea1c"/>
    </style:style>
    <style:style style:name="T154" style:family="text">
      <style:text-properties officeooo:rsid="00563584"/>
    </style:style>
    <style:style style:name="T155" style:family="text">
      <style:text-properties officeooo:rsid="00571b29"/>
    </style:style>
    <style:style style:name="T156" style:family="text">
      <style:text-properties officeooo:rsid="00324376" style:font-name-complex="Times New Roman"/>
    </style:style>
    <style:style style:name="T157" style:family="text">
      <style:text-properties officeooo:rsid="0031c152" style:font-name-complex="Times New Roman"/>
    </style:style>
    <style:style style:name="T158" style:family="text">
      <style:text-properties officeooo:rsid="001c98ac" style:font-name-complex="Times New Roman"/>
    </style:style>
    <style:style style:name="T159" style:family="text">
      <style:text-properties officeooo:rsid="00585bd2"/>
    </style:style>
    <style:style style:name="T160" style:family="text">
      <style:text-properties officeooo:rsid="005e8aca" style:font-name-complex="Lohit Hindi1"/>
    </style:style>
    <style:style style:name="T161" style:family="text">
      <style:text-properties officeooo:rsid="005fc931"/>
    </style:style>
    <style:style style:name="T162" style:family="text">
      <style:text-properties officeooo:rsid="0061c7d3"/>
    </style:style>
    <style:style style:name="T163" style:family="text">
      <style:text-properties officeooo:rsid="0064c05c"/>
    </style:style>
    <style:style style:name="T164" style:family="text">
      <style:text-properties officeooo:rsid="0069b11b"/>
    </style:style>
    <style:style style:name="T165" style:family="text">
      <style:text-properties officeooo:rsid="006a350a"/>
    </style:style>
    <style:style style:name="T166" style:family="text">
      <style:text-properties officeooo:rsid="006baf24"/>
    </style:style>
    <style:style style:name="T167" style:family="text">
      <style:text-properties officeooo:rsid="006d4963"/>
    </style:style>
    <style:style style:name="T168" style:family="text">
      <style:text-properties officeooo:rsid="006d9924"/>
    </style:style>
    <style:style style:name="T169" style:family="text">
      <style:text-properties officeooo:rsid="006f7acc"/>
    </style:style>
    <style:style style:name="T170" style:family="text">
      <style:text-properties officeooo:rsid="006f8b75"/>
    </style:style>
    <style:style style:name="T171" style:family="text">
      <style:text-properties officeooo:rsid="00706ff3"/>
    </style:style>
    <style:style style:name="T172" style:family="text">
      <style:text-properties officeooo:rsid="0074cb4d"/>
    </style:style>
    <style:style style:name="T173" style:family="text">
      <style:text-properties officeooo:rsid="00767754"/>
    </style:style>
    <style:style style:name="T174" style:family="text">
      <style:text-properties officeooo:rsid="0079174d"/>
    </style:style>
    <style:style style:name="T175" style:family="text">
      <style:text-properties officeooo:rsid="007a0672"/>
    </style:style>
    <style:style style:name="T176" style:family="text">
      <style:text-properties officeooo:rsid="007aa27c"/>
    </style:style>
    <style:style style:name="T177" style:family="text">
      <style:text-properties officeooo:rsid="007c11af"/>
    </style:style>
    <style:style style:name="T178" style:family="text">
      <style:text-properties officeooo:rsid="007ec7d7"/>
    </style:style>
    <style:style style:name="T179" style:family="text">
      <style:text-properties officeooo:rsid="0082b11b"/>
    </style:style>
    <style:style style:name="T180" style:family="text">
      <style:text-properties officeooo:rsid="0082fb5f"/>
    </style:style>
    <style:style style:name="T181" style:family="text">
      <style:text-properties officeooo:rsid="0084633e"/>
    </style:style>
    <style:style style:name="T182" style:family="text">
      <style:text-properties officeooo:rsid="00861896"/>
    </style:style>
    <style:style style:name="T183" style:family="text">
      <style:text-properties officeooo:rsid="00878358"/>
    </style:style>
    <style:style style:name="T184" style:family="text">
      <style:text-properties officeooo:rsid="00886b8e"/>
    </style:style>
    <style:style style:name="T185" style:family="text">
      <style:text-properties officeooo:rsid="0089a3ee"/>
    </style:style>
    <style:style style:name="T186" style:family="text">
      <style:text-properties officeooo:rsid="0089bafe"/>
    </style:style>
    <style:style style:name="T187" style:family="text">
      <style:text-properties officeooo:rsid="008bb2e2"/>
    </style:style>
    <style:style style:name="T188" style:family="text">
      <style:text-properties officeooo:rsid="008dfdc7"/>
    </style:style>
    <style:style style:name="T189" style:family="text">
      <style:text-properties officeooo:rsid="008e0263"/>
    </style:style>
    <style:style style:name="T190" style:family="text">
      <style:text-properties officeooo:rsid="008efe57"/>
    </style:style>
    <style:style style:name="T191" style:family="text">
      <style:text-properties officeooo:rsid="008fd0e3"/>
    </style:style>
    <style:style style:name="T192" style:family="text">
      <style:text-properties officeooo:rsid="00935e90"/>
    </style:style>
    <style:style style:name="T193" style:family="text">
      <style:text-properties officeooo:rsid="0093ba84"/>
    </style:style>
    <style:style style:name="T194" style:family="text">
      <style:text-properties officeooo:rsid="00954fac"/>
    </style:style>
    <style:style style:name="T195" style:family="text">
      <style:text-properties officeooo:rsid="009682f4"/>
    </style:style>
    <style:style style:name="T196" style:family="text">
      <style:text-properties officeooo:rsid="00970efd"/>
    </style:style>
    <style:style style:name="T197" style:family="text">
      <style:text-properties officeooo:rsid="00972936"/>
    </style:style>
    <style:style style:name="T198" style:family="text">
      <style:text-properties officeooo:rsid="0097719e"/>
    </style:style>
    <style:style style:name="T199" style:family="text">
      <style:text-properties officeooo:rsid="0098ce30"/>
    </style:style>
    <style:style style:name="T200" style:family="text">
      <style:text-properties officeooo:rsid="009b8605"/>
    </style:style>
    <style:style style:name="T201" style:family="text">
      <style:text-properties officeooo:rsid="009bdf85"/>
    </style:style>
    <style:style style:name="T202" style:family="text">
      <style:text-properties officeooo:rsid="009f0945"/>
    </style:style>
    <style:style style:name="T203" style:family="text">
      <style:text-properties officeooo:rsid="00a0ac84"/>
    </style:style>
    <style:style style:name="T204" style:family="text">
      <style:text-properties officeooo:rsid="00a23966"/>
    </style:style>
    <style:style style:name="T205" style:family="text">
      <style:text-properties officeooo:rsid="00a33b05"/>
    </style:style>
    <style:style style:name="T206" style:family="text">
      <style:text-properties officeooo:rsid="00a45b43"/>
    </style:style>
    <style:style style:name="T207" style:family="text">
      <style:text-properties officeooo:rsid="00a78a8d"/>
    </style:style>
    <style:style style:name="T208" style:family="text">
      <style:text-properties officeooo:rsid="00a943f8"/>
    </style:style>
    <style:style style:name="T209" style:family="text">
      <style:text-properties officeooo:rsid="00aa3ef5"/>
    </style:style>
    <style:style style:name="T210" style:family="text">
      <style:text-properties officeooo:rsid="00ab0df2"/>
    </style:style>
    <style:style style:name="T211" style:family="text">
      <style:text-properties officeooo:rsid="00ac2229"/>
    </style:style>
    <style:style style:name="T212" style:family="text">
      <style:text-properties officeooo:rsid="00ae8c0e"/>
    </style:style>
    <style:style style:name="T213" style:family="text">
      <style:text-properties officeooo:rsid="00b36ad1"/>
    </style:style>
    <style:style style:name="T214" style:family="text">
      <style:text-properties officeooo:rsid="00b39a05"/>
    </style:style>
    <style:style style:name="T215" style:family="text">
      <style:text-properties officeooo:rsid="00b40433"/>
    </style:style>
    <style:style style:name="T216" style:family="text">
      <style:text-properties officeooo:rsid="00b41efa"/>
    </style:style>
    <style:style style:name="T217" style:family="text">
      <style:text-properties officeooo:rsid="00b5f4f2"/>
    </style:style>
    <style:style style:name="T218" style:family="text">
      <style:text-properties officeooo:rsid="00b8c615"/>
    </style:style>
    <style:style style:name="T219" style:family="text">
      <style:text-properties officeooo:rsid="00b959b3"/>
    </style:style>
    <style:style style:name="T220" style:family="text">
      <style:text-properties officeooo:rsid="00bb8d5e"/>
    </style:style>
    <style:style style:name="T221" style:family="text">
      <style:text-properties officeooo:rsid="00bcc887"/>
    </style:style>
    <style:style style:name="T222" style:family="text">
      <style:text-properties officeooo:rsid="00bce86e"/>
    </style:style>
    <style:style style:name="T223" style:family="text">
      <style:text-properties officeooo:rsid="00be1c5a"/>
    </style:style>
    <style:style style:name="T224" style:family="text">
      <style:text-properties officeooo:rsid="00bff3ab"/>
    </style:style>
    <style:style style:name="T225" style:family="text">
      <style:text-properties officeooo:rsid="00c034ac"/>
    </style:style>
    <style:style style:name="T226" style:family="text">
      <style:text-properties officeooo:rsid="00c04714"/>
    </style:style>
    <style:style style:name="T227" style:family="text">
      <style:text-properties officeooo:rsid="00c3f863"/>
    </style:style>
    <style:style style:name="T228" style:family="text">
      <style:text-properties officeooo:rsid="00c58fa5"/>
    </style:style>
    <style:style style:name="T229" style:family="text">
      <style:text-properties officeooo:rsid="00c84781"/>
    </style:style>
    <style:style style:name="T230" style:family="text">
      <style:text-properties officeooo:rsid="00c9a102"/>
    </style:style>
    <style:style style:name="T231" style:family="text">
      <style:text-properties officeooo:rsid="00cb2340"/>
    </style:style>
    <style:style style:name="T232" style:family="text">
      <style:text-properties officeooo:rsid="00cbf008"/>
    </style:style>
    <style:style style:name="T233" style:family="text">
      <style:text-properties officeooo:rsid="00cc72fb"/>
    </style:style>
    <style:style style:name="T234" style:family="text">
      <style:text-properties officeooo:rsid="00cd3e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6">بسم <text:span text:style-name="T6">الله</text:span> <text:span text:style-name="T150">الرحمن الرحيم</text:span></text:p>
      <text:p text:style-name="P167"><text:span text:style-name="T149">الحمد </text:span><text:span text:style-name="T9">لله رب</text:span><text:span text:style-name="T149"> العالمين</text:span></text:p>
      <text:p text:style-name="P170">سلام عليكم</text:p>
      <text:p text:style-name="P171"/>
      <text:p text:style-name="P168"><text:span text:style-name="T153">:</text:span>قال <text:span text:style-name="T6">الله</text:span> <text:span text:style-name="T151">تعال</text:span><text:span text:style-name="T152">ى</text:span> ف<text:span text:style-name="T234">ى</text:span> كتاب<text:span text:style-name="T6">ه</text:span> <text:span text:style-name="T12">ال</text:span>كريم</text:p>
      <text:p text:style-name="P169"><text:span text:style-name="T13">و</text:span><text:span text:style-name="T153">َ</text:span><text:span text:style-name="T13">ق</text:span><text:span text:style-name="T153">ُ</text:span><text:span text:style-name="T13">ل</text:span><text:span text:style-name="T153">ْ</text:span><text:span text:style-name="T13"> </text:span><text:span text:style-name="T7">ر</text:span><text:span text:style-name="T10">َ</text:span><text:span text:style-name="T7">ب</text:span><text:span text:style-name="T10">ِّ</text:span><text:span text:style-name="T13"> ز</text:span><text:span text:style-name="T153">ِ</text:span><text:span text:style-name="T13">د</text:span><text:span text:style-name="T153">ْ</text:span><text:span text:style-name="T13">ن</text:span><text:span text:style-name="T153">ِى</text:span><text:span text:style-name="T13"> ع</text:span><text:span text:style-name="T153">ِ</text:span><text:span text:style-name="T13">ل</text:span><text:span text:style-name="T153">ْ</text:span><text:span text:style-name="T13">م</text:span><text:span text:style-name="T153">ً</text:span><text:span text:style-name="T13">ا –</text:span><text:span text:style-name="T14"> طه</text:span><text:span text:style-name="T155">،</text:span><text:span text:style-name="T14"> </text:span><text:span text:style-name="T16">۱۱</text:span><text:span text:style-name="T15">٤</text:span><text:span text:style-name="T16"> ...</text:span></text:p>
      <text:p text:style-name="P168"><text:span text:style-name="T154">إِ</text:span><text:span text:style-name="T18">ن</text:span><text:span text:style-name="T154">َّ</text:span><text:span text:style-name="T18">ا أ</text:span><text:span text:style-name="T154">َ</text:span><text:span text:style-name="T18">ن</text:span><text:span text:style-name="T154">ْ</text:span><text:span text:style-name="T18">ز</text:span><text:span text:style-name="T154">َ</text:span><text:span text:style-name="T18">ل</text:span><text:span text:style-name="T154">ْ</text:span><text:span text:style-name="T8">ن</text:span><text:span text:style-name="T11">َ</text:span><text:span text:style-name="T18">اه</text:span><text:span text:style-name="T154">ُ</text:span><text:span text:style-name="T18"> ق</text:span><text:span text:style-name="T154">ُ</text:span><text:span text:style-name="T18">ر</text:span><text:span text:style-name="T154">ْ</text:span><text:span text:style-name="T18">آن</text:span><text:span text:style-name="T154">ً</text:span><text:span text:style-name="T18">ا ع</text:span><text:span text:style-name="T154">َ</text:span><text:span text:style-name="T18">ر</text:span><text:span text:style-name="T154">َ</text:span><text:span text:style-name="T18">ب</text:span><text:span text:style-name="T154">ِ</text:span><text:span text:style-name="T18">ي</text:span><text:span text:style-name="T154">ًّ</text:span><text:span text:style-name="T18">ا </text:span><text:span text:style-name="T19">ل</text:span><text:span text:style-name="T154">َ</text:span><text:span text:style-name="T19">ع</text:span><text:span text:style-name="T154">َ</text:span><text:span text:style-name="T19">ل</text:span><text:span text:style-name="T154">َّ</text:span><text:span text:style-name="T19">ك</text:span><text:span text:style-name="T154">ُ</text:span><text:span text:style-name="T19">م</text:span><text:span text:style-name="T154">ْ</text:span><text:span text:style-name="T19"> ت</text:span><text:span text:style-name="T154">َ</text:span><text:span text:style-name="T19">ع</text:span><text:span text:style-name="T154">ْ</text:span><text:span text:style-name="T19">ق</text:span><text:span text:style-name="T154">ِ</text:span><text:span text:style-name="T19">ل</text:span><text:span text:style-name="T154">ُ</text:span><text:span text:style-name="T19">ون</text:span><text:span text:style-name="T154">َ</text:span><text:span text:style-name="T19"> –</text:span><text:span text:style-name="T20"> يوسف</text:span><text:span text:style-name="T155">،</text:span><text:span text:style-name="T20"> </text:span><text:span text:style-name="T17">٢</text:span></text:p>
      <text:p text:style-name="P23">Грамматика. Справочник. Часть 1</text:p>
      <text:h text:style-name="P183" text:outline-level="1">Предложения</text:h>
      <text:h text:style-name="P187" text:outline-level="2">Именные</text:h>
      <text:p text:style-name="P17"><text:span text:style-name="T21">Сказуемое выражено именем. Особенность — в настоящем времени глагол-связка отсутствует, а пред</text:span><text:span text:style-name="T22">и</text:span><text:span text:style-name="T21">кативность выражается:</text:span></text:p>
      <text:p text:style-name="P17"><text:span text:style-name="Пункт"><text:span text:style-name="T21">порядком</text:span></text:span><text:span text:style-name="T21"> слов (сначала подлежащее, а затем сказуемое);</text:span></text:p>
      <text:p text:style-name="P17"><text:span text:style-name="Пункт"><text:span text:style-name="T21">разобщенностью</text:span></text:span><text:span text:style-name="T21"> подлежащего и сказуемого в состоянии (первое, как правило, в определенном состоянии, второе — в неопределенном);</text:span></text:p>
      <text:p text:style-name="P17"><text:span text:style-name="Пункт"><text:span text:style-name="T21">интонацией</text:span></text:span><text:span text:style-name="T21"> (повышением на подлежащем, понижением на сказуемом).</text:span></text:p>
      <text:p text:style-name="P17"><text:span text:style-name="T21">Сказуемое согласуется (за исключением некоторых случаев) с подлежащим в роде, числе и пад</text:span><text:span text:style-name="T22">е</text:span><text:span text:style-name="T21">же.</text:span></text:p>
      <text:p text:style-name="P3">В некоторых случаях сказуемое может быть в определенном состоянии. Тогда, для разделения подлежащего и сказуемого, используется так называемое <text:span text:style-name="Акцент">разделительное местоимение</text:span> — местоимение 3-го лица, которое ставится между ними, согласуясь с подлежащим в роде и числе.</text:p>
      <text:h text:style-name="P187" text:outline-level="2">Простые именные распространенные</text:h>
      <text:p text:style-name="P3">Помимо главных присутствуют также второстепенные члены. Характерен следующий порядок: <text:span text:style-name="Акцент">подлежащее + определения при подлежащем + сказуемое + определения при сказуемом</text:span>.</text:p>
      <text:p text:style-name="P17"><text:span text:style-name="T21">В предложениях, в которых роль сказуемого выполняет имя существительное с предлогом, порядок слов зависит от состояния подлежащего. Если подлежащее определено, то оно ставится на первое место, если </text:span><text:span text:style-name="T23">не определено</text:span><text:span text:style-name="T21">, то после сказуемого.</text:span></text:p>
      <text:h text:style-name="P187" text:outline-level="2"><text:soft-page-break/>Вопросительные</text:h>
      <text:p text:style-name="P3"><text:span text:style-name="Пункт">Общее</text:span> — требует общего ответа. Строится на основе повествовательных с помощью вопросительных частиц <text:span text:style-name="Арабиййун">أَ</text:span> или <text:span text:style-name="Арабиййун">هَلْ</text:span>, которые соответствуют частице <text:span text:style-name="Акцент">ли</text:span>.</text:p>
      <text:p text:style-name="P3"><text:span text:style-name="Пункт">Специальное</text:span> — требует конкретного ответа. Строится с помощью вопросительных слов, которые ставятся в начале предложения.</text:p>
      <text:p text:style-name="P3"><text:span text:style-name="Пункт">Альтернативное</text:span>. Строится с помощью двойной вопросительной частицы: <text:span text:style-name="Арабиййун">هَلْ</text:span>, <text:span text:style-name="Арабиййун">أَ</text:span> <text:span text:style-name="T157">—</text:span> в начале предложения и <text:span text:style-name="Арабиййун">أَمْ</text:span>, <text:span text:style-name="Арабиййун">أَوْ</text:span> <text:span text:style-name="T156">—</text:span> перед словом, противопоставляемым в вопросе.</text:p>
      <text:h text:style-name="P187" text:outline-level="2">Глагольные</text:h>
      <text:p text:style-name="P3">Глагол-сказуемое ставится, как правило, на первом месте и в единственном числе, невзирая на число подлежащего.</text:p>
      <text:p text:style-name="P17"><text:span text:style-name="T21">Если глагол-сказуемое стоит </text:span><text:span text:style-name="Акцент">перед</text:span><text:span text:style-name="T21"> по</text:span><text:span text:style-name="T23">д</text:span><text:span text:style-name="T21">лежащим обозначающим лиц мужского рода, то он ставится в мужском роде единственного числа; если </text:span><text:span text:style-name="Акцент">перед</text:span><text:span text:style-name="T21"> подлежащим женского, то — в единственном женского. Если же глагол-сказуемое следует </text:span><text:span text:style-name="Акцент">за</text:span><text:span text:style-name="T21"> подлежащим, обозначающим лиц, то оно полностью с ним согласуется в роде и числе.</text:span></text:p>
      <text:p text:style-name="P3">Если при одном подлежащем единственного или двойственного числа, не обозначающем лиц, имеется одно или несколько сказуемых, то порядок их согласования такой же, как и при подлежащем, обозначающем лиц. Если же подлежащее, не обозначающее лиц, стоит во множественном числе, то сказуемое, вне зависимости от положения, ставится в единственном числе женского рода.</text:p>
      <text:h text:style-name="P191" text:outline-level="2">Придаточные дополнительные</text:h>
      <text:p text:style-name="Standard"><text:span text:style-name="T123">Присоединяются к главном с помощью подчинительного союза </text:span><text:span text:style-name="Арабиййун"><text:span text:style-name="T123">أَنَّ</text:span></text:span><text:span text:style-name="T123">, непосредственно за которым следует подлежащее придаточного предложения в винительном падеже. Если же за союзом следует глагол-сказуемое, то вместо </text:span><text:span text:style-name="Арабиййун"><text:span text:style-name="T123">أَنَّ</text:span></text:span><text:span text:style-name="T123"> используется </text:span><text:span text:style-name="Арабиййун"><text:span text:style-name="T123">أَنَّهُ</text:span></text:span><text:span text:style-name="T123"> или </text:span><text:span text:style-name="Арабиййун"><text:span text:style-name="T123">إِنَّهُ</text:span></text:span><text:span text:style-name="T123">.</text:span></text:p>
      <text:h text:style-name="P192" text:outline-level="2">Сложноподчиненные с придаточными условными</text:h>
      <text:p text:style-name="P21"><text:span text:style-name="Пункт"><text:span text:style-name="T135">Реально-условные</text:span></text:span><text:span text:style-name="T135"> придаточные присоединяются к главному с помощью </text:span><text:span text:style-name="T129">частиц </text:span><text:span text:style-name="Арабиййун"><text:span text:style-name="T130">مَتَى، إِنْ، إِذَا، لَئِنْ، إِذَامَا</text:span></text:span><text:span text:style-name="Арабиййун"><text:span text:style-name="T131">، مَتَامَا</text:span></text:span><text:span text:style-name="T129"> в значении </text:span><text:span text:style-name="Акцент"><text:span text:style-name="T129">если</text:span></text:span><text:span text:style-name="T129">, наречи</text:span><text:span text:style-name="T135">й</text:span><text:span text:style-name="T129"> </text:span><text:span text:style-name="Арабиййун"><text:span text:style-name="T130">كُلَّمَا</text:span></text:span><text:span text:style-name="T129"> </text:span><text:span text:style-name="T130">в значении </text:span><text:span text:style-name="Акцент"><text:span text:style-name="T129">всякий раз, как</text:span></text:span><text:span text:style-name="T129">, </text:span><text:span text:style-name="Арабиййун"><text:span text:style-name="T130">حَيْثُمَا</text:span></text:span><text:span text:style-name="T129"> </text:span><text:span text:style-name="T130">в значении </text:span><text:span text:style-name="Акцент"><text:span text:style-name="T129">если где</text:span></text:span><text:span text:style-name="T129"> и относительн</text:span><text:span text:style-name="T135">ого</text:span><text:span text:style-name="T129"> местоимени</text:span><text:span text:style-name="T135">я</text:span><text:span text:style-name="T129"> </text:span><text:span text:style-name="Арабиййун"><text:span text:style-name="T130">مَنْ</text:span></text:span><text:span text:style-name="T129"> в значении </text:span><text:span text:style-name="Акцент"><text:span text:style-name="T129">если кто</text:span></text:span><text:span text:style-name="T131">. </text:span><text:span text:style-name="T135">Сказуемые </text:span><text:span text:style-name="T131">главного </text:span><text:span text:style-name="T135">и придаточного </text:span><text:span text:style-name="T131">предложени</text:span><text:span text:style-name="T135">й ставятся либо в усеченной, либо </text:span><text:span text:style-name="T136">в </text:span><text:span text:style-name="T131">прошедш</text:span><text:span text:style-name="T135">ей форме; сказуемое главного </text:span><text:span text:style-name="T136">предложения</text:span><text:span text:style-name="T135"> также может быть </text:span><text:span text:style-name="T131">в форме повелительного наклонения. </text:span><text:span text:style-name="T139">Глаголы</text:span><text:span text:style-name="T135"> главно</text:span><text:span text:style-name="T139">го</text:span><text:span text:style-name="T135"> и придаточно</text:span><text:span text:style-name="T139">го</text:span><text:span text:style-name="T135"> предложени</text:span><text:span text:style-name="T139">й</text:span><text:span text:style-name="T135"> переводятся формой будущего времени. </text:span><text:span text:style-name="T137">Придаточные обычно ставятся перед главным </text:span><text:span text:style-name="T139">предложением</text:span><text:span text:style-name="T137">.</text:span></text:p>
      <text:p text:style-name="P21"><text:span text:style-name="Пункт"><text:span text:style-name="T138">Ирреально-условные</text:span></text:span><text:span text:style-name="T138"> придаточные присоединяются к главному с помощью </text:span><text:span text:style-name="T132">двойн</text:span><text:span text:style-name="T138">ой</text:span><text:span text:style-name="T132"> условной </text:span><text:soft-page-break/><text:span text:style-name="T132">частиц</text:span><text:span text:style-name="T138">ы </text:span><text:span text:style-name="Арабиййун"><text:span text:style-name="T133">لَوْ… <text:s text:c="2"/>لَ … ـ</text:span></text:span><text:span text:style-name="T132"> </text:span><text:span text:style-name="Акцент"><text:span text:style-name="T132">если бы …, то …</text:span></text:span><text:span text:style-name="T132">, причем </text:span><text:span text:style-name="Арабиййун"><text:span text:style-name="T133">لَو</text:span></text:span><text:span text:style-name="T132"> ставится перед глагол-сказуемым придаточного предложения, а </text:span><text:span text:style-name="Арабиййун"><text:span text:style-name="T133">لَ</text:span></text:span><text:span text:style-name="T132"> </text:span><text:span text:style-name="T134">— главного</text:span><text:span text:style-name="T132">. </text:span><text:span text:style-name="T138">Сказуемые главного и придаточного всегда стоят в форме прошедшего времени. Придаточные всегда стоят перед главным </text:span><text:span text:style-name="T139">предложением</text:span><text:span text:style-name="T138">.</text:span></text:p>
      <text:h text:style-name="P184" text:outline-level="1"><text:span text:style-name="T124">Г</text:span>лагол</text:h>
      <text:h text:style-name="P193" text:outline-level="2">Прошедшее <text:span text:style-name="T124">время</text:span></text:h>
      <text:p text:style-name="P4"><text:span text:style-name="T24">Служит для выражения действия, происходившего до момента речи. Четкого видового значения не имеет, поэтому может переводиться как формой совершенного, так и несовершенного вида. </text:span><text:bookmark-start text:name="__DdeLink__178_2072980557"/><text:span text:style-name="T25">Отрицанием служит частица </text:span><text:span text:style-name="Арабиййун"><text:span text:style-name="T25">مَا</text:span></text:span><text:span text:style-name="T25">, которая ставится перед глаголом</text:span><text:bookmark-end text:name="__DdeLink__178_2072980557"/><text:span text:style-name="T25">. </text:span><text:span text:style-name="T54">Точных правил относительно огласовки средней коренной не существует, однако чаще всего фатха обозначает действие, кясра — временное состояние, дамма — постоянное состояние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>
            <table:table-cell table:style-name="Таблица1.A1" office:value-type="string">
              <text:p text:style-name="P25"><text:span text:style-name="Заголовок_20_таблицы">Род</text:span></text:p>
            </table:table-cell>
            <table:table-cell table:style-name="Таблица1.A1" office:value-type="string">
              <text:p text:style-name="P25"><text:span text:style-name="Заголовок_20_таблицы">Лицо</text:span></text:p>
            </table:table-cell>
            <table:table-cell table:style-name="Таблица1.A1" office:value-type="string">
              <text:p text:style-name="P25"><text:span text:style-name="Заголовок_20_таблицы">Мн. число</text:span></text:p>
            </table:table-cell>
            <table:table-cell table:style-name="Таблица1.A1" office:value-type="string">
              <text:p text:style-name="P25"><text:span text:style-name="Заголовок_20_таблицы">Дв. число</text:span></text:p>
            </table:table-cell>
            <table:table-cell table:style-name="Таблица1.A1" office:value-type="string">
              <text:p text:style-name="P25"><text:span text:style-name="Заголовок_20_таблицы">Ед. число</text:span></text:p>
            </table:table-cell>
          </table:table-row>
        </table:table-header-rows>
        <table:table-row>
          <table:table-cell table:style-name="Таблица1.A5" office:value-type="string">
            <text:p text:style-name="P28">–</text:p>
          </table:table-cell>
          <table:table-cell table:style-name="Таблица1.B5" office:value-type="string">
            <text:p text:style-name="P28">1-е</text:p>
          </table:table-cell>
          <table:table-cell table:style-name="Таблица1.C5" office:value-type="string">
            <text:p text:style-name="P28"><text:span text:style-name="Арабиййун">ـْناَ</text:span></text:p>
          </table:table-cell>
          <table:table-cell table:style-name="Таблица1.D5" office:value-type="string">
            <text:p text:style-name="P28"><text:span text:style-name="Арабиййун">–</text:span></text:p>
          </table:table-cell>
          <table:table-cell table:style-name="Таблица1.E5" office:value-type="string">
            <text:p text:style-name="P28"><text:span text:style-name="Арабиййун">ـْتُ</text:span></text:p>
          </table:table-cell>
        </table:table-row>
        <table:table-row>
          <table:table-cell table:style-name="Таблица1.A5" office:value-type="string">
            <text:p text:style-name="P28">М</text:p>
          </table:table-cell>
          <table:table-cell table:style-name="Таблица1.B5" office:value-type="string">
            <text:p text:style-name="P28">2-е</text:p>
          </table:table-cell>
          <table:table-cell table:style-name="Таблица1.C5" office:value-type="string">
            <text:p text:style-name="P29"><text:span text:style-name="Арабиййун">ـْتُمْ</text:span></text:p>
          </table:table-cell>
          <table:table-cell table:style-name="Таблица1.D5" table:number-rows-spanned="2" office:value-type="string">
            <text:p text:style-name="P29"><text:span text:style-name="Арабиййун">ـْتُماَ</text:span></text:p>
          </table:table-cell>
          <table:table-cell table:style-name="Таблица1.E5" office:value-type="string">
            <text:p text:style-name="P30"><text:span text:style-name="Арабиййун"><text:span text:style-name="T55">ـْت</text:span></text:span><text:span text:style-name="Арабиййун"><text:span text:style-name="T56">َ</text:span></text:span></text:p>
          </table:table-cell>
        </table:table-row>
        <table:table-row>
          <table:table-cell table:style-name="Таблица1.A5" office:value-type="string">
            <text:p text:style-name="P28">Ж</text:p>
          </table:table-cell>
          <table:table-cell table:style-name="Таблица1.B5" office:value-type="string">
            <text:p text:style-name="P28">2-е</text:p>
          </table:table-cell>
          <table:table-cell table:style-name="Таблица1.C5" office:value-type="string">
            <text:p text:style-name="P89"><text:span text:style-name="Арабиййун">ـْتُنَّ</text:span></text:p>
          </table:table-cell>
          <table:covered-table-cell/>
          <table:table-cell table:style-name="Таблица1.E5" office:value-type="string">
            <text:p text:style-name="P30"><text:span text:style-name="Арабиййун"><text:span text:style-name="T55">ـْت</text:span></text:span><text:span text:style-name="Арабиййун"><text:span text:style-name="T56">ِ</text:span></text:span></text:p>
          </table:table-cell>
        </table:table-row>
        <table:table-row>
          <table:table-cell table:style-name="Таблица1.A5" office:value-type="string">
            <text:p text:style-name="P28">М</text:p>
          </table:table-cell>
          <table:table-cell table:style-name="Таблица1.B5" office:value-type="string">
            <text:p text:style-name="P28">3-е</text:p>
          </table:table-cell>
          <table:table-cell table:style-name="Таблица1.C5" office:value-type="string">
            <text:p text:style-name="P89"><text:span text:style-name="Арабиййун">ـُوا</text:span></text:p>
          </table:table-cell>
          <table:table-cell table:style-name="Таблица1.D5" office:value-type="string">
            <text:p text:style-name="P89"><text:span text:style-name="Арабиййун">ـَا</text:span></text:p>
          </table:table-cell>
          <table:table-cell table:style-name="Таблица1.E5" office:value-type="string">
            <text:p text:style-name="P89"><text:span text:style-name="Арабиййун">ـَ</text:span></text:p>
          </table:table-cell>
        </table:table-row>
        <table:table-row>
          <table:table-cell table:style-name="Таблица1.A6" office:value-type="string">
            <text:p text:style-name="P28">Ж</text:p>
          </table:table-cell>
          <table:table-cell table:style-name="Таблица1.B6" office:value-type="string">
            <text:p text:style-name="P28">3-е</text:p>
          </table:table-cell>
          <table:table-cell table:style-name="Таблица1.C6" office:value-type="string">
            <text:p text:style-name="P89"><text:span text:style-name="Арабиййун">ـْنَ</text:span></text:p>
          </table:table-cell>
          <table:table-cell table:style-name="Таблица1.D6" office:value-type="string">
            <text:p text:style-name="P90"><text:span text:style-name="Арабиййун">ـَتَا</text:span></text:p>
          </table:table-cell>
          <table:table-cell table:style-name="Таблица1.E6" office:value-type="string">
            <text:p text:style-name="P30"><text:span text:style-name="Арабиййун"><text:span text:style-name="T55">ـ</text:span></text:span><text:span text:style-name="Арабиййун"><text:span text:style-name="T57">َ</text:span></text:span><text:span text:style-name="Арабиййун"><text:span text:style-name="T55">ت</text:span></text:span><text:span text:style-name="Арабиййун"><text:span text:style-name="T57">ْ</text:span></text:span></text:p>
          </table:table-cell>
        </table:table-row>
      </table:table>
      <text:h text:style-name="P194" text:outline-level="2">Настоящ<text:span text:style-name="T58">е</text:span>-будущее <text:span text:style-name="T124">время</text:span></text:h>
      <text:p text:style-name="P6"><text:span text:style-name="T59">Выражает незаконченное действие, происходящее или начинающееся одновременно с моментом речи или другим моментом, прямо или косвенно обозначенным в высказывании; </text:span><text:span text:style-name="T60">или для выражения </text:span><text:span text:style-name="T61">действи</text:span><text:span text:style-name="T60">я</text:span><text:span text:style-name="T61">, происходящего многократно или вообще свойственного субъекту</text:span><text:span text:style-name="T59">. </text:span><text:span text:style-name="T62">Образуется от формы прошедшего времени </text:span><text:span text:style-name="T63">добавлением префиксов и окончаний, при этом</text:span><text:span text:style-name="T62"> первый коренной утрачивает огласовку, а второй получает типовую огласовку, которая указывается в словарях как (а), (и) или (у) поставленной после глагола. <text:s/></text:span><text:span text:style-name="T64">Формулы в таблице ниже приведены, как если бы типовой была б дамма. </text:span><text:span text:style-name="T25">Отрицанием служит частица </text:span><text:span text:style-name="Арабиййун"><text:span text:style-name="T47">لَا</text:span></text:span><text:span text:style-name="T25">, которая ставится перед глаголом</text:span><text:span text:style-name="T26">.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able:table-row>
            <table:table-cell table:style-name="Таблица2.A1" office:value-type="string">
              <text:p text:style-name="P25"><text:span text:style-name="Заголовок_20_таблицы">Род</text:span></text:p>
            </table:table-cell>
            <table:table-cell table:style-name="Таблица2.A1" office:value-type="string">
              <text:p text:style-name="P25"><text:span text:style-name="Заголовок_20_таблицы">Лицо</text:span></text:p>
            </table:table-cell>
            <table:table-cell table:style-name="Таблица2.A1" office:value-type="string">
              <text:p text:style-name="P25"><text:span text:style-name="Заголовок_20_таблицы">Мн. число</text:span></text:p>
            </table:table-cell>
            <table:table-cell table:style-name="Таблица2.A1" office:value-type="string">
              <text:p text:style-name="P25"><text:span text:style-name="Заголовок_20_таблицы">Дв. число</text:span></text:p>
            </table:table-cell>
            <table:table-cell table:style-name="Таблица2.A1" office:value-type="string">
              <text:p text:style-name="P25"><text:span text:style-name="Заголовок_20_таблицы">Ед. число</text:span></text:p>
            </table:table-cell>
          </table:table-row>
        </table:table-header-rows>
        <table:table-row>
          <table:table-cell table:style-name="Таблица2.A2" office:value-type="string">
            <text:p text:style-name="P28">–</text:p>
          </table:table-cell>
          <table:table-cell table:style-name="Таблица2.B2" office:value-type="string">
            <text:p text:style-name="P28">1-е</text:p>
          </table:table-cell>
          <table:table-cell table:style-name="Таблица2.C2" office:value-type="string">
            <text:p text:style-name="P28"><text:span text:style-name="Арабиййун"><text:span text:style-name="T65">نَ</text:span></text:span><text:span text:style-name="Арабиййун"><text:span text:style-name="T66">ـْ ـُ ـُ</text:span></text:span></text:p>
          </table:table-cell>
          <table:table-cell table:style-name="Таблица2.D2" office:value-type="string">
            <text:p text:style-name="P28"><text:span text:style-name="Арабиййун">–</text:span></text:p>
          </table:table-cell>
          <table:table-cell table:style-name="Таблица2.E2" office:value-type="string">
            <text:p text:style-name="P91"><text:span text:style-name="Арабиййун">أَـْ ـُ ـُ</text:span></text:p>
          </table:table-cell>
        </table:table-row>
        <table:table-row>
          <table:table-cell table:style-name="Таблица2.A3" office:value-type="string">
            <text:p text:style-name="P28">М</text:p>
          </table:table-cell>
          <table:table-cell table:style-name="Таблица2.B3" office:value-type="string">
            <text:p text:style-name="P28">2-е</text:p>
          </table:table-cell>
          <table:table-cell table:style-name="Таблица2.C3" office:value-type="string">
            <text:p text:style-name="P28"><text:span text:style-name="Арабиййун"><text:span text:style-name="T67">تَ</text:span></text:span><text:span text:style-name="Арабиййун"><text:span text:style-name="T66">ـْ ـُ ـُ</text:span></text:span><text:span text:style-name="Арабиййун"><text:span text:style-name="T65">ونَ</text:span></text:span></text:p>
          </table:table-cell>
          <table:table-cell table:style-name="Таблица2.D4" table:number-rows-spanned="2" office:value-type="string">
            <text:p text:style-name="P28"><text:span text:style-name="Арабиййун"><text:span text:style-name="T67">تَ</text:span></text:span><text:span text:style-name="Арабиййун"><text:span text:style-name="T66">ـْ ـُ ـ</text:span></text:span><text:span text:style-name="Арабиййун"><text:span text:style-name="T68">َانِ</text:span></text:span></text:p>
          </table:table-cell>
          <table:table-cell table:style-name="Таблица2.E3" office:value-type="string">
            <text:p text:style-name="P28"><text:span text:style-name="Арабиййун"><text:span text:style-name="T67">تَ</text:span></text:span><text:span text:style-name="Арабиййун"><text:span text:style-name="T66">ـْ ـُ ـُ</text:span></text:span></text:p>
          </table:table-cell>
        </table:table-row>
        <table:table-row>
          <table:table-cell table:style-name="Таблица2.A4" office:value-type="string">
            <text:p text:style-name="P28">Ж</text:p>
          </table:table-cell>
          <table:table-cell table:style-name="Таблица2.B4" office:value-type="string">
            <text:p text:style-name="P28">2-е</text:p>
          </table:table-cell>
          <table:table-cell table:style-name="Таблица2.C4" office:value-type="string">
            <text:p text:style-name="P28"><text:span text:style-name="Арабиййун"><text:span text:style-name="T67">تَ</text:span></text:span><text:span text:style-name="Арабиййун"><text:span text:style-name="T66">ـْ ـُ ـ</text:span></text:span><text:span text:style-name="Арабиййун"><text:span text:style-name="T65">ْنَ</text:span></text:span></text:p>
          </table:table-cell>
          <table:covered-table-cell/>
          <table:table-cell table:style-name="Таблица2.E4" office:value-type="string">
            <text:p text:style-name="P28"><text:span text:style-name="Арабиййун"><text:span text:style-name="T67">تَ</text:span></text:span><text:span text:style-name="Арабиййун"><text:span text:style-name="T66">ـْ ـُ ـ</text:span></text:span><text:span text:style-name="Арабиййун"><text:span text:style-name="T67">ِينَ</text:span></text:span></text:p>
          </table:table-cell>
        </table:table-row>
        <text:soft-page-break/>
        <table:table-row>
          <table:table-cell table:style-name="Таблица2.A5" office:value-type="string">
            <text:p text:style-name="P28">М</text:p>
          </table:table-cell>
          <table:table-cell table:style-name="Таблица2.B5" office:value-type="string">
            <text:p text:style-name="P28">3-е</text:p>
          </table:table-cell>
          <table:table-cell table:style-name="Таблица2.C5" office:value-type="string">
            <text:p text:style-name="P28"><text:span text:style-name="Арабиййун"><text:span text:style-name="T69">يَ</text:span></text:span><text:span text:style-name="Арабиййун"><text:span text:style-name="T66">ـْ ـُ ـُ</text:span></text:span><text:span text:style-name="Арабиййун"><text:span text:style-name="T65">ونَ</text:span></text:span></text:p>
          </table:table-cell>
          <table:table-cell table:style-name="Таблица2.D5" office:value-type="string">
            <text:p text:style-name="P28"><text:span text:style-name="Арабиййун"><text:span text:style-name="T70">يَ</text:span></text:span><text:span text:style-name="Арабиййун"><text:span text:style-name="T66">ـْ ـُ ـ</text:span></text:span><text:span text:style-name="Арабиййун"><text:span text:style-name="T68">َانِ</text:span></text:span></text:p>
          </table:table-cell>
          <table:table-cell table:style-name="Таблица2.E5" office:value-type="string">
            <text:p text:style-name="P28"><text:span text:style-name="Арабиййун"><text:span text:style-name="T67">يَ</text:span></text:span><text:span text:style-name="Арабиййун"><text:span text:style-name="T66">ـْ ـُ ـُ</text:span></text:span></text:p>
          </table:table-cell>
        </table:table-row>
        <table:table-row>
          <table:table-cell table:style-name="Таблица2.A6" office:value-type="string">
            <text:p text:style-name="P28">Ж</text:p>
          </table:table-cell>
          <table:table-cell table:style-name="Таблица2.B6" office:value-type="string">
            <text:p text:style-name="P28">3-е</text:p>
          </table:table-cell>
          <table:table-cell table:style-name="Таблица2.C6" office:value-type="string">
            <text:p text:style-name="P28"><text:span text:style-name="Арабиййун"><text:span text:style-name="T69">يَ</text:span></text:span><text:span text:style-name="Арабиййун"><text:span text:style-name="T66">ـْ ـُ ـ</text:span></text:span><text:span text:style-name="Арабиййун"><text:span text:style-name="T65">ْنَ</text:span></text:span></text:p>
          </table:table-cell>
          <table:table-cell table:style-name="Таблица2.D6" office:value-type="string">
            <text:p text:style-name="P28"><text:span text:style-name="Арабиййун"><text:span text:style-name="T67">تَ</text:span></text:span><text:span text:style-name="Арабиййун"><text:span text:style-name="T66">ـْ ـُ ـ</text:span></text:span><text:span text:style-name="Арабиййун"><text:span text:style-name="T68">َانِ</text:span></text:span></text:p>
          </table:table-cell>
          <table:table-cell table:style-name="Таблица2.E6" office:value-type="string">
            <text:p text:style-name="P28"><text:span text:style-name="Арабиййун"><text:span text:style-name="T67">تَ</text:span></text:span><text:span text:style-name="Арабиййун"><text:span text:style-name="T66">ـْ ـُ ـُ</text:span></text:span></text:p>
          </table:table-cell>
        </table:table-row>
      </table:table>
      <text:h text:style-name="P194" text:outline-level="2">Будущее <text:span text:style-name="T124">время</text:span></text:h>
      <text:p text:style-name="P17"><text:span text:style-name="T71">Образуется на основе настояще-будущего времени путем прибавления к ней префикса </text:span><text:span text:style-name="Арабиййун"><text:span text:style-name="T71">سَو</text:span></text:span><text:span text:style-name="Арабиййун"><text:span text:style-name="T72">ْ</text:span></text:span><text:span text:style-name="Арабиййун"><text:span text:style-name="T71">فَ</text:span></text:span><text:span text:style-name="T71"> или его сокращенного варианта </text:span><text:span text:style-name="Арабиййун"><text:span text:style-name="T71">سَ</text:span></text:span><text:span text:style-name="T71">, при этом последний пишется слитно, а первый раздельно. </text:span><text:span text:style-name="T58">Спряжение в будущем времени аналогично спряжению глагола в форме настояще-будущего времени, но с добавлением одного из префиксов. </text:span><text:span text:style-name="T73">В отличии от настояще-будущего времени, выражающее иногда будущее действие, связанное своим началом с настоящим, форма будущего времени как бы подчеркивает независимость своего действия от настоящего. </text:span><text:span text:style-name="T74">При употреблении формы настояще-будущего времени в значении будущего больше обращается внимание на результат будущего действия; при употреблении же формы будущего времени — на само </text:span><text:span text:style-name="T74">будущее действие. </text:span><text:span text:style-name="T75">Например: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92"><text:span text:style-name="Арабиййун">سَأَكْتُبُ</text:span> или<text:span text:style-name="Арабиййун">سَوْفَ أَكْتُبُ</text:span></text:p>
          </table:table-cell>
          <table:table-cell table:style-name="Таблица3.A1" office:value-type="string">
            <text:p text:style-name="P93">Я буду писать</text:p>
          </table:table-cell>
          <table:table-cell table:style-name="Таблица3.A1" office:value-type="string">
            <text:p text:style-name="P93"/>
          </table:table-cell>
          <table:table-cell table:style-name="Таблица3.A1" office:value-type="string">
            <text:p text:style-name="P93"><text:span text:style-name="Арабиййун">أَكْتُبُ</text:span></text:p>
          </table:table-cell>
          <table:table-cell table:style-name="Таблица3.A1" office:value-type="string">
            <text:p text:style-name="P126"><text:span text:style-name="T76">Я на</text:span><text:span text:style-name="T77">(</text:span><text:span text:style-name="T76">пишу</text:span><text:span text:style-name="T77">)</text:span></text:p>
          </table:table-cell>
        </table:table-row>
        <table:table-row>
          <table:table-cell table:style-name="Таблица3.A1" office:value-type="string">
            <text:p text:style-name="P94"><text:span text:style-name="Арабиййун">سَيَقْرَأُ</text:span> или <text:span text:style-name="Арабиййун">سَوْفَ يَقْرَأُ</text:span></text:p>
          </table:table-cell>
          <table:table-cell table:style-name="Таблица3.A1" office:value-type="string">
            <text:p text:style-name="P93">Он будет читать</text:p>
          </table:table-cell>
          <table:table-cell table:style-name="Таблица3.A1" office:value-type="string">
            <text:p text:style-name="P93"/>
          </table:table-cell>
          <table:table-cell table:style-name="Таблица3.A1" office:value-type="string">
            <text:p text:style-name="P93"><text:span text:style-name="Арабиййун">يَقْرَأُ</text:span></text:p>
          </table:table-cell>
          <table:table-cell table:style-name="Таблица3.A1" office:value-type="string">
            <text:p text:style-name="P126"><text:span text:style-name="T76">Он про</text:span><text:span text:style-name="T77">(</text:span><text:span text:style-name="T76">читает</text:span><text:span text:style-name="T77">)</text:span></text:p>
          </table:table-cell>
        </table:table-row>
      </table:table>
      <text:p text:style-name="P5"><text:span text:style-name="T25">Отрицанием служит частица </text:span><text:span text:style-name="Арабиййун"><text:span text:style-name="T47">لَا</text:span></text:span><text:span text:style-name="T25">, которая ставится </text:span><text:span text:style-name="T27">между префиксом </text:span><text:span text:style-name="Арабиййун"><text:span text:style-name="T27">سوف</text:span></text:span><text:span text:style-name="T27"> и</text:span><text:span text:style-name="T25"> глагол</text:span><text:span text:style-name="T27">ьной формой</text:span><text:span text:style-name="T26">. </text:span><text:span text:style-name="T27">Префикс </text:span><text:span text:style-name="Арабиййун"><text:span text:style-name="T27">س</text:span></text:span><text:span text:style-name="T27"> с отрицанием не употребляется.</text:span></text:p>
      <text:h text:style-name="P194" text:outline-level="2">Прошедшее-длительное <text:span text:style-name="T124">время</text:span></text:h>
      <text:p text:style-name="Standard"><text:span text:style-name="T144">Образуется </text:span><text:span text:style-name="T145">из </text:span><text:span text:style-name="T148">формы прошедшего времени </text:span><text:span text:style-name="T145">вспомогательного глагола </text:span><text:span text:style-name="Арабиййун"><text:span text:style-name="T144">كَانَ</text:span></text:span><text:span text:style-name="T144"> </text:span><text:span text:style-name="T145">и формы настояще-будущего времени основного (значимого) глагола: </text:span><text:span text:style-name="Арабиййун"><text:span text:style-name="T144">كَانَ يَفْعَُِلُ</text:span></text:span><text:span text:style-name="T144">. </text:span><text:span text:style-name="T25">Отрицанием служит частица </text:span><text:span text:style-name="Арабиййун"><text:span text:style-name="T47">لَا</text:span></text:span><text:span text:style-name="T47">. </text:span><text:span text:style-name="T48">Страдательный залог образуется изменением значимой части глагола. Основные значения: выражает прошедшее время как не приуроченный к определенному моменту и не ограниченный в своей длительности процесс; выражает действие длительное или многократно повторяющееся в прошлом; будучи употребленной в составе сложного предложения наряду с формой прошедшего времени указывает на то, что длительное действие, начатое ранее другого прошедшего действия, все еще продолжалось (повторялось) в момент совершения другого действия.</text:span></text:p>
      <text:p text:style-name="Standard"><text:span text:style-name="T49">Также образуется сочетанием </text:span><text:span text:style-name="T53">формы прошедшего времени</text:span><text:span text:style-name="T49"> вспомогательного глагола </text:span><text:span text:style-name="Арабиййун"><text:span text:style-name="T47">كَانَ</text:span></text:span><text:span text:style-name="T47"> </text:span><text:span text:style-name="T49">с причастием действительного залога в винительном падеже: </text:span><text:span text:style-name="Арабиййун"><text:span text:style-name="T49">كَانَ فَاعِلًا</text:span></text:span><text:span text:style-name="T49">. </text:span><text:span text:style-name="T50">В отличии от глагольной, причастная конструкция выражает длительное действие не как процесс, а как свойственный субъекту в определенный длительный промежуток времени переменный признак.</text:span></text:p>
      <text:p text:style-name="Standard">На русский переводится формой прошедшего времени несовершенного вида.</text:p>
      <text:h text:style-name="P194" text:outline-level="2"><text:soft-page-break/>Давнопрошедшее <text:span text:style-name="T124">время</text:span></text:h>
      <text:p text:style-name="Standard"><text:span text:style-name="T47">Образуется </text:span><text:span text:style-name="T51">из </text:span><text:span text:style-name="T53">формы прошедшего времени</text:span><text:span text:style-name="T51"> вспомогательного глагола </text:span><text:span text:style-name="Арабиййун"><text:span text:style-name="T47">كَانَ</text:span></text:span><text:span text:style-name="T47"> </text:span><text:span text:style-name="T51">и формы </text:span><text:span text:style-name="T52">прошедшего</text:span><text:span text:style-name="T51"> времени основного (значимого) глагола </text:span><text:span text:style-name="T52">и, обычно, включается также частица قَدْ, которая ставится либо перед значимой частью, либо (реже) перед вспомогательным глаголом</text:span><text:span text:style-name="T51">: </text:span><text:span text:style-name="Арабиййун"><text:span text:style-name="T47">كَانَ </text:span></text:span><text:span text:style-name="Арабиййун"><text:span text:style-name="T52">قَدْ</text:span></text:span><text:span text:style-name="Арабиййун"><text:span text:style-name="T47"> ف</text:span></text:span><text:span text:style-name="Арабиййун"><text:span text:style-name="T52">َ</text:span></text:span><text:span text:style-name="Арабиййун"><text:span text:style-name="T47">عَل</text:span></text:span><text:span text:style-name="Арабиййун"><text:span text:style-name="T52">َ</text:span></text:span><text:span text:style-name="T146">. </text:span><text:span text:style-name="T147">Выражает прошедшее действие, которое: совершилось ранее другого прошедшего действия; произошло давно и не связано с какими-либо другими прошедшими действиями.</text:span></text:p>
      <text:h text:style-name="P195" text:outline-level="2">Будущее-предварительное <text:span text:style-name="T124">время</text:span></text:h>
      <text:p text:style-name="P22"><text:span text:style-name="T148">Образуется из формы настояще-будущего времени вспомогательного глагола </text:span><text:span text:style-name="Арабиййун"><text:span text:style-name="T148">كَانَ</text:span></text:span><text:span text:style-name="T148"> и формы прошедшего времени основного (значимого) глагола. Перед значимой частью обычно ставится частица </text:span><text:span text:style-name="Арабиййун"><text:span text:style-name="T148">قَدْ</text:span></text:span><text:span text:style-name="T148">. Конструкция: </text:span><text:span text:style-name="Арабиййун"><text:span text:style-name="T148">يَكُونُ قَدْ فَعَلَ</text:span></text:span><text:span text:style-name="T148">. Значения: в составе сложного предложения, служит для выражения такого будущего действия, которое закончится ранее другого будущего действия или момента; без соотнесенности с другими будущими действиями выражает будущее действие с оттенком возможности, предположительности.</text:span></text:p>
      <text:h text:style-name="Heading_20_2" text:outline-level="2">Сослагательное наклонение</text:h>
      <text:p text:style-name="P18"><text:span text:style-name="T122">О</text:span><text:span text:style-name="T125">бразуется от настояще-будущего времени постановкой фатхи над последней коренной, удалением окончания </text:span><text:span text:style-name="Арабиййун"><text:span text:style-name="T65">ن </text:span></text:span><text:span text:style-name="T125">после долгого гласного и добавлением модальной частицы </text:span><text:span text:style-name="Арабиййун"><text:span text:style-name="T125">حَتَّى، لِ، كَىْ، أَنْ، لِكَىْ، إِلَى إِنْ</text:span></text:span><text:span text:style-name="T125"> (</text:span><text:span text:style-name="Акцент"><text:span text:style-name="T125">чтобы</text:span></text:span><text:span text:style-name="T125">) и т. п. </text:span><text:span text:style-name="T126">Глагол в сослагательном наклонении ставится после модальных слов и глаголов с модальными значениями. </text:span><text:span text:style-name="T127">В сочетании с частицей </text:span><text:span text:style-name="Арабиййун"><text:span text:style-name="T127">لَنْ</text:span></text:span><text:span text:style-name="T127"> (</text:span><text:span text:style-name="Акцент"><text:span text:style-name="T127">не, никогда не, никак не</text:span></text:span><text:span text:style-name="T127">), форма сослагательного наклонения выражает реальное, относящееся к будущему, действие с категорическим отрицанием и переводится с наречиями: </text:span><text:span text:style-name="Акцент"><text:span text:style-name="T127">отнюдь не, никогда, никак не</text:span></text:span><text:span text:style-name="T127"> и т. п.</text:span></text:p>
      <text:h text:style-name="Heading_20_2" text:outline-level="2">Модальные глаголы</text:h>
      <text:p text:style-name="Standard"><text:span text:style-name="T31">Например: </text:span><text:span text:style-name="Арабиййун"><text:span text:style-name="T31">يُمْكِنُ ل</text:span></text:span><text:span text:style-name="T31"> <text:s/>(</text:span><text:span text:style-name="Акцент"><text:span text:style-name="T31">возможно</text:span></text:span><text:span text:style-name="T31">); </text:span><text:span text:style-name="Арабиййун"><text:span text:style-name="T31">يَجِبُ على</text:span></text:span><text:span text:style-name="T31"> (</text:span><text:span text:style-name="Акцент"><text:span text:style-name="T31">необходимо</text:span></text:span><text:span text:style-name="T31">); </text:span><text:span text:style-name="Арабиййун"><text:span text:style-name="T31">لَا يُجُوزُ أَنْ</text:span></text:span><text:span text:style-name="T31"> (</text:span><text:span text:style-name="Акцент"><text:span text:style-name="T31">нельзя</text:span></text:span><text:span text:style-name="T31">) и др. </text:span><text:span text:style-name="T32">Всегда выступают в одной, «застывшей» форме. Соотнесенность ко времени выражается вспомогательным глаголом </text:span><text:span text:style-name="Арабиййун"><text:span text:style-name="T33">كَانَ</text:span></text:span><text:span text:style-name="T32">, а соотнесенность к лицу — слитным местоимением либо к глаголу, либо к предлогу при нем. </text:span><text:span text:style-name="T31">После модальных глаголов основной глагола ставится в сослагательном наклонении.</text:span></text:p>
      <text:h text:style-name="Heading_20_2" text:outline-level="2"><text:soft-page-break/>Неправильные глаголы</text:h>
      <text:p text:style-name="P174"><text:span text:style-name="Пункт"><text:span text:style-name="T161">Удвоенные</text:span></text:span><text:span text:style-name="T161"> типа </text:span><text:span text:style-name="Арабиййун"><text:span text:style-name="T161">مَرَّ</text:span></text:span><text:span text:style-name="T161"> </text:span><text:span text:style-name="T163">(у), </text:span><text:span text:style-name="Арабиййун"><text:span text:style-name="T163">مَدَّ</text:span></text:span><text:span text:style-name="T163"> (у), </text:span><text:span text:style-name="Арабиййун"><text:span text:style-name="T163">رَدَّ</text:span></text:span><text:span text:style-name="T163"> (у), </text:span><text:span text:style-name="Арабиййун"><text:span text:style-name="T163">دَلَّ</text:span></text:span><text:span text:style-name="T163"> (у) и т. п.</text:span><text:span text:style-name="T161">:</text:span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header-rows>
          <table:table-row>
            <table:table-cell table:style-name="Таблица10.A1" office:value-type="string">
              <text:p text:style-name="P31"><text:span text:style-name="Заголовок_20_таблицы"><text:span text:style-name="T162">Формы</text:span></text:span></text:p>
            </table:table-cell>
            <table:table-cell table:style-name="Таблица10.A1" office:value-type="string">
              <text:p text:style-name="P31"><text:span text:style-name="Заголовок_20_таблицы"><text:span text:style-name="T162">Лицо</text:span></text:span></text:p>
            </table:table-cell>
            <table:table-cell table:style-name="Таблица10.A1" office:value-type="string">
              <text:p text:style-name="P31"><text:span text:style-name="Заголовок_20_таблицы"><text:span text:style-name="T162">Род</text:span></text:span></text:p>
            </table:table-cell>
            <table:table-cell table:style-name="Таблица10.A1" office:value-type="string">
              <text:p text:style-name="P31"><text:span text:style-name="Заголовок_20_таблицы"><text:span text:style-name="T162">Мн. число</text:span></text:span></text:p>
            </table:table-cell>
            <table:table-cell table:style-name="Таблица10.A1" office:value-type="string">
              <text:p text:style-name="P31"><text:span text:style-name="Заголовок_20_таблицы"><text:span text:style-name="T162">Дв. число</text:span></text:span></text:p>
            </table:table-cell>
            <table:table-cell table:style-name="Таблица10.A1" office:value-type="string">
              <text:p text:style-name="P31"><text:span text:style-name="Заголовок_20_таблицы"><text:span text:style-name="T162">Ед. число</text:span></text:span></text:p>
            </table:table-cell>
          </table:table-row>
        </table:table-header-rows>
        <table:table-row>
          <table:table-cell table:style-name="Таблица10.A6" table:number-rows-spanned="5" office:value-type="string">
            <text:p text:style-name="P137"><text:span text:style-name="T162">Прошедшее </text:span><text:span text:style-name="T172">время</text:span></text:p>
          </table:table-cell>
          <table:table-cell table:style-name="Таблица10.B7" office:value-type="string">
            <text:p text:style-name="P143">1</text:p>
          </table:table-cell>
          <table:table-cell table:style-name="Таблица10.C12" office:value-type="string">
            <text:p text:style-name="P143">—</text:p>
          </table:table-cell>
          <table:table-cell table:style-name="Таблица10.D12" office:value-type="string">
            <text:p text:style-name="P32"><text:span text:style-name="Арабиййун"><text:span text:style-name="T164">مَرَرْنَا</text:span></text:span></text:p>
          </table:table-cell>
          <table:table-cell table:style-name="Таблица10.E10" office:value-type="string">
            <text:p text:style-name="P144">—</text:p>
          </table:table-cell>
          <table:table-cell table:style-name="Таблица10.F12" office:value-type="string">
            <text:p text:style-name="P32"><text:span text:style-name="Арабиййун"><text:span text:style-name="T164">مَرَرْتُ</text:span></text:span></text:p>
          </table:table-cell>
        </table:table-row>
        <table:table-row>
          <table:covered-table-cell/>
          <table:table-cell table:style-name="Таблица10.B4" table:number-rows-spanned="2" office:value-type="string">
            <text:p text:style-name="P143">2</text:p>
          </table:table-cell>
          <table:table-cell table:style-name="Таблица10.C12" office:value-type="string">
            <text:p text:style-name="P143">М</text:p>
          </table:table-cell>
          <table:table-cell table:style-name="Таблица10.D12" office:value-type="string">
            <text:p text:style-name="P32"><text:span text:style-name="Арабиййун"><text:span text:style-name="T164">مَرَرْتُمْ</text:span></text:span></text:p>
          </table:table-cell>
          <table:table-cell table:style-name="Таблица10.E4" table:number-rows-spanned="2" office:value-type="string">
            <text:p text:style-name="P32"><text:span text:style-name="Арабиййун"><text:span text:style-name="T164">مَرَرْتُمَا</text:span></text:span></text:p>
          </table:table-cell>
          <table:table-cell table:style-name="Таблица10.F12" office:value-type="string">
            <text:p text:style-name="P32"><text:span text:style-name="Арабиййун"><text:span text:style-name="T164">مَرَرْتَ</text:span></text:span></text:p>
          </table:table-cell>
        </table:table-row>
        <table:table-row>
          <table:covered-table-cell/>
          <table:covered-table-cell/>
          <table:table-cell table:style-name="Таблица10.C12" office:value-type="string">
            <text:p text:style-name="P143">Ж</text:p>
          </table:table-cell>
          <table:table-cell table:style-name="Таблица10.D12" office:value-type="string">
            <text:p text:style-name="P32"><text:span text:style-name="Арабиййун"><text:span text:style-name="T164">مَرَرْتُنَّ</text:span></text:span></text:p>
          </table:table-cell>
          <table:covered-table-cell/>
          <table:table-cell table:style-name="Таблица10.F12" office:value-type="string">
            <text:p text:style-name="P32"><text:span text:style-name="Арабиййун"><text:span text:style-name="T164">مَرَرْتِ</text:span></text:span></text:p>
          </table:table-cell>
        </table:table-row>
        <table:table-row>
          <table:covered-table-cell/>
          <table:table-cell table:style-name="Таблица10.B6" table:number-rows-spanned="2" office:value-type="string">
            <text:p text:style-name="P143">3</text:p>
          </table:table-cell>
          <table:table-cell table:style-name="Таблица10.C12" office:value-type="string">
            <text:p text:style-name="P143">М</text:p>
          </table:table-cell>
          <table:table-cell table:style-name="Таблица10.D12" office:value-type="string">
            <text:p text:style-name="P32"><text:span text:style-name="Арабиййун"><text:span text:style-name="T164">مَرُّوا</text:span></text:span></text:p>
          </table:table-cell>
          <table:table-cell table:style-name="Таблица10.E10" office:value-type="string">
            <text:p text:style-name="P32"><text:span text:style-name="Арабиййун"><text:span text:style-name="T164">مَرَّا</text:span></text:span></text:p>
          </table:table-cell>
          <table:table-cell table:style-name="Таблица10.F12" office:value-type="string">
            <text:p text:style-name="P32"><text:span text:style-name="Арабиййун"><text:span text:style-name="T164">مَرَّ</text:span></text:span></text:p>
          </table:table-cell>
        </table:table-row>
        <table:table-row>
          <table:covered-table-cell/>
          <table:covered-table-cell/>
          <table:table-cell table:style-name="Таблица10.C6" office:value-type="string">
            <text:p text:style-name="P143">Ж</text:p>
          </table:table-cell>
          <table:table-cell table:style-name="Таблица10.D6" office:value-type="string">
            <text:p text:style-name="P32"><text:span text:style-name="Арабиййун"><text:span text:style-name="T164">مَرَرْنَ</text:span></text:span></text:p>
          </table:table-cell>
          <table:table-cell table:style-name="Таблица10.E6" office:value-type="string">
            <text:p text:style-name="P32"><text:span text:style-name="Арабиййун"><text:span text:style-name="T164">مَرَّتَا</text:span></text:span></text:p>
          </table:table-cell>
          <table:table-cell table:style-name="Таблица10.F6" office:value-type="string">
            <text:p text:style-name="P32"><text:span text:style-name="Арабиййун"><text:span text:style-name="T164">مَرَّتْ</text:span></text:span></text:p>
          </table:table-cell>
        </table:table-row>
        <table:table-row>
          <table:table-cell table:style-name="Таблица10.A11" table:number-rows-spanned="5" office:value-type="string">
            <text:p text:style-name="P137"><text:span text:style-name="T162">Настояще-будущее </text:span><text:span text:style-name="T172">время</text:span></text:p>
          </table:table-cell>
          <table:table-cell table:style-name="Таблица10.B7" office:value-type="string">
            <text:p text:style-name="P143">1</text:p>
          </table:table-cell>
          <table:table-cell table:style-name="Таблица10.C12" office:value-type="string">
            <text:p text:style-name="P143">—</text:p>
          </table:table-cell>
          <table:table-cell table:style-name="Таблица10.D12" office:value-type="string">
            <text:p text:style-name="P35"><text:span text:style-name="Арабиййун"><text:span text:style-name="T167">نَمُرُّ</text:span></text:span></text:p>
          </table:table-cell>
          <table:table-cell table:style-name="Таблица10.E10" office:value-type="string">
            <text:p text:style-name="P144">—</text:p>
          </table:table-cell>
          <table:table-cell table:style-name="Таблица10.F12" office:value-type="string">
            <text:p text:style-name="P33"><text:span text:style-name="Арабиййун"><text:span text:style-name="T165">أَمُرُّ</text:span></text:span></text:p>
          </table:table-cell>
        </table:table-row>
        <table:table-row>
          <table:covered-table-cell/>
          <table:table-cell table:style-name="Таблица10.B9" table:number-rows-spanned="2" office:value-type="string">
            <text:p text:style-name="P143">2</text:p>
          </table:table-cell>
          <table:table-cell table:style-name="Таблица10.C12" office:value-type="string">
            <text:p text:style-name="P143">М</text:p>
          </table:table-cell>
          <table:table-cell table:style-name="Таблица10.D12" office:value-type="string">
            <text:p text:style-name="P35"><text:span text:style-name="Арабиййун"><text:span text:style-name="T167">تَمُرُّونَ</text:span></text:span></text:p>
          </table:table-cell>
          <table:table-cell table:style-name="Таблица10.E9" table:number-rows-spanned="2" office:value-type="string">
            <text:p text:style-name="P35"><text:span text:style-name="Арабиййун"><text:span text:style-name="T167">تَمُرَّانِ</text:span></text:span></text:p>
          </table:table-cell>
          <table:table-cell table:style-name="Таблица10.F12" office:value-type="string">
            <text:p text:style-name="P34"><text:span text:style-name="Арабиййун"><text:span text:style-name="T166">تَمُرُّ</text:span></text:span></text:p>
          </table:table-cell>
        </table:table-row>
        <table:table-row>
          <table:covered-table-cell/>
          <table:covered-table-cell/>
          <table:table-cell table:style-name="Таблица10.C12" office:value-type="string">
            <text:p text:style-name="P143">Ж</text:p>
          </table:table-cell>
          <table:table-cell table:style-name="Таблица10.D12" office:value-type="string">
            <text:p text:style-name="P35"><text:span text:style-name="Арабиййун"><text:span text:style-name="T167">تَمْرُرْنَ</text:span></text:span></text:p>
          </table:table-cell>
          <table:covered-table-cell/>
          <table:table-cell table:style-name="Таблица10.F12" office:value-type="string">
            <text:p text:style-name="P34"><text:span text:style-name="Арабиййун"><text:span text:style-name="T166">تَمُرِّينَ</text:span></text:span></text:p>
          </table:table-cell>
        </table:table-row>
        <table:table-row>
          <table:covered-table-cell/>
          <table:table-cell table:style-name="Таблица10.B11" table:number-rows-spanned="2" office:value-type="string">
            <text:p text:style-name="P143">3</text:p>
          </table:table-cell>
          <table:table-cell table:style-name="Таблица10.C12" office:value-type="string">
            <text:p text:style-name="P143">М</text:p>
          </table:table-cell>
          <table:table-cell table:style-name="Таблица10.D12" office:value-type="string">
            <text:p text:style-name="P35"><text:span text:style-name="Арабиййун"><text:span text:style-name="T167">يَمُرُّونَ</text:span></text:span></text:p>
          </table:table-cell>
          <table:table-cell table:style-name="Таблица10.E10" office:value-type="string">
            <text:p text:style-name="P35"><text:span text:style-name="Арабиййун"><text:span text:style-name="T167">يَمُرَّانِ</text:span></text:span></text:p>
          </table:table-cell>
          <table:table-cell table:style-name="Таблица10.F12" office:value-type="string">
            <text:p text:style-name="P34"><text:span text:style-name="Арабиййун"><text:span text:style-name="T166">يَمُرُّ</text:span></text:span></text:p>
          </table:table-cell>
        </table:table-row>
        <table:table-row>
          <table:covered-table-cell/>
          <table:covered-table-cell/>
          <table:table-cell table:style-name="Таблица10.C11" office:value-type="string">
            <text:p text:style-name="P143">Ж</text:p>
          </table:table-cell>
          <table:table-cell table:style-name="Таблица10.D11" office:value-type="string">
            <text:p text:style-name="P35"><text:span text:style-name="Арабиййун"><text:span text:style-name="T167">يَمْرُرْنَ</text:span></text:span></text:p>
          </table:table-cell>
          <table:table-cell table:style-name="Таблица10.E11" office:value-type="string">
            <text:p text:style-name="P35"><text:span text:style-name="Арабиййун"><text:span text:style-name="T167">تَمُرَّانِ</text:span></text:span></text:p>
          </table:table-cell>
          <table:table-cell table:style-name="Таблица10.F11" office:value-type="string">
            <text:p text:style-name="P34"><text:span text:style-name="Арабиййун"><text:span text:style-name="T166">تَمُرُّ</text:span></text:span></text:p>
          </table:table-cell>
        </table:table-row>
        <table:table-row>
          <table:table-cell table:style-name="Таблица10.A13" table:number-rows-spanned="2" office:value-type="string">
            <text:p text:style-name="P152">Повелительное</text:p>
            <text:p text:style-name="P159">наклонение</text:p>
          </table:table-cell>
          <table:table-cell table:style-name="Таблица10.B13" table:number-rows-spanned="2" office:value-type="string">
            <text:p text:style-name="P153">2</text:p>
          </table:table-cell>
          <table:table-cell table:style-name="Таблица10.C12" office:value-type="string">
            <text:p text:style-name="P143">М</text:p>
          </table:table-cell>
          <table:table-cell table:style-name="Таблица10.D12" office:value-type="string">
            <text:p text:style-name="P39"><text:span text:style-name="Арабиййун"><text:span text:style-name="T171">أُمْرُرُوا – مُرُّوا</text:span></text:span></text:p>
          </table:table-cell>
          <table:table-cell table:style-name="Таблица10.E13" table:number-rows-spanned="2" office:value-type="string">
            <text:p text:style-name="P38"><text:span text:style-name="Арабиййун"><text:span text:style-name="T170">أُمْرُرَا – مُرَّا</text:span></text:span></text:p>
          </table:table-cell>
          <table:table-cell table:style-name="Таблица10.F12" office:value-type="string">
            <text:p text:style-name="P36"><text:span text:style-name="Арабиййун"><text:span text:style-name="T168">أُمْرُرْ - مُرَّ</text:span></text:span></text:p>
          </table:table-cell>
        </table:table-row>
        <table:table-row>
          <table:covered-table-cell/>
          <table:covered-table-cell/>
          <table:table-cell table:style-name="Таблица10.C13" office:value-type="string">
            <text:p text:style-name="P143">Ж</text:p>
          </table:table-cell>
          <table:table-cell table:style-name="Таблица10.D13" office:value-type="string">
            <text:p text:style-name="P39"><text:span text:style-name="Арабиййун"><text:span text:style-name="T171">أُمْرُرْنَ</text:span></text:span></text:p>
          </table:table-cell>
          <table:covered-table-cell/>
          <table:table-cell table:style-name="Таблица10.F13" office:value-type="string">
            <text:p text:style-name="P37"><text:span text:style-name="Арабиййун"><text:span text:style-name="T169">أُمْرُرِى – مُرِّى</text:span></text:span></text:p>
          </table:table-cell>
        </table:table-row>
        <table:table-row>
          <table:table-cell table:style-name="Таблица10.A15" table:number-rows-spanned="2" table:number-columns-spanned="2" office:value-type="string">
            <text:p text:style-name="P153">Причастие</text:p>
          </table:table-cell>
          <table:covered-table-cell/>
          <table:table-cell table:style-name="Таблица10.C14" table:number-columns-spanned="2" office:value-type="string">
            <text:p text:style-name="P153">Действительный</text:p>
          </table:table-cell>
          <table:covered-table-cell/>
          <table:table-cell table:style-name="Таблица10.E14" table:number-columns-spanned="2" office:value-type="string">
            <text:p text:style-name="P39"><text:span text:style-name="Арабиййун"><text:span text:style-name="T171">مَارٌّ</text:span></text:span></text:p>
          </table:table-cell>
          <table:covered-table-cell/>
        </table:table-row>
        <table:table-row>
          <table:covered-table-cell/>
          <table:covered-table-cell/>
          <table:table-cell table:style-name="Таблица10.C15" table:number-columns-spanned="2" office:value-type="string">
            <text:p text:style-name="P153">Страдательный</text:p>
          </table:table-cell>
          <table:covered-table-cell/>
          <table:table-cell table:style-name="Таблица10.E15" table:number-columns-spanned="2" office:value-type="string">
            <text:p text:style-name="P145">—</text:p>
          </table:table-cell>
          <table:covered-table-cell/>
        </table:table-row>
        <table:table-row>
          <table:table-cell table:style-name="Таблица10.A16" table:number-columns-spanned="2" office:value-type="string">
            <text:p text:style-name="P153">Масдар</text:p>
          </table:table-cell>
          <table:covered-table-cell/>
          <table:table-cell table:style-name="Таблица10.C16" table:number-columns-spanned="4" office:value-type="string">
            <text:p text:style-name="P39"><text:span text:style-name="Арабиййун"><text:span text:style-name="T171">مُرُورٌ</text:span></text:span></text:p>
          </table:table-cell>
          <table:covered-table-cell/>
          <table:covered-table-cell/>
          <table:covered-table-cell/>
        </table:table-row>
      </table:table>
      <text:p text:style-name="P175"><text:span text:style-name="Пункт"><text:span text:style-name="T173">Хамзованные</text:span></text:span><text:span text:style-name="T173"> (начальной хамзы) типа </text:span><text:span text:style-name="Арабиййун"><text:span text:style-name="T173">أَخَذَ</text:span></text:span><text:span text:style-name="T173"> (у), </text:span><text:span text:style-name="Арабиййун"><text:span text:style-name="T173">أَكَلَ</text:span></text:span><text:span text:style-name="T173"> (у), </text:span><text:span text:style-name="Арабиййун"><text:span text:style-name="T173">أَمَرَ</text:span></text:span><text:span text:style-name="T173"> (у) и т. п.: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column table:style-name="Таблица11.F"/>
        <table:table-header-rows>
          <table:table-row>
            <table:table-cell table:style-name="Таблица11.A1" office:value-type="string">
              <text:p text:style-name="P40"><text:span text:style-name="Заголовок_20_таблицы"><text:span text:style-name="T162">Формы</text:span></text:span></text:p>
            </table:table-cell>
            <table:table-cell table:style-name="Таблица11.A1" office:value-type="string">
              <text:p text:style-name="P40"><text:span text:style-name="Заголовок_20_таблицы"><text:span text:style-name="T162">Лицо</text:span></text:span></text:p>
            </table:table-cell>
            <table:table-cell table:style-name="Таблица11.A1" office:value-type="string">
              <text:p text:style-name="P40"><text:span text:style-name="Заголовок_20_таблицы"><text:span text:style-name="T162">Род</text:span></text:span></text:p>
            </table:table-cell>
            <table:table-cell table:style-name="Таблица11.A1" office:value-type="string">
              <text:p text:style-name="P40"><text:span text:style-name="Заголовок_20_таблицы"><text:span text:style-name="T162">Мн. число</text:span></text:span></text:p>
            </table:table-cell>
            <table:table-cell table:style-name="Таблица11.A1" office:value-type="string">
              <text:p text:style-name="P40"><text:span text:style-name="Заголовок_20_таблицы"><text:span text:style-name="T162">Дв. число</text:span></text:span></text:p>
            </table:table-cell>
            <table:table-cell table:style-name="Таблица11.A1" office:value-type="string">
              <text:p text:style-name="P40"><text:span text:style-name="Заголовок_20_таблицы"><text:span text:style-name="T162">Ед. число</text:span></text:span></text:p>
            </table:table-cell>
          </table:table-row>
        </table:table-header-rows>
        <table:table-row>
          <table:table-cell table:style-name="Таблица11.A6" table:number-rows-spanned="5" office:value-type="string">
            <text:p text:style-name="P138"><text:span text:style-name="T162">Прошедшее </text:span><text:span text:style-name="T172">время</text:span></text:p>
          </table:table-cell>
          <table:table-cell table:style-name="Таблица11.B7" office:value-type="string">
            <text:p text:style-name="P146">1</text:p>
          </table:table-cell>
          <table:table-cell table:style-name="Таблица11.C12" office:value-type="string">
            <text:p text:style-name="P146">—</text:p>
          </table:table-cell>
          <table:table-cell table:style-name="Таблица11.D12" office:value-type="string">
            <text:p text:style-name="P41"><text:span text:style-name="Арабиййун"><text:span text:style-name="T174">أَخَذْنَا</text:span></text:span></text:p>
          </table:table-cell>
          <table:table-cell table:style-name="Таблица11.E10" office:value-type="string">
            <text:p text:style-name="P146">—</text:p>
          </table:table-cell>
          <table:table-cell table:style-name="Таблица11.F12" office:value-type="string">
            <text:p text:style-name="P41"><text:span text:style-name="Арабиййун"><text:span text:style-name="T174">أَخَذْتُ</text:span></text:span></text:p>
          </table:table-cell>
        </table:table-row>
        <table:table-row>
          <table:covered-table-cell/>
          <table:table-cell table:style-name="Таблица11.B4" table:number-rows-spanned="2" office:value-type="string">
            <text:p text:style-name="P146">2</text:p>
          </table:table-cell>
          <table:table-cell table:style-name="Таблица11.C12" office:value-type="string">
            <text:p text:style-name="P146">М</text:p>
          </table:table-cell>
          <table:table-cell table:style-name="Таблица11.D12" office:value-type="string">
            <text:p text:style-name="P41"><text:span text:style-name="Арабиййун"><text:span text:style-name="T174">أَخَذْتُمْ</text:span></text:span></text:p>
          </table:table-cell>
          <table:table-cell table:style-name="Таблица11.E4" table:number-rows-spanned="2" office:value-type="string">
            <text:p text:style-name="P41"><text:span text:style-name="Арабиййун"><text:span text:style-name="T174">أَخَذْتُمَا</text:span></text:span></text:p>
          </table:table-cell>
          <table:table-cell table:style-name="Таблица11.F12" office:value-type="string">
            <text:p text:style-name="P41"><text:span text:style-name="Арабиййун"><text:span text:style-name="T174">أَخَذْتَ</text:span></text:span></text:p>
          </table:table-cell>
        </table:table-row>
        <table:table-row>
          <table:covered-table-cell/>
          <table:covered-table-cell/>
          <table:table-cell table:style-name="Таблица11.C12" office:value-type="string">
            <text:p text:style-name="P146">Ж</text:p>
          </table:table-cell>
          <table:table-cell table:style-name="Таблица11.D12" office:value-type="string">
            <text:p text:style-name="P41"><text:span text:style-name="Арабиййун"><text:span text:style-name="T174">أَخَذْتُنَّ</text:span></text:span></text:p>
          </table:table-cell>
          <table:covered-table-cell/>
          <table:table-cell table:style-name="Таблица11.F12" office:value-type="string">
            <text:p text:style-name="P41"><text:span text:style-name="Арабиййун"><text:span text:style-name="T174">أَخَذْتِ</text:span></text:span></text:p>
          </table:table-cell>
        </table:table-row>
        <table:table-row>
          <table:covered-table-cell/>
          <table:table-cell table:style-name="Таблица11.B6" table:number-rows-spanned="2" office:value-type="string">
            <text:p text:style-name="P146">3</text:p>
          </table:table-cell>
          <table:table-cell table:style-name="Таблица11.C12" office:value-type="string">
            <text:p text:style-name="P146">М</text:p>
          </table:table-cell>
          <table:table-cell table:style-name="Таблица11.D12" office:value-type="string">
            <text:p text:style-name="P42"><text:span text:style-name="Арабиййун"><text:span text:style-name="T175">أَخَذُوا</text:span></text:span></text:p>
          </table:table-cell>
          <table:table-cell table:style-name="Таблица11.E10" office:value-type="string">
            <text:p text:style-name="P41"><text:span text:style-name="Арабиййун"><text:span text:style-name="T174">أَخَذَا</text:span></text:span></text:p>
          </table:table-cell>
          <table:table-cell table:style-name="Таблица11.F12" office:value-type="string">
            <text:p text:style-name="P41"><text:span text:style-name="Арабиййун"><text:span text:style-name="T174">أَخَذَ</text:span></text:span></text:p>
          </table:table-cell>
        </table:table-row>
        <table:table-row>
          <table:covered-table-cell/>
          <table:covered-table-cell/>
          <table:table-cell table:style-name="Таблица11.C6" office:value-type="string">
            <text:p text:style-name="P146">Ж</text:p>
          </table:table-cell>
          <table:table-cell table:style-name="Таблица11.D6" office:value-type="string">
            <text:p text:style-name="P42"><text:span text:style-name="Арабиййун"><text:span text:style-name="T175">أَخَذْنَ</text:span></text:span></text:p>
          </table:table-cell>
          <table:table-cell table:style-name="Таблица11.E6" office:value-type="string">
            <text:p text:style-name="P41"><text:span text:style-name="Арабиййун"><text:span text:style-name="T174">أَخَذَتَا</text:span></text:span></text:p>
          </table:table-cell>
          <table:table-cell table:style-name="Таблица11.F6" office:value-type="string">
            <text:p text:style-name="P41"><text:span text:style-name="Арабиййун"><text:span text:style-name="T174">أَخَذَتْ</text:span></text:span></text:p>
          </table:table-cell>
        </table:table-row>
        <table:table-row>
          <table:table-cell table:style-name="Таблица11.A11" table:number-rows-spanned="5" office:value-type="string">
            <text:p text:style-name="P138"><text:span text:style-name="T162">Настояще-будущее </text:span><text:span text:style-name="T172">время</text:span></text:p>
          </table:table-cell>
          <table:table-cell table:style-name="Таблица11.B7" office:value-type="string">
            <text:p text:style-name="P146">1</text:p>
          </table:table-cell>
          <table:table-cell table:style-name="Таблица11.C12" office:value-type="string">
            <text:p text:style-name="P146">—</text:p>
          </table:table-cell>
          <table:table-cell table:style-name="Таблица11.D12" office:value-type="string">
            <text:p text:style-name="P44"><text:span text:style-name="Арабиййун"><text:span text:style-name="T177">نَأْخُذُ</text:span></text:span></text:p>
          </table:table-cell>
          <table:table-cell table:style-name="Таблица11.E10" office:value-type="string">
            <text:p text:style-name="P146">—</text:p>
          </table:table-cell>
          <table:table-cell table:style-name="Таблица11.F12" office:value-type="string">
            <text:p text:style-name="P43"><text:span text:style-name="Арабиййун"><text:span text:style-name="T176">آخُذُ</text:span></text:span></text:p>
          </table:table-cell>
        </table:table-row>
        <table:table-row>
          <table:covered-table-cell/>
          <table:table-cell table:style-name="Таблица11.B9" table:number-rows-spanned="2" office:value-type="string">
            <text:p text:style-name="P146">2</text:p>
          </table:table-cell>
          <table:table-cell table:style-name="Таблица11.C12" office:value-type="string">
            <text:p text:style-name="P146">М</text:p>
          </table:table-cell>
          <table:table-cell table:style-name="Таблица11.D12" office:value-type="string">
            <text:p text:style-name="P44"><text:span text:style-name="Арабиййун"><text:span text:style-name="T177">تَأْخُذُونَ</text:span></text:span></text:p>
          </table:table-cell>
          <table:table-cell table:style-name="Таблица11.E9" table:number-rows-spanned="2" office:value-type="string">
            <text:p text:style-name="P43"><text:span text:style-name="Арабиййун"><text:span text:style-name="T176">تَأْخُذَانِ</text:span></text:span></text:p>
          </table:table-cell>
          <table:table-cell table:style-name="Таблица11.F12" office:value-type="string">
            <text:p text:style-name="P43"><text:span text:style-name="Арабиййун"><text:span text:style-name="T176">تَأْخُذُ</text:span></text:span></text:p>
          </table:table-cell>
        </table:table-row>
        <table:table-row>
          <table:covered-table-cell/>
          <table:covered-table-cell/>
          <table:table-cell table:style-name="Таблица11.C12" office:value-type="string">
            <text:p text:style-name="P146">Ж</text:p>
          </table:table-cell>
          <table:table-cell table:style-name="Таблица11.D12" office:value-type="string">
            <text:p text:style-name="P44"><text:span text:style-name="Арабиййун"><text:span text:style-name="T177">تَأْخُذْنَ</text:span></text:span></text:p>
          </table:table-cell>
          <table:covered-table-cell/>
          <table:table-cell table:style-name="Таблица11.F12" office:value-type="string">
            <text:p text:style-name="P43"><text:span text:style-name="Арабиййун"><text:span text:style-name="T176">تَأْخُذِينَ</text:span></text:span></text:p>
          </table:table-cell>
        </table:table-row>
        <table:table-row>
          <table:covered-table-cell/>
          <table:table-cell table:style-name="Таблица11.B11" table:number-rows-spanned="2" office:value-type="string">
            <text:p text:style-name="P146">3</text:p>
          </table:table-cell>
          <table:table-cell table:style-name="Таблица11.C12" office:value-type="string">
            <text:p text:style-name="P146">М</text:p>
          </table:table-cell>
          <table:table-cell table:style-name="Таблица11.D12" office:value-type="string">
            <text:p text:style-name="P44"><text:span text:style-name="Арабиййун"><text:span text:style-name="T177">يَأْخُذُونَ</text:span></text:span></text:p>
          </table:table-cell>
          <table:table-cell table:style-name="Таблица11.E10" office:value-type="string">
            <text:p text:style-name="P43"><text:span text:style-name="Арабиййун"><text:span text:style-name="T176">يَأْخُذَانِ</text:span></text:span></text:p>
          </table:table-cell>
          <table:table-cell table:style-name="Таблица11.F12" office:value-type="string">
            <text:p text:style-name="P43"><text:span text:style-name="Арабиййун"><text:span text:style-name="T176">يَأْخُذُ</text:span></text:span></text:p>
          </table:table-cell>
        </table:table-row>
        <table:table-row>
          <table:covered-table-cell/>
          <table:covered-table-cell/>
          <table:table-cell table:style-name="Таблица11.C11" office:value-type="string">
            <text:p text:style-name="P146">Ж</text:p>
          </table:table-cell>
          <table:table-cell table:style-name="Таблица11.D11" office:value-type="string">
            <text:p text:style-name="P44"><text:span text:style-name="Арабиййун"><text:span text:style-name="T177">يَأْخُذْنَ</text:span></text:span></text:p>
          </table:table-cell>
          <table:table-cell table:style-name="Таблица11.E11" office:value-type="string">
            <text:p text:style-name="P43"><text:span text:style-name="Арабиййун"><text:span text:style-name="T176">تَأْخُذَانِ</text:span></text:span></text:p>
          </table:table-cell>
          <table:table-cell table:style-name="Таблица11.F11" office:value-type="string">
            <text:p text:style-name="P43"><text:span text:style-name="Арабиййун"><text:span text:style-name="T176">تَأْخُذُ</text:span></text:span></text:p>
          </table:table-cell>
        </table:table-row>
        <table:table-row>
          <table:table-cell table:style-name="Таблица11.A13" table:number-rows-spanned="2" office:value-type="string">
            <text:p text:style-name="P154">Повелительное</text:p>
            <text:p text:style-name="P160">наклонение</text:p>
          </table:table-cell>
          <table:table-cell table:style-name="Таблица11.B13" table:number-rows-spanned="2" office:value-type="string">
            <text:p text:style-name="P154">2</text:p>
          </table:table-cell>
          <table:table-cell table:style-name="Таблица11.C12" office:value-type="string">
            <text:p text:style-name="P146">М</text:p>
          </table:table-cell>
          <table:table-cell table:style-name="Таблица11.D12" office:value-type="string">
            <text:p text:style-name="P44"><text:span text:style-name="Арабиййун"><text:span text:style-name="T177">خُذُوا</text:span></text:span></text:p>
          </table:table-cell>
          <table:table-cell table:style-name="Таблица11.E13" table:number-rows-spanned="2" office:value-type="string">
            <text:p text:style-name="P44"><text:span text:style-name="Арабиййун"><text:span text:style-name="T177">خُذَا</text:span></text:span></text:p>
          </table:table-cell>
          <table:table-cell table:style-name="Таблица11.F12" office:value-type="string">
            <text:p text:style-name="P44"><text:span text:style-name="Арабиййун"><text:span text:style-name="T177">خُذْ</text:span></text:span></text:p>
          </table:table-cell>
        </table:table-row>
        <table:table-row>
          <table:covered-table-cell/>
          <table:covered-table-cell/>
          <table:table-cell table:style-name="Таблица11.C13" office:value-type="string">
            <text:p text:style-name="P146">Ж</text:p>
          </table:table-cell>
          <table:table-cell table:style-name="Таблица11.D13" office:value-type="string">
            <text:p text:style-name="P44"><text:span text:style-name="Арабиййун"><text:span text:style-name="T177">خُذْنَ</text:span></text:span></text:p>
          </table:table-cell>
          <table:covered-table-cell/>
          <table:table-cell table:style-name="Таблица11.F13" office:value-type="string">
            <text:p text:style-name="P44"><text:span text:style-name="Арабиййун"><text:span text:style-name="T177">خُذِى</text:span></text:span></text:p>
          </table:table-cell>
        </table:table-row>
        <table:table-row>
          <table:table-cell table:style-name="Таблица11.A15" table:number-rows-spanned="2" table:number-columns-spanned="2" office:value-type="string">
            <text:p text:style-name="P154">Причастие</text:p>
          </table:table-cell>
          <table:covered-table-cell/>
          <table:table-cell table:style-name="Таблица11.C14" table:number-columns-spanned="2" office:value-type="string">
            <text:p text:style-name="P154">Действительный</text:p>
          </table:table-cell>
          <table:covered-table-cell/>
          <table:table-cell table:style-name="Таблица11.E14" table:number-columns-spanned="2" office:value-type="string">
            <text:p text:style-name="P44"><text:span text:style-name="Арабиййун"><text:span text:style-name="T177">آخِذٌ</text:span></text:span></text:p>
          </table:table-cell>
          <table:covered-table-cell/>
        </table:table-row>
        <table:table-row>
          <table:covered-table-cell/>
          <table:covered-table-cell/>
          <table:table-cell table:style-name="Таблица11.C15" table:number-columns-spanned="2" office:value-type="string">
            <text:p text:style-name="P154">Страдательный</text:p>
          </table:table-cell>
          <table:covered-table-cell/>
          <table:table-cell table:style-name="Таблица11.E15" table:number-columns-spanned="2" office:value-type="string">
            <text:p text:style-name="P44"><text:span text:style-name="Арабиййун"><text:span text:style-name="T177">مَأْخُوذٌ</text:span></text:span></text:p>
          </table:table-cell>
          <table:covered-table-cell/>
        </table:table-row>
        <table:table-row>
          <table:table-cell table:style-name="Таблица11.A16" table:number-columns-spanned="2" office:value-type="string">
            <text:p text:style-name="P154">Масдар</text:p>
          </table:table-cell>
          <table:covered-table-cell/>
          <table:table-cell table:style-name="Таблица11.C16" table:number-columns-spanned="4" office:value-type="string">
            <text:p text:style-name="P44"><text:span text:style-name="Арабиййун"><text:span text:style-name="T177">أَخْذٌ</text:span></text:span></text:p>
          </table:table-cell>
          <table:covered-table-cell/>
          <table:covered-table-cell/>
          <table:covered-table-cell/>
        </table:table-row>
      </table:table>
      <text:p text:style-name="P176"><text:span text:style-name="Пункт"><text:span text:style-name="T178">Хамзованные</text:span></text:span><text:span text:style-name="T178"> (средней хамзы) </text:span><text:span text:style-name="T229">типа</text:span><text:span text:style-name="T178"> </text:span><text:span text:style-name="Арабиййун"><text:span text:style-name="T178">سَأَلَ</text:span></text:span><text:span text:style-name="T178"> (а), </text:span><text:span text:style-name="Арабиййун"><text:span text:style-name="T178">رَأَسَ</text:span></text:span><text:span text:style-name="T178"> (а) и т. п.: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column table:style-name="Таблица12.F"/>
        <table:table-header-rows>
          <table:table-row>
            <table:table-cell table:style-name="Таблица12.A1" office:value-type="string">
              <text:p text:style-name="P45"><text:span text:style-name="Заголовок_20_таблицы"><text:span text:style-name="T162">Формы</text:span></text:span></text:p>
            </table:table-cell>
            <table:table-cell table:style-name="Таблица12.A1" office:value-type="string">
              <text:p text:style-name="P45"><text:span text:style-name="Заголовок_20_таблицы"><text:span text:style-name="T162">Лицо</text:span></text:span></text:p>
            </table:table-cell>
            <table:table-cell table:style-name="Таблица12.A1" office:value-type="string">
              <text:p text:style-name="P45"><text:span text:style-name="Заголовок_20_таблицы"><text:span text:style-name="T162">Род</text:span></text:span></text:p>
            </table:table-cell>
            <table:table-cell table:style-name="Таблица12.A1" office:value-type="string">
              <text:p text:style-name="P45"><text:span text:style-name="Заголовок_20_таблицы"><text:span text:style-name="T162">Мн. число</text:span></text:span></text:p>
            </table:table-cell>
            <table:table-cell table:style-name="Таблица12.A1" office:value-type="string">
              <text:p text:style-name="P45"><text:span text:style-name="Заголовок_20_таблицы"><text:span text:style-name="T162">Дв. число</text:span></text:span></text:p>
            </table:table-cell>
            <table:table-cell table:style-name="Таблица12.A1" office:value-type="string">
              <text:p text:style-name="P45"><text:span text:style-name="Заголовок_20_таблицы"><text:span text:style-name="T162">Ед. число</text:span></text:span></text:p>
            </table:table-cell>
          </table:table-row>
        </table:table-header-rows>
        <table:table-row>
          <table:table-cell table:style-name="Таблица12.A6" table:number-rows-spanned="5" office:value-type="string">
            <text:p text:style-name="P139"><text:span text:style-name="T162">Прошедшее </text:span><text:span text:style-name="T172">время</text:span></text:p>
          </table:table-cell>
          <table:table-cell table:style-name="Таблица12.B7" office:value-type="string">
            <text:p text:style-name="P147">1</text:p>
          </table:table-cell>
          <table:table-cell table:style-name="Таблица12.C12" office:value-type="string">
            <text:p text:style-name="P147">—</text:p>
          </table:table-cell>
          <table:table-cell table:style-name="Таблица12.D12" office:value-type="string">
            <text:p text:style-name="P46"><text:span text:style-name="Арабиййун"><text:span text:style-name="T179">سَأَلْنَا</text:span></text:span></text:p>
          </table:table-cell>
          <table:table-cell table:style-name="Таблица12.E10" office:value-type="string">
            <text:p text:style-name="P147">—</text:p>
          </table:table-cell>
          <table:table-cell table:style-name="Таблица12.F12" office:value-type="string">
            <text:p text:style-name="P46"><text:span text:style-name="Арабиййун"><text:span text:style-name="T179">سَأَلْتُ</text:span></text:span></text:p>
          </table:table-cell>
        </table:table-row>
        <table:table-row>
          <table:covered-table-cell/>
          <table:table-cell table:style-name="Таблица12.B4" table:number-rows-spanned="2" office:value-type="string">
            <text:p text:style-name="P147">2</text:p>
          </table:table-cell>
          <table:table-cell table:style-name="Таблица12.C12" office:value-type="string">
            <text:p text:style-name="P147">М</text:p>
          </table:table-cell>
          <table:table-cell table:style-name="Таблица12.D12" office:value-type="string">
            <text:p text:style-name="P46"><text:span text:style-name="Арабиййун"><text:span text:style-name="T179">سَأَلْتُمْ</text:span></text:span></text:p>
          </table:table-cell>
          <table:table-cell table:style-name="Таблица12.E4" table:number-rows-spanned="2" office:value-type="string">
            <text:p text:style-name="P46"><text:span text:style-name="Арабиййун"><text:span text:style-name="T179">سَأَلْتُمَا</text:span></text:span></text:p>
          </table:table-cell>
          <table:table-cell table:style-name="Таблица12.F12" office:value-type="string">
            <text:p text:style-name="P46"><text:span text:style-name="Арабиййун"><text:span text:style-name="T179">سَأَلْتَ</text:span></text:span></text:p>
          </table:table-cell>
        </table:table-row>
        <table:table-row>
          <table:covered-table-cell/>
          <table:covered-table-cell/>
          <table:table-cell table:style-name="Таблица12.C12" office:value-type="string">
            <text:p text:style-name="P147">Ж</text:p>
          </table:table-cell>
          <table:table-cell table:style-name="Таблица12.D12" office:value-type="string">
            <text:p text:style-name="P47"><text:span text:style-name="Арабиййун"><text:span text:style-name="T180">سَأَلْتُنَّ</text:span></text:span></text:p>
          </table:table-cell>
          <table:covered-table-cell/>
          <table:table-cell table:style-name="Таблица12.F12" office:value-type="string">
            <text:p text:style-name="P46"><text:span text:style-name="Арабиййун"><text:span text:style-name="T179">سَأَلْتِ</text:span></text:span></text:p>
          </table:table-cell>
        </table:table-row>
        <table:table-row>
          <table:covered-table-cell/>
          <table:table-cell table:style-name="Таблица12.B6" table:number-rows-spanned="2" office:value-type="string">
            <text:p text:style-name="P147">3</text:p>
          </table:table-cell>
          <table:table-cell table:style-name="Таблица12.C12" office:value-type="string">
            <text:p text:style-name="P147">М</text:p>
          </table:table-cell>
          <table:table-cell table:style-name="Таблица12.D12" office:value-type="string">
            <text:p text:style-name="P47"><text:span text:style-name="Арабиййун"><text:span text:style-name="T180">سَأَلُوا</text:span></text:span></text:p>
          </table:table-cell>
          <table:table-cell table:style-name="Таблица12.E10" office:value-type="string">
            <text:p text:style-name="P46"><text:span text:style-name="Арабиййун"><text:span text:style-name="T179">سَأَلَا</text:span></text:span></text:p>
          </table:table-cell>
          <table:table-cell table:style-name="Таблица12.F12" office:value-type="string">
            <text:p text:style-name="P46"><text:span text:style-name="Арабиййун"><text:span text:style-name="T179">سَأَلَ</text:span></text:span></text:p>
          </table:table-cell>
        </table:table-row>
        <table:table-row>
          <table:covered-table-cell/>
          <table:covered-table-cell/>
          <table:table-cell table:style-name="Таблица12.C6" office:value-type="string">
            <text:p text:style-name="P147">Ж</text:p>
          </table:table-cell>
          <table:table-cell table:style-name="Таблица12.D6" office:value-type="string">
            <text:p text:style-name="P47"><text:span text:style-name="Арабиййун"><text:span text:style-name="T180">سَأَلْنَ</text:span></text:span></text:p>
          </table:table-cell>
          <table:table-cell table:style-name="Таблица12.E6" office:value-type="string">
            <text:p text:style-name="P46"><text:span text:style-name="Арабиййун"><text:span text:style-name="T179">سَأَلَتَا</text:span></text:span></text:p>
          </table:table-cell>
          <table:table-cell table:style-name="Таблица12.F6" office:value-type="string">
            <text:p text:style-name="P46"><text:span text:style-name="Арабиййун"><text:span text:style-name="T179">سَأَلَتْ</text:span></text:span></text:p>
          </table:table-cell>
        </table:table-row>
        <table:table-row>
          <table:table-cell table:style-name="Таблица12.A11" table:number-rows-spanned="5" office:value-type="string">
            <text:p text:style-name="P139"><text:span text:style-name="T162">Настояще-будущее </text:span><text:span text:style-name="T172">время</text:span></text:p>
          </table:table-cell>
          <table:table-cell table:style-name="Таблица12.B7" office:value-type="string">
            <text:p text:style-name="P147">1</text:p>
          </table:table-cell>
          <table:table-cell table:style-name="Таблица12.C12" office:value-type="string">
            <text:p text:style-name="P147">—</text:p>
          </table:table-cell>
          <table:table-cell table:style-name="Таблица12.D12" office:value-type="string">
            <text:p text:style-name="P49"><text:span text:style-name="Арабиййун"><text:span text:style-name="T182">نَسْأَلُ</text:span></text:span></text:p>
          </table:table-cell>
          <table:table-cell table:style-name="Таблица12.E10" office:value-type="string">
            <text:p text:style-name="P147">—</text:p>
          </table:table-cell>
          <table:table-cell table:style-name="Таблица12.F12" office:value-type="string">
            <text:p text:style-name="P48"><text:span text:style-name="Арабиййун"><text:span text:style-name="T181">أَسْأَلُ</text:span></text:span></text:p>
          </table:table-cell>
        </table:table-row>
        <table:table-row>
          <table:covered-table-cell/>
          <table:table-cell table:style-name="Таблица12.B9" table:number-rows-spanned="2" office:value-type="string">
            <text:p text:style-name="P147">2</text:p>
          </table:table-cell>
          <table:table-cell table:style-name="Таблица12.C12" office:value-type="string">
            <text:p text:style-name="P147">М</text:p>
          </table:table-cell>
          <table:table-cell table:style-name="Таблица12.D12" office:value-type="string">
            <text:p text:style-name="P49"><text:span text:style-name="Арабиййун"><text:span text:style-name="T182">تَسْأَلُونَ</text:span></text:span></text:p>
          </table:table-cell>
          <table:table-cell table:style-name="Таблица12.E9" table:number-rows-spanned="2" office:value-type="string">
            <text:p text:style-name="P49"><text:span text:style-name="Арабиййун"><text:span text:style-name="T182">تَسْأَلَانِ</text:span></text:span></text:p>
          </table:table-cell>
          <table:table-cell table:style-name="Таблица12.F12" office:value-type="string">
            <text:p text:style-name="P48"><text:span text:style-name="Арабиййун"><text:span text:style-name="T181">تَسْأَلُ</text:span></text:span></text:p>
          </table:table-cell>
        </table:table-row>
        <table:table-row>
          <table:covered-table-cell/>
          <table:covered-table-cell/>
          <table:table-cell table:style-name="Таблица12.C12" office:value-type="string">
            <text:p text:style-name="P147">Ж</text:p>
          </table:table-cell>
          <table:table-cell table:style-name="Таблица12.D12" office:value-type="string">
            <text:p text:style-name="P49"><text:span text:style-name="Арабиййун"><text:span text:style-name="T182">تَسْأَلْنَ</text:span></text:span></text:p>
          </table:table-cell>
          <table:covered-table-cell/>
          <table:table-cell table:style-name="Таблица12.F12" office:value-type="string">
            <text:p text:style-name="P48"><text:span text:style-name="Арабиййун"><text:span text:style-name="T181">تَسْأَلِينَ</text:span></text:span></text:p>
          </table:table-cell>
        </table:table-row>
        <table:table-row>
          <table:covered-table-cell/>
          <table:table-cell table:style-name="Таблица12.B11" table:number-rows-spanned="2" office:value-type="string">
            <text:p text:style-name="P147">3</text:p>
          </table:table-cell>
          <table:table-cell table:style-name="Таблица12.C12" office:value-type="string">
            <text:p text:style-name="P147">М</text:p>
          </table:table-cell>
          <table:table-cell table:style-name="Таблица12.D12" office:value-type="string">
            <text:p text:style-name="P49"><text:span text:style-name="Арабиййун"><text:span text:style-name="T182">يَسْأَلُونَ</text:span></text:span></text:p>
          </table:table-cell>
          <table:table-cell table:style-name="Таблица12.E10" office:value-type="string">
            <text:p text:style-name="P49"><text:span text:style-name="Арабиййун"><text:span text:style-name="T182">يَسْأَلَانِ</text:span></text:span></text:p>
          </table:table-cell>
          <table:table-cell table:style-name="Таблица12.F12" office:value-type="string">
            <text:p text:style-name="P48"><text:span text:style-name="Арабиййун"><text:span text:style-name="T181">يَسْأَلُ</text:span></text:span></text:p>
          </table:table-cell>
        </table:table-row>
        <table:table-row>
          <table:covered-table-cell/>
          <table:covered-table-cell/>
          <table:table-cell table:style-name="Таблица12.C11" office:value-type="string">
            <text:p text:style-name="P147">Ж</text:p>
          </table:table-cell>
          <table:table-cell table:style-name="Таблица12.D11" office:value-type="string">
            <text:p text:style-name="P49"><text:span text:style-name="Арабиййун"><text:span text:style-name="T182">يَسْأَلْنَ</text:span></text:span></text:p>
          </table:table-cell>
          <table:table-cell table:style-name="Таблица12.E11" office:value-type="string">
            <text:p text:style-name="P49"><text:span text:style-name="Арабиййун"><text:span text:style-name="T182">تَسْأَلَانِ</text:span></text:span></text:p>
          </table:table-cell>
          <table:table-cell table:style-name="Таблица12.F11" office:value-type="string">
            <text:p text:style-name="P48"><text:span text:style-name="Арабиййун"><text:span text:style-name="T181">تَسْأَلُ</text:span></text:span></text:p>
          </table:table-cell>
        </table:table-row>
        <text:soft-page-break/>
        <table:table-row>
          <table:table-cell table:style-name="Таблица12.A13" table:number-rows-spanned="2" office:value-type="string">
            <text:p text:style-name="P155">Повелительное</text:p>
            <text:p text:style-name="P161">наклонение</text:p>
          </table:table-cell>
          <table:table-cell table:style-name="Таблица12.B13" table:number-rows-spanned="2" office:value-type="string">
            <text:p text:style-name="P155">2</text:p>
          </table:table-cell>
          <table:table-cell table:style-name="Таблица12.C12" office:value-type="string">
            <text:p text:style-name="P147">М</text:p>
          </table:table-cell>
          <table:table-cell table:style-name="Таблица12.D12" office:value-type="string">
            <text:p text:style-name="P51"><text:span text:style-name="Арабиййун"><text:span text:style-name="T184">إِسْأَلُوا</text:span></text:span></text:p>
          </table:table-cell>
          <table:table-cell table:style-name="Таблица12.E13" table:number-rows-spanned="2" office:value-type="string">
            <text:p text:style-name="P50"><text:span text:style-name="Арабиййун"><text:span text:style-name="T183">إِسْأَلَا</text:span></text:span></text:p>
          </table:table-cell>
          <table:table-cell table:style-name="Таблица12.F12" office:value-type="string">
            <text:p text:style-name="P50"><text:span text:style-name="Арабиййун"><text:span text:style-name="T183">إِسْأَلْ</text:span></text:span></text:p>
          </table:table-cell>
        </table:table-row>
        <table:table-row>
          <table:covered-table-cell/>
          <table:covered-table-cell/>
          <table:table-cell table:style-name="Таблица12.C13" office:value-type="string">
            <text:p text:style-name="P147">Ж</text:p>
          </table:table-cell>
          <table:table-cell table:style-name="Таблица12.D13" office:value-type="string">
            <text:p text:style-name="P51"><text:span text:style-name="Арабиййун"><text:span text:style-name="T184">إِسْأَلْنَ</text:span></text:span></text:p>
          </table:table-cell>
          <table:covered-table-cell/>
          <table:table-cell table:style-name="Таблица12.F13" office:value-type="string">
            <text:p text:style-name="P50"><text:span text:style-name="Арабиййун"><text:span text:style-name="T183">إِسْأَلِى</text:span></text:span></text:p>
          </table:table-cell>
        </table:table-row>
        <table:table-row>
          <table:table-cell table:style-name="Таблица12.A14" table:number-rows-spanned="2" table:number-columns-spanned="2" office:value-type="string">
            <text:p text:style-name="P155">Причастие</text:p>
          </table:table-cell>
          <table:covered-table-cell/>
          <table:table-cell table:style-name="Таблица12.C14" table:number-columns-spanned="2" office:value-type="string">
            <text:p text:style-name="P155">Действительный</text:p>
          </table:table-cell>
          <table:covered-table-cell/>
          <table:table-cell table:style-name="Таблица12.E14" table:number-columns-spanned="2" office:value-type="string">
            <text:p text:style-name="P52"><text:span text:style-name="Арабиййун"><text:span text:style-name="T185">سَائِلٌ</text:span></text:span></text:p>
          </table:table-cell>
          <table:covered-table-cell/>
        </table:table-row>
        <table:table-row>
          <table:covered-table-cell/>
          <table:covered-table-cell/>
          <table:table-cell table:style-name="Таблица12.C15" table:number-columns-spanned="2" office:value-type="string">
            <text:p text:style-name="P155">Страдательный</text:p>
          </table:table-cell>
          <table:covered-table-cell/>
          <table:table-cell table:style-name="Таблица12.E15" table:number-columns-spanned="2" office:value-type="string">
            <text:p text:style-name="P52"><text:span text:style-name="Арабиййун"><text:span text:style-name="T185">مَسْؤُولٌ</text:span></text:span></text:p>
          </table:table-cell>
          <table:covered-table-cell/>
        </table:table-row>
        <table:table-row>
          <table:table-cell table:style-name="Таблица12.A16" table:number-columns-spanned="2" office:value-type="string">
            <text:p text:style-name="P155">Масдар</text:p>
          </table:table-cell>
          <table:covered-table-cell/>
          <table:table-cell table:style-name="Таблица12.C16" table:number-columns-spanned="4" office:value-type="string">
            <text:p text:style-name="P53"><text:span text:style-name="Арабиййун"><text:span text:style-name="T186">سُؤَالٌ</text:span></text:span></text:p>
          </table:table-cell>
          <table:covered-table-cell/>
          <table:covered-table-cell/>
          <table:covered-table-cell/>
        </table:table-row>
      </table:table>
      <text:p text:style-name="P177"><text:span text:style-name="Пункт"><text:span text:style-name="T187">Хамзованные</text:span></text:span><text:span text:style-name="T187"> (конечной хамзы) </text:span><text:span text:style-name="T230">типа</text:span><text:span text:style-name="T187"> </text:span><text:span text:style-name="Арабиййун"><text:span text:style-name="T187">قَرَأَ</text:span></text:span><text:span text:style-name="T187"> (а), </text:span><text:span text:style-name="Арабиййун"><text:span text:style-name="T187">بَدَأَ</text:span></text:span><text:span text:style-name="T187"> (а) и т. п.:</text:span></text:p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column table:style-name="Таблица13.F"/>
        <table:table-header-rows>
          <table:table-row>
            <table:table-cell table:style-name="Таблица13.A1" office:value-type="string">
              <text:p text:style-name="P54"><text:span text:style-name="Заголовок_20_таблицы"><text:span text:style-name="T162">Формы</text:span></text:span></text:p>
            </table:table-cell>
            <table:table-cell table:style-name="Таблица13.A1" office:value-type="string">
              <text:p text:style-name="P54"><text:span text:style-name="Заголовок_20_таблицы"><text:span text:style-name="T162">Лицо</text:span></text:span></text:p>
            </table:table-cell>
            <table:table-cell table:style-name="Таблица13.A1" office:value-type="string">
              <text:p text:style-name="P54"><text:span text:style-name="Заголовок_20_таблицы"><text:span text:style-name="T162">Род</text:span></text:span></text:p>
            </table:table-cell>
            <table:table-cell table:style-name="Таблица13.A1" office:value-type="string">
              <text:p text:style-name="P54"><text:span text:style-name="Заголовок_20_таблицы"><text:span text:style-name="T162">Мн. число</text:span></text:span></text:p>
            </table:table-cell>
            <table:table-cell table:style-name="Таблица13.A1" office:value-type="string">
              <text:p text:style-name="P54"><text:span text:style-name="Заголовок_20_таблицы"><text:span text:style-name="T162">Дв. число</text:span></text:span></text:p>
            </table:table-cell>
            <table:table-cell table:style-name="Таблица13.A1" office:value-type="string">
              <text:p text:style-name="P54"><text:span text:style-name="Заголовок_20_таблицы"><text:span text:style-name="T162">Ед. число</text:span></text:span></text:p>
            </table:table-cell>
          </table:table-row>
        </table:table-header-rows>
        <table:table-row>
          <table:table-cell table:style-name="Таблица13.A6" table:number-rows-spanned="5" office:value-type="string">
            <text:p text:style-name="P140"><text:span text:style-name="T162">Прошедшее </text:span><text:span text:style-name="T172">время</text:span></text:p>
          </table:table-cell>
          <table:table-cell table:style-name="Таблица13.B7" office:value-type="string">
            <text:p text:style-name="P148">1</text:p>
          </table:table-cell>
          <table:table-cell table:style-name="Таблица13.C12" office:value-type="string">
            <text:p text:style-name="P148">—</text:p>
          </table:table-cell>
          <table:table-cell table:style-name="Таблица13.D12" office:value-type="string">
            <text:p text:style-name="P56"><text:span text:style-name="Арабиййун"><text:span text:style-name="T189">قَرَأْنَا</text:span></text:span></text:p>
          </table:table-cell>
          <table:table-cell table:style-name="Таблица13.E10" office:value-type="string">
            <text:p text:style-name="P148">—</text:p>
          </table:table-cell>
          <table:table-cell table:style-name="Таблица13.F12" office:value-type="string">
            <text:p text:style-name="P55"><text:span text:style-name="Арабиййун"><text:span text:style-name="T188">قَرَأْتُ</text:span></text:span></text:p>
          </table:table-cell>
        </table:table-row>
        <table:table-row>
          <table:covered-table-cell/>
          <table:table-cell table:style-name="Таблица13.B4" table:number-rows-spanned="2" office:value-type="string">
            <text:p text:style-name="P148">2</text:p>
          </table:table-cell>
          <table:table-cell table:style-name="Таблица13.C12" office:value-type="string">
            <text:p text:style-name="P148">М</text:p>
          </table:table-cell>
          <table:table-cell table:style-name="Таблица13.D12" office:value-type="string">
            <text:p text:style-name="P56"><text:span text:style-name="Арабиййун"><text:span text:style-name="T189">قَرَأْتُمْ</text:span></text:span></text:p>
          </table:table-cell>
          <table:table-cell table:style-name="Таблица13.E4" table:number-rows-spanned="2" office:value-type="string">
            <text:p text:style-name="P55"><text:span text:style-name="Арабиййун"><text:span text:style-name="T188">قَرَأْتُمَا</text:span></text:span></text:p>
          </table:table-cell>
          <table:table-cell table:style-name="Таблица13.F12" office:value-type="string">
            <text:p text:style-name="P55"><text:span text:style-name="Арабиййун"><text:span text:style-name="T188">قَرَأْتَ</text:span></text:span></text:p>
          </table:table-cell>
        </table:table-row>
        <table:table-row>
          <table:covered-table-cell/>
          <table:covered-table-cell/>
          <table:table-cell table:style-name="Таблица13.C12" office:value-type="string">
            <text:p text:style-name="P148">Ж</text:p>
          </table:table-cell>
          <table:table-cell table:style-name="Таблица13.D12" office:value-type="string">
            <text:p text:style-name="P56"><text:span text:style-name="Арабиййун"><text:span text:style-name="T189">قَرَأْتُنَّ</text:span></text:span></text:p>
          </table:table-cell>
          <table:covered-table-cell/>
          <table:table-cell table:style-name="Таблица13.F12" office:value-type="string">
            <text:p text:style-name="P55"><text:span text:style-name="Арабиййун"><text:span text:style-name="T188">قَرَأْتِ</text:span></text:span></text:p>
          </table:table-cell>
        </table:table-row>
        <table:table-row>
          <table:covered-table-cell/>
          <table:table-cell table:style-name="Таблица13.B6" table:number-rows-spanned="2" office:value-type="string">
            <text:p text:style-name="P148">3</text:p>
          </table:table-cell>
          <table:table-cell table:style-name="Таблица13.C12" office:value-type="string">
            <text:p text:style-name="P148">М</text:p>
          </table:table-cell>
          <table:table-cell table:style-name="Таблица13.D12" office:value-type="string">
            <text:p text:style-name="P56"><text:span text:style-name="Арабиййун"><text:span text:style-name="T189">قَرَؤُوا</text:span></text:span></text:p>
          </table:table-cell>
          <table:table-cell table:style-name="Таблица13.E10" office:value-type="string">
            <text:p text:style-name="P55"><text:span text:style-name="Арабиййун"><text:span text:style-name="T188">قَرَآ</text:span></text:span></text:p>
          </table:table-cell>
          <table:table-cell table:style-name="Таблица13.F12" office:value-type="string">
            <text:p text:style-name="P55"><text:span text:style-name="Арабиййун"><text:span text:style-name="T188">قَرَأَ</text:span></text:span></text:p>
          </table:table-cell>
        </table:table-row>
        <table:table-row>
          <table:covered-table-cell/>
          <table:covered-table-cell/>
          <table:table-cell table:style-name="Таблица13.C6" office:value-type="string">
            <text:p text:style-name="P148">Ж</text:p>
          </table:table-cell>
          <table:table-cell table:style-name="Таблица13.D6" office:value-type="string">
            <text:p text:style-name="P56"><text:span text:style-name="Арабиййун"><text:span text:style-name="T189">قَرَأْنَ</text:span></text:span></text:p>
          </table:table-cell>
          <table:table-cell table:style-name="Таблица13.E6" office:value-type="string">
            <text:p text:style-name="P55"><text:span text:style-name="Арабиййун"><text:span text:style-name="T188">قَرَأَتَا</text:span></text:span></text:p>
          </table:table-cell>
          <table:table-cell table:style-name="Таблица13.F6" office:value-type="string">
            <text:p text:style-name="P55"><text:span text:style-name="Арабиййун"><text:span text:style-name="T188">قَرَأَتْ</text:span></text:span></text:p>
          </table:table-cell>
        </table:table-row>
        <table:table-row>
          <table:table-cell table:style-name="Таблица13.A11" table:number-rows-spanned="5" office:value-type="string">
            <text:p text:style-name="P140"><text:span text:style-name="T162">Настояще-будущее </text:span><text:span text:style-name="T172">время</text:span></text:p>
          </table:table-cell>
          <table:table-cell table:style-name="Таблица13.B7" office:value-type="string">
            <text:p text:style-name="P148">1</text:p>
          </table:table-cell>
          <table:table-cell table:style-name="Таблица13.C12" office:value-type="string">
            <text:p text:style-name="P148">—</text:p>
          </table:table-cell>
          <table:table-cell table:style-name="Таблица13.D12" office:value-type="string">
            <text:p text:style-name="P57"><text:span text:style-name="Арабиййун"><text:span text:style-name="T190">نَقْرَأُ</text:span></text:span></text:p>
          </table:table-cell>
          <table:table-cell table:style-name="Таблица13.E10" office:value-type="string">
            <text:p text:style-name="P148">—</text:p>
          </table:table-cell>
          <table:table-cell table:style-name="Таблица13.F12" office:value-type="string">
            <text:p text:style-name="P56"><text:span text:style-name="Арабиййун"><text:span text:style-name="T189">أَقْرَأُ</text:span></text:span></text:p>
          </table:table-cell>
        </table:table-row>
        <table:table-row>
          <table:covered-table-cell/>
          <table:table-cell table:style-name="Таблица13.B9" table:number-rows-spanned="2" office:value-type="string">
            <text:p text:style-name="P148">2</text:p>
          </table:table-cell>
          <table:table-cell table:style-name="Таблица13.C12" office:value-type="string">
            <text:p text:style-name="P148">М</text:p>
          </table:table-cell>
          <table:table-cell table:style-name="Таблица13.D12" office:value-type="string">
            <text:p text:style-name="P57"><text:span text:style-name="Арабиййун"><text:span text:style-name="T190">تَقْرَؤُونَ</text:span></text:span></text:p>
          </table:table-cell>
          <table:table-cell table:style-name="Таблица13.E9" table:number-rows-spanned="2" office:value-type="string">
            <text:p text:style-name="P57"><text:span text:style-name="Арабиййун"><text:span text:style-name="T190">تَقْرَآنِ</text:span></text:span></text:p>
          </table:table-cell>
          <table:table-cell table:style-name="Таблица13.F12" office:value-type="string">
            <text:p text:style-name="P56"><text:span text:style-name="Арабиййун"><text:span text:style-name="T189">تَقْرَأُ</text:span></text:span></text:p>
          </table:table-cell>
        </table:table-row>
        <table:table-row>
          <table:covered-table-cell/>
          <table:covered-table-cell/>
          <table:table-cell table:style-name="Таблица13.C12" office:value-type="string">
            <text:p text:style-name="P148">Ж</text:p>
          </table:table-cell>
          <table:table-cell table:style-name="Таблица13.D12" office:value-type="string">
            <text:p text:style-name="P57"><text:span text:style-name="Арабиййун"><text:span text:style-name="T190">تَقْرَأْنَ</text:span></text:span></text:p>
          </table:table-cell>
          <table:covered-table-cell/>
          <table:table-cell table:style-name="Таблица13.F12" office:value-type="string">
            <text:p text:style-name="P56"><text:span text:style-name="Арабиййун"><text:span text:style-name="T189">تَقْرَئِينَ</text:span></text:span></text:p>
          </table:table-cell>
        </table:table-row>
        <table:table-row>
          <table:covered-table-cell/>
          <table:table-cell table:style-name="Таблица13.B11" table:number-rows-spanned="2" office:value-type="string">
            <text:p text:style-name="P148">3</text:p>
          </table:table-cell>
          <table:table-cell table:style-name="Таблица13.C12" office:value-type="string">
            <text:p text:style-name="P148">М</text:p>
          </table:table-cell>
          <table:table-cell table:style-name="Таблица13.D12" office:value-type="string">
            <text:p text:style-name="P57"><text:span text:style-name="Арабиййун"><text:span text:style-name="T190">يَقْرَؤُونَ</text:span></text:span></text:p>
          </table:table-cell>
          <table:table-cell table:style-name="Таблица13.E10" office:value-type="string">
            <text:p text:style-name="P57"><text:span text:style-name="Арабиййун"><text:span text:style-name="T190">يَقْرَآنِ</text:span></text:span></text:p>
          </table:table-cell>
          <table:table-cell table:style-name="Таблица13.F12" office:value-type="string">
            <text:p text:style-name="P56"><text:span text:style-name="Арабиййун"><text:span text:style-name="T189">يَقْرَأُ</text:span></text:span></text:p>
          </table:table-cell>
        </table:table-row>
        <table:table-row>
          <table:covered-table-cell/>
          <table:covered-table-cell/>
          <table:table-cell table:style-name="Таблица13.C11" office:value-type="string">
            <text:p text:style-name="P148">Ж</text:p>
          </table:table-cell>
          <table:table-cell table:style-name="Таблица13.D11" office:value-type="string">
            <text:p text:style-name="P57"><text:span text:style-name="Арабиййун"><text:span text:style-name="T190">يَقْرَأْنَ</text:span></text:span></text:p>
          </table:table-cell>
          <table:table-cell table:style-name="Таблица13.E11" office:value-type="string">
            <text:p text:style-name="P57"><text:span text:style-name="Арабиййун"><text:span text:style-name="T190">تَقْرَآنِ</text:span></text:span></text:p>
          </table:table-cell>
          <table:table-cell table:style-name="Таблица13.F11" office:value-type="string">
            <text:p text:style-name="P56"><text:span text:style-name="Арабиййун"><text:span text:style-name="T189">تَقْرَأُ</text:span></text:span></text:p>
          </table:table-cell>
        </table:table-row>
        <table:table-row>
          <table:table-cell table:style-name="Таблица13.A13" table:number-rows-spanned="2" office:value-type="string">
            <text:p text:style-name="P156">Повелительное</text:p>
            <text:p text:style-name="P162">наклонение</text:p>
          </table:table-cell>
          <table:table-cell table:style-name="Таблица13.B13" table:number-rows-spanned="2" office:value-type="string">
            <text:p text:style-name="P156">2</text:p>
          </table:table-cell>
          <table:table-cell table:style-name="Таблица13.C12" office:value-type="string">
            <text:p text:style-name="P148">М</text:p>
          </table:table-cell>
          <table:table-cell table:style-name="Таблица13.D12" office:value-type="string">
            <text:p text:style-name="P58"><text:span text:style-name="Арабиййун"><text:span text:style-name="T191">إِقْرَؤُوا</text:span></text:span></text:p>
          </table:table-cell>
          <table:table-cell table:style-name="Таблица13.E13" table:number-rows-spanned="2" office:value-type="string">
            <text:p text:style-name="P58"><text:span text:style-name="Арабиййун"><text:span text:style-name="T191">إِقْرَآ</text:span></text:span></text:p>
          </table:table-cell>
          <table:table-cell table:style-name="Таблица13.F12" office:value-type="string">
            <text:p text:style-name="P58"><text:span text:style-name="Арабиййун"><text:span text:style-name="T191">إِقْرَأْ</text:span></text:span></text:p>
          </table:table-cell>
        </table:table-row>
        <table:table-row>
          <table:covered-table-cell/>
          <table:covered-table-cell/>
          <table:table-cell table:style-name="Таблица13.C13" office:value-type="string">
            <text:p text:style-name="P148">Ж</text:p>
          </table:table-cell>
          <table:table-cell table:style-name="Таблица13.D13" office:value-type="string">
            <text:p text:style-name="P58"><text:span text:style-name="Арабиййун"><text:span text:style-name="T191">إِقْرَأْنَ</text:span></text:span></text:p>
          </table:table-cell>
          <table:covered-table-cell/>
          <table:table-cell table:style-name="Таблица13.F13" office:value-type="string">
            <text:p text:style-name="P58"><text:span text:style-name="Арабиййун"><text:span text:style-name="T191">إِقْرَئِى</text:span></text:span></text:p>
          </table:table-cell>
        </table:table-row>
        <table:table-row>
          <table:table-cell table:style-name="Таблица13.A15" table:number-rows-spanned="2" table:number-columns-spanned="2" office:value-type="string">
            <text:p text:style-name="P156">Причастие</text:p>
          </table:table-cell>
          <table:covered-table-cell/>
          <table:table-cell table:style-name="Таблица13.C14" table:number-columns-spanned="2" office:value-type="string">
            <text:p text:style-name="P156">Действительный</text:p>
          </table:table-cell>
          <table:covered-table-cell/>
          <table:table-cell table:style-name="Таблица13.E14" table:number-columns-spanned="2" office:value-type="string">
            <text:p text:style-name="P58"><text:span text:style-name="Арабиййун"><text:span text:style-name="T191">قَارِئٌ</text:span></text:span></text:p>
          </table:table-cell>
          <table:covered-table-cell/>
        </table:table-row>
        <table:table-row>
          <table:covered-table-cell/>
          <table:covered-table-cell/>
          <table:table-cell table:style-name="Таблица13.C15" table:number-columns-spanned="2" office:value-type="string">
            <text:p text:style-name="P156">Страдательный</text:p>
          </table:table-cell>
          <table:covered-table-cell/>
          <table:table-cell table:style-name="Таблица13.E15" table:number-columns-spanned="2" office:value-type="string">
            <text:p text:style-name="P58"><text:span text:style-name="Арабиййун"><text:span text:style-name="T191">مَقْرُوءٌ</text:span></text:span></text:p>
          </table:table-cell>
          <table:covered-table-cell/>
        </table:table-row>
        <table:table-row>
          <table:table-cell table:style-name="Таблица13.A16" table:number-columns-spanned="2" office:value-type="string">
            <text:p text:style-name="P156">Масдар</text:p>
          </table:table-cell>
          <table:covered-table-cell/>
          <table:table-cell table:style-name="Таблица13.C16" table:number-columns-spanned="4" office:value-type="string">
            <text:p text:style-name="P58"><text:span text:style-name="Арабиййун"><text:span text:style-name="T191">قِرَاءَةٌ</text:span></text:span></text:p>
          </table:table-cell>
          <table:covered-table-cell/>
          <table:covered-table-cell/>
          <table:covered-table-cell/>
        </table:table-row>
      </table:table>
      <text:p text:style-name="P178"><text:soft-page-break/><text:span text:style-name="Пункт"><text:span text:style-name="T192">Подобные</text:span></text:span><text:span text:style-name="T192"> правильным типа </text:span><text:span text:style-name="Арабиййун"><text:span text:style-name="T193">وَصَلَ</text:span></text:span><text:span text:style-name="T192"> (и), </text:span><text:span text:style-name="Арабиййун"><text:span text:style-name="T193">وَجَدَ</text:span></text:span><text:span text:style-name="T192"> (и):</text:span>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able:table-column table:style-name="Таблица14.F"/>
        <table:table-header-rows>
          <table:table-row>
            <table:table-cell table:style-name="Таблица14.A1" office:value-type="string">
              <text:p text:style-name="P59"><text:span text:style-name="Заголовок_20_таблицы"><text:span text:style-name="T162">Формы</text:span></text:span></text:p>
            </table:table-cell>
            <table:table-cell table:style-name="Таблица14.A1" office:value-type="string">
              <text:p text:style-name="P59"><text:span text:style-name="Заголовок_20_таблицы"><text:span text:style-name="T162">Лицо</text:span></text:span></text:p>
            </table:table-cell>
            <table:table-cell table:style-name="Таблица14.A1" office:value-type="string">
              <text:p text:style-name="P59"><text:span text:style-name="Заголовок_20_таблицы"><text:span text:style-name="T162">Род</text:span></text:span></text:p>
            </table:table-cell>
            <table:table-cell table:style-name="Таблица14.A1" office:value-type="string">
              <text:p text:style-name="P59"><text:span text:style-name="Заголовок_20_таблицы"><text:span text:style-name="T162">Мн. число</text:span></text:span></text:p>
            </table:table-cell>
            <table:table-cell table:style-name="Таблица14.A1" office:value-type="string">
              <text:p text:style-name="P59"><text:span text:style-name="Заголовок_20_таблицы"><text:span text:style-name="T162">Дв. число</text:span></text:span></text:p>
            </table:table-cell>
            <table:table-cell table:style-name="Таблица14.A1" office:value-type="string">
              <text:p text:style-name="P59"><text:span text:style-name="Заголовок_20_таблицы"><text:span text:style-name="T162">Ед. число</text:span></text:span></text:p>
            </table:table-cell>
          </table:table-row>
        </table:table-header-rows>
        <table:table-row>
          <table:table-cell table:style-name="Таблица14.A6" table:number-rows-spanned="5" office:value-type="string">
            <text:p text:style-name="P141"><text:span text:style-name="T162">Прошедшее </text:span><text:span text:style-name="T172">время</text:span></text:p>
          </table:table-cell>
          <table:table-cell table:style-name="Таблица14.B7" office:value-type="string">
            <text:p text:style-name="P149">1</text:p>
          </table:table-cell>
          <table:table-cell table:style-name="Таблица14.C12" office:value-type="string">
            <text:p text:style-name="P149">—</text:p>
          </table:table-cell>
          <table:table-cell table:style-name="Таблица14.D12" office:value-type="string">
            <text:p text:style-name="P60"><text:span text:style-name="Арабиййун"><text:span text:style-name="T194">وَصَلْنَا</text:span></text:span></text:p>
          </table:table-cell>
          <table:table-cell table:style-name="Таблица14.E10" office:value-type="string">
            <text:p text:style-name="P149">—</text:p>
          </table:table-cell>
          <table:table-cell table:style-name="Таблица14.F12" office:value-type="string">
            <text:p text:style-name="P60"><text:span text:style-name="Арабиййун"><text:span text:style-name="T194">وَصَلْتُ</text:span></text:span></text:p>
          </table:table-cell>
        </table:table-row>
        <table:table-row>
          <table:covered-table-cell/>
          <table:table-cell table:style-name="Таблица14.B4" table:number-rows-spanned="2" office:value-type="string">
            <text:p text:style-name="P149">2</text:p>
          </table:table-cell>
          <table:table-cell table:style-name="Таблица14.C12" office:value-type="string">
            <text:p text:style-name="P149">М</text:p>
          </table:table-cell>
          <table:table-cell table:style-name="Таблица14.D12" office:value-type="string">
            <text:p text:style-name="P60"><text:span text:style-name="Арабиййун"><text:span text:style-name="T194">وَصَلْتُمْ</text:span></text:span></text:p>
          </table:table-cell>
          <table:table-cell table:style-name="Таблица14.E4" table:number-rows-spanned="2" office:value-type="string">
            <text:p text:style-name="P60"><text:span text:style-name="Арабиййун"><text:span text:style-name="T194">وَصَلْتُمَا</text:span></text:span></text:p>
          </table:table-cell>
          <table:table-cell table:style-name="Таблица14.F12" office:value-type="string">
            <text:p text:style-name="P60"><text:span text:style-name="Арабиййун"><text:span text:style-name="T194">وَصَلْتَ</text:span></text:span></text:p>
          </table:table-cell>
        </table:table-row>
        <table:table-row>
          <table:covered-table-cell/>
          <table:covered-table-cell/>
          <table:table-cell table:style-name="Таблица14.C12" office:value-type="string">
            <text:p text:style-name="P149">Ж</text:p>
          </table:table-cell>
          <table:table-cell table:style-name="Таблица14.D12" office:value-type="string">
            <text:p text:style-name="P60"><text:span text:style-name="Арабиййун"><text:span text:style-name="T194">وَصَلْتُنَّ</text:span></text:span></text:p>
          </table:table-cell>
          <table:covered-table-cell/>
          <table:table-cell table:style-name="Таблица14.F12" office:value-type="string">
            <text:p text:style-name="P60"><text:span text:style-name="Арабиййун"><text:span text:style-name="T194">وَصَلْتِ</text:span></text:span></text:p>
          </table:table-cell>
        </table:table-row>
        <table:table-row>
          <table:covered-table-cell/>
          <table:table-cell table:style-name="Таблица14.B6" table:number-rows-spanned="2" office:value-type="string">
            <text:p text:style-name="P149">3</text:p>
          </table:table-cell>
          <table:table-cell table:style-name="Таблица14.C12" office:value-type="string">
            <text:p text:style-name="P149">М</text:p>
          </table:table-cell>
          <table:table-cell table:style-name="Таблица14.D12" office:value-type="string">
            <text:p text:style-name="P60"><text:span text:style-name="Арабиййун"><text:span text:style-name="T194">وَصَلُوا</text:span></text:span></text:p>
          </table:table-cell>
          <table:table-cell table:style-name="Таблица14.E10" office:value-type="string">
            <text:p text:style-name="P60"><text:span text:style-name="Арабиййун"><text:span text:style-name="T194">وَصَلَا</text:span></text:span></text:p>
          </table:table-cell>
          <table:table-cell table:style-name="Таблица14.F12" office:value-type="string">
            <text:p text:style-name="P60"><text:span text:style-name="Арабиййун"><text:span text:style-name="T194">وَصَلَ</text:span></text:span></text:p>
          </table:table-cell>
        </table:table-row>
        <table:table-row>
          <table:covered-table-cell/>
          <table:covered-table-cell/>
          <table:table-cell table:style-name="Таблица14.C6" office:value-type="string">
            <text:p text:style-name="P149">Ж</text:p>
          </table:table-cell>
          <table:table-cell table:style-name="Таблица14.D6" office:value-type="string">
            <text:p text:style-name="P60"><text:span text:style-name="Арабиййун"><text:span text:style-name="T194">وَصَلْنَ</text:span></text:span></text:p>
          </table:table-cell>
          <table:table-cell table:style-name="Таблица14.E6" office:value-type="string">
            <text:p text:style-name="P60"><text:span text:style-name="Арабиййун"><text:span text:style-name="T194">وَصَلَتَا</text:span></text:span></text:p>
          </table:table-cell>
          <table:table-cell table:style-name="Таблица14.F6" office:value-type="string">
            <text:p text:style-name="P60"><text:span text:style-name="Арабиййун"><text:span text:style-name="T194">وَصَلَتْ</text:span></text:span></text:p>
          </table:table-cell>
        </table:table-row>
        <table:table-row>
          <table:table-cell table:style-name="Таблица14.A11" table:number-rows-spanned="5" office:value-type="string">
            <text:p text:style-name="P141"><text:span text:style-name="T162">Настояще-будущее </text:span><text:span text:style-name="T172">время</text:span></text:p>
          </table:table-cell>
          <table:table-cell table:style-name="Таблица14.B7" office:value-type="string">
            <text:p text:style-name="P149">1</text:p>
          </table:table-cell>
          <table:table-cell table:style-name="Таблица14.C12" office:value-type="string">
            <text:p text:style-name="P149">—</text:p>
          </table:table-cell>
          <table:table-cell table:style-name="Таблица14.D12" office:value-type="string">
            <text:p text:style-name="P62"><text:span text:style-name="Арабиййун"><text:span text:style-name="T196">نَصِلُ</text:span></text:span></text:p>
          </table:table-cell>
          <table:table-cell table:style-name="Таблица14.E10" office:value-type="string">
            <text:p text:style-name="P149">—</text:p>
          </table:table-cell>
          <table:table-cell table:style-name="Таблица14.F12" office:value-type="string">
            <text:p text:style-name="P61"><text:span text:style-name="Арабиййун"><text:span text:style-name="T195">أَصِلُ</text:span></text:span></text:p>
          </table:table-cell>
        </table:table-row>
        <table:table-row>
          <table:covered-table-cell/>
          <table:table-cell table:style-name="Таблица14.B9" table:number-rows-spanned="2" office:value-type="string">
            <text:p text:style-name="P149">2</text:p>
          </table:table-cell>
          <table:table-cell table:style-name="Таблица14.C12" office:value-type="string">
            <text:p text:style-name="P149">М</text:p>
          </table:table-cell>
          <table:table-cell table:style-name="Таблица14.D12" office:value-type="string">
            <text:p text:style-name="P62"><text:span text:style-name="Арабиййун"><text:span text:style-name="T196">تَصِلُونَ</text:span></text:span></text:p>
          </table:table-cell>
          <table:table-cell table:style-name="Таблица14.E9" table:number-rows-spanned="2" office:value-type="string">
            <text:p text:style-name="P61"><text:span text:style-name="Арабиййун"><text:span text:style-name="T195">تَصِلَانِ</text:span></text:span></text:p>
          </table:table-cell>
          <table:table-cell table:style-name="Таблица14.F12" office:value-type="string">
            <text:p text:style-name="P61"><text:span text:style-name="Арабиййун"><text:span text:style-name="T195">تَصِلُ</text:span></text:span></text:p>
          </table:table-cell>
        </table:table-row>
        <table:table-row>
          <table:covered-table-cell/>
          <table:covered-table-cell/>
          <table:table-cell table:style-name="Таблица14.C12" office:value-type="string">
            <text:p text:style-name="P149">Ж</text:p>
          </table:table-cell>
          <table:table-cell table:style-name="Таблица14.D12" office:value-type="string">
            <text:p text:style-name="P62"><text:span text:style-name="Арабиййун"><text:span text:style-name="T196">تَصِلْنَ</text:span></text:span></text:p>
          </table:table-cell>
          <table:covered-table-cell/>
          <table:table-cell table:style-name="Таблица14.F12" office:value-type="string">
            <text:p text:style-name="P61"><text:span text:style-name="Арабиййун"><text:span text:style-name="T195">تَصِلِينَ</text:span></text:span></text:p>
          </table:table-cell>
        </table:table-row>
        <table:table-row>
          <table:covered-table-cell/>
          <table:table-cell table:style-name="Таблица14.B11" table:number-rows-spanned="2" office:value-type="string">
            <text:p text:style-name="P149">3</text:p>
          </table:table-cell>
          <table:table-cell table:style-name="Таблица14.C12" office:value-type="string">
            <text:p text:style-name="P149">М</text:p>
          </table:table-cell>
          <table:table-cell table:style-name="Таблица14.D12" office:value-type="string">
            <text:p text:style-name="P63"><text:span text:style-name="Арабиййун"><text:span text:style-name="T197">يَصِلُونَ</text:span></text:span></text:p>
          </table:table-cell>
          <table:table-cell table:style-name="Таблица14.E10" office:value-type="string">
            <text:p text:style-name="P61"><text:span text:style-name="Арабиййун"><text:span text:style-name="T195">يَصِلَانِ</text:span></text:span></text:p>
          </table:table-cell>
          <table:table-cell table:style-name="Таблица14.F12" office:value-type="string">
            <text:p text:style-name="P61"><text:span text:style-name="Арабиййун"><text:span text:style-name="T195">يَصِلُ</text:span></text:span></text:p>
          </table:table-cell>
        </table:table-row>
        <table:table-row>
          <table:covered-table-cell/>
          <table:covered-table-cell/>
          <table:table-cell table:style-name="Таблица14.C11" office:value-type="string">
            <text:p text:style-name="P149">Ж</text:p>
          </table:table-cell>
          <table:table-cell table:style-name="Таблица14.D11" office:value-type="string">
            <text:p text:style-name="P63"><text:span text:style-name="Арабиййун"><text:span text:style-name="T197">يَصِلْنَ</text:span></text:span></text:p>
          </table:table-cell>
          <table:table-cell table:style-name="Таблица14.E11" office:value-type="string">
            <text:p text:style-name="P61"><text:span text:style-name="Арабиййун"><text:span text:style-name="T195">تَصِلَانِ</text:span></text:span></text:p>
          </table:table-cell>
          <table:table-cell table:style-name="Таблица14.F11" office:value-type="string">
            <text:p text:style-name="P61"><text:span text:style-name="Арабиййун"><text:span text:style-name="T195">تَصِلُ</text:span></text:span></text:p>
          </table:table-cell>
        </table:table-row>
        <table:table-row>
          <table:table-cell table:style-name="Таблица14.A13" table:number-rows-spanned="2" office:value-type="string">
            <text:p text:style-name="P157">Повелительное</text:p>
            <text:p text:style-name="P163">наклонение</text:p>
          </table:table-cell>
          <table:table-cell table:style-name="Таблица14.B13" table:number-rows-spanned="2" office:value-type="string">
            <text:p text:style-name="P157">2</text:p>
          </table:table-cell>
          <table:table-cell table:style-name="Таблица14.C12" office:value-type="string">
            <text:p text:style-name="P149">М</text:p>
          </table:table-cell>
          <table:table-cell table:style-name="Таблица14.D12" office:value-type="string">
            <text:p text:style-name="P64"><text:span text:style-name="Арабиййун"><text:span text:style-name="T198">صِلُوا</text:span></text:span></text:p>
          </table:table-cell>
          <table:table-cell table:style-name="Таблица14.E13" table:number-rows-spanned="2" office:value-type="string">
            <text:p text:style-name="P64"><text:span text:style-name="Арабиййун"><text:span text:style-name="T198">صِلَا</text:span></text:span></text:p>
          </table:table-cell>
          <table:table-cell table:style-name="Таблица14.F12" office:value-type="string">
            <text:p text:style-name="P64"><text:span text:style-name="Арабиййун"><text:span text:style-name="T198">صِلْ</text:span></text:span></text:p>
          </table:table-cell>
        </table:table-row>
        <table:table-row>
          <table:covered-table-cell/>
          <table:covered-table-cell/>
          <table:table-cell table:style-name="Таблица14.C13" office:value-type="string">
            <text:p text:style-name="P149">Ж</text:p>
          </table:table-cell>
          <table:table-cell table:style-name="Таблица14.D13" office:value-type="string">
            <text:p text:style-name="P64"><text:span text:style-name="Арабиййун"><text:span text:style-name="T198">صِلْنَ</text:span></text:span></text:p>
          </table:table-cell>
          <table:covered-table-cell/>
          <table:table-cell table:style-name="Таблица14.F13" office:value-type="string">
            <text:p text:style-name="P64"><text:span text:style-name="Арабиййун"><text:span text:style-name="T198">صِلِى</text:span></text:span></text:p>
          </table:table-cell>
        </table:table-row>
        <table:table-row>
          <table:table-cell table:style-name="Таблица14.A15" table:number-rows-spanned="2" table:number-columns-spanned="2" office:value-type="string">
            <text:p text:style-name="P157">Причастие</text:p>
          </table:table-cell>
          <table:covered-table-cell/>
          <table:table-cell table:style-name="Таблица14.C14" table:number-columns-spanned="2" office:value-type="string">
            <text:p text:style-name="P157">Действительный</text:p>
          </table:table-cell>
          <table:covered-table-cell/>
          <table:table-cell table:style-name="Таблица14.E14" table:number-columns-spanned="2" office:value-type="string">
            <text:p text:style-name="P64"><text:span text:style-name="Арабиййун"><text:span text:style-name="T198">وَاصِلٌ</text:span></text:span></text:p>
          </table:table-cell>
          <table:covered-table-cell/>
        </table:table-row>
        <table:table-row>
          <table:covered-table-cell/>
          <table:covered-table-cell/>
          <table:table-cell table:style-name="Таблица14.C15" table:number-columns-spanned="2" office:value-type="string">
            <text:p text:style-name="P157">Страдательный</text:p>
          </table:table-cell>
          <table:covered-table-cell/>
          <table:table-cell table:style-name="Таблица14.E15" table:number-columns-spanned="2" office:value-type="string">
            <text:p text:style-name="P64"><text:span text:style-name="Арабиййун"><text:span text:style-name="T198">مَوْصُولٌ</text:span></text:span></text:p>
          </table:table-cell>
          <table:covered-table-cell/>
        </table:table-row>
        <table:table-row>
          <table:table-cell table:style-name="Таблица14.A16" table:number-columns-spanned="2" office:value-type="string">
            <text:p text:style-name="P157">Масдар</text:p>
          </table:table-cell>
          <table:covered-table-cell/>
          <table:table-cell table:style-name="Таблица14.C16" table:number-columns-spanned="4" office:value-type="string">
            <text:p text:style-name="P65"><text:span text:style-name="Арабиййун"><text:span text:style-name="T199">وُصُولٌ</text:span></text:span></text:p>
          </table:table-cell>
          <table:covered-table-cell/>
          <table:covered-table-cell/>
          <table:covered-table-cell/>
        </table:table-row>
      </table:table>
      <text:p text:style-name="P173"><text:span text:style-name="Пункт"><text:span text:style-name="T200">Пустые</text:span></text:span><text:span text:style-name="T200"> (с серединным </text:span><text:span text:style-name="Арабиййун"><text:span text:style-name="T200">و</text:span></text:span><text:span text:style-name="T200">) типа </text:span><text:span text:style-name="Арабиййун"><text:span text:style-name="T201">قَالَ</text:span></text:span><text:span text:style-name="T200"> (у), </text:span><text:span text:style-name="Арабиййун"><text:span text:style-name="T200">قَامَ</text:span></text:span><text:span text:style-name="T200"> (у), </text:span><text:span text:style-name="Арабиййун"><text:span text:style-name="T200">كَانَ</text:span></text:span><text:span text:style-name="T200"> (у), </text:span><text:span text:style-name="Арабиййун"><text:span text:style-name="T200">زَارَ</text:span></text:span><text:span text:style-name="T200"> (у), </text:span><text:span text:style-name="Арабиййун"><text:span text:style-name="T200">مَاتَ</text:span></text:span><text:span text:style-name="T200"> (у) и т. п.:</text:span></text:p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column table:style-name="Таблица15.F"/>
        <table:table-header-rows>
          <table:table-row>
            <table:table-cell table:style-name="Таблица15.A1" office:value-type="string">
              <text:p text:style-name="P59"><text:span text:style-name="Заголовок_20_таблицы"><text:span text:style-name="T162">Формы</text:span></text:span></text:p>
            </table:table-cell>
            <table:table-cell table:style-name="Таблица15.A1" office:value-type="string">
              <text:p text:style-name="P59"><text:span text:style-name="Заголовок_20_таблицы"><text:span text:style-name="T162">Лицо</text:span></text:span></text:p>
            </table:table-cell>
            <table:table-cell table:style-name="Таблица15.A1" office:value-type="string">
              <text:p text:style-name="P59"><text:span text:style-name="Заголовок_20_таблицы"><text:span text:style-name="T162">Род</text:span></text:span></text:p>
            </table:table-cell>
            <table:table-cell table:style-name="Таблица15.A1" office:value-type="string">
              <text:p text:style-name="P59"><text:span text:style-name="Заголовок_20_таблицы"><text:span text:style-name="T162">Мн. число</text:span></text:span></text:p>
            </table:table-cell>
            <table:table-cell table:style-name="Таблица15.A1" office:value-type="string">
              <text:p text:style-name="P59"><text:span text:style-name="Заголовок_20_таблицы"><text:span text:style-name="T162">Дв. число</text:span></text:span></text:p>
            </table:table-cell>
            <table:table-cell table:style-name="Таблица15.A1" office:value-type="string">
              <text:p text:style-name="P59"><text:span text:style-name="Заголовок_20_таблицы"><text:span text:style-name="T162">Ед. число</text:span></text:span></text:p>
            </table:table-cell>
          </table:table-row>
        </table:table-header-rows>
        <table:table-row>
          <table:table-cell table:style-name="Таблица15.A6" table:number-rows-spanned="5" office:value-type="string">
            <text:p text:style-name="P141"><text:span text:style-name="T162">Прошедшее </text:span><text:span text:style-name="T172">время</text:span></text:p>
          </table:table-cell>
          <table:table-cell table:style-name="Таблица15.B7" office:value-type="string">
            <text:p text:style-name="P149">1</text:p>
          </table:table-cell>
          <table:table-cell table:style-name="Таблица15.C12" office:value-type="string">
            <text:p text:style-name="P149">—</text:p>
          </table:table-cell>
          <table:table-cell table:style-name="Таблица15.D12" office:value-type="string">
            <text:p text:style-name="P66"><text:span text:style-name="Арабиййун"><text:span text:style-name="T202">قُلْنَا</text:span></text:span></text:p>
          </table:table-cell>
          <table:table-cell table:style-name="Таблица15.E10" office:value-type="string">
            <text:p text:style-name="P149">—</text:p>
          </table:table-cell>
          <table:table-cell table:style-name="Таблица15.F12" office:value-type="string">
            <text:p text:style-name="P66"><text:span text:style-name="Арабиййун"><text:span text:style-name="T202">قُلْتُ</text:span></text:span></text:p>
          </table:table-cell>
        </table:table-row>
        <table:table-row>
          <table:covered-table-cell/>
          <table:table-cell table:style-name="Таблица15.B4" table:number-rows-spanned="2" office:value-type="string">
            <text:p text:style-name="P149">2</text:p>
          </table:table-cell>
          <table:table-cell table:style-name="Таблица15.C12" office:value-type="string">
            <text:p text:style-name="P149">М</text:p>
          </table:table-cell>
          <table:table-cell table:style-name="Таблица15.D12" office:value-type="string">
            <text:p text:style-name="P66"><text:span text:style-name="Арабиййун"><text:span text:style-name="T202">قُلْتُمْ</text:span></text:span></text:p>
          </table:table-cell>
          <table:table-cell table:style-name="Таблица15.E4" table:number-rows-spanned="2" office:value-type="string">
            <text:p text:style-name="P66"><text:span text:style-name="Арабиййун"><text:span text:style-name="T202">قُلْتُمَا</text:span></text:span></text:p>
          </table:table-cell>
          <table:table-cell table:style-name="Таблица15.F12" office:value-type="string">
            <text:p text:style-name="P66"><text:span text:style-name="Арабиййун"><text:span text:style-name="T202">قُلْتَ</text:span></text:span></text:p>
          </table:table-cell>
        </table:table-row>
        <table:table-row>
          <table:covered-table-cell/>
          <table:covered-table-cell/>
          <table:table-cell table:style-name="Таблица15.C12" office:value-type="string">
            <text:p text:style-name="P149">Ж</text:p>
          </table:table-cell>
          <table:table-cell table:style-name="Таблица15.D12" office:value-type="string">
            <text:p text:style-name="P66"><text:span text:style-name="Арабиййун"><text:span text:style-name="T202">قُلْتُنَّ</text:span></text:span></text:p>
          </table:table-cell>
          <table:covered-table-cell/>
          <table:table-cell table:style-name="Таблица15.F12" office:value-type="string">
            <text:p text:style-name="P66"><text:span text:style-name="Арабиййун"><text:span text:style-name="T202">قُلْتِ</text:span></text:span></text:p>
          </table:table-cell>
        </table:table-row>
        <table:table-row>
          <table:covered-table-cell/>
          <table:table-cell table:style-name="Таблица15.B6" table:number-rows-spanned="2" office:value-type="string">
            <text:p text:style-name="P149">3</text:p>
          </table:table-cell>
          <table:table-cell table:style-name="Таблица15.C12" office:value-type="string">
            <text:p text:style-name="P149">М</text:p>
          </table:table-cell>
          <table:table-cell table:style-name="Таблица15.D12" office:value-type="string">
            <text:p text:style-name="P66"><text:span text:style-name="Арабиййун"><text:span text:style-name="T202">قَالُوا</text:span></text:span></text:p>
          </table:table-cell>
          <table:table-cell table:style-name="Таблица15.E10" office:value-type="string">
            <text:p text:style-name="P66"><text:span text:style-name="Арабиййун"><text:span text:style-name="T202">قَالَا</text:span></text:span></text:p>
          </table:table-cell>
          <table:table-cell table:style-name="Таблица15.F12" office:value-type="string">
            <text:p text:style-name="P66"><text:span text:style-name="Арабиййун"><text:span text:style-name="T202">قَالَ</text:span></text:span></text:p>
          </table:table-cell>
        </table:table-row>
        <table:table-row>
          <table:covered-table-cell/>
          <table:covered-table-cell/>
          <table:table-cell table:style-name="Таблица15.C6" office:value-type="string">
            <text:p text:style-name="P149">Ж</text:p>
          </table:table-cell>
          <table:table-cell table:style-name="Таблица15.D6" office:value-type="string">
            <text:p text:style-name="P66"><text:span text:style-name="Арабиййун"><text:span text:style-name="T202">قُلْنَ</text:span></text:span></text:p>
          </table:table-cell>
          <table:table-cell table:style-name="Таблица15.E6" office:value-type="string">
            <text:p text:style-name="P66"><text:span text:style-name="Арабиййун"><text:span text:style-name="T202">قَالَتَا</text:span></text:span></text:p>
          </table:table-cell>
          <table:table-cell table:style-name="Таблица15.F6" office:value-type="string">
            <text:p text:style-name="P66"><text:span text:style-name="Арабиййун"><text:span text:style-name="T202">قَالَتْ</text:span></text:span></text:p>
          </table:table-cell>
        </table:table-row>
        <text:soft-page-break/>
        <table:table-row>
          <table:table-cell table:style-name="Таблица15.A11" table:number-rows-spanned="5" office:value-type="string">
            <text:p text:style-name="P141"><text:span text:style-name="T162">Настояще-будущее </text:span><text:span text:style-name="T172">время</text:span></text:p>
          </table:table-cell>
          <table:table-cell table:style-name="Таблица15.B7" office:value-type="string">
            <text:p text:style-name="P149">1</text:p>
          </table:table-cell>
          <table:table-cell table:style-name="Таблица15.C12" office:value-type="string">
            <text:p text:style-name="P149">—</text:p>
          </table:table-cell>
          <table:table-cell table:style-name="Таблица15.D12" office:value-type="string">
            <text:p text:style-name="P68"><text:span text:style-name="Арабиййун"><text:span text:style-name="T204">نَقُولُ</text:span></text:span></text:p>
          </table:table-cell>
          <table:table-cell table:style-name="Таблица15.E10" office:value-type="string">
            <text:p text:style-name="P149">—</text:p>
          </table:table-cell>
          <table:table-cell table:style-name="Таблица15.F12" office:value-type="string">
            <text:p text:style-name="P67"><text:span text:style-name="Арабиййун"><text:span text:style-name="T203">أَقُولُ</text:span></text:span></text:p>
          </table:table-cell>
        </table:table-row>
        <table:table-row>
          <table:covered-table-cell/>
          <table:table-cell table:style-name="Таблица15.B9" table:number-rows-spanned="2" office:value-type="string">
            <text:p text:style-name="P149">2</text:p>
          </table:table-cell>
          <table:table-cell table:style-name="Таблица15.C12" office:value-type="string">
            <text:p text:style-name="P149">М</text:p>
          </table:table-cell>
          <table:table-cell table:style-name="Таблица15.D12" office:value-type="string">
            <text:p text:style-name="P68"><text:span text:style-name="Арабиййун"><text:span text:style-name="T204">تَقُولُونَ</text:span></text:span></text:p>
          </table:table-cell>
          <table:table-cell table:style-name="Таблица15.E9" table:number-rows-spanned="2" office:value-type="string">
            <text:p text:style-name="P67"><text:span text:style-name="Арабиййун"><text:span text:style-name="T203">تَقُولَانِ</text:span></text:span></text:p>
          </table:table-cell>
          <table:table-cell table:style-name="Таблица15.F12" office:value-type="string">
            <text:p text:style-name="P67"><text:span text:style-name="Арабиййун"><text:span text:style-name="T203">تَقُولُ</text:span></text:span></text:p>
          </table:table-cell>
        </table:table-row>
        <table:table-row>
          <table:covered-table-cell/>
          <table:covered-table-cell/>
          <table:table-cell table:style-name="Таблица15.C12" office:value-type="string">
            <text:p text:style-name="P149">Ж</text:p>
          </table:table-cell>
          <table:table-cell table:style-name="Таблица15.D12" office:value-type="string">
            <text:p text:style-name="P68"><text:span text:style-name="Арабиййун"><text:span text:style-name="T204">تَقُلْنَ</text:span></text:span></text:p>
          </table:table-cell>
          <table:covered-table-cell/>
          <table:table-cell table:style-name="Таблица15.F12" office:value-type="string">
            <text:p text:style-name="P67"><text:span text:style-name="Арабиййун"><text:span text:style-name="T203">تَقُولِينَ</text:span></text:span></text:p>
          </table:table-cell>
        </table:table-row>
        <table:table-row>
          <table:covered-table-cell/>
          <table:table-cell table:style-name="Таблица15.B11" table:number-rows-spanned="2" office:value-type="string">
            <text:p text:style-name="P149">3</text:p>
          </table:table-cell>
          <table:table-cell table:style-name="Таблица15.C12" office:value-type="string">
            <text:p text:style-name="P149">М</text:p>
          </table:table-cell>
          <table:table-cell table:style-name="Таблица15.D12" office:value-type="string">
            <text:p text:style-name="P68"><text:span text:style-name="Арабиййун"><text:span text:style-name="T204">يَقُولُونَ</text:span></text:span></text:p>
          </table:table-cell>
          <table:table-cell table:style-name="Таблица15.E10" office:value-type="string">
            <text:p text:style-name="P67"><text:span text:style-name="Арабиййун"><text:span text:style-name="T203">يَقُولَانِ</text:span></text:span></text:p>
          </table:table-cell>
          <table:table-cell table:style-name="Таблица15.F12" office:value-type="string">
            <text:p text:style-name="P67"><text:span text:style-name="Арабиййун"><text:span text:style-name="T203">يَقُولُ</text:span></text:span></text:p>
          </table:table-cell>
        </table:table-row>
        <table:table-row>
          <table:covered-table-cell/>
          <table:covered-table-cell/>
          <table:table-cell table:style-name="Таблица15.C11" office:value-type="string">
            <text:p text:style-name="P149">Ж</text:p>
          </table:table-cell>
          <table:table-cell table:style-name="Таблица15.D11" office:value-type="string">
            <text:p text:style-name="P68"><text:span text:style-name="Арабиййун"><text:span text:style-name="T204">يَقُلْنَ</text:span></text:span></text:p>
          </table:table-cell>
          <table:table-cell table:style-name="Таблица15.E11" office:value-type="string">
            <text:p text:style-name="P67"><text:span text:style-name="Арабиййун"><text:span text:style-name="T203">تَقُولَانِ</text:span></text:span></text:p>
          </table:table-cell>
          <table:table-cell table:style-name="Таблица15.F11" office:value-type="string">
            <text:p text:style-name="P67"><text:span text:style-name="Арабиййун"><text:span text:style-name="T203">تَقُولُ</text:span></text:span></text:p>
          </table:table-cell>
        </table:table-row>
        <table:table-row>
          <table:table-cell table:style-name="Таблица15.A13" table:number-rows-spanned="2" office:value-type="string">
            <text:p text:style-name="P157">Повелительное</text:p>
            <text:p text:style-name="P163">наклонение</text:p>
          </table:table-cell>
          <table:table-cell table:style-name="Таблица15.B13" table:number-rows-spanned="2" office:value-type="string">
            <text:p text:style-name="P157">2</text:p>
          </table:table-cell>
          <table:table-cell table:style-name="Таблица15.C12" office:value-type="string">
            <text:p text:style-name="P149">М</text:p>
          </table:table-cell>
          <table:table-cell table:style-name="Таблица15.D12" office:value-type="string">
            <text:p text:style-name="P69"><text:span text:style-name="Арабиййун"><text:span text:style-name="T205">قُولُوا</text:span></text:span></text:p>
          </table:table-cell>
          <table:table-cell table:style-name="Таблица15.E13" table:number-rows-spanned="2" office:value-type="string">
            <text:p text:style-name="P69"><text:span text:style-name="Арабиййун"><text:span text:style-name="T205">قُولَا</text:span></text:span></text:p>
          </table:table-cell>
          <table:table-cell table:style-name="Таблица15.F12" office:value-type="string">
            <text:p text:style-name="P69"><text:span text:style-name="Арабиййун"><text:span text:style-name="T205">قُلْ</text:span></text:span></text:p>
          </table:table-cell>
        </table:table-row>
        <table:table-row>
          <table:covered-table-cell/>
          <table:covered-table-cell/>
          <table:table-cell table:style-name="Таблица15.C13" office:value-type="string">
            <text:p text:style-name="P149">Ж</text:p>
          </table:table-cell>
          <table:table-cell table:style-name="Таблица15.D13" office:value-type="string">
            <text:p text:style-name="P69"><text:span text:style-name="Арабиййун"><text:span text:style-name="T205">قُلْنَ</text:span></text:span></text:p>
          </table:table-cell>
          <table:covered-table-cell/>
          <table:table-cell table:style-name="Таблица15.F13" office:value-type="string">
            <text:p text:style-name="P69"><text:span text:style-name="Арабиййун"><text:span text:style-name="T205">قُ</text:span></text:span><text:span text:style-name="Арабиййун"><text:span text:style-name="T231">ولِى</text:span></text:span></text:p>
          </table:table-cell>
        </table:table-row>
        <table:table-row>
          <table:table-cell table:style-name="Таблица15.A15" table:number-rows-spanned="2" table:number-columns-spanned="2" office:value-type="string">
            <text:p text:style-name="P157">Причастие</text:p>
          </table:table-cell>
          <table:covered-table-cell/>
          <table:table-cell table:style-name="Таблица15.C14" table:number-columns-spanned="2" office:value-type="string">
            <text:p text:style-name="P157">Действительный</text:p>
          </table:table-cell>
          <table:covered-table-cell/>
          <table:table-cell table:style-name="Таблица15.E14" table:number-columns-spanned="2" office:value-type="string">
            <text:p text:style-name="P69"><text:span text:style-name="Арабиййун"><text:span text:style-name="T205">قَائِلٌ</text:span></text:span></text:p>
          </table:table-cell>
          <table:covered-table-cell/>
        </table:table-row>
        <table:table-row>
          <table:covered-table-cell/>
          <table:covered-table-cell/>
          <table:table-cell table:style-name="Таблица15.C15" table:number-columns-spanned="2" office:value-type="string">
            <text:p text:style-name="P157">Страдательный</text:p>
          </table:table-cell>
          <table:covered-table-cell/>
          <table:table-cell table:style-name="Таблица15.E15" table:number-columns-spanned="2" office:value-type="string">
            <text:p text:style-name="P69"><text:span text:style-name="Арабиййун"><text:span text:style-name="T205">مَقُولٌ</text:span></text:span></text:p>
          </table:table-cell>
          <table:covered-table-cell/>
        </table:table-row>
        <table:table-row>
          <table:table-cell table:style-name="Таблица15.A16" table:number-columns-spanned="2" office:value-type="string">
            <text:p text:style-name="P157">Масдар</text:p>
          </table:table-cell>
          <table:covered-table-cell/>
          <table:table-cell table:style-name="Таблица15.C16" table:number-columns-spanned="4" office:value-type="string">
            <text:p text:style-name="P69"><text:span text:style-name="Арабиййун"><text:span text:style-name="T205">قَو</text:span></text:span><text:span text:style-name="Арабиййун"><text:span text:style-name="T232">ْ</text:span></text:span><text:span text:style-name="Арабиййун"><text:span text:style-name="T205">لٌ</text:span></text:span></text:p>
          </table:table-cell>
          <table:covered-table-cell/>
          <table:covered-table-cell/>
          <table:covered-table-cell/>
        </table:table-row>
      </table:table>
      <text:p text:style-name="P179"><text:span text:style-name="Пункт"><text:span text:style-name="T206">Пустые</text:span></text:span><text:span text:style-name="T206"> (с серединным </text:span><text:span text:style-name="Арабиййун"><text:span text:style-name="T206">ى</text:span></text:span><text:span text:style-name="T206">) типа </text:span><text:span text:style-name="Арабиййун"><text:span text:style-name="T206">سَارَ</text:span></text:span><text:span text:style-name="T206"> (и), </text:span><text:span text:style-name="Арабиййун"><text:span text:style-name="T206">صَارَ</text:span></text:span><text:span text:style-name="T206"> (и), </text:span><text:span text:style-name="Арабиййун"><text:span text:style-name="T206">طَارَ</text:span></text:span><text:span text:style-name="T206"> (и), </text:span><text:span text:style-name="Арабиййун"><text:span text:style-name="T206">بَاعَ</text:span></text:span><text:span text:style-name="T206"> (и) и т. п.:</text:span></text:p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column table:style-name="Таблица16.F"/>
        <table:table-header-rows>
          <table:table-row>
            <table:table-cell table:style-name="Таблица16.A1" office:value-type="string">
              <text:p text:style-name="P59"><text:span text:style-name="Заголовок_20_таблицы"><text:span text:style-name="T162">Формы</text:span></text:span></text:p>
            </table:table-cell>
            <table:table-cell table:style-name="Таблица16.A1" office:value-type="string">
              <text:p text:style-name="P59"><text:span text:style-name="Заголовок_20_таблицы"><text:span text:style-name="T162">Лицо</text:span></text:span></text:p>
            </table:table-cell>
            <table:table-cell table:style-name="Таблица16.A1" office:value-type="string">
              <text:p text:style-name="P59"><text:span text:style-name="Заголовок_20_таблицы"><text:span text:style-name="T162">Род</text:span></text:span></text:p>
            </table:table-cell>
            <table:table-cell table:style-name="Таблица16.A1" office:value-type="string">
              <text:p text:style-name="P59"><text:span text:style-name="Заголовок_20_таблицы"><text:span text:style-name="T162">Мн. число</text:span></text:span></text:p>
            </table:table-cell>
            <table:table-cell table:style-name="Таблица16.A1" office:value-type="string">
              <text:p text:style-name="P59"><text:span text:style-name="Заголовок_20_таблицы"><text:span text:style-name="T162">Дв. число</text:span></text:span></text:p>
            </table:table-cell>
            <table:table-cell table:style-name="Таблица16.A1" office:value-type="string">
              <text:p text:style-name="P59"><text:span text:style-name="Заголовок_20_таблицы"><text:span text:style-name="T162">Ед. число</text:span></text:span></text:p>
            </table:table-cell>
          </table:table-row>
        </table:table-header-rows>
        <table:table-row>
          <table:table-cell table:style-name="Таблица16.A6" table:number-rows-spanned="5" office:value-type="string">
            <text:p text:style-name="P141"><text:span text:style-name="T162">Прошедшее </text:span><text:span text:style-name="T172">время</text:span></text:p>
          </table:table-cell>
          <table:table-cell table:style-name="Таблица16.B7" office:value-type="string">
            <text:p text:style-name="P149">1</text:p>
          </table:table-cell>
          <table:table-cell table:style-name="Таблица16.C12" office:value-type="string">
            <text:p text:style-name="P149">—</text:p>
          </table:table-cell>
          <table:table-cell table:style-name="Таблица16.D12" office:value-type="string">
            <text:p text:style-name="P70"><text:span text:style-name="Арабиййун"><text:span text:style-name="T207">سِرْنَا</text:span></text:span></text:p>
          </table:table-cell>
          <table:table-cell table:style-name="Таблица16.E10" office:value-type="string">
            <text:p text:style-name="P149">—</text:p>
          </table:table-cell>
          <table:table-cell table:style-name="Таблица16.F12" office:value-type="string">
            <text:p text:style-name="P70"><text:span text:style-name="Арабиййун"><text:span text:style-name="T207">سِرْتُ</text:span></text:span></text:p>
          </table:table-cell>
        </table:table-row>
        <table:table-row>
          <table:covered-table-cell/>
          <table:table-cell table:style-name="Таблица16.B4" table:number-rows-spanned="2" office:value-type="string">
            <text:p text:style-name="P149">2</text:p>
          </table:table-cell>
          <table:table-cell table:style-name="Таблица16.C12" office:value-type="string">
            <text:p text:style-name="P149">М</text:p>
          </table:table-cell>
          <table:table-cell table:style-name="Таблица16.D12" office:value-type="string">
            <text:p text:style-name="P70"><text:span text:style-name="Арабиййун"><text:span text:style-name="T207">سِرْتُمْ</text:span></text:span></text:p>
          </table:table-cell>
          <table:table-cell table:style-name="Таблица16.E4" table:number-rows-spanned="2" office:value-type="string">
            <text:p text:style-name="P70"><text:span text:style-name="Арабиййун"><text:span text:style-name="T207">سِرْتُمَا</text:span></text:span></text:p>
          </table:table-cell>
          <table:table-cell table:style-name="Таблица16.F12" office:value-type="string">
            <text:p text:style-name="P70"><text:span text:style-name="Арабиййун"><text:span text:style-name="T207">سِرْتَ</text:span></text:span></text:p>
          </table:table-cell>
        </table:table-row>
        <table:table-row>
          <table:covered-table-cell/>
          <table:covered-table-cell/>
          <table:table-cell table:style-name="Таблица16.C12" office:value-type="string">
            <text:p text:style-name="P149">Ж</text:p>
          </table:table-cell>
          <table:table-cell table:style-name="Таблица16.D12" office:value-type="string">
            <text:p text:style-name="P70"><text:span text:style-name="Арабиййун"><text:span text:style-name="T207">سِرْتُنَّ</text:span></text:span></text:p>
          </table:table-cell>
          <table:covered-table-cell/>
          <table:table-cell table:style-name="Таблица16.F12" office:value-type="string">
            <text:p text:style-name="P70"><text:span text:style-name="Арабиййун"><text:span text:style-name="T207">سِرْتِ</text:span></text:span></text:p>
          </table:table-cell>
        </table:table-row>
        <table:table-row>
          <table:covered-table-cell/>
          <table:table-cell table:style-name="Таблица16.B6" table:number-rows-spanned="2" office:value-type="string">
            <text:p text:style-name="P149">3</text:p>
          </table:table-cell>
          <table:table-cell table:style-name="Таблица16.C12" office:value-type="string">
            <text:p text:style-name="P149">М</text:p>
          </table:table-cell>
          <table:table-cell table:style-name="Таблица16.D12" office:value-type="string">
            <text:p text:style-name="P70"><text:span text:style-name="Арабиййун"><text:span text:style-name="T207">سَارُوا</text:span></text:span></text:p>
          </table:table-cell>
          <table:table-cell table:style-name="Таблица16.E10" office:value-type="string">
            <text:p text:style-name="P70"><text:span text:style-name="Арабиййун"><text:span text:style-name="T207">سَارَا</text:span></text:span></text:p>
          </table:table-cell>
          <table:table-cell table:style-name="Таблица16.F12" office:value-type="string">
            <text:p text:style-name="P70"><text:span text:style-name="Арабиййун"><text:span text:style-name="T207">سَارَ</text:span></text:span></text:p>
          </table:table-cell>
        </table:table-row>
        <table:table-row>
          <table:covered-table-cell/>
          <table:covered-table-cell/>
          <table:table-cell table:style-name="Таблица16.C6" office:value-type="string">
            <text:p text:style-name="P149">Ж</text:p>
          </table:table-cell>
          <table:table-cell table:style-name="Таблица16.D6" office:value-type="string">
            <text:p text:style-name="P70"><text:span text:style-name="Арабиййун"><text:span text:style-name="T207">سِرْنَ</text:span></text:span></text:p>
          </table:table-cell>
          <table:table-cell table:style-name="Таблица16.E6" office:value-type="string">
            <text:p text:style-name="P70"><text:span text:style-name="Арабиййун"><text:span text:style-name="T207">سَارَتَا</text:span></text:span></text:p>
          </table:table-cell>
          <table:table-cell table:style-name="Таблица16.F6" office:value-type="string">
            <text:p text:style-name="P70"><text:span text:style-name="Арабиййун"><text:span text:style-name="T207">سَارَتْ</text:span></text:span></text:p>
          </table:table-cell>
        </table:table-row>
        <table:table-row>
          <table:table-cell table:style-name="Таблица16.A11" table:number-rows-spanned="5" office:value-type="string">
            <text:p text:style-name="P141"><text:span text:style-name="T162">Настояще-будущее </text:span><text:span text:style-name="T172">время</text:span></text:p>
          </table:table-cell>
          <table:table-cell table:style-name="Таблица16.B7" office:value-type="string">
            <text:p text:style-name="P149">1</text:p>
          </table:table-cell>
          <table:table-cell table:style-name="Таблица16.C12" office:value-type="string">
            <text:p text:style-name="P149">—</text:p>
          </table:table-cell>
          <table:table-cell table:style-name="Таблица16.D12" office:value-type="string">
            <text:p text:style-name="P73"><text:span text:style-name="Арабиййун"><text:span text:style-name="T210">نَسِيرُ</text:span></text:span></text:p>
          </table:table-cell>
          <table:table-cell table:style-name="Таблица16.E10" office:value-type="string">
            <text:p text:style-name="P149">—</text:p>
          </table:table-cell>
          <table:table-cell table:style-name="Таблица16.F12" office:value-type="string">
            <text:p text:style-name="P71"><text:span text:style-name="Арабиййун"><text:span text:style-name="T208">أَسِيرُ</text:span></text:span></text:p>
          </table:table-cell>
        </table:table-row>
        <table:table-row>
          <table:covered-table-cell/>
          <table:table-cell table:style-name="Таблица16.B9" table:number-rows-spanned="2" office:value-type="string">
            <text:p text:style-name="P149">2</text:p>
          </table:table-cell>
          <table:table-cell table:style-name="Таблица16.C12" office:value-type="string">
            <text:p text:style-name="P149">М</text:p>
          </table:table-cell>
          <table:table-cell table:style-name="Таблица16.D12" office:value-type="string">
            <text:p text:style-name="P73"><text:span text:style-name="Арабиййун"><text:span text:style-name="T210">تَسِيرُونَ</text:span></text:span></text:p>
          </table:table-cell>
          <table:table-cell table:style-name="Таблица16.E9" table:number-rows-spanned="2" office:value-type="string">
            <text:p text:style-name="P72"><text:span text:style-name="Арабиййун"><text:span text:style-name="T209">تَسِيرَانِ</text:span></text:span></text:p>
          </table:table-cell>
          <table:table-cell table:style-name="Таблица16.F12" office:value-type="string">
            <text:p text:style-name="P71"><text:span text:style-name="Арабиййун"><text:span text:style-name="T208">تَسِيرُ</text:span></text:span></text:p>
          </table:table-cell>
        </table:table-row>
        <table:table-row>
          <table:covered-table-cell/>
          <table:covered-table-cell/>
          <table:table-cell table:style-name="Таблица16.C12" office:value-type="string">
            <text:p text:style-name="P149">Ж</text:p>
          </table:table-cell>
          <table:table-cell table:style-name="Таблица16.D12" office:value-type="string">
            <text:p text:style-name="P73"><text:span text:style-name="Арабиййун"><text:span text:style-name="T210">تَسِرْنَ</text:span></text:span></text:p>
          </table:table-cell>
          <table:covered-table-cell/>
          <table:table-cell table:style-name="Таблица16.F12" office:value-type="string">
            <text:p text:style-name="P71"><text:span text:style-name="Арабиййун"><text:span text:style-name="T208">تَسِيرِينَ</text:span></text:span></text:p>
          </table:table-cell>
        </table:table-row>
        <table:table-row>
          <table:covered-table-cell/>
          <table:table-cell table:style-name="Таблица16.B11" table:number-rows-spanned="2" office:value-type="string">
            <text:p text:style-name="P149">3</text:p>
          </table:table-cell>
          <table:table-cell table:style-name="Таблица16.C12" office:value-type="string">
            <text:p text:style-name="P149">М</text:p>
          </table:table-cell>
          <table:table-cell table:style-name="Таблица16.D12" office:value-type="string">
            <text:p text:style-name="P73"><text:span text:style-name="Арабиййун"><text:span text:style-name="T210">يَسِيرُونَ</text:span></text:span></text:p>
          </table:table-cell>
          <table:table-cell table:style-name="Таблица16.E10" office:value-type="string">
            <text:p text:style-name="P72"><text:span text:style-name="Арабиййун"><text:span text:style-name="T209">يَسِيرَانِ</text:span></text:span></text:p>
          </table:table-cell>
          <table:table-cell table:style-name="Таблица16.F12" office:value-type="string">
            <text:p text:style-name="P71"><text:span text:style-name="Арабиййун"><text:span text:style-name="T208">يَسِيرُ</text:span></text:span></text:p>
          </table:table-cell>
        </table:table-row>
        <table:table-row>
          <table:covered-table-cell/>
          <table:covered-table-cell/>
          <table:table-cell table:style-name="Таблица16.C11" office:value-type="string">
            <text:p text:style-name="P149">Ж</text:p>
          </table:table-cell>
          <table:table-cell table:style-name="Таблица16.D11" office:value-type="string">
            <text:p text:style-name="P73"><text:span text:style-name="Арабиййун"><text:span text:style-name="T210">يَسِرْنَ</text:span></text:span></text:p>
          </table:table-cell>
          <table:table-cell table:style-name="Таблица16.E11" office:value-type="string">
            <text:p text:style-name="P72"><text:span text:style-name="Арабиййун"><text:span text:style-name="T209">تَسِيرَانِ</text:span></text:span></text:p>
          </table:table-cell>
          <table:table-cell table:style-name="Таблица16.F11" office:value-type="string">
            <text:p text:style-name="P71"><text:span text:style-name="Арабиййун"><text:span text:style-name="T208">تَسِيرُ</text:span></text:span></text:p>
          </table:table-cell>
        </table:table-row>
        <table:table-row>
          <table:table-cell table:style-name="Таблица16.A13" table:number-rows-spanned="2" office:value-type="string">
            <text:p text:style-name="P157">Повелительное</text:p>
            <text:p text:style-name="P163"><text:soft-page-break/>наклонение</text:p>
          </table:table-cell>
          <table:table-cell table:style-name="Таблица16.B13" table:number-rows-spanned="2" office:value-type="string">
            <text:p text:style-name="P157">2</text:p>
          </table:table-cell>
          <table:table-cell table:style-name="Таблица16.C12" office:value-type="string">
            <text:p text:style-name="P149">М</text:p>
          </table:table-cell>
          <table:table-cell table:style-name="Таблица16.D12" office:value-type="string">
            <text:p text:style-name="P74"><text:span text:style-name="Арабиййун"><text:span text:style-name="T211">سِيرُوا</text:span></text:span></text:p>
          </table:table-cell>
          <table:table-cell table:style-name="Таблица16.E13" table:number-rows-spanned="2" office:value-type="string">
            <text:p text:style-name="P74"><text:span text:style-name="Арабиййун"><text:span text:style-name="T211">سِيرَا</text:span></text:span></text:p>
          </table:table-cell>
          <table:table-cell table:style-name="Таблица16.F12" office:value-type="string">
            <text:p text:style-name="P74"><text:span text:style-name="Арабиййун"><text:span text:style-name="T211">سِرْ</text:span></text:span></text:p>
          </table:table-cell>
        </table:table-row>
        <table:table-row>
          <table:covered-table-cell/>
          <table:covered-table-cell/>
          <table:table-cell table:style-name="Таблица16.C13" office:value-type="string">
            <text:p text:style-name="P149">Ж</text:p>
          </table:table-cell>
          <table:table-cell table:style-name="Таблица16.D13" office:value-type="string">
            <text:p text:style-name="P74"><text:span text:style-name="Арабиййун"><text:span text:style-name="T211">سِرْنَ</text:span></text:span></text:p>
          </table:table-cell>
          <table:covered-table-cell/>
          <table:table-cell table:style-name="Таблица16.F13" office:value-type="string">
            <text:p text:style-name="P74"><text:span text:style-name="Арабиййун"><text:span text:style-name="T211">سِيرِى</text:span></text:span></text:p>
          </table:table-cell>
        </table:table-row>
        <table:table-row>
          <table:table-cell table:style-name="Таблица16.A15" table:number-rows-spanned="2" table:number-columns-spanned="2" office:value-type="string">
            <text:p text:style-name="P157">Причастие</text:p>
          </table:table-cell>
          <table:covered-table-cell/>
          <table:table-cell table:style-name="Таблица16.C14" table:number-columns-spanned="2" office:value-type="string">
            <text:p text:style-name="P157">Действительный</text:p>
          </table:table-cell>
          <table:covered-table-cell/>
          <table:table-cell table:style-name="Таблица16.E14" table:number-columns-spanned="2" office:value-type="string">
            <text:p text:style-name="P74"><text:span text:style-name="Арабиййун"><text:span text:style-name="T211">سَائِرٌ</text:span></text:span></text:p>
          </table:table-cell>
          <table:covered-table-cell/>
        </table:table-row>
        <table:table-row>
          <table:covered-table-cell/>
          <table:covered-table-cell/>
          <table:table-cell table:style-name="Таблица16.C15" table:number-columns-spanned="2" office:value-type="string">
            <text:p text:style-name="P157">Страдательный</text:p>
          </table:table-cell>
          <table:covered-table-cell/>
          <table:table-cell table:style-name="Таблица16.E15" table:number-columns-spanned="2" office:value-type="string">
            <text:p text:style-name="P74"><text:span text:style-name="Арабиййун"><text:span text:style-name="T211">مَسِيرٌ</text:span></text:span></text:p>
          </table:table-cell>
          <table:covered-table-cell/>
        </table:table-row>
        <table:table-row>
          <table:table-cell table:style-name="Таблица16.A16" table:number-columns-spanned="2" office:value-type="string">
            <text:p text:style-name="P157">Масдар</text:p>
          </table:table-cell>
          <table:covered-table-cell/>
          <table:table-cell table:style-name="Таблица16.C16" table:number-columns-spanned="4" office:value-type="string">
            <text:p text:style-name="P74"><text:span text:style-name="Арабиййун"><text:span text:style-name="T211">سَي</text:span></text:span><text:span text:style-name="Арабиййун"><text:span text:style-name="T233">ْ</text:span></text:span><text:span text:style-name="Арабиййун"><text:span text:style-name="T211">رٌ</text:span></text:span></text:p>
          </table:table-cell>
          <table:covered-table-cell/>
          <table:covered-table-cell/>
          <table:covered-table-cell/>
        </table:table-row>
      </table:table>
      <text:p text:style-name="P180"><text:span text:style-name="Пункт"><text:span text:style-name="T212">Недостаточные</text:span></text:span><text:span text:style-name="T212"> типа </text:span><text:span text:style-name="Арабиййун"><text:span text:style-name="T212">بَنَى</text:span></text:span><text:span text:style-name="T212"> (и), </text:span><text:span text:style-name="Арабиййун"><text:span text:style-name="T212">رَمَى</text:span></text:span><text:span text:style-name="T212"> (и), </text:span><text:span text:style-name="Арабиййун"><text:span text:style-name="T212">مَشَى</text:span></text:span><text:span text:style-name="T212"> (и), </text:span><text:span text:style-name="Арабиййун"><text:span text:style-name="T212">شَرَى</text:span></text:span><text:span text:style-name="T212"> (и) и т. п.:</text:span></text:p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column table:style-name="Таблица17.E"/>
        <table:table-column table:style-name="Таблица17.F"/>
        <table:table-header-rows>
          <table:table-row>
            <table:table-cell table:style-name="Таблица17.A1" office:value-type="string">
              <text:p text:style-name="P59"><text:span text:style-name="Заголовок_20_таблицы"><text:span text:style-name="T162">Формы</text:span></text:span></text:p>
            </table:table-cell>
            <table:table-cell table:style-name="Таблица17.A1" office:value-type="string">
              <text:p text:style-name="P59"><text:span text:style-name="Заголовок_20_таблицы"><text:span text:style-name="T162">Лицо</text:span></text:span></text:p>
            </table:table-cell>
            <table:table-cell table:style-name="Таблица17.A1" office:value-type="string">
              <text:p text:style-name="P59"><text:span text:style-name="Заголовок_20_таблицы"><text:span text:style-name="T162">Род</text:span></text:span></text:p>
            </table:table-cell>
            <table:table-cell table:style-name="Таблица17.A1" office:value-type="string">
              <text:p text:style-name="P59"><text:span text:style-name="Заголовок_20_таблицы"><text:span text:style-name="T162">Мн. число</text:span></text:span></text:p>
            </table:table-cell>
            <table:table-cell table:style-name="Таблица17.A1" office:value-type="string">
              <text:p text:style-name="P59"><text:span text:style-name="Заголовок_20_таблицы"><text:span text:style-name="T162">Дв. число</text:span></text:span></text:p>
            </table:table-cell>
            <table:table-cell table:style-name="Таблица17.A1" office:value-type="string">
              <text:p text:style-name="P59"><text:span text:style-name="Заголовок_20_таблицы"><text:span text:style-name="T162">Ед. число</text:span></text:span></text:p>
            </table:table-cell>
          </table:table-row>
        </table:table-header-rows>
        <table:table-row>
          <table:table-cell table:style-name="Таблица17.A6" table:number-rows-spanned="5" office:value-type="string">
            <text:p text:style-name="P141"><text:span text:style-name="T162">Прошедшее </text:span><text:span text:style-name="T172">время</text:span></text:p>
          </table:table-cell>
          <table:table-cell table:style-name="Таблица17.B7" office:value-type="string">
            <text:p text:style-name="P149">1</text:p>
          </table:table-cell>
          <table:table-cell table:style-name="Таблица17.C12" office:value-type="string">
            <text:p text:style-name="P149">—</text:p>
          </table:table-cell>
          <table:table-cell table:style-name="Таблица17.D12" office:value-type="string">
            <text:p text:style-name="P76"><text:span text:style-name="Арабиййун"><text:span text:style-name="T213">بَنَيْنَا</text:span></text:span></text:p>
          </table:table-cell>
          <table:table-cell table:style-name="Таблица17.E10" office:value-type="string">
            <text:p text:style-name="P149">—</text:p>
          </table:table-cell>
          <table:table-cell table:style-name="Таблица17.F12" office:value-type="string">
            <text:p text:style-name="P76"><text:span text:style-name="Арабиййун"><text:span text:style-name="T213">بَنَيْتُ</text:span></text:span></text:p>
          </table:table-cell>
        </table:table-row>
        <table:table-row>
          <table:covered-table-cell/>
          <table:table-cell table:style-name="Таблица17.B4" table:number-rows-spanned="2" office:value-type="string">
            <text:p text:style-name="P149">2</text:p>
          </table:table-cell>
          <table:table-cell table:style-name="Таблица17.C12" office:value-type="string">
            <text:p text:style-name="P149">М</text:p>
          </table:table-cell>
          <table:table-cell table:style-name="Таблица17.D12" office:value-type="string">
            <text:p text:style-name="P76"><text:span text:style-name="Арабиййун"><text:span text:style-name="T213">بَنَيْتُمْ</text:span></text:span></text:p>
          </table:table-cell>
          <table:table-cell table:style-name="Таблица17.E4" table:number-rows-spanned="2" office:value-type="string">
            <text:p text:style-name="P76"><text:span text:style-name="Арабиййун"><text:span text:style-name="T213">بَنَيْتُمَا</text:span></text:span></text:p>
          </table:table-cell>
          <table:table-cell table:style-name="Таблица17.F12" office:value-type="string">
            <text:p text:style-name="P76"><text:span text:style-name="Арабиййун"><text:span text:style-name="T213">بَنَيْتَ</text:span></text:span></text:p>
          </table:table-cell>
        </table:table-row>
        <table:table-row>
          <table:covered-table-cell/>
          <table:covered-table-cell/>
          <table:table-cell table:style-name="Таблица17.C12" office:value-type="string">
            <text:p text:style-name="P149">Ж</text:p>
          </table:table-cell>
          <table:table-cell table:style-name="Таблица17.D12" office:value-type="string">
            <text:p text:style-name="P76"><text:span text:style-name="Арабиййун"><text:span text:style-name="T213">بَنَيْتُنَّ</text:span></text:span></text:p>
          </table:table-cell>
          <table:covered-table-cell/>
          <table:table-cell table:style-name="Таблица17.F12" office:value-type="string">
            <text:p text:style-name="P76"><text:span text:style-name="Арабиййун"><text:span text:style-name="T213">بَنَيْتِ</text:span></text:span></text:p>
          </table:table-cell>
        </table:table-row>
        <table:table-row>
          <table:covered-table-cell/>
          <table:table-cell table:style-name="Таблица17.B6" table:number-rows-spanned="2" office:value-type="string">
            <text:p text:style-name="P149">3</text:p>
          </table:table-cell>
          <table:table-cell table:style-name="Таблица17.C12" office:value-type="string">
            <text:p text:style-name="P149">М</text:p>
          </table:table-cell>
          <table:table-cell table:style-name="Таблица17.D12" office:value-type="string">
            <text:p text:style-name="P76"><text:span text:style-name="Арабиййун"><text:span text:style-name="T213">بَنَوْا</text:span></text:span></text:p>
          </table:table-cell>
          <table:table-cell table:style-name="Таблица17.E10" office:value-type="string">
            <text:p text:style-name="P76"><text:span text:style-name="Арабиййун"><text:span text:style-name="T213">بَنَيَا</text:span></text:span></text:p>
          </table:table-cell>
          <table:table-cell table:style-name="Таблица17.F12" office:value-type="string">
            <text:p text:style-name="P76"><text:span text:style-name="Арабиййун"><text:span text:style-name="T213">بَنَى</text:span></text:span></text:p>
          </table:table-cell>
        </table:table-row>
        <table:table-row>
          <table:covered-table-cell/>
          <table:covered-table-cell/>
          <table:table-cell table:style-name="Таблица17.C6" office:value-type="string">
            <text:p text:style-name="P149">Ж</text:p>
          </table:table-cell>
          <table:table-cell table:style-name="Таблица17.D6" office:value-type="string">
            <text:p text:style-name="P76"><text:span text:style-name="Арабиййун"><text:span text:style-name="T213">بَنَيْنَ</text:span></text:span></text:p>
          </table:table-cell>
          <table:table-cell table:style-name="Таблица17.E6" office:value-type="string">
            <text:p text:style-name="P76"><text:span text:style-name="Арабиййун"><text:span text:style-name="T213">بَنَتَا</text:span></text:span></text:p>
          </table:table-cell>
          <table:table-cell table:style-name="Таблица17.F6" office:value-type="string">
            <text:p text:style-name="P76"><text:span text:style-name="Арабиййун"><text:span text:style-name="T213">بَنَتْ</text:span></text:span></text:p>
          </table:table-cell>
        </table:table-row>
        <table:table-row>
          <table:table-cell table:style-name="Таблица17.A11" table:number-rows-spanned="5" office:value-type="string">
            <text:p text:style-name="P141"><text:span text:style-name="T162">Настояще-будущее </text:span><text:span text:style-name="T172">время</text:span></text:p>
          </table:table-cell>
          <table:table-cell table:style-name="Таблица17.B7" office:value-type="string">
            <text:p text:style-name="P149">1</text:p>
          </table:table-cell>
          <table:table-cell table:style-name="Таблица17.C12" office:value-type="string">
            <text:p text:style-name="P149">—</text:p>
          </table:table-cell>
          <table:table-cell table:style-name="Таблица17.D12" office:value-type="string">
            <text:p text:style-name="P78"><text:span text:style-name="Арабиййун"><text:span text:style-name="T215">نَبْنِى</text:span></text:span></text:p>
          </table:table-cell>
          <table:table-cell table:style-name="Таблица17.E10" office:value-type="string">
            <text:p text:style-name="P149">—</text:p>
          </table:table-cell>
          <table:table-cell table:style-name="Таблица17.F12" office:value-type="string">
            <text:p text:style-name="P76"><text:span text:style-name="Арабиййун"><text:span text:style-name="T213">أَبْنِى</text:span></text:span></text:p>
          </table:table-cell>
        </table:table-row>
        <table:table-row>
          <table:covered-table-cell/>
          <table:table-cell table:style-name="Таблица17.B9" table:number-rows-spanned="2" office:value-type="string">
            <text:p text:style-name="P149">2</text:p>
          </table:table-cell>
          <table:table-cell table:style-name="Таблица17.C12" office:value-type="string">
            <text:p text:style-name="P149">М</text:p>
          </table:table-cell>
          <table:table-cell table:style-name="Таблица17.D12" office:value-type="string">
            <text:p text:style-name="P78"><text:span text:style-name="Арабиййун"><text:span text:style-name="T215">تَبْنُونَ</text:span></text:span></text:p>
          </table:table-cell>
          <table:table-cell table:style-name="Таблица17.E9" table:number-rows-spanned="2" office:value-type="string">
            <text:p text:style-name="P77"><text:span text:style-name="Арабиййун"><text:span text:style-name="T214">تَبْنِيَانِ</text:span></text:span></text:p>
          </table:table-cell>
          <table:table-cell table:style-name="Таблица17.F12" office:value-type="string">
            <text:p text:style-name="P76"><text:span text:style-name="Арабиййун"><text:span text:style-name="T213">تَبْنِى</text:span></text:span></text:p>
          </table:table-cell>
        </table:table-row>
        <table:table-row>
          <table:covered-table-cell/>
          <table:covered-table-cell/>
          <table:table-cell table:style-name="Таблица17.C12" office:value-type="string">
            <text:p text:style-name="P149">Ж</text:p>
          </table:table-cell>
          <table:table-cell table:style-name="Таблица17.D12" office:value-type="string">
            <text:p text:style-name="P78"><text:span text:style-name="Арабиййун"><text:span text:style-name="T215">تَبْنِينَ</text:span></text:span></text:p>
          </table:table-cell>
          <table:covered-table-cell/>
          <table:table-cell table:style-name="Таблица17.F12" office:value-type="string">
            <text:p text:style-name="P76"><text:span text:style-name="Арабиййун"><text:span text:style-name="T213">تَبْنِينَ</text:span></text:span></text:p>
          </table:table-cell>
        </table:table-row>
        <table:table-row>
          <table:covered-table-cell/>
          <table:table-cell table:style-name="Таблица17.B11" table:number-rows-spanned="2" office:value-type="string">
            <text:p text:style-name="P149">3</text:p>
          </table:table-cell>
          <table:table-cell table:style-name="Таблица17.C12" office:value-type="string">
            <text:p text:style-name="P149">М</text:p>
          </table:table-cell>
          <table:table-cell table:style-name="Таблица17.D12" office:value-type="string">
            <text:p text:style-name="P78"><text:span text:style-name="Арабиййун"><text:span text:style-name="T215">يَبْنُونَ</text:span></text:span></text:p>
          </table:table-cell>
          <table:table-cell table:style-name="Таблица17.E10" office:value-type="string">
            <text:p text:style-name="P77"><text:span text:style-name="Арабиййун"><text:span text:style-name="T214">يَبْنِيَانِ</text:span></text:span></text:p>
          </table:table-cell>
          <table:table-cell table:style-name="Таблица17.F12" office:value-type="string">
            <text:p text:style-name="P76"><text:span text:style-name="Арабиййун"><text:span text:style-name="T213">يَبْنِى</text:span></text:span></text:p>
          </table:table-cell>
        </table:table-row>
        <table:table-row>
          <table:covered-table-cell/>
          <table:covered-table-cell/>
          <table:table-cell table:style-name="Таблица17.C11" office:value-type="string">
            <text:p text:style-name="P149">Ж</text:p>
          </table:table-cell>
          <table:table-cell table:style-name="Таблица17.D11" office:value-type="string">
            <text:p text:style-name="P78"><text:span text:style-name="Арабиййун"><text:span text:style-name="T215">يَبْنِينَ</text:span></text:span></text:p>
          </table:table-cell>
          <table:table-cell table:style-name="Таблица17.E11" office:value-type="string">
            <text:p text:style-name="P77"><text:span text:style-name="Арабиййун"><text:span text:style-name="T214">تَبْنِيَانِ</text:span></text:span></text:p>
          </table:table-cell>
          <table:table-cell table:style-name="Таблица17.F11" office:value-type="string">
            <text:p text:style-name="P76"><text:span text:style-name="Арабиййун"><text:span text:style-name="T213">تَبْنِى</text:span></text:span></text:p>
          </table:table-cell>
        </table:table-row>
        <table:table-row>
          <table:table-cell table:style-name="Таблица17.A13" table:number-rows-spanned="2" office:value-type="string">
            <text:p text:style-name="P157">Повелительное</text:p>
            <text:p text:style-name="P163">наклонение</text:p>
          </table:table-cell>
          <table:table-cell table:style-name="Таблица17.B13" table:number-rows-spanned="2" office:value-type="string">
            <text:p text:style-name="P157">2</text:p>
          </table:table-cell>
          <table:table-cell table:style-name="Таблица17.C12" office:value-type="string">
            <text:p text:style-name="P149">М</text:p>
          </table:table-cell>
          <table:table-cell table:style-name="Таблица17.D12" office:value-type="string">
            <text:p text:style-name="P80"><text:span text:style-name="Арабиййун"><text:span text:style-name="T217">إِبْنُوا</text:span></text:span></text:p>
          </table:table-cell>
          <table:table-cell table:style-name="Таблица17.E13" table:number-rows-spanned="2" office:value-type="string">
            <text:p text:style-name="P79"><text:span text:style-name="Арабиййун"><text:span text:style-name="T216">إِبْنِيَا</text:span></text:span></text:p>
          </table:table-cell>
          <table:table-cell table:style-name="Таблица17.F12" office:value-type="string">
            <text:p text:style-name="P79"><text:span text:style-name="Арабиййун"><text:span text:style-name="T216">إِبْنِ</text:span></text:span></text:p>
          </table:table-cell>
        </table:table-row>
        <table:table-row>
          <table:covered-table-cell/>
          <table:covered-table-cell/>
          <table:table-cell table:style-name="Таблица17.C13" office:value-type="string">
            <text:p text:style-name="P149">Ж</text:p>
          </table:table-cell>
          <table:table-cell table:style-name="Таблица17.D13" office:value-type="string">
            <text:p text:style-name="P80"><text:span text:style-name="Арабиййун"><text:span text:style-name="T217">إِبْنِينَ</text:span></text:span></text:p>
          </table:table-cell>
          <table:covered-table-cell/>
          <table:table-cell table:style-name="Таблица17.F13" office:value-type="string">
            <text:p text:style-name="P79"><text:span text:style-name="Арабиййун"><text:span text:style-name="T216">إِبْنِى</text:span></text:span></text:p>
          </table:table-cell>
        </table:table-row>
        <table:table-row>
          <table:table-cell table:style-name="Таблица17.A15" table:number-rows-spanned="2" table:number-columns-spanned="2" office:value-type="string">
            <text:p text:style-name="P157">Причастие</text:p>
          </table:table-cell>
          <table:covered-table-cell/>
          <table:table-cell table:style-name="Таблица17.C14" table:number-columns-spanned="2" office:value-type="string">
            <text:p text:style-name="P157">Действительный</text:p>
          </table:table-cell>
          <table:covered-table-cell/>
          <table:table-cell table:style-name="Таблица17.E14" table:number-columns-spanned="2" office:value-type="string">
            <text:p text:style-name="P80"><text:span text:style-name="Арабиййун"><text:span text:style-name="T217">بَانٍ - </text:span></text:span><text:span text:style-name="T217">(ж.р.)</text:span><text:span text:style-name="Арабиййун"><text:span text:style-name="T217"> بَانِيَةٌ</text:span></text:span></text:p>
          </table:table-cell>
          <table:covered-table-cell/>
        </table:table-row>
        <table:table-row>
          <table:covered-table-cell/>
          <table:covered-table-cell/>
          <table:table-cell table:style-name="Таблица17.C15" table:number-columns-spanned="2" office:value-type="string">
            <text:p text:style-name="P157">Страдательный</text:p>
          </table:table-cell>
          <table:covered-table-cell/>
          <table:table-cell table:style-name="Таблица17.E15" table:number-columns-spanned="2" office:value-type="string">
            <text:p text:style-name="P81"><text:span text:style-name="Арабиййун"><text:span text:style-name="T218">مَبْنِىٌّ</text:span></text:span><text:span text:style-name="Арабиййун"><text:span text:style-name="T217"> - </text:span></text:span><text:span text:style-name="T217">(ж.р.)</text:span><text:span text:style-name="Арабиййун"><text:span text:style-name="T217"> </text:span></text:span><text:span text:style-name="Арабиййун"><text:span text:style-name="T218">مَبْنِيَّةٌ</text:span></text:span></text:p>
          </table:table-cell>
          <table:covered-table-cell/>
        </table:table-row>
        <table:table-row>
          <table:table-cell table:style-name="Таблица17.A16" table:number-columns-spanned="2" office:value-type="string">
            <text:p text:style-name="P157">Масдар</text:p>
          </table:table-cell>
          <table:covered-table-cell/>
          <table:table-cell table:style-name="Таблица17.C16" table:number-columns-spanned="4" office:value-type="string">
            <text:p text:style-name="P82"><text:span text:style-name="Арабиййун"><text:span text:style-name="T219">بِنَاءٌ</text:span></text:span><text:span text:style-name="Арабиййун"><text:span text:style-name="T219"> </text:span></text:span><text:span text:style-name="T219">или</text:span><text:span text:style-name="Арабиййун"><text:span text:style-name="T219"> </text:span></text:span><text:span text:style-name="Арабиййун"><text:span text:style-name="T219">بُنْيَانٌ</text:span></text:span></text:p>
          </table:table-cell>
          <table:covered-table-cell/>
          <table:covered-table-cell/>
          <table:covered-table-cell/>
        </table:table-row>
      </table:table>
      <text:p text:style-name="P181"><text:soft-page-break/><text:span text:style-name="Пункт"><text:span text:style-name="T220">Спряжение</text:span></text:span><text:span text:style-name="T220"> </text:span><text:span text:style-name="Арабиййун"><text:span text:style-name="T220">جَاءَ</text:span></text:span><text:span text:style-name="T220"> (и)</text:span><text:span text:style-name="T225">:</text:span><text:span text:style-name="T206"> </text:span>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header-rows>
          <table:table-row>
            <table:table-cell table:style-name="Таблица18.A1" office:value-type="string">
              <text:p text:style-name="P75"><text:span text:style-name="Заголовок_20_таблицы"><text:span text:style-name="T162">Формы</text:span></text:span></text:p>
            </table:table-cell>
            <table:table-cell table:style-name="Таблица18.A1" office:value-type="string">
              <text:p text:style-name="P75"><text:span text:style-name="Заголовок_20_таблицы"><text:span text:style-name="T162">Лицо</text:span></text:span></text:p>
            </table:table-cell>
            <table:table-cell table:style-name="Таблица18.A1" office:value-type="string">
              <text:p text:style-name="P75"><text:span text:style-name="Заголовок_20_таблицы"><text:span text:style-name="T162">Род</text:span></text:span></text:p>
            </table:table-cell>
            <table:table-cell table:style-name="Таблица18.A1" office:value-type="string">
              <text:p text:style-name="P75"><text:span text:style-name="Заголовок_20_таблицы"><text:span text:style-name="T162">Мн. число</text:span></text:span></text:p>
            </table:table-cell>
            <table:table-cell table:style-name="Таблица18.A1" office:value-type="string">
              <text:p text:style-name="P75"><text:span text:style-name="Заголовок_20_таблицы"><text:span text:style-name="T162">Дв. число</text:span></text:span></text:p>
            </table:table-cell>
            <table:table-cell table:style-name="Таблица18.A1" office:value-type="string">
              <text:p text:style-name="P75"><text:span text:style-name="Заголовок_20_таблицы"><text:span text:style-name="T162">Ед. число</text:span></text:span></text:p>
            </table:table-cell>
          </table:table-row>
        </table:table-header-rows>
        <table:table-row>
          <table:table-cell table:style-name="Таблица18.A6" table:number-rows-spanned="5" office:value-type="string">
            <text:p text:style-name="P142"><text:span text:style-name="T162">Прошедшее </text:span><text:span text:style-name="T172">время</text:span></text:p>
          </table:table-cell>
          <table:table-cell table:style-name="Таблица18.B7" office:value-type="string">
            <text:p text:style-name="P150">1</text:p>
          </table:table-cell>
          <table:table-cell table:style-name="Таблица18.C12" office:value-type="string">
            <text:p text:style-name="P150">—</text:p>
          </table:table-cell>
          <table:table-cell table:style-name="Таблица18.D12" office:value-type="string">
            <text:p text:style-name="P83"><text:span text:style-name="Арабиййун"><text:span text:style-name="T221">جِئْنَا</text:span></text:span></text:p>
          </table:table-cell>
          <table:table-cell table:style-name="Таблица18.E10" office:value-type="string">
            <text:p text:style-name="P150">—</text:p>
          </table:table-cell>
          <table:table-cell table:style-name="Таблица18.F12" office:value-type="string">
            <text:p text:style-name="P83"><text:span text:style-name="Арабиййун"><text:span text:style-name="T221">جِئْتُ</text:span></text:span></text:p>
          </table:table-cell>
        </table:table-row>
        <table:table-row>
          <table:covered-table-cell/>
          <table:table-cell table:style-name="Таблица18.B4" table:number-rows-spanned="2" office:value-type="string">
            <text:p text:style-name="P150">2</text:p>
          </table:table-cell>
          <table:table-cell table:style-name="Таблица18.C12" office:value-type="string">
            <text:p text:style-name="P150">М</text:p>
          </table:table-cell>
          <table:table-cell table:style-name="Таблица18.D12" office:value-type="string">
            <text:p text:style-name="P83"><text:span text:style-name="Арабиййун"><text:span text:style-name="T221">جِئْتُمْ</text:span></text:span></text:p>
          </table:table-cell>
          <table:table-cell table:style-name="Таблица18.E4" table:number-rows-spanned="2" office:value-type="string">
            <text:p text:style-name="P83"><text:span text:style-name="Арабиййун"><text:span text:style-name="T221">جِئْتُمَا</text:span></text:span></text:p>
          </table:table-cell>
          <table:table-cell table:style-name="Таблица18.F12" office:value-type="string">
            <text:p text:style-name="P83"><text:span text:style-name="Арабиййун"><text:span text:style-name="T221">جِئْتَ</text:span></text:span></text:p>
          </table:table-cell>
        </table:table-row>
        <table:table-row>
          <table:covered-table-cell/>
          <table:covered-table-cell/>
          <table:table-cell table:style-name="Таблица18.C12" office:value-type="string">
            <text:p text:style-name="P150">Ж</text:p>
          </table:table-cell>
          <table:table-cell table:style-name="Таблица18.D12" office:value-type="string">
            <text:p text:style-name="P83"><text:span text:style-name="Арабиййун"><text:span text:style-name="T221">جِئْتُنَّ</text:span></text:span></text:p>
          </table:table-cell>
          <table:covered-table-cell/>
          <table:table-cell table:style-name="Таблица18.F12" office:value-type="string">
            <text:p text:style-name="P83"><text:span text:style-name="Арабиййун"><text:span text:style-name="T221">جِئْتِ</text:span></text:span></text:p>
          </table:table-cell>
        </table:table-row>
        <table:table-row>
          <table:covered-table-cell/>
          <table:table-cell table:style-name="Таблица18.B6" table:number-rows-spanned="2" office:value-type="string">
            <text:p text:style-name="P150">3</text:p>
          </table:table-cell>
          <table:table-cell table:style-name="Таблица18.C12" office:value-type="string">
            <text:p text:style-name="P150">М</text:p>
          </table:table-cell>
          <table:table-cell table:style-name="Таблица18.D12" office:value-type="string">
            <text:p text:style-name="P83"><text:span text:style-name="Арабиййун"><text:span text:style-name="T221">جَاؤُوا</text:span></text:span></text:p>
          </table:table-cell>
          <table:table-cell table:style-name="Таблица18.E10" office:value-type="string">
            <text:p text:style-name="P83"><text:span text:style-name="Арабиййун"><text:span text:style-name="T221">جَاءَا</text:span></text:span></text:p>
          </table:table-cell>
          <table:table-cell table:style-name="Таблица18.F12" office:value-type="string">
            <text:p text:style-name="P83"><text:span text:style-name="Арабиййун"><text:span text:style-name="T221">جَاءَ</text:span></text:span></text:p>
          </table:table-cell>
        </table:table-row>
        <table:table-row>
          <table:covered-table-cell/>
          <table:covered-table-cell/>
          <table:table-cell table:style-name="Таблица18.C6" office:value-type="string">
            <text:p text:style-name="P150">Ж</text:p>
          </table:table-cell>
          <table:table-cell table:style-name="Таблица18.D6" office:value-type="string">
            <text:p text:style-name="P83"><text:span text:style-name="Арабиййун"><text:span text:style-name="T221">جِئْنَ</text:span></text:span></text:p>
          </table:table-cell>
          <table:table-cell table:style-name="Таблица18.E6" office:value-type="string">
            <text:p text:style-name="P83"><text:span text:style-name="Арабиййун"><text:span text:style-name="T221">جَاءَتَا</text:span></text:span></text:p>
          </table:table-cell>
          <table:table-cell table:style-name="Таблица18.F6" office:value-type="string">
            <text:p text:style-name="P83"><text:span text:style-name="Арабиййун"><text:span text:style-name="T221">جَاءَتْ</text:span></text:span></text:p>
          </table:table-cell>
        </table:table-row>
        <table:table-row>
          <table:table-cell table:style-name="Таблица18.A11" table:number-rows-spanned="5" office:value-type="string">
            <text:p text:style-name="P142"><text:span text:style-name="T162">Настояще-будущее </text:span><text:span text:style-name="T172">время</text:span></text:p>
          </table:table-cell>
          <table:table-cell table:style-name="Таблица18.B7" office:value-type="string">
            <text:p text:style-name="P150">1</text:p>
          </table:table-cell>
          <table:table-cell table:style-name="Таблица18.C12" office:value-type="string">
            <text:p text:style-name="P150">—</text:p>
          </table:table-cell>
          <table:table-cell table:style-name="Таблица18.D12" office:value-type="string">
            <text:p text:style-name="P85"><text:span text:style-name="Арабиййун"><text:span text:style-name="T223">نَجِىءُ</text:span></text:span></text:p>
          </table:table-cell>
          <table:table-cell table:style-name="Таблица18.E10" office:value-type="string">
            <text:p text:style-name="P150">—</text:p>
          </table:table-cell>
          <table:table-cell table:style-name="Таблица18.F12" office:value-type="string">
            <text:p text:style-name="P84"><text:span text:style-name="Арабиййун"><text:span text:style-name="T222">أَجِىءُ</text:span></text:span></text:p>
          </table:table-cell>
        </table:table-row>
        <table:table-row>
          <table:covered-table-cell/>
          <table:table-cell table:style-name="Таблица18.B9" table:number-rows-spanned="2" office:value-type="string">
            <text:p text:style-name="P150">2</text:p>
          </table:table-cell>
          <table:table-cell table:style-name="Таблица18.C12" office:value-type="string">
            <text:p text:style-name="P150">М</text:p>
          </table:table-cell>
          <table:table-cell table:style-name="Таблица18.D12" office:value-type="string">
            <text:p text:style-name="P85"><text:span text:style-name="Арабиййун"><text:span text:style-name="T223">تَجِيؤُونَ</text:span></text:span></text:p>
          </table:table-cell>
          <table:table-cell table:style-name="Таблица18.E9" table:number-rows-spanned="2" office:value-type="string">
            <text:p text:style-name="P84"><text:span text:style-name="Арабиййун"><text:span text:style-name="T222">تَجِيئَانِ</text:span></text:span></text:p>
          </table:table-cell>
          <table:table-cell table:style-name="Таблица18.F12" office:value-type="string">
            <text:p text:style-name="P84"><text:span text:style-name="Арабиййун"><text:span text:style-name="T222">تَجِىءُ</text:span></text:span></text:p>
          </table:table-cell>
        </table:table-row>
        <table:table-row>
          <table:covered-table-cell/>
          <table:covered-table-cell/>
          <table:table-cell table:style-name="Таблица18.C12" office:value-type="string">
            <text:p text:style-name="P150">Ж</text:p>
          </table:table-cell>
          <table:table-cell table:style-name="Таблица18.D12" office:value-type="string">
            <text:p text:style-name="P85"><text:span text:style-name="Арабиййун"><text:span text:style-name="T223">تَجِئْنَ</text:span></text:span></text:p>
          </table:table-cell>
          <table:covered-table-cell/>
          <table:table-cell table:style-name="Таблица18.F12" office:value-type="string">
            <text:p text:style-name="P84"><text:span text:style-name="Арабиййун"><text:span text:style-name="T222">تَجِيئِينَ</text:span></text:span></text:p>
          </table:table-cell>
        </table:table-row>
        <table:table-row>
          <table:covered-table-cell/>
          <table:table-cell table:style-name="Таблица18.B11" table:number-rows-spanned="2" office:value-type="string">
            <text:p text:style-name="P150">3</text:p>
          </table:table-cell>
          <table:table-cell table:style-name="Таблица18.C12" office:value-type="string">
            <text:p text:style-name="P150">М</text:p>
          </table:table-cell>
          <table:table-cell table:style-name="Таблица18.D12" office:value-type="string">
            <text:p text:style-name="P85"><text:span text:style-name="Арабиййун"><text:span text:style-name="T223">يَجِيؤُونَ</text:span></text:span></text:p>
          </table:table-cell>
          <table:table-cell table:style-name="Таблица18.E10" office:value-type="string">
            <text:p text:style-name="P84"><text:span text:style-name="Арабиййун"><text:span text:style-name="T222">يَجِيئَانِ</text:span></text:span></text:p>
          </table:table-cell>
          <table:table-cell table:style-name="Таблица18.F12" office:value-type="string">
            <text:p text:style-name="P84"><text:span text:style-name="Арабиййун"><text:span text:style-name="T222">يَجِىءُ</text:span></text:span></text:p>
          </table:table-cell>
        </table:table-row>
        <table:table-row>
          <table:covered-table-cell/>
          <table:covered-table-cell/>
          <table:table-cell table:style-name="Таблица18.C11" office:value-type="string">
            <text:p text:style-name="P150">Ж</text:p>
          </table:table-cell>
          <table:table-cell table:style-name="Таблица18.D11" office:value-type="string">
            <text:p text:style-name="P85"><text:span text:style-name="Арабиййун"><text:span text:style-name="T223">يَجِئْنَ</text:span></text:span></text:p>
          </table:table-cell>
          <table:table-cell table:style-name="Таблица18.E11" office:value-type="string">
            <text:p text:style-name="P84"><text:span text:style-name="Арабиййун"><text:span text:style-name="T222">تَجِيئَانِ</text:span></text:span></text:p>
          </table:table-cell>
          <table:table-cell table:style-name="Таблица18.F11" office:value-type="string">
            <text:p text:style-name="P84"><text:span text:style-name="Арабиййун"><text:span text:style-name="T222">تَجِىءُ</text:span></text:span></text:p>
          </table:table-cell>
        </table:table-row>
        <table:table-row>
          <table:table-cell table:style-name="Таблица18.A13" table:number-rows-spanned="2" office:value-type="string">
            <text:p text:style-name="P158">Повелительное</text:p>
            <text:p text:style-name="P164">наклонение</text:p>
          </table:table-cell>
          <table:table-cell table:style-name="Таблица18.B13" table:number-rows-spanned="2" office:value-type="string">
            <text:p text:style-name="P158">2</text:p>
          </table:table-cell>
          <table:table-cell table:style-name="Таблица18.C12" office:value-type="string">
            <text:p text:style-name="P150">М</text:p>
          </table:table-cell>
          <table:table-cell table:style-name="Таблица18.D12" office:value-type="string">
            <text:p text:style-name="P85"><text:span text:style-name="Арабиййун"><text:span text:style-name="T223">جِيئُوا</text:span></text:span></text:p>
          </table:table-cell>
          <table:table-cell table:style-name="Таблица18.E13" table:number-rows-spanned="2" office:value-type="string">
            <text:p text:style-name="P85"><text:span text:style-name="Арабиййун"><text:span text:style-name="T223">جِيئَا</text:span></text:span></text:p>
          </table:table-cell>
          <table:table-cell table:style-name="Таблица18.F12" office:value-type="string">
            <text:p text:style-name="P85"><text:span text:style-name="Арабиййун"><text:span text:style-name="T223">جِئْ</text:span></text:span></text:p>
          </table:table-cell>
        </table:table-row>
        <table:table-row>
          <table:covered-table-cell/>
          <table:covered-table-cell/>
          <table:table-cell table:style-name="Таблица18.C13" office:value-type="string">
            <text:p text:style-name="P150">Ж</text:p>
          </table:table-cell>
          <table:table-cell table:style-name="Таблица18.D13" office:value-type="string">
            <text:p text:style-name="P85"><text:span text:style-name="Арабиййун"><text:span text:style-name="T223">جِئْنَ</text:span></text:span></text:p>
          </table:table-cell>
          <table:covered-table-cell/>
          <table:table-cell table:style-name="Таблица18.F13" office:value-type="string">
            <text:p text:style-name="P85"><text:span text:style-name="Арабиййун"><text:span text:style-name="T223">جِيئِى</text:span></text:span></text:p>
          </table:table-cell>
        </table:table-row>
        <table:table-row>
          <table:table-cell table:style-name="Таблица18.A15" table:number-rows-spanned="2" table:number-columns-spanned="2" office:value-type="string">
            <text:p text:style-name="P158">Причастие</text:p>
          </table:table-cell>
          <table:covered-table-cell/>
          <table:table-cell table:style-name="Таблица18.C14" table:number-columns-spanned="2" office:value-type="string">
            <text:p text:style-name="P158">Действительный</text:p>
          </table:table-cell>
          <table:covered-table-cell/>
          <table:table-cell table:style-name="Таблица18.E14" table:number-columns-spanned="2" office:value-type="string">
            <text:p text:style-name="P86"><text:span text:style-name="Арабиййун"><text:span text:style-name="T224">جَاءٍ</text:span></text:span></text:p>
          </table:table-cell>
          <table:covered-table-cell/>
        </table:table-row>
        <table:table-row>
          <table:covered-table-cell/>
          <table:covered-table-cell/>
          <table:table-cell table:style-name="Таблица18.C15" table:number-columns-spanned="2" office:value-type="string">
            <text:p text:style-name="P158">Страдательный</text:p>
          </table:table-cell>
          <table:covered-table-cell/>
          <table:table-cell table:style-name="Таблица18.E15" table:number-columns-spanned="2" office:value-type="string">
            <text:p text:style-name="P151">—</text:p>
          </table:table-cell>
          <table:covered-table-cell/>
        </table:table-row>
        <table:table-row>
          <table:table-cell table:style-name="Таблица18.A16" table:number-columns-spanned="2" office:value-type="string">
            <text:p text:style-name="P158">Масдар</text:p>
          </table:table-cell>
          <table:covered-table-cell/>
          <table:table-cell table:style-name="Таблица18.C16" table:number-columns-spanned="4" office:value-type="string">
            <text:p text:style-name="P86"><text:span text:style-name="Арабиййун"><text:span text:style-name="T224">مَجِىءٌ</text:span></text:span></text:p>
          </table:table-cell>
          <table:covered-table-cell/>
          <table:covered-table-cell/>
          <table:covered-table-cell/>
        </table:table-row>
      </table:table>
      <text:p text:style-name="P182"><text:span text:style-name="Пункт"><text:span text:style-name="T226">Спряжение</text:span></text:span><text:span text:style-name="T226"> </text:span><text:span text:style-name="Арабиййун"><text:span text:style-name="T226">رَأَى</text:span></text:span><text:span text:style-name="T226"> (а):</text:span>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column table:style-name="Таблица19.E"/>
        <table:table-column table:style-name="Таблица19.F"/>
        <table:table-header-rows>
          <table:table-row>
            <table:table-cell table:style-name="Таблица19.A1" office:value-type="string">
              <text:p text:style-name="P75"><text:span text:style-name="Заголовок_20_таблицы"><text:span text:style-name="T162">Формы</text:span></text:span></text:p>
            </table:table-cell>
            <table:table-cell table:style-name="Таблица19.A1" office:value-type="string">
              <text:p text:style-name="P75"><text:span text:style-name="Заголовок_20_таблицы"><text:span text:style-name="T162">Лицо</text:span></text:span></text:p>
            </table:table-cell>
            <table:table-cell table:style-name="Таблица19.A1" office:value-type="string">
              <text:p text:style-name="P75"><text:span text:style-name="Заголовок_20_таблицы"><text:span text:style-name="T162">Род</text:span></text:span></text:p>
            </table:table-cell>
            <table:table-cell table:style-name="Таблица19.A1" office:value-type="string">
              <text:p text:style-name="P75"><text:span text:style-name="Заголовок_20_таблицы"><text:span text:style-name="T162">Мн. число</text:span></text:span></text:p>
            </table:table-cell>
            <table:table-cell table:style-name="Таблица19.A1" office:value-type="string">
              <text:p text:style-name="P75"><text:span text:style-name="Заголовок_20_таблицы"><text:span text:style-name="T162">Дв. число</text:span></text:span></text:p>
            </table:table-cell>
            <table:table-cell table:style-name="Таблица19.A1" office:value-type="string">
              <text:p text:style-name="P75"><text:span text:style-name="Заголовок_20_таблицы"><text:span text:style-name="T162">Ед. число</text:span></text:span></text:p>
            </table:table-cell>
          </table:table-row>
        </table:table-header-rows>
        <table:table-row>
          <table:table-cell table:style-name="Таблица19.A6" table:number-rows-spanned="5" office:value-type="string">
            <text:p text:style-name="P142"><text:span text:style-name="T162">Прошедшее </text:span><text:span text:style-name="T172">время</text:span></text:p>
          </table:table-cell>
          <table:table-cell table:style-name="Таблица19.B7" office:value-type="string">
            <text:p text:style-name="P150">1</text:p>
          </table:table-cell>
          <table:table-cell table:style-name="Таблица19.C12" office:value-type="string">
            <text:p text:style-name="P150">—</text:p>
          </table:table-cell>
          <table:table-cell table:style-name="Таблица19.D12" office:value-type="string">
            <text:p text:style-name="P87"><text:span text:style-name="Арабиййун"><text:span text:style-name="T227">رَأَيْنَا</text:span></text:span></text:p>
          </table:table-cell>
          <table:table-cell table:style-name="Таблица19.E10" office:value-type="string">
            <text:p text:style-name="P150">—</text:p>
          </table:table-cell>
          <table:table-cell table:style-name="Таблица19.F12" office:value-type="string">
            <text:p text:style-name="P87"><text:span text:style-name="Арабиййун"><text:span text:style-name="T227">رَأَيْتُ</text:span></text:span></text:p>
          </table:table-cell>
        </table:table-row>
        <table:table-row>
          <table:covered-table-cell/>
          <table:table-cell table:style-name="Таблица19.B4" table:number-rows-spanned="2" office:value-type="string">
            <text:p text:style-name="P150">2</text:p>
          </table:table-cell>
          <table:table-cell table:style-name="Таблица19.C12" office:value-type="string">
            <text:p text:style-name="P150">М</text:p>
          </table:table-cell>
          <table:table-cell table:style-name="Таблица19.D12" office:value-type="string">
            <text:p text:style-name="P87"><text:span text:style-name="Арабиййун"><text:span text:style-name="T227">رَأَيْتُمْ</text:span></text:span></text:p>
          </table:table-cell>
          <table:table-cell table:style-name="Таблица19.E4" table:number-rows-spanned="2" office:value-type="string">
            <text:p text:style-name="P87"><text:span text:style-name="Арабиййун"><text:span text:style-name="T227">رَأَيْتُمَا</text:span></text:span></text:p>
          </table:table-cell>
          <table:table-cell table:style-name="Таблица19.F12" office:value-type="string">
            <text:p text:style-name="P87"><text:span text:style-name="Арабиййун"><text:span text:style-name="T227">رَأَيْتَ</text:span></text:span></text:p>
          </table:table-cell>
        </table:table-row>
        <table:table-row>
          <table:covered-table-cell/>
          <table:covered-table-cell/>
          <table:table-cell table:style-name="Таблица19.C12" office:value-type="string">
            <text:p text:style-name="P150">Ж</text:p>
          </table:table-cell>
          <table:table-cell table:style-name="Таблица19.D12" office:value-type="string">
            <text:p text:style-name="P87"><text:span text:style-name="Арабиййун"><text:span text:style-name="T227">رَأَيْتُنَّ</text:span></text:span></text:p>
          </table:table-cell>
          <table:covered-table-cell/>
          <table:table-cell table:style-name="Таблица19.F12" office:value-type="string">
            <text:p text:style-name="P87"><text:span text:style-name="Арабиййун"><text:span text:style-name="T227">رَأَيْتِ</text:span></text:span></text:p>
          </table:table-cell>
        </table:table-row>
        <table:table-row>
          <table:covered-table-cell/>
          <table:table-cell table:style-name="Таблица19.B6" table:number-rows-spanned="2" office:value-type="string">
            <text:p text:style-name="P150">3</text:p>
          </table:table-cell>
          <table:table-cell table:style-name="Таблица19.C12" office:value-type="string">
            <text:p text:style-name="P150">М</text:p>
          </table:table-cell>
          <table:table-cell table:style-name="Таблица19.D12" office:value-type="string">
            <text:p text:style-name="P87"><text:span text:style-name="Арабиййун"><text:span text:style-name="T227">رَأَوْا</text:span></text:span></text:p>
          </table:table-cell>
          <table:table-cell table:style-name="Таблица19.E10" office:value-type="string">
            <text:p text:style-name="P87"><text:span text:style-name="Арабиййун"><text:span text:style-name="T227">رَأَيَا</text:span></text:span></text:p>
          </table:table-cell>
          <table:table-cell table:style-name="Таблица19.F12" office:value-type="string">
            <text:p text:style-name="P87"><text:span text:style-name="Арабиййун"><text:span text:style-name="T227">رَأَى</text:span></text:span></text:p>
          </table:table-cell>
        </table:table-row>
        <table:table-row>
          <table:covered-table-cell/>
          <table:covered-table-cell/>
          <table:table-cell table:style-name="Таблица19.C6" office:value-type="string">
            <text:p text:style-name="P150">Ж</text:p>
          </table:table-cell>
          <table:table-cell table:style-name="Таблица19.D6" office:value-type="string">
            <text:p text:style-name="P87"><text:span text:style-name="Арабиййун"><text:span text:style-name="T227">رَأَيْنَ</text:span></text:span></text:p>
          </table:table-cell>
          <table:table-cell table:style-name="Таблица19.E6" office:value-type="string">
            <text:p text:style-name="P87"><text:span text:style-name="Арабиййун"><text:span text:style-name="T227">رَأَتَا</text:span></text:span></text:p>
          </table:table-cell>
          <table:table-cell table:style-name="Таблица19.F6" office:value-type="string">
            <text:p text:style-name="P87"><text:span text:style-name="Арабиййун"><text:span text:style-name="T227">رَأَتْ</text:span></text:span></text:p>
          </table:table-cell>
        </table:table-row>
        <text:soft-page-break/>
        <table:table-row>
          <table:table-cell table:style-name="Таблица19.A11" table:number-rows-spanned="5" office:value-type="string">
            <text:p text:style-name="P142"><text:span text:style-name="T162">Настояще-будущее </text:span><text:span text:style-name="T172">время</text:span></text:p>
          </table:table-cell>
          <table:table-cell table:style-name="Таблица19.B7" office:value-type="string">
            <text:p text:style-name="P150">1</text:p>
          </table:table-cell>
          <table:table-cell table:style-name="Таблица19.C12" office:value-type="string">
            <text:p text:style-name="P150">—</text:p>
          </table:table-cell>
          <table:table-cell table:style-name="Таблица19.D12" office:value-type="string">
            <text:p text:style-name="P87"><text:span text:style-name="Арабиййун"><text:span text:style-name="T227">نَرَى</text:span></text:span></text:p>
          </table:table-cell>
          <table:table-cell table:style-name="Таблица19.E10" office:value-type="string">
            <text:p text:style-name="P150">—</text:p>
          </table:table-cell>
          <table:table-cell table:style-name="Таблица19.F12" office:value-type="string">
            <text:p text:style-name="P87"><text:span text:style-name="Арабиййун"><text:span text:style-name="T227">أَرَى</text:span></text:span></text:p>
          </table:table-cell>
        </table:table-row>
        <table:table-row>
          <table:covered-table-cell/>
          <table:table-cell table:style-name="Таблица19.B9" table:number-rows-spanned="2" office:value-type="string">
            <text:p text:style-name="P150">2</text:p>
          </table:table-cell>
          <table:table-cell table:style-name="Таблица19.C12" office:value-type="string">
            <text:p text:style-name="P150">М</text:p>
          </table:table-cell>
          <table:table-cell table:style-name="Таблица19.D12" office:value-type="string">
            <text:p text:style-name="P87"><text:span text:style-name="Арабиййун"><text:span text:style-name="T227">تَرَوْنَ</text:span></text:span></text:p>
          </table:table-cell>
          <table:table-cell table:style-name="Таблица19.E9" table:number-rows-spanned="2" office:value-type="string">
            <text:p text:style-name="P87"><text:span text:style-name="Арабиййун"><text:span text:style-name="T227">تَرَيَانِ</text:span></text:span></text:p>
          </table:table-cell>
          <table:table-cell table:style-name="Таблица19.F12" office:value-type="string">
            <text:p text:style-name="P87"><text:span text:style-name="Арабиййун"><text:span text:style-name="T227">تَرَى</text:span></text:span></text:p>
          </table:table-cell>
        </table:table-row>
        <table:table-row>
          <table:covered-table-cell/>
          <table:covered-table-cell/>
          <table:table-cell table:style-name="Таблица19.C12" office:value-type="string">
            <text:p text:style-name="P150">Ж</text:p>
          </table:table-cell>
          <table:table-cell table:style-name="Таблица19.D12" office:value-type="string">
            <text:p text:style-name="P87"><text:span text:style-name="Арабиййун"><text:span text:style-name="T227">تَرَيْنَ</text:span></text:span></text:p>
          </table:table-cell>
          <table:covered-table-cell/>
          <table:table-cell table:style-name="Таблица19.F12" office:value-type="string">
            <text:p text:style-name="P87"><text:span text:style-name="Арабиййун"><text:span text:style-name="T227">تَرَيْنَ</text:span></text:span></text:p>
          </table:table-cell>
        </table:table-row>
        <table:table-row>
          <table:covered-table-cell/>
          <table:table-cell table:style-name="Таблица19.B11" table:number-rows-spanned="2" office:value-type="string">
            <text:p text:style-name="P150">3</text:p>
          </table:table-cell>
          <table:table-cell table:style-name="Таблица19.C12" office:value-type="string">
            <text:p text:style-name="P150">М</text:p>
          </table:table-cell>
          <table:table-cell table:style-name="Таблица19.D12" office:value-type="string">
            <text:p text:style-name="P87"><text:span text:style-name="Арабиййун"><text:span text:style-name="T227">يَرَوْنَ</text:span></text:span></text:p>
          </table:table-cell>
          <table:table-cell table:style-name="Таблица19.E10" office:value-type="string">
            <text:p text:style-name="P87"><text:span text:style-name="Арабиййун"><text:span text:style-name="T227">يَرَيَانِ</text:span></text:span></text:p>
          </table:table-cell>
          <table:table-cell table:style-name="Таблица19.F12" office:value-type="string">
            <text:p text:style-name="P87"><text:span text:style-name="Арабиййун"><text:span text:style-name="T227">يَرَى</text:span></text:span></text:p>
          </table:table-cell>
        </table:table-row>
        <table:table-row>
          <table:covered-table-cell/>
          <table:covered-table-cell/>
          <table:table-cell table:style-name="Таблица19.C11" office:value-type="string">
            <text:p text:style-name="P150">Ж</text:p>
          </table:table-cell>
          <table:table-cell table:style-name="Таблица19.D11" office:value-type="string">
            <text:p text:style-name="P87"><text:span text:style-name="Арабиййун"><text:span text:style-name="T227">يَرَيْنَ</text:span></text:span></text:p>
          </table:table-cell>
          <table:table-cell table:style-name="Таблица19.E11" office:value-type="string">
            <text:p text:style-name="P87"><text:span text:style-name="Арабиййун"><text:span text:style-name="T227">تَرَيَانِ</text:span></text:span></text:p>
          </table:table-cell>
          <table:table-cell table:style-name="Таблица19.F11" office:value-type="string">
            <text:p text:style-name="P87"><text:span text:style-name="Арабиййун"><text:span text:style-name="T227">تَرَى</text:span></text:span></text:p>
          </table:table-cell>
        </table:table-row>
        <table:table-row>
          <table:table-cell table:style-name="Таблица19.A13" table:number-rows-spanned="2" office:value-type="string">
            <text:p text:style-name="P158">Повелительное</text:p>
            <text:p text:style-name="P164">наклонение</text:p>
          </table:table-cell>
          <table:table-cell table:style-name="Таблица19.B13" table:number-rows-spanned="2" office:value-type="string">
            <text:p text:style-name="P158">2</text:p>
          </table:table-cell>
          <table:table-cell table:style-name="Таблица19.C12" office:value-type="string">
            <text:p text:style-name="P150">М</text:p>
          </table:table-cell>
          <table:table-cell table:style-name="Таблица19.D12" office:value-type="string">
            <text:p text:style-name="P88"><text:span text:style-name="Арабиййун"><text:span text:style-name="T228">رَوْا</text:span></text:span></text:p>
          </table:table-cell>
          <table:table-cell table:style-name="Таблица19.E13" table:number-rows-spanned="2" office:value-type="string">
            <text:p text:style-name="P88"><text:span text:style-name="Арабиййун"><text:span text:style-name="T228">رَيَا</text:span></text:span></text:p>
          </table:table-cell>
          <table:table-cell table:style-name="Таблица19.F12" office:value-type="string">
            <text:p text:style-name="P88"><text:span text:style-name="Арабиййун"><text:span text:style-name="T228">رَ - رَهْ</text:span></text:span></text:p>
          </table:table-cell>
        </table:table-row>
        <table:table-row>
          <table:covered-table-cell/>
          <table:covered-table-cell/>
          <table:table-cell table:style-name="Таблица19.C13" office:value-type="string">
            <text:p text:style-name="P150">Ж</text:p>
          </table:table-cell>
          <table:table-cell table:style-name="Таблица19.D13" office:value-type="string">
            <text:p text:style-name="P88"><text:span text:style-name="Арабиййун"><text:span text:style-name="T228">رَيْنَ</text:span></text:span></text:p>
          </table:table-cell>
          <table:covered-table-cell/>
          <table:table-cell table:style-name="Таблица19.F13" office:value-type="string">
            <text:p text:style-name="P88"><text:span text:style-name="Арабиййун"><text:span text:style-name="T228">رَىْ</text:span></text:span></text:p>
          </table:table-cell>
        </table:table-row>
        <table:table-row>
          <table:table-cell table:style-name="Таблица19.A15" table:number-rows-spanned="2" table:number-columns-spanned="2" office:value-type="string">
            <text:p text:style-name="P158">Причастие</text:p>
          </table:table-cell>
          <table:covered-table-cell/>
          <table:table-cell table:style-name="Таблица19.C14" table:number-columns-spanned="2" office:value-type="string">
            <text:p text:style-name="P158">Действительный</text:p>
          </table:table-cell>
          <table:covered-table-cell/>
          <table:table-cell table:style-name="Таблица19.E14" table:number-columns-spanned="2" office:value-type="string">
            <text:p text:style-name="P88"><text:span text:style-name="Арабиййун"><text:span text:style-name="T228">رَاءٍ</text:span></text:span></text:p>
          </table:table-cell>
          <table:covered-table-cell/>
        </table:table-row>
        <table:table-row>
          <table:covered-table-cell/>
          <table:covered-table-cell/>
          <table:table-cell table:style-name="Таблица19.C15" table:number-columns-spanned="2" office:value-type="string">
            <text:p text:style-name="P158">Страдательный</text:p>
          </table:table-cell>
          <table:covered-table-cell/>
          <table:table-cell table:style-name="Таблица19.E15" table:number-columns-spanned="2" office:value-type="string">
            <text:p text:style-name="P88"><text:span text:style-name="Арабиййун"><text:span text:style-name="T228">مَرْئِىٌّ</text:span></text:span></text:p>
          </table:table-cell>
          <table:covered-table-cell/>
        </table:table-row>
        <table:table-row>
          <table:table-cell table:style-name="Таблица19.A16" table:number-columns-spanned="2" office:value-type="string">
            <text:p text:style-name="P158">Масдар</text:p>
          </table:table-cell>
          <table:covered-table-cell/>
          <table:table-cell table:style-name="Таблица19.C16" table:number-columns-spanned="4" office:value-type="string">
            <text:p text:style-name="P88"><text:span text:style-name="Арабиййун"><text:span text:style-name="T228">رَأْىٌ</text:span></text:span></text:p>
          </table:table-cell>
          <table:covered-table-cell/>
          <table:covered-table-cell/>
          <table:covered-table-cell/>
        </table:table-row>
      </table:table>
      <text:h text:style-name="P185" text:outline-level="1">Местоимения</text:h>
      <text:h text:style-name="P193" text:outline-level="2">Личные в именительном падеже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header-rows>
          <table:table-row>
            <table:table-cell table:style-name="Таблица4.A1" office:value-type="string">
              <text:p text:style-name="P25"><text:span text:style-name="Заголовок_20_таблицы">Род</text:span></text:p>
            </table:table-cell>
            <table:table-cell table:style-name="Таблица4.A1" office:value-type="string">
              <text:p text:style-name="P25"><text:span text:style-name="Заголовок_20_таблицы">Лицо</text:span></text:p>
            </table:table-cell>
            <table:table-cell table:style-name="Таблица4.A1" office:value-type="string">
              <text:p text:style-name="P25"><text:span text:style-name="Заголовок_20_таблицы">Мн. число</text:span></text:p>
            </table:table-cell>
            <table:table-cell table:style-name="Таблица4.A1" office:value-type="string">
              <text:p text:style-name="P25"><text:span text:style-name="Заголовок_20_таблицы">Дв. число</text:span></text:p>
            </table:table-cell>
            <table:table-cell table:style-name="Таблица4.A1" office:value-type="string">
              <text:p text:style-name="P25"><text:span text:style-name="Заголовок_20_таблицы">Ед. число</text:span></text:p>
            </table:table-cell>
          </table:table-row>
        </table:table-header-rows>
        <table:table-row>
          <table:table-cell table:style-name="Таблица4.A5" office:value-type="string">
            <text:p text:style-name="P28">–</text:p>
          </table:table-cell>
          <table:table-cell table:style-name="Таблица4.B5" office:value-type="string">
            <text:p text:style-name="P28">1-е</text:p>
          </table:table-cell>
          <table:table-cell table:style-name="Таблица4.C5" office:value-type="string">
            <text:p text:style-name="P95"><text:span text:style-name="Арабиййун">نَحْنُ</text:span></text:p>
          </table:table-cell>
          <table:table-cell table:style-name="Таблица4.D4" office:value-type="string">
            <text:p text:style-name="P28"><text:span text:style-name="Арабиййун">–</text:span></text:p>
          </table:table-cell>
          <table:table-cell table:style-name="Таблица4.E5" office:value-type="string">
            <text:p text:style-name="P96"><text:span text:style-name="Арабиййун">أَنَا</text:span></text:p>
          </table:table-cell>
        </table:table-row>
        <table:table-row>
          <table:table-cell table:style-name="Таблица4.A5" office:value-type="string">
            <text:p text:style-name="P28">М</text:p>
          </table:table-cell>
          <table:table-cell table:style-name="Таблица4.B5" office:value-type="string">
            <text:p text:style-name="P28">2-е</text:p>
          </table:table-cell>
          <table:table-cell table:style-name="Таблица4.C5" office:value-type="string">
            <text:p text:style-name="P97"><text:span text:style-name="Арабиййун">أَنْتُمْ</text:span></text:p>
          </table:table-cell>
          <table:table-cell table:style-name="Таблица4.D4" table:number-rows-spanned="2" office:value-type="string">
            <text:p text:style-name="P96"><text:span text:style-name="Арабиййун">أَنْتُمَا</text:span></text:p>
          </table:table-cell>
          <table:table-cell table:style-name="Таблица4.E5" office:value-type="string">
            <text:p text:style-name="P96"><text:span text:style-name="Арабиййун">أَنْتَ</text:span></text:p>
          </table:table-cell>
        </table:table-row>
        <table:table-row>
          <table:table-cell table:style-name="Таблица4.A5" office:value-type="string">
            <text:p text:style-name="P28">Ж</text:p>
          </table:table-cell>
          <table:table-cell table:style-name="Таблица4.B5" office:value-type="string">
            <text:p text:style-name="P28">2-е</text:p>
          </table:table-cell>
          <table:table-cell table:style-name="Таблица4.C5" office:value-type="string">
            <text:p text:style-name="P97"><text:span text:style-name="Арабиййун">أَنْتُنَّ</text:span></text:p>
          </table:table-cell>
          <table:covered-table-cell/>
          <table:table-cell table:style-name="Таблица4.E5" office:value-type="string">
            <text:p text:style-name="P96"><text:span text:style-name="Арабиййун">أَنْتِ</text:span></text:p>
          </table:table-cell>
        </table:table-row>
        <table:table-row>
          <table:table-cell table:style-name="Таблица4.A5" office:value-type="string">
            <text:p text:style-name="P28">М</text:p>
          </table:table-cell>
          <table:table-cell table:style-name="Таблица4.B5" office:value-type="string">
            <text:p text:style-name="P28">3-е</text:p>
          </table:table-cell>
          <table:table-cell table:style-name="Таблица4.C5" office:value-type="string">
            <text:p text:style-name="P97"><text:span text:style-name="Арабиййун">هُمْ</text:span></text:p>
          </table:table-cell>
          <table:table-cell table:style-name="Таблица4.D6" table:number-rows-spanned="2" office:value-type="string">
            <text:p text:style-name="P95"><text:span text:style-name="Арабиййун">هُمَا</text:span></text:p>
          </table:table-cell>
          <table:table-cell table:style-name="Таблица4.E5" office:value-type="string">
            <text:p text:style-name="P96"><text:span text:style-name="Арабиййун">هُوَ</text:span></text:p>
          </table:table-cell>
        </table:table-row>
        <table:table-row>
          <table:table-cell table:style-name="Таблица4.A6" office:value-type="string">
            <text:p text:style-name="P28">Ж</text:p>
          </table:table-cell>
          <table:table-cell table:style-name="Таблица4.B6" office:value-type="string">
            <text:p text:style-name="P28">3-е</text:p>
          </table:table-cell>
          <table:table-cell table:style-name="Таблица4.C6" office:value-type="string">
            <text:p text:style-name="P97"><text:span text:style-name="Арабиййун">هُنَّ</text:span></text:p>
          </table:table-cell>
          <table:covered-table-cell/>
          <table:table-cell table:style-name="Таблица4.E6" office:value-type="string">
            <text:p text:style-name="P96"><text:span text:style-name="Арабиййун">هِىَ</text:span></text:p>
          </table:table-cell>
        </table:table-row>
      </table:table>
      <text:h text:style-name="P196" text:outline-level="2">Указательные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header-rows>
          <table:table-row>
            <table:table-cell table:style-name="Таблица9.A1" office:value-type="string">
              <text:p text:style-name="P25"><text:span text:style-name="Заголовок_20_таблицы">Ед. число</text:span></text:p>
            </table:table-cell>
            <table:table-cell table:style-name="Таблица9.A1" office:value-type="string">
              <text:p text:style-name="P25"><text:span text:style-name="Заголовок_20_таблицы">Дв. число</text:span></text:p>
            </table:table-cell>
            <table:table-cell table:style-name="Таблица9.A1" office:value-type="string">
              <text:p text:style-name="P25"><text:span text:style-name="Заголовок_20_таблицы">Мн</text:span><text:span text:style-name="Заголовок_20_таблицы">. число</text:span></text:p>
            </table:table-cell>
          </table:table-row>
        </table:table-header-rows>
        <table:table-row>
          <table:table-cell table:style-name="Таблица9.A2" office:value-type="string">
            <text:p text:style-name="P95"><text:span text:style-name="Арабиййун"><text:span text:style-name="T78">هٰذَا</text:span></text:span><text:span text:style-name="T78"> </text:span><text:span text:style-name="T79">этот</text:span></text:p>
          </table:table-cell>
          <table:table-cell table:style-name="Таблица9.B2" office:value-type="string">
            <text:p text:style-name="P95"><text:span text:style-name="Арабиййун"><text:span text:style-name="T78">هٰذَانِ</text:span></text:span><text:span text:style-name="T78"> </text:span><text:span text:style-name="T79">эти (два)</text:span></text:p>
          </table:table-cell>
          <table:table-cell table:style-name="Таблица9.C2" office:value-type="string">
            <text:p text:style-name="P96"><text:span text:style-name="Арабиййун"><text:span text:style-name="T78">هَؤُ</text:span></text:span><text:span text:style-name="Арабиййун"><text:span text:style-name="T159">لَا</text:span></text:span><text:span text:style-name="Арабиййун"><text:span text:style-name="T78">ءِ</text:span></text:span><text:span text:style-name="T78"> </text:span><text:span text:style-name="T79">эти (для лиц)</text:span></text:p>
          </table:table-cell>
        </table:table-row>
        <table:table-row>
          <table:table-cell table:style-name="Таблица9.A4" office:value-type="string">
            <text:p text:style-name="P95"><text:span text:style-name="Арабиййун"><text:span text:style-name="T78">هٰذِهِ</text:span></text:span><text:span text:style-name="T78"> </text:span><text:span text:style-name="T79">эта</text:span></text:p>
          </table:table-cell>
          <table:table-cell table:style-name="Таблица9.B4" office:value-type="string">
            <text:p text:style-name="P95"><text:span text:style-name="Арабиййун"><text:span text:style-name="T78">هَاتَانِ</text:span></text:span><text:span text:style-name="T78"> </text:span><text:span text:style-name="T79">эти (две)</text:span></text:p>
          </table:table-cell>
          <table:table-cell table:style-name="Таблица9.C4" office:value-type="string">
            <text:p text:style-name="P95"><text:span text:style-name="Арабиййун"><text:span text:style-name="T78">هٰذِهِ</text:span></text:span><text:span text:style-name="T78"> </text:span><text:span text:style-name="T79">эти (для всех прочих имен)</text:span></text:p>
          </table:table-cell>
        </table:table-row>
        <text:soft-page-break/>
        <table:table-row>
          <table:table-cell table:style-name="Таблица9.A4" office:value-type="string">
            <text:p text:style-name="P95"><text:span text:style-name="Арабиййун"><text:span text:style-name="T80">ذٰلِكَ</text:span></text:span><text:span text:style-name="T80"> </text:span><text:span text:style-name="T79">тот</text:span></text:p>
          </table:table-cell>
          <table:table-cell table:style-name="Таблица9.B4" office:value-type="string">
            <text:p text:style-name="P95"><text:span text:style-name="Арабиййун"><text:span text:style-name="T80">ذَانِّكَ</text:span></text:span><text:span text:style-name="T80"> </text:span><text:span text:style-name="T79">те (двое)</text:span></text:p>
          </table:table-cell>
          <table:table-cell table:style-name="Таблица9.C4" office:value-type="string">
            <text:p text:style-name="P95"><text:span text:style-name="Арабиййун"><text:span text:style-name="T80">أُولٰئِكَ</text:span></text:span><text:span text:style-name="T80"> </text:span><text:span text:style-name="T79">те (для лиц)</text:span></text:p>
          </table:table-cell>
        </table:table-row>
        <table:table-row>
          <table:table-cell table:style-name="Таблица9.A5" office:value-type="string">
            <text:p text:style-name="P30"><text:span text:style-name="Арабиййун"><text:span text:style-name="T80">تِلْكَ</text:span></text:span><text:span text:style-name="T80"> </text:span><text:span text:style-name="T79">та</text:span></text:p>
          </table:table-cell>
          <table:table-cell table:style-name="Таблица9.B5" office:value-type="string">
            <text:p text:style-name="P95"><text:span text:style-name="Арабиййун"><text:span text:style-name="T80">تَانِّكَ</text:span></text:span><text:span text:style-name="T80"> </text:span><text:span text:style-name="T79">те (две)</text:span></text:p>
          </table:table-cell>
          <table:table-cell table:style-name="Таблица9.C5" office:value-type="string">
            <text:p text:style-name="P95"><text:span text:style-name="Арабиййун"><text:span text:style-name="T80">تِلْكَ</text:span></text:span><text:span text:style-name="T80"> </text:span><text:span text:style-name="T79">те (для всех прочих имен)</text:span></text:p>
          </table:table-cell>
        </table:table-row>
      </table:table>
      <text:h text:style-name="P193" text:outline-level="2">Слитные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header-rows>
          <table:table-row>
            <table:table-cell table:style-name="Таблица5.A1" office:value-type="string">
              <text:p text:style-name="P26"><text:span text:style-name="Заголовок_20_таблицы">Число</text:span></text:p>
            </table:table-cell>
            <table:table-cell table:style-name="Таблица5.A1" office:value-type="string">
              <text:p text:style-name="P26"><text:span text:style-name="Заголовок_20_таблицы">Лицо, род</text:span></text:p>
            </table:table-cell>
            <table:table-cell table:style-name="Таблица5.A1" office:value-type="string">
              <text:p text:style-name="P26"><text:span text:style-name="Заголовок_20_таблицы">Местоимение</text:span></text:p>
            </table:table-cell>
            <table:table-cell table:style-name="Таблица5.A1" office:value-type="string">
              <text:p text:style-name="P27"><text:span text:style-name="Заголовок_20_таблицы">С существительными</text:span></text:p>
            </table:table-cell>
            <table:table-cell table:style-name="Таблица5.A1" office:value-type="string">
              <text:p text:style-name="P27"><text:span text:style-name="Заголовок_20_таблицы">С глаголами и предлогами</text:span></text:p>
            </table:table-cell>
          </table:table-row>
        </table:table-header-rows>
        <table:table-row>
          <table:table-cell table:style-name="Таблица5.A6" table:number-rows-spanned="5" office:value-type="string">
            <text:p text:style-name="P98">Ед.</text:p>
          </table:table-cell>
          <table:table-cell table:style-name="Таблица5.B12" office:value-type="string">
            <text:p text:style-name="P98">1-е</text:p>
          </table:table-cell>
          <table:table-cell table:style-name="Таблица5.C12" office:value-type="string">
            <text:p text:style-name="P99"><text:span text:style-name="Арабиййун"><text:span text:style-name="T81"><text:note text:id="ftn1" text:note-class="footnote"><text:note-citation>1</text:note-citation><text:note-body><text:p text:style-name="P165"><text:span text:style-name="T82">Правая</text:span> форма для существительных, две <text:span text:style-name="T82">левые —</text:span><text:span text:style-name="T83"> </text:span>для глаголов и предлогов.</text:p></text:note-body></text:note></text:span></text:span><text:span text:style-name="Арабиййун"><text:span text:style-name="T81">ـِى</text:span></text:span><text:span text:style-name="T81">،</text:span><text:span text:style-name="Арабиййун"><text:span text:style-name="T81">نِى</text:span></text:span><text:span text:style-name="T81">،</text:span><text:span text:style-name="Арабиййун"><text:span text:style-name="T81">ىِ</text:span></text:span></text:p>
          </table:table-cell>
          <table:table-cell table:style-name="Таблица5.D12" office:value-type="string">
            <text:p text:style-name="P100">мой, моя, мое, мои</text:p>
          </table:table-cell>
          <table:table-cell table:style-name="Таблица5.E12" office:value-type="string">
            <text:p text:style-name="P30"><text:span text:style-name="T84">мне, </text:span><text:s/><text:span text:style-name="T85">меня и т. д.</text:span></text:p>
          </table:table-cell>
        </table:table-row>
        <table:table-row>
          <table:covered-table-cell/>
          <table:table-cell table:style-name="Таблица5.B12" office:value-type="string">
            <text:p text:style-name="P98">2-е, м. р.</text:p>
          </table:table-cell>
          <table:table-cell table:style-name="Таблица5.C12" office:value-type="string">
            <text:p text:style-name="P99"><text:span text:style-name="Арабиййун">كَ</text:span></text:p>
          </table:table-cell>
          <table:table-cell table:style-name="Таблица5.D12" office:value-type="string">
            <text:p text:style-name="P100">твой, твоя, твое, твои</text:p>
          </table:table-cell>
          <table:table-cell table:style-name="Таблица5.E12" office:value-type="string">
            <text:p text:style-name="P102">тебе, тебя и т. д.</text:p>
          </table:table-cell>
        </table:table-row>
        <table:table-row>
          <table:covered-table-cell/>
          <table:table-cell table:style-name="Таблица5.B12" office:value-type="string">
            <text:p text:style-name="P98">2-е, ж. р.</text:p>
          </table:table-cell>
          <table:table-cell table:style-name="Таблица5.C12" office:value-type="string">
            <text:p text:style-name="P99"><text:span text:style-name="Арабиййун">كِ</text:span></text:p>
          </table:table-cell>
          <table:table-cell table:style-name="Таблица5.D12" office:value-type="string">
            <text:p text:style-name="P100">твой, твоя, твое, твои</text:p>
          </table:table-cell>
          <table:table-cell table:style-name="Таблица5.E12" office:value-type="string">
            <text:p text:style-name="P102">тебе, тебя и т. д.</text:p>
          </table:table-cell>
        </table:table-row>
        <table:table-row>
          <table:covered-table-cell/>
          <table:table-cell table:style-name="Таблица5.B12" office:value-type="string">
            <text:p text:style-name="P98">3-е, м. р.</text:p>
          </table:table-cell>
          <table:table-cell table:style-name="Таблица5.C12" office:value-type="string">
            <text:p text:style-name="P99"><text:span text:style-name="Арабиййун">هُ</text:span></text:p>
          </table:table-cell>
          <table:table-cell table:style-name="Таблица5.D12" office:value-type="string">
            <text:p text:style-name="P100">его</text:p>
          </table:table-cell>
          <table:table-cell table:style-name="Таблица5.E12" office:value-type="string">
            <text:p text:style-name="P102">его, ему и т. д.</text:p>
          </table:table-cell>
        </table:table-row>
        <table:table-row>
          <table:covered-table-cell/>
          <table:table-cell table:style-name="Таблица5.B6" office:value-type="string">
            <text:p text:style-name="P98">3-е, ж. р.</text:p>
          </table:table-cell>
          <table:table-cell table:style-name="Таблица5.C6" office:value-type="string">
            <text:p text:style-name="P99"><text:span text:style-name="Арабиййун">هَا</text:span></text:p>
          </table:table-cell>
          <table:table-cell table:style-name="Таблица5.D6" office:value-type="string">
            <text:p text:style-name="P100">ее, их (неодуш.)</text:p>
          </table:table-cell>
          <table:table-cell table:style-name="Таблица5.E6" office:value-type="string">
            <text:p text:style-name="P102">ее, ей и т. д.</text:p>
          </table:table-cell>
        </table:table-row>
        <table:table-row>
          <table:table-cell table:style-name="Таблица5.A8" table:number-rows-spanned="2" office:value-type="string">
            <text:p text:style-name="P98">Дв.</text:p>
          </table:table-cell>
          <table:table-cell table:style-name="Таблица5.B7" office:value-type="string">
            <text:p text:style-name="P98">2-е</text:p>
          </table:table-cell>
          <table:table-cell table:style-name="Таблица5.C7" office:value-type="string">
            <text:p text:style-name="P99"><text:span text:style-name="Арабиййун">كُمَا</text:span></text:p>
          </table:table-cell>
          <table:table-cell table:style-name="Таблица5.D7" office:value-type="string">
            <text:p text:style-name="P101">ваш, ваше, ваша, ваши</text:p>
            <text:p text:style-name="P101">(вас обоих, вас обеих)</text:p>
          </table:table-cell>
          <table:table-cell table:style-name="Таблица5.E7" office:value-type="string">
            <text:p text:style-name="P102">вас, вам (обоих, обеих) и т. д.</text:p>
          </table:table-cell>
        </table:table-row>
        <table:table-row>
          <table:covered-table-cell/>
          <table:table-cell table:style-name="Таблица5.B8" office:value-type="string">
            <text:p text:style-name="P98">3-<text:span text:style-name="T81">е</text:span></text:p>
          </table:table-cell>
          <table:table-cell table:style-name="Таблица5.C8" office:value-type="string">
            <text:p text:style-name="P99"><text:span text:style-name="Арабиййун">هُمَا</text:span></text:p>
          </table:table-cell>
          <table:table-cell table:style-name="Таблица5.D8" office:value-type="string">
            <text:p text:style-name="P100">их (обоих, обеих)</text:p>
          </table:table-cell>
          <table:table-cell table:style-name="Таблица5.E8" office:value-type="string">
            <text:p text:style-name="P102">их, им (обоим, обеим) и т. д.</text:p>
          </table:table-cell>
        </table:table-row>
        <table:table-row>
          <table:table-cell table:style-name="Таблица5.A13" table:number-rows-spanned="5" office:value-type="string">
            <text:p text:style-name="P98">Мн.</text:p>
          </table:table-cell>
          <table:table-cell table:style-name="Таблица5.B12" office:value-type="string">
            <text:p text:style-name="P98">1-е</text:p>
          </table:table-cell>
          <table:table-cell table:style-name="Таблица5.C12" office:value-type="string">
            <text:p text:style-name="P103"><text:span text:style-name="Арабиййун">نَا</text:span></text:p>
          </table:table-cell>
          <table:table-cell table:style-name="Таблица5.D12" office:value-type="string">
            <text:p text:style-name="P100">наш, наша, наше, наши</text:p>
          </table:table-cell>
          <table:table-cell table:style-name="Таблица5.E12" office:value-type="string">
            <text:p text:style-name="P102">нас, нам и т. д.</text:p>
          </table:table-cell>
        </table:table-row>
        <table:table-row>
          <table:covered-table-cell/>
          <table:table-cell table:style-name="Таблица5.B12" office:value-type="string">
            <text:p text:style-name="P98">2-е, м. р.</text:p>
          </table:table-cell>
          <table:table-cell table:style-name="Таблица5.C12" office:value-type="string">
            <text:p text:style-name="P103"><text:span text:style-name="Арабиййун">كُمْ</text:span></text:p>
          </table:table-cell>
          <table:table-cell table:style-name="Таблица5.D12" office:value-type="string">
            <text:p text:style-name="P100">ваш, ваша, ваше, ваши</text:p>
          </table:table-cell>
          <table:table-cell table:style-name="Таблица5.E12" office:value-type="string">
            <text:p text:style-name="P102">вас, вам и т. д.</text:p>
          </table:table-cell>
        </table:table-row>
        <table:table-row>
          <table:covered-table-cell/>
          <table:table-cell table:style-name="Таблица5.B12" office:value-type="string">
            <text:p text:style-name="P98">2-е, ж. р.</text:p>
          </table:table-cell>
          <table:table-cell table:style-name="Таблица5.C12" office:value-type="string">
            <text:p text:style-name="P103"><text:span text:style-name="Арабиййун">كُنَّ</text:span></text:p>
          </table:table-cell>
          <table:table-cell table:style-name="Таблица5.D12" office:value-type="string">
            <text:p text:style-name="P100">ваш, ваша, ваше, ваши</text:p>
          </table:table-cell>
          <table:table-cell table:style-name="Таблица5.E12" office:value-type="string">
            <text:p text:style-name="P102">вас, вам и т. д.</text:p>
          </table:table-cell>
        </table:table-row>
        <table:table-row>
          <table:covered-table-cell/>
          <table:table-cell table:style-name="Таблица5.B12" office:value-type="string">
            <text:p text:style-name="P98">3-е, м. р.</text:p>
          </table:table-cell>
          <table:table-cell table:style-name="Таблица5.C12" office:value-type="string">
            <text:p text:style-name="P103"><text:span text:style-name="Арабиййун">هُمْ</text:span></text:p>
          </table:table-cell>
          <table:table-cell table:style-name="Таблица5.D12" office:value-type="string">
            <text:p text:style-name="P100">их</text:p>
          </table:table-cell>
          <table:table-cell table:style-name="Таблица5.E12" office:value-type="string">
            <text:p text:style-name="P102">их, им и т. д.</text:p>
          </table:table-cell>
        </table:table-row>
        <table:table-row>
          <table:covered-table-cell/>
          <table:table-cell table:style-name="Таблица5.B13" office:value-type="string">
            <text:p text:style-name="P98">3-е, ж. р.</text:p>
          </table:table-cell>
          <table:table-cell table:style-name="Таблица5.C13" office:value-type="string">
            <text:p text:style-name="P103"><text:span text:style-name="Арабиййун">هُنَّ</text:span></text:p>
          </table:table-cell>
          <table:table-cell table:style-name="Таблица5.D13" office:value-type="string">
            <text:p text:style-name="P100">их</text:p>
          </table:table-cell>
          <table:table-cell table:style-name="Таблица5.E13" office:value-type="string">
            <text:p text:style-name="P102">их, им и т. д.</text:p>
          </table:table-cell>
        </table:table-row>
      </table:table>
      <text:p text:style-name="P7"><text:span text:style-name="Пункт"><text:span text:style-name="T86">П</text:span></text:span><text:span text:style-name="Пункт">рисоединяясь</text:span> к существительным, <text:span text:style-name="T86">с</text:span>литные местоимения выполняют функцию притяжательных местоимений. <text:span text:style-name="T87">При согласовании учитывается грамматический род владельца предмета, а не род самого предмета. Существительное ставится в определенном состоянии, но без артикля. При склонении изменяется только падежное окончание существительного. </text:span><text:span text:style-name="T88">Однако, местоимения 3-го лица, за исключением ед. числа ж. рода, произносятся с кясрой, если им предшествует кясра, долгий </text:span><text:span text:style-name="Арабиййун"><text:span text:style-name="T60">ـِى</text:span></text:span><text:span text:style-name="T88"> или дифтонг </text:span><text:span text:style-name="Арабиййун"><text:span text:style-name="T60">ـَىْ</text:span></text:span><text:span text:style-name="T88">.</text:span></text:p>
      <text:p text:style-name="P7"><text:span text:style-name="Пункт"><text:span text:style-name="T86">Присоединяясь</text:span></text:span> к глаголам и предлогам, <text:span text:style-name="T86">слитные местоимения выполняют функцию</text:span> личных местоимений в косвенных падежах. <text:span text:style-name="T88">Форма </text:span><text:span text:style-name="Арабиййун"><text:span text:style-name="T88">نِى</text:span></text:span><text:span text:style-name="T88"> используется с глаголами, а также с предлогами </text:span><text:span text:style-name="Арабиййун"><text:span text:style-name="T88">مِنْ</text:span></text:span><text:span text:style-name="T88">، </text:span><text:span text:style-name="Арабиййун"><text:span text:style-name="T88">عَنْ</text:span></text:span><text:span text:style-name="T88">, при которых удвоение </text:span><text:span text:style-name="Акцент"><text:span text:style-name="T88">н</text:span></text:span><text:span text:style-name="T88"> обозначается ташдидом. </text:span><text:span text:style-name="T89">При соединении местоимения 1-го </text:span><text:soft-page-break/><text:span text:style-name="T89">лица с предлогами </text:span><text:span text:style-name="Арабиййун"><text:span text:style-name="T89">إِلَى</text:span></text:span><text:span text:style-name="T89">، </text:span><text:span text:style-name="Арабиййун"><text:span text:style-name="T89">عَلَى</text:span></text:span><text:span text:style-name="T89">، </text:span><text:span text:style-name="Арабиййун"><text:span text:style-name="T89">فِى</text:span></text:span><text:span text:style-name="T89"> удвоение </text:span><text:span text:style-name="Акцент"><text:span text:style-name="T89">и</text:span></text:span><text:span text:style-name="T89"> на письме не обозначается, но подразумевается или иногда обозначается ташдидом. <text:s/>При соединении остальных местоимени</text:span><text:span text:style-name="T90">й</text:span><text:span text:style-name="T89"> с предлогами </text:span><text:span text:style-name="Арабиййун"><text:span text:style-name="T89">إِلَى</text:span></text:span><text:span text:style-name="T89">، </text:span><text:span text:style-name="Арабиййун"><text:span text:style-name="T89">عَلَى</text:span></text:span><text:span text:style-name="T89"> они произносятся как </text:span><text:span text:style-name="Арабиййун"><text:span text:style-name="T89">إِلَيْـ</text:span></text:span><text:span text:style-name="T89">، </text:span><text:span text:style-name="Арабиййун"><text:span text:style-name="T89">عَلَيْـ</text:span></text:span><text:span text:style-name="T89">. При соединении местоимений, за исключением 1-го лица ед. числа, с предлогом </text:span><text:span text:style-name="Арабиййун"><text:span text:style-name="T89">لِ</text:span></text:span><text:span text:style-name="T89"> последний получает фатху. </text:span><text:span text:style-name="T91">При соединении с глаголом в форме 2-го лица множественного числа мужского рода прошедшего времени </text:span><text:span text:style-name="T92">между слитным местоимением и окончанием глагола включается </text:span><text:span text:style-name="Арабиййун"><text:span text:style-name="T92">ـُو</text:span></text:span><text:span text:style-name="T92">. </text:span><text:span text:style-name="T93">При соединении с глаголом в форме 3-го лица множественного числа мужского рода прошедшего времени алиф в окончании глагола </text:span><text:span text:style-name="Арабиййун"><text:span text:style-name="T93">ـُوا</text:span></text:span><text:span text:style-name="T93"> опускается.</text:span></text:p>
      <text:h text:style-name="P193" text:outline-level="2">Склонение двусложных существительных со слитными местоимениями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P104">Им.</text:p>
          </table:table-cell>
          <table:table-cell table:style-name="Таблица6.A1" office:value-type="string">
            <text:p text:style-name="P104"><text:span text:style-name="Арабиййун">أَ</text:span><text:span text:style-name="Арабиййун"><text:span text:style-name="T90">بِى</text:span></text:span><text:span text:style-name="T94"> мой отец</text:span></text:p>
          </table:table-cell>
          <table:table-cell table:style-name="Таблица6.A1" office:value-type="string">
            <text:p text:style-name="P105"><text:span text:style-name="Арабиййун"><text:span text:style-name="T95">أَبُوهُ</text:span></text:span><text:span text:style-name="T94"> его отца</text:span></text:p>
          </table:table-cell>
          <table:table-cell table:style-name="Таблица6.A1" office:value-type="string">
            <text:p text:style-name="P105"><text:span text:style-name="Арабиййун"><text:span text:style-name="T96">أَبُونَا</text:span></text:span><text:span text:style-name="T94"> наш отец</text:span></text:p>
          </table:table-cell>
        </table:table-row>
        <table:table-row>
          <table:table-cell table:style-name="Таблица6.A2" office:value-type="string">
            <text:p text:style-name="P104">Род.</text:p>
          </table:table-cell>
          <table:table-cell table:style-name="Таблица6.A2" office:value-type="string">
            <text:p text:style-name="P104"><text:span text:style-name="Арабиййун">أَ</text:span><text:span text:style-name="Арабиййун"><text:span text:style-name="T90">بِى</text:span></text:span><text:span text:style-name="T94"> моего отца</text:span></text:p>
          </table:table-cell>
          <table:table-cell table:style-name="Таблица6.A2" office:value-type="string">
            <text:p text:style-name="P105"><text:span text:style-name="Арабиййун"><text:span text:style-name="T95">أَبِيهِ</text:span></text:span><text:span text:style-name="T94"> его отца</text:span></text:p>
          </table:table-cell>
          <table:table-cell table:style-name="Таблица6.A2" office:value-type="string">
            <text:p text:style-name="P105"><text:span text:style-name="Арабиййун"><text:span text:style-name="T96">أَبِينَا</text:span></text:span><text:span text:style-name="T94"> нашего отца</text:span></text:p>
          </table:table-cell>
        </table:table-row>
        <table:table-row>
          <table:table-cell table:style-name="Таблица6.A3" office:value-type="string">
            <text:p text:style-name="P104">Вин.</text:p>
          </table:table-cell>
          <table:table-cell table:style-name="Таблица6.A3" office:value-type="string">
            <text:p text:style-name="P104"><text:span text:style-name="Арабиййун">أَ</text:span><text:span text:style-name="Арабиййун"><text:span text:style-name="T90">بِى</text:span></text:span><text:span text:style-name="T94"> моего отца</text:span></text:p>
          </table:table-cell>
          <table:table-cell table:style-name="Таблица6.A3" office:value-type="string">
            <text:p text:style-name="P105"><text:span text:style-name="Арабиййун"><text:span text:style-name="T95">أَبَاهُ</text:span></text:span><text:span text:style-name="T94"> его отца</text:span></text:p>
          </table:table-cell>
          <table:table-cell table:style-name="Таблица6.A3" office:value-type="string">
            <text:p text:style-name="P105"><text:span text:style-name="Арабиййун"><text:span text:style-name="T96">أَبَانَا</text:span></text:span><text:span text:style-name="T94"> нашего отца</text:span></text:p>
          </table:table-cell>
        </table:table-row>
      </table:table>
      <text:p text:style-name="P8">а при наличии определения в родительном падеже: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106">Им.</text:p>
          </table:table-cell>
          <table:table-cell table:style-name="Таблица7.A1" office:value-type="string">
            <text:p text:style-name="P106"><text:span text:style-name="Арабиййун">أَبُو صديقى</text:span> отец моего товарища</text:p>
          </table:table-cell>
        </table:table-row>
        <table:table-row>
          <table:table-cell table:style-name="Таблица7.A2" office:value-type="string">
            <text:p text:style-name="P106">Род.</text:p>
          </table:table-cell>
          <table:table-cell table:style-name="Таблица7.A2" office:value-type="string">
            <text:p text:style-name="P106"><text:span text:style-name="Арабиййун">أَبِى صديقى</text:span> отца моего товарища</text:p>
          </table:table-cell>
        </table:table-row>
        <table:table-row>
          <table:table-cell table:style-name="Таблица7.A3" office:value-type="string">
            <text:p text:style-name="P106">Вин.</text:p>
          </table:table-cell>
          <table:table-cell table:style-name="Таблица7.A3" office:value-type="string">
            <text:p text:style-name="P106"><text:span text:style-name="Арабиййун">أَبَا صديقى</text:span> отца моего товарища</text:p>
          </table:table-cell>
        </table:table-row>
      </table:table>
      <text:h text:style-name="P197" text:outline-level="2">Эквиваленты</text:h>
      <text:p text:style-name="P20"><text:span text:style-name="Пункт"><text:span text:style-name="T34">Слово</text:span></text:span><text:span text:style-name="T34"> </text:span><text:span text:style-name="Арабиййун"><text:span text:style-name="T34">كُلٌّ</text:span></text:span><text:span text:style-name="T34"> (</text:span><text:span text:style-name="Акцент"><text:span text:style-name="T34">совокупность</text:span></text:span><text:span text:style-name="T34">) в сочетании с последующим именем в родительном падеже:</text:span></text:p>
      <text:p text:style-name="P20"><text:span text:style-name="Акцент"><text:span text:style-name="T34">определенного</text:span></text:span><text:span text:style-name="T128"> </text:span><text:span text:style-name="T34">состояния получает значение местоимения </text:span><text:span text:style-name="Акцент"><text:span text:style-name="T34">весь</text:span></text:span><text:span text:style-name="T34">, </text:span><text:span text:style-name="Акцент"><text:span text:style-name="T34">вся</text:span></text:span><text:span text:style-name="T34">, </text:span><text:span text:style-name="Акцент"><text:span text:style-name="T34">все</text:span></text:span><text:span text:style-name="T34">, </text:span><text:span text:style-name="Акцент"><text:span text:style-name="T34">всё</text:span></text:span><text:span text:style-name="T34"> и т. д. </text:span><text:span text:style-name="T35">В этих же значениях слово </text:span><text:span text:style-name="Арабиййун"><text:span text:style-name="T34">كُلٌّ</text:span></text:span><text:span text:style-name="T34"> </text:span><text:span text:style-name="T35">может быть употреблено и в качестве приложения: тогда оно ставится после поясняемого слова со слитным местоимением, </text:span><text:span text:style-name="T36">при этом слово </text:span><text:span text:style-name="Арабиййун"><text:span text:style-name="T34">كُلٌّ</text:span></text:span><text:span text:style-name="T34"> </text:span><text:span text:style-name="T36">согласуется с поясняемым словом в падеже, а местоимение — в роде и числе;</text:span></text:p>
      <text:p text:style-name="P20"><text:span text:style-name="Акцент"><text:span text:style-name="T37">неопределенного</text:span></text:span><text:span text:style-name="T37"> состояния единственного числа получает значение </text:span><text:span text:style-name="Акцент"><text:span text:style-name="T37">каждый</text:span></text:span><text:span text:style-name="T37">, </text:span><text:span text:style-name="Акцент"><text:span text:style-name="T37">всякий</text:span></text:span><text:span text:style-name="T37">. В таких же значения слово </text:span><text:span text:style-name="Арабиййун"><text:span text:style-name="T34">كُلٌّ</text:span></text:span><text:span text:style-name="T34"> </text:span><text:span text:style-name="T37">используется, если поясняемое </text:span><text:span text:style-name="T38">стоит </text:span><text:span text:style-name="T37">во множественном числе определенном </text:span><text:span text:style-name="T37">состоянии с предлогом </text:span><text:span text:style-name="Арабиййун"><text:span text:style-name="T37">مِنْ</text:span></text:span><text:span text:style-name="T37">.</text:span></text:p>
      <text:p text:style-name="P19"><text:span text:style-name="Пункт"><text:span text:style-name="T39">Слово</text:span></text:span><text:span text:style-name="T39"> </text:span><text:span text:style-name="Арабиййун"><text:span text:style-name="T39">جَمِيعٌ</text:span></text:span><text:span text:style-name="T39"> (</text:span><text:span text:style-name="Акцент"><text:span text:style-name="T39">совокупность</text:span></text:span><text:span text:style-name="T39">) в сочетании с последующим существительным в родительном </text:span><text:span text:style-name="T39">падеже определенного состояния получает значение </text:span><text:span text:style-name="Акцент"><text:span text:style-name="T39">весь</text:span></text:span><text:span text:style-name="T39">, </text:span><text:span text:style-name="Акцент"><text:span text:style-name="T39">вся</text:span></text:span><text:span text:style-name="T39">, </text:span><text:span text:style-name="Акцент"><text:span text:style-name="T39">всё</text:span></text:span><text:span text:style-name="T39">. Однако, практически, оно </text:span><text:span text:style-name="T39">чаще употребляется с именем во множественном числе и имеет значение </text:span><text:span text:style-name="Акцент"><text:span text:style-name="T39">все</text:span></text:span><text:span text:style-name="T39">.</text:span></text:p>
      <text:p text:style-name="P19"><text:soft-page-break/><text:span text:style-name="Пункт"><text:span text:style-name="T40">Слова</text:span></text:span><text:span text:style-name="T40"> </text:span><text:span text:style-name="Арабиййун"><text:span text:style-name="T40">ذَاتٌ، عَيْنٌ، نَفْسٌ</text:span></text:span><text:span text:style-name="T40"> (</text:span><text:span text:style-name="Акцент"><text:span text:style-name="T40">сущность, существо</text:span></text:span><text:span text:style-name="T40">) выполняют функции русских определительных местоимений </text:span><text:span text:style-name="Акцент"><text:span text:style-name="T40">сам</text:span></text:span><text:span text:style-name="T40"> и </text:span><text:span text:style-name="Акцент"><text:span text:style-name="T41">(тот же) са</text:span></text:span><text:span text:style-name="Акцент"><text:span text:style-name="T40">мый</text:span></text:span><text:span text:style-name="T40">. В значении </text:span><text:span text:style-name="Акцент"><text:span text:style-name="T40">сам</text:span></text:span><text:span text:style-name="T40"> обычно используется </text:span><text:span text:style-name="Арабиййун"><text:span text:style-name="T40">نَفْسٌ</text:span></text:span><text:span text:style-name="T40"> поставленное в постпозицию к поясняемому слову в сочетании с соответствующим слитным местоимением и с предлогом </text:span><text:span text:style-name="Арабиййун"><text:span text:style-name="T40">بِ</text:span></text:span><text:span text:style-name="T40">. </text:span><text:span text:style-name="T42">В значении </text:span><text:span text:style-name="Акцент"><text:span text:style-name="T42">самый</text:span></text:span><text:span text:style-name="T42"> используются все три варианта, как в препозиции, так и в постпозиции.</text:span></text:p>
      <text:p text:style-name="P19"><text:span text:style-name="Пункт"><text:span text:style-name="T43">Существительное</text:span></text:span><text:span text:style-name="T43"> </text:span><text:span text:style-name="Арабиййун"><text:span text:style-name="T44">شَىْءٌ</text:span></text:span><text:span text:style-name="T44"> </text:span><text:span text:style-name="T43">(</text:span><text:span text:style-name="Акцент"><text:span text:style-name="T43">нечто</text:span></text:span><text:span text:style-name="T43">) — для предметов — и числительное </text:span><text:span text:style-name="Арабиййун"><text:span text:style-name="T44">أَحَدٌ</text:span></text:span><text:span text:style-name="T43"> (</text:span><text:span text:style-name="Акцент"><text:span text:style-name="T43">один, некто</text:span></text:span><text:span text:style-name="T43">) — для лиц — </text:span><text:span text:style-name="T45">в положительных предложениях выполняют функции русских неопределенных местоимений </text:span><text:span text:style-name="Акцент"><text:span text:style-name="T45">некто, нечто, что-то</text:span></text:span><text:span text:style-name="T45"> и т. д., в отрицательных — </text:span><text:span text:style-name="Акцент"><text:span text:style-name="T45">никто, ничто</text:span></text:span><text:span text:style-name="T45"> и т. д.</text:span></text:p>
      <text:p text:style-name="P19"><text:span text:style-name="Пункт"><text:span text:style-name="T46">Слово</text:span></text:span><text:span text:style-name="T46"> </text:span><text:span text:style-name="Арабиййун"><text:span text:style-name="T40">نَفْسٌ</text:span></text:span><text:span text:style-name="T40">, </text:span><text:span text:style-name="T46">поставленное в постпозицию к поясняемому слову в сочетании с соответствующим </text:span><text:span text:style-name="T46">слитным местоимением, выполняет функцию русского возвратного местоимения </text:span><text:span text:style-name="Акцент"><text:span text:style-name="T46">себя</text:span></text:span><text:span text:style-name="T46">.</text:span></text:p>
      <text:h text:style-name="P186" text:outline-level="1">Прилагательные</text:h>
      <text:h text:style-name="P193" text:outline-level="2">Качественные</text:h>
      <text:p text:style-name="P9">Наибольшее распространение имеют следующие формулы:</text:p>
      <text:p text:style-name="P9"><text:span text:style-name="Арабиййун">فَعِيلٌ</text:span>،<text:span text:style-name="Арабиййун">فَعِلٌ</text:span>،<text:span text:style-name="Арабиййун">فَعَلٌ</text:span>،<text:span text:style-name="Арабиййун">فَعُولٌ</text:span></text:p>
      <text:p text:style-name="P10"><text:span text:style-name="T97">Женский род от </text:span><text:span text:style-name="T98">правых</text:span><text:span text:style-name="T97"> трех образуется стандартным образом </text:span><text:span text:style-name="T98">(</text:span><text:span text:style-name="Арабиййун"><text:span text:style-name="T98">ـَةٌ</text:span></text:span><text:span text:style-name="T98">)</text:span><text:span text:style-name="T97">, </text:span><text:span text:style-name="T98">левая</text:span><text:span text:style-name="T97"> же формула общая для обеих родов.</text:span></text:p>
      <text:p text:style-name="P11"><text:span text:style-name="Пункт"><text:span text:style-name="T109">Сравнительная</text:span></text:span><text:span text:style-name="T109"> степень, </text:span><text:span text:style-name="T110">вне зависимости от рода и числа имени, </text:span><text:span text:style-name="T109">образуется по формуле </text:span><text:span text:style-name="Арабиййун"><text:span text:style-name="T109">أَفْعَلُ مِنْ</text:span></text:span><text:span text:style-name="T109">. </text:span><text:span text:style-name="T111">Если непосредственно за прилагательным следует глагол, то к предлогу </text:span><text:span text:style-name="Арабиййун"><text:span text:style-name="T109">مِنْ </text:span></text:span><text:span text:style-name="T111">добавляется местоимение </text:span><text:span text:style-name="Арабиййун"><text:span text:style-name="T111">مَا</text:span></text:span><text:span text:style-name="T111">, которые объединяются в </text:span><text:span text:style-name="Арабиййун"><text:span text:style-name="T111">مِمَّا</text:span></text:span><text:span text:style-name="T111">.</text:span></text:p>
      <text:p text:style-name="P12"><text:span text:style-name="Пункт"><text:span text:style-name="T112">Превосходная</text:span></text:span><text:span text:style-name="T112"> степень образуется по формуле </text:span><text:span text:style-name="Арабиййун"><text:span text:style-name="T113">أَفْعَلُ</text:span></text:span><text:span text:style-name="T112"> для мужского рода, </text:span><text:span text:style-name="Арабиййун"><text:span text:style-name="T113">فُعْلَى</text:span></text:span><text:span text:style-name="T112"> </text:span><text:span text:style-name="T158">—</text:span><text:span text:style-name="T112"> для женского. </text:span><text:span text:style-name="T114">Выступая в роли согласованного определения, требует постановки определяемого в определенном состоянии. Также может оформляться постановкой </text:span><text:span text:style-name="Акцент"><text:span text:style-name="T114">перед</text:span></text:span><text:span text:style-name="T114"> именем во множественном числе, родительном падеже, определенном состоянии: при этом, независимо от рода определяемого, ставится, как правило, в мужском роде. </text:span><text:span text:style-name="T115">В значении </text:span><text:span text:style-name="Акцент"><text:span text:style-name="T115">один из самых</text:span></text:span><text:span text:style-name="T115"> ставится</text:span><text:span text:style-name="T116"> перед именем в единственном числе родительном падеже неопределенном состоянии.</text:span></text:p>
      <text:p text:style-name="P13"><text:span text:style-name="Пункт"><text:span text:style-name="T117">Качественные</text:span></text:span><text:span text:style-name="T117"> прилагательные, оканчивающиеся на </text:span><text:span text:style-name="Арабиййун"><text:span text:style-name="T97">ـِىٌّ</text:span></text:span><text:span text:style-name="T117">, образуют степени по формул</text:span><text:span text:style-name="T118">ам </text:span><text:span text:style-name="Арабиййун"><text:span text:style-name="T117">أَفْعَى مِنْ</text:span></text:span><text:span text:style-name="T117"> </text:span><text:span text:style-name="T118">и </text:span><text:span text:style-name="Арабиййун"><text:span text:style-name="T117">أَفْعَى</text:span></text:span><text:span text:style-name="T117">. </text:span><text:span text:style-name="T119">Женский род превосходной степени для этих прилагательных образуется по формуле </text:span><text:span text:style-name="Арабиййун"><text:span text:style-name="T119">فُعْيَا</text:span></text:span><text:span text:style-name="T119">. </text:span><text:span text:style-name="T120">Множественное число превосходной степени мужского рода образуется по формуле </text:span><text:span text:style-name="Арабиййун"><text:span text:style-name="T120">أَلْأَفَاعِلُ</text:span></text:span><text:span text:style-name="T120">, женского — </text:span><text:span text:style-name="Арабиййун"><text:span text:style-name="T120">أَلْفُعْلَيَاتُ</text:span></text:span><text:span text:style-name="T120">.</text:span></text:p>
      <text:h text:style-name="P188" text:outline-level="2"><text:soft-page-break/>Относительные</text:h>
      <text:p text:style-name="P9">Образуются от существительных при помощи окончания <text:span text:style-name="Арабиййун">ـِىٌّ</text:span>.</text:p>
      <text:p text:style-name="P9">Если имя оканчивается на <text:span text:style-name="Арабиййун">ـَةٌ</text:span>, то оно опускается.</text:p>
      <text:p text:style-name="P9">Если имя оканчивается на <text:span text:style-name="Арабиййун">ـَا</text:span> или <text:span text:style-name="Арабиййун">ـًى</text:span>, то оно заменяется на <text:span text:style-name="Арабиййун">و</text:span>. Окончание <text:span text:style-name="Арабиййун">ـَا</text:span> также можно опускать. </text:p>
      <text:p text:style-name="P9">Имя, состоящее из двух коренных, дополняется третьей — <text:span text:style-name="Арабиййун">و</text:span>. При этом окончание <text:span text:style-name="Арабиййун">ـَةٌ</text:span>, если оно имеется, опускается.</text:p>
      <text:p text:style-name="P9">Женский род относительных прилагательных образуется от мужского путем присоединения окончания <text:span text:style-name="Арабиййун">ـَةٌ</text:span>.</text:p>
      <text:h text:style-name="P188" text:outline-level="2">Обозначающие цвет или внешнее качество</text:h>
      <text:p text:style-name="P9"><text:span text:style-name="Арабиййун">أَفْعَلُ</text:span> <text:span text:style-name="T99">—</text:span> для мужского рода.</text:p>
      <text:p text:style-name="P9"><text:span text:style-name="Арабиййун">فَعْلَاءُ</text:span> <text:span text:style-name="T99">—</text:span> для женского рода.</text:p>
      <text:p text:style-name="P9"><text:span text:style-name="Арабиййун">فُعْلٌ</text:span> <text:span text:style-name="T99">—</text:span> множественное число для обоих родов.</text:p>
      <text:h text:style-name="P198" text:outline-level="2">Описательная форма степеней</text:h>
      <text:p text:style-name="Standard"><text:span text:style-name="T121">От прилагательных, образованных по формуле </text:span><text:span text:style-name="Арабиййун"><text:span text:style-name="T30">أَفْعَلُ</text:span></text:span><text:span text:style-name="T121">, а также от относительных прилагательных и причастий, выступающих в значении качественных прилагательных, сравнительная и превосходная степени образуются описательно: путем сочетания превосходной степени прилагательных </text:span><text:span text:style-name="Арабиййун"><text:span text:style-name="T121">كثير</text:span></text:span><text:span text:style-name="T121"> большой, многочисленный, </text:span><text:span text:style-name="Арабиййун"><text:span text:style-name="T121">شديد</text:span></text:span><text:span text:style-name="T121"> сильный и пр. с существительным в винительном падеже неопределенного состояния.</text:span></text:p>
      <text:h text:style-name="P183" text:outline-level="1">Определения</text:h>
      <text:h text:style-name="P189" text:outline-level="2">Согласованные</text:h>
      <text:p text:style-name="P10"><text:span text:style-name="T100">Чаще всего являются именами прилагательными. Ставятся после определяемого и соглас</text:span><text:span text:style-name="T101">у</text:span><text:span text:style-name="T100">ются с ним в роде, числе, падеже и состоянии.</text:span></text:p>
      <text:h text:style-name="P189" text:outline-level="2">Несогласованные</text:h>
      <text:p text:style-name="P10"><text:span text:style-name="T100">Выражены существительным в родительном падеже с предлогом или без него. Без предлога: опре</text:span><text:span text:style-name="T101">д</text:span><text:span text:style-name="T100">е</text:span><text:span text:style-name="T101">л</text:span><text:span text:style-name="T100">яемое ставится в падеже, соответствующее его роли в предложении, без танвинного окончания, но и без определенного артикля, затем идет определяющее (несогласованное </text:span><text:soft-page-break/><text:span text:style-name="T100">определение) в родительном падеже, состояние которого зависит от степени определ</text:span><text:span text:style-name="T101">е</text:span><text:span text:style-name="T100">нности предмета.</text:span></text:p>
      <text:p text:style-name="P10"><text:span text:style-name="T100">При наличии как согласованного, так и несогласованного определ</text:span><text:span text:style-name="T101">е</text:span><text:span text:style-name="T100">ний, непосредственно после определяемого следует несогласованное определение со своими определениями, а затем согласованное. При этом состояние несогласованного определения определяет состояние определяемого, что находит свое отражение в согласованном определении.</text:span></text:p>
      <text:p text:style-name="P10"><text:span text:style-name="T100">Общая схема: </text:span><text:span text:style-name="Акцент"><text:span text:style-name="T100">определяемое </text:span></text:span><text:span text:style-name="Акцент"><text:span text:style-name="T101">+</text:span></text:span><text:span text:style-name="Акцент"><text:span text:style-name="T100"> указ. мест. к опр. в род. п. </text:span></text:span><text:span text:style-name="Акцент"><text:span text:style-name="T101">+</text:span></text:span><text:span text:style-name="Акцент"><text:span text:style-name="T100"> опр. в род. п. </text:span></text:span><text:span text:style-name="Акцент"><text:span text:style-name="T101">+</text:span></text:span><text:span text:style-name="Акцент"><text:span text:style-name="T100"> согл. опр. к опр. в род. п. </text:span></text:span><text:span text:style-name="Акцент"><text:span text:style-name="T101">+</text:span></text:span><text:span text:style-name="Акцент"><text:span text:style-name="T100"> согл. опр. к определяемому </text:span></text:span><text:span text:style-name="Акцент"><text:span text:style-name="T101">+</text:span></text:span><text:span text:style-name="Акцент"><text:span text:style-name="T100"> указ. мест. к определяемому</text:span></text:span><text:span text:style-name="T100">:</text:span></text:p>
      <text:p text:style-name="P10"><text:span text:style-name="Арабиййун"><text:span text:style-name="T100">.غُرْفَةُ عَامِلِ آلْمَصْنَعِ آلْكَبِيرِ آلْوَاسِعَةُ وَ آلْنَّظِيفَةُ ه</text:span></text:span><text:span text:style-name="Арабиййун"><text:span text:style-name="T160">ٰ</text:span></text:span><text:span text:style-name="Арабиййун"><text:span text:style-name="T100">ذِهِ</text:span></text:span></text:p>
      <text:p text:style-name="P14">Во избежании громоздкости и большей ясности, в особенности, когда определяемое и определение в родительном падеже совпадают в роде, оборот с определением в родительном падеже может быть заменен оборотом с предлогом принадлежности <text:span text:style-name="Арабиййун">لِ</text:span>:</text:p>
      <text:p text:style-name="P10"><text:span text:style-name="Арабиййун"><text:span text:style-name="T100">.هٰذِهِ آلْغُرْفَةُ آلْوَاسِعَةُ وَ آلْنَّظِيفَةُ لِعَامِلِ آلْمَصْنَعِ آلْكَبِيرِ</text:span></text:span></text:p>
      <text:p text:style-name="P10"><text:span text:style-name="T100">Предложное определение обычно ставится в опре</text:span><text:span text:style-name="T102">д</text:span><text:span text:style-name="T100">е</text:span><text:span text:style-name="T102">ле</text:span><text:span text:style-name="T100">нном состоянии.</text:span></text:p>
      <text:h text:style-name="P183" text:outline-level="1">Число имени</text:h>
      <text:h text:style-name="P190" text:outline-level="2">Двойственное</text:h>
      <text:p text:style-name="P15"><text:span text:style-name="Арабиййун">ـَانِ</text:span> <text:span text:style-name="T103">—</text:span> в именительном падеже.</text:p>
      <text:p text:style-name="P15"><text:span text:style-name="Арабиййун">ـَيْنِ</text:span> <text:span text:style-name="T103">—</text:span> в родительном и винительном падежах.</text:p>
      <text:h text:style-name="P190" text:outline-level="2">Множественное "целое"</text:h>
      <text:p text:style-name="P15">От имен мужского рода, обозначающих лиц:</text:p>
      <text:p text:style-name="P15"><text:span text:style-name="Арабиййун">ـُونَ</text:span> <text:span text:style-name="T103">—</text:span> в именительном падеже,</text:p>
      <text:p text:style-name="P15"><text:span text:style-name="Арабиййун">ـِينَ</text:span> <text:span text:style-name="T103">—</text:span> в родительном и винительном падежах.</text:p>
      <text:p text:style-name="P15">От имен женского рода:</text:p>
      <text:p text:style-name="P15"><text:span text:style-name="Арабиййун">ـَاتٌ</text:span> <text:span text:style-name="T103">—</text:span> в именительном падеже,</text:p>
      <text:p text:style-name="P15"><text:span text:style-name="Арабиййун">ـَاتٍ</text:span> <text:span text:style-name="T103">—</text:span> в родительном и винительном падежах.</text:p>
      <text:p text:style-name="P15">Если имя, стоящее во множественном числе, не обозначает лиц, то оно рассматривается как имя собирательное женского рода: относящиеся к нему слова ставятся в единственном числе женского рода. Если же обозначает лицо, то слова согласуются с ними в роде, числе и падеже.</text:p>
      <text:p text:style-name="P172"><text:soft-page-break/><text:span text:style-name="Пункт"><text:span text:style-name="T104">Правило</text:span></text:span></text:p>
      <text:p text:style-name="P17"><text:span text:style-name="T28">Существительные в целом множественном числе мужского рода и в двойственном числе обоих родов, имея при себе определение в родительном падеже, теряют </text:span><text:span text:style-name="Арабиййун">ن</text:span><text:span text:style-name="T28"> вместе с ог</text:span><text:span text:style-name="T29">л</text:span><text:span text:style-name="T28">асовкой. При этом стяжение вновь образовавшегося долгого запрещено.</text:span></text:p>
      <text:h text:style-name="P183" text:outline-level="1">Предлоги</text:h>
      <text:p text:style-name="P24"><text:span text:style-name="T105">Существительные после предлогов всегда стоят в родительном пад</text:span><text:span text:style-name="T106">е</text:span><text:span text:style-name="T105">же. </text:span><text:span text:style-name="T107">В функции наречия часто выступают сочетания имен существительных с предлогами.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header-rows>
          <table:table-row>
            <table:table-cell table:style-name="Таблица8.A1" office:value-type="string">
              <text:p text:style-name="P107"><text:span text:style-name="Заголовок_20_таблицы">Предлог</text:span></text:p>
            </table:table-cell>
            <table:table-cell table:style-name="Таблица8.A1" office:value-type="string">
              <text:p text:style-name="P107"><text:span text:style-name="Заголовок_20_таблицы">Пишется</text:span></text:p>
            </table:table-cell>
            <table:table-cell table:style-name="Таблица8.A1" office:value-type="string">
              <text:p text:style-name="P107"><text:span text:style-name="Заголовок_20_таблицы">Основные значения</text:span></text:p>
            </table:table-cell>
          </table:table-row>
        </table:table-header-rows>
        <table:table-row>
          <table:table-cell table:style-name="Таблица8.A21" office:value-type="string">
            <text:p text:style-name="P108"><text:span text:style-name="Арабиййун">لِ</text:span></text:p>
          </table:table-cell>
          <table:table-cell table:style-name="Таблица8.B21" office:value-type="string">
            <text:p text:style-name="P111">Слитно</text:p>
          </table:table-cell>
          <table:table-cell table:style-name="Таблица8.C21" office:value-type="string">
            <text:p text:style-name="P112">Дательный падеж</text:p>
          </table:table-cell>
        </table:table-row>
        <table:table-row>
          <table:table-cell table:style-name="Таблица8.A21" office:value-type="string">
            <text:p text:style-name="P108"><text:span text:style-name="Арабиййун">عَنْ</text:span></text:p>
          </table:table-cell>
          <table:table-cell table:style-name="Таблица8.B21" office:value-type="string">
            <text:p text:style-name="P111">Раздельно</text:p>
          </table:table-cell>
          <table:table-cell table:style-name="Таблица8.C21" office:value-type="string">
            <text:p text:style-name="P112">О, об</text:p>
          </table:table-cell>
        </table:table-row>
        <table:table-row>
          <table:table-cell table:style-name="Таблица8.A21" office:value-type="string">
            <text:p text:style-name="P108"><text:span text:style-name="Арабиййун">مَعَ</text:span></text:p>
          </table:table-cell>
          <table:table-cell table:style-name="Таблица8.B21" office:value-type="string">
            <text:p text:style-name="P111">Раздельно</text:p>
          </table:table-cell>
          <table:table-cell table:style-name="Таблица8.C21" office:value-type="string">
            <text:p text:style-name="P112">С, вместе с, при</text:p>
          </table:table-cell>
        </table:table-row>
        <table:table-row>
          <table:table-cell table:style-name="Таблица8.A21" office:value-type="string">
            <text:p text:style-name="P108"><text:span text:style-name="Арабиййун">بِ</text:span></text:p>
          </table:table-cell>
          <table:table-cell table:style-name="Таблица8.B21" office:value-type="string">
            <text:p text:style-name="P111">Слитно</text:p>
          </table:table-cell>
          <table:table-cell table:style-name="Таблица8.C21" office:value-type="string">
            <text:p text:style-name="P112">Посредством, путем (творительный падеж)</text:p>
          </table:table-cell>
        </table:table-row>
        <table:table-row>
          <table:table-cell table:style-name="Таблица8.A21" office:value-type="string">
            <text:p text:style-name="P110"><text:span text:style-name="Арабиййун"><text:span text:style-name="T143">كَ</text:span></text:span></text:p>
          </table:table-cell>
          <table:table-cell table:style-name="Таблица8.B21" office:value-type="string">
            <text:p text:style-name="P129">Слитно</text:p>
          </table:table-cell>
          <table:table-cell table:style-name="Таблица8.C21" office:value-type="string">
            <text:p text:style-name="P130">Как, подобно</text:p>
          </table:table-cell>
        </table:table-row>
        <table:table-row>
          <table:table-cell table:style-name="Таблица8.A21" office:value-type="string">
            <text:p text:style-name="P108"><text:span text:style-name="Арабиййун">فِى</text:span></text:p>
          </table:table-cell>
          <table:table-cell table:style-name="Таблица8.B21" office:value-type="string">
            <text:p text:style-name="P113">Раздельно</text:p>
          </table:table-cell>
          <table:table-cell table:style-name="Таблица8.C21" office:value-type="string">
            <text:p text:style-name="P115">В, о, относительно</text:p>
          </table:table-cell>
        </table:table-row>
        <table:table-row>
          <table:table-cell table:style-name="Таблица8.A21" office:value-type="string">
            <text:p text:style-name="P109"><text:span text:style-name="Арабиййун"><text:span text:style-name="T142">دَاخِلَ</text:span></text:span></text:p>
          </table:table-cell>
          <table:table-cell table:style-name="Таблица8.B21" office:value-type="string">
            <text:p text:style-name="P131">Раздельно</text:p>
          </table:table-cell>
          <table:table-cell table:style-name="Таблица8.C21" office:value-type="string">
            <text:p text:style-name="P134">В, внутри</text:p>
          </table:table-cell>
        </table:table-row>
        <table:table-row>
          <table:table-cell table:style-name="Таблица8.A21" office:value-type="string">
            <text:p text:style-name="P108"><text:span text:style-name="Арабиййун">تَحْتَ</text:span></text:p>
          </table:table-cell>
          <table:table-cell table:style-name="Таблица8.B21" office:value-type="string">
            <text:p text:style-name="P113">Раздельно</text:p>
          </table:table-cell>
          <table:table-cell table:style-name="Таблица8.C21" office:value-type="string">
            <text:p text:style-name="P115">Под</text:p>
          </table:table-cell>
        </table:table-row>
        <table:table-row>
          <table:table-cell table:style-name="Таблица8.A21" office:value-type="string">
            <text:p text:style-name="P116"><text:span text:style-name="Арабиййун">فَوْقَ</text:span></text:p>
          </table:table-cell>
          <table:table-cell table:style-name="Таблица8.B21" office:value-type="string">
            <text:p text:style-name="P113">Раздельно</text:p>
          </table:table-cell>
          <table:table-cell table:style-name="Таблица8.C21" office:value-type="string">
            <text:p text:style-name="P115">Над</text:p>
          </table:table-cell>
        </table:table-row>
        <table:table-row>
          <table:table-cell table:style-name="Таблица8.A21" office:value-type="string">
            <text:p text:style-name="P116"><text:span text:style-name="Арабиййун">عَلَى</text:span></text:p>
          </table:table-cell>
          <table:table-cell table:style-name="Таблица8.B21" office:value-type="string">
            <text:p text:style-name="P113">Раздельно</text:p>
          </table:table-cell>
          <table:table-cell table:style-name="Таблица8.C21" office:value-type="string">
            <text:p text:style-name="P115">На</text:p>
          </table:table-cell>
        </table:table-row>
        <table:table-row>
          <table:table-cell table:style-name="Таблица8.A21" office:value-type="string">
            <text:p text:style-name="P116"><text:span text:style-name="Арабиййун">بَيْنَ</text:span></text:p>
          </table:table-cell>
          <table:table-cell table:style-name="Таблица8.B21" office:value-type="string">
            <text:p text:style-name="P113">Раздельно</text:p>
          </table:table-cell>
          <table:table-cell table:style-name="Таблица8.C21" office:value-type="string">
            <text:p text:style-name="P115">Между</text:p>
          </table:table-cell>
        </table:table-row>
        <table:table-row>
          <table:table-cell table:style-name="Таблица8.A21" office:value-type="string">
            <text:p text:style-name="P116"><text:span text:style-name="Арабиййун">مِنْ</text:span></text:p>
          </table:table-cell>
          <table:table-cell table:style-name="Таблица8.B21" office:value-type="string">
            <text:p text:style-name="P113">Раздельно</text:p>
          </table:table-cell>
          <table:table-cell table:style-name="Таблица8.C21" office:value-type="string">
            <text:p text:style-name="P115">От, из</text:p>
          </table:table-cell>
        </table:table-row>
        <table:table-row>
          <table:table-cell table:style-name="Таблица8.A21" office:value-type="string">
            <text:p text:style-name="P116"><text:span text:style-name="Арабиййун">وَرَاءَ</text:span></text:p>
          </table:table-cell>
          <table:table-cell table:style-name="Таблица8.B21" office:value-type="string">
            <text:p text:style-name="P113">Раздельно</text:p>
          </table:table-cell>
          <table:table-cell table:style-name="Таблица8.C21" office:value-type="string">
            <text:p text:style-name="P115">За, позади</text:p>
          </table:table-cell>
        </table:table-row>
        <table:table-row>
          <table:table-cell table:style-name="Таблица8.A21" office:value-type="string">
            <text:p text:style-name="P117"><text:span text:style-name="Арабиййун"><text:span text:style-name="T108">حَوْلَ</text:span></text:span></text:p>
          </table:table-cell>
          <table:table-cell table:style-name="Таблица8.B21" office:value-type="string">
            <text:p text:style-name="P127">Раздельно</text:p>
          </table:table-cell>
          <table:table-cell table:style-name="Таблица8.C21" office:value-type="string">
            <text:p text:style-name="P128">Вокруг, о, об, за</text:p>
          </table:table-cell>
        </table:table-row>
        <table:table-row>
          <table:table-cell table:style-name="Таблица8.A21" office:value-type="string">
            <text:p text:style-name="P118"><text:span text:style-name="Арабиййун">إِلَى</text:span></text:p>
          </table:table-cell>
          <table:table-cell table:style-name="Таблица8.B21" office:value-type="string">
            <text:p text:style-name="P113">Раздельно</text:p>
          </table:table-cell>
          <table:table-cell table:style-name="Таблица8.C21" office:value-type="string">
            <text:p text:style-name="P115">К</text:p>
          </table:table-cell>
        </table:table-row>
        <table:table-row>
          <table:table-cell table:style-name="Таблица8.A21" office:value-type="string">
            <text:p text:style-name="P118"><text:span text:style-name="Арабиййун">أَمَامَ</text:span></text:p>
          </table:table-cell>
          <table:table-cell table:style-name="Таблица8.B21" office:value-type="string">
            <text:p text:style-name="P113">Раздельно</text:p>
          </table:table-cell>
          <table:table-cell table:style-name="Таблица8.C21" office:value-type="string">
            <text:p text:style-name="P115">Перед <text:span text:style-name="T143">(пространство)</text:span></text:p>
          </table:table-cell>
        </table:table-row>
        <table:table-row>
          <table:table-cell table:style-name="Таблица8.A21" office:value-type="string">
            <text:p text:style-name="P119"><text:span text:style-name="Арабиййун"><text:span text:style-name="T143">قَبْلَ</text:span></text:span></text:p>
          </table:table-cell>
          <table:table-cell table:style-name="Таблица8.B21" office:value-type="string">
            <text:p text:style-name="P113">Раздельно</text:p>
          </table:table-cell>
          <table:table-cell table:style-name="Таблица8.C21" office:value-type="string">
            <text:p text:style-name="P115">Перед <text:span text:style-name="T143">(время)</text:span></text:p>
          </table:table-cell>
        </table:table-row>
        <text:soft-page-break/>
        <table:table-row>
          <table:table-cell table:style-name="Таблица8.A21" office:value-type="string">
            <text:p text:style-name="P119"><text:span text:style-name="Арабиййун"><text:span text:style-name="T143">قُبَيْلَ</text:span></text:span></text:p>
          </table:table-cell>
          <table:table-cell table:style-name="Таблица8.B21" office:value-type="string">
            <text:p text:style-name="P114">Раздельно</text:p>
          </table:table-cell>
          <table:table-cell table:style-name="Таблица8.C21" office:value-type="string">
            <text:p text:style-name="P130">Накануне</text:p>
          </table:table-cell>
        </table:table-row>
        <table:table-row>
          <table:table-cell table:style-name="Таблица8.A21" office:value-type="string">
            <text:p text:style-name="P119"><text:span text:style-name="Арабиййун"><text:span text:style-name="T143">بَعْدَ</text:span></text:span></text:p>
          </table:table-cell>
          <table:table-cell table:style-name="Таблица8.B21" office:value-type="string">
            <text:p text:style-name="P114">Раздельно</text:p>
          </table:table-cell>
          <table:table-cell table:style-name="Таблица8.C21" office:value-type="string">
            <text:p text:style-name="P130">После (время)</text:p>
          </table:table-cell>
        </table:table-row>
        <table:table-row>
          <table:table-cell table:style-name="Таблица8.A21" office:value-type="string">
            <text:p text:style-name="P119"><text:span text:style-name="Арабиййун"><text:span text:style-name="T143">بُعَيْدَ</text:span></text:span></text:p>
          </table:table-cell>
          <table:table-cell table:style-name="Таблица8.B21" office:value-type="string">
            <text:p text:style-name="P114">Раздельно</text:p>
          </table:table-cell>
          <table:table-cell table:style-name="Таблица8.C21" office:value-type="string">
            <text:p text:style-name="P130">Вскоре после</text:p>
          </table:table-cell>
        </table:table-row>
        <table:table-row>
          <table:table-cell table:style-name="Таблица8.A28" office:value-type="string">
            <text:p text:style-name="P120"><text:span text:style-name="Арабиййун">عِنْدَ</text:span></text:p>
          </table:table-cell>
          <table:table-cell table:style-name="Таблица8.B28" office:value-type="string">
            <text:p text:style-name="P120">Раздельно</text:p>
          </table:table-cell>
          <table:table-cell table:style-name="Таблица8.C28" office:value-type="string">
            <text:p text:style-name="P125">У</text:p>
          </table:table-cell>
        </table:table-row>
        <table:table-row>
          <table:table-cell table:style-name="Таблица8.A28" office:value-type="string">
            <text:p text:style-name="P124"><text:span text:style-name="Арабиййун"><text:span text:style-name="T143">عَبْرَ</text:span></text:span></text:p>
          </table:table-cell>
          <table:table-cell table:style-name="Таблица8.B28" office:value-type="string">
            <text:p text:style-name="P124">Раздельно</text:p>
          </table:table-cell>
          <table:table-cell table:style-name="Таблица8.C28" office:value-type="string">
            <text:p text:style-name="P130">Через</text:p>
          </table:table-cell>
        </table:table-row>
        <table:table-row>
          <table:table-cell table:style-name="Таблица8.A28" office:value-type="string">
            <text:p text:style-name="P122"><text:span text:style-name="Арабиййун"><text:span text:style-name="T141">إِنَّانَ</text:span></text:span></text:p>
          </table:table-cell>
          <table:table-cell table:style-name="Таблица8.B28" office:value-type="string">
            <text:p text:style-name="P132">Раздельно</text:p>
          </table:table-cell>
          <table:table-cell table:style-name="Таблица8.C28" office:value-type="string">
            <text:p text:style-name="P133">Во время, в течение</text:p>
          </table:table-cell>
        </table:table-row>
        <table:table-row>
          <table:table-cell table:style-name="Таблица8.A28" office:value-type="string">
            <text:p text:style-name="P122"><text:span text:style-name="Арабиййун"><text:span text:style-name="T141">خِلَالَ</text:span></text:span></text:p>
          </table:table-cell>
          <table:table-cell table:style-name="Таблица8.B28" office:value-type="string">
            <text:p text:style-name="P132">Раздельно</text:p>
          </table:table-cell>
          <table:table-cell table:style-name="Таблица8.C28" office:value-type="string">
            <text:p text:style-name="P133">Во время, в течение</text:p>
          </table:table-cell>
        </table:table-row>
        <table:table-row>
          <table:table-cell table:style-name="Таблица8.A28" office:value-type="string">
            <text:p text:style-name="P123"><text:span text:style-name="Арабиййун"><text:span text:style-name="T142">بَدْلَ</text:span></text:span></text:p>
          </table:table-cell>
          <table:table-cell table:style-name="Таблица8.B28" office:value-type="string">
            <text:p text:style-name="P131">Раздельно</text:p>
          </table:table-cell>
          <table:table-cell table:style-name="Таблица8.C28" office:value-type="string">
            <text:p text:style-name="P134">Вместо, взамен</text:p>
          </table:table-cell>
        </table:table-row>
        <table:table-row>
          <table:table-cell table:style-name="Таблица8.A28" office:value-type="string">
            <text:p text:style-name="P123"><text:span text:style-name="Арабиййун"><text:span text:style-name="T142">خَارِجَ</text:span></text:span></text:p>
          </table:table-cell>
          <table:table-cell table:style-name="Таблица8.B28" office:value-type="string">
            <text:p text:style-name="P131">Раздельно</text:p>
          </table:table-cell>
          <table:table-cell table:style-name="Таблица8.C28" office:value-type="string">
            <text:p text:style-name="P134">Вне</text:p>
          </table:table-cell>
        </table:table-row>
        <table:table-row>
          <table:table-cell table:style-name="Таблица8.A28" office:value-type="string">
            <text:p text:style-name="P123"><text:span text:style-name="Арабиййун"><text:span text:style-name="T142">قُرْبَ</text:span></text:span></text:p>
          </table:table-cell>
          <table:table-cell table:style-name="Таблица8.B28" office:value-type="string">
            <text:p text:style-name="P131">Раздельно</text:p>
          </table:table-cell>
          <table:table-cell table:style-name="Таблица8.C28" office:value-type="string">
            <text:p text:style-name="P134">Близ, около</text:p>
          </table:table-cell>
        </table:table-row>
        <table:table-row>
          <table:table-cell table:style-name="Таблица8.A29" office:value-type="string">
            <text:p text:style-name="P121"><text:span text:style-name="Арабиййун"><text:span text:style-name="T140">زُهَاءَ</text:span></text:span></text:p>
          </table:table-cell>
          <table:table-cell table:style-name="Таблица8.B29" office:value-type="string">
            <text:p text:style-name="P135">Раздельно</text:p>
          </table:table-cell>
          <table:table-cell table:style-name="Таблица8.C29" office:value-type="string">
            <text:p text:style-name="P136">Около</text:p>
          </table:table-cell>
        </table:table-row>
        <table:table-row>
          <table:table-cell table:style-name="Таблица8.A30" office:value-type="string">
            <text:p text:style-name="P121"><text:span text:style-name="Арабиййун"><text:span text:style-name="T140">نَحْوَ</text:span></text:span></text:p>
          </table:table-cell>
          <table:table-cell table:style-name="Таблица8.B30" office:value-type="string">
            <text:p text:style-name="P135">Раздельно</text:p>
          </table:table-cell>
          <table:table-cell table:style-name="Таблица8.C30" office:value-type="string">
            <text:p text:style-name="P136">Около</text:p>
          </table:table-cell>
        </table:table-row>
        <table:table-row>
          <table:table-cell table:style-name="Таблица8.A31" office:value-type="string">
            <text:p text:style-name="P121"><text:span text:style-name="Арабиййун"><text:span text:style-name="T140">حَوَالَىْ</text:span></text:span></text:p>
          </table:table-cell>
          <table:table-cell table:style-name="Таблица8.B31" office:value-type="string">
            <text:p text:style-name="P135">Раздельно</text:p>
          </table:table-cell>
          <table:table-cell table:style-name="Таблица8.C31" office:value-type="string">
            <text:p text:style-name="P136">Около, приблизительно</text:p>
          </table:table-cell>
        </table:table-row>
      </table:table>
      <text:p text:style-name="P16"/>
      <text:p text:style-name="P16"/>
      <text:p text:style-name="P2"><text:span text:style-name="T1">И</text:span><text:span text:style-name="T2">з </text:span><text:span text:style-name="T3">Учебника арабского языка / А.А. Ковалев, Г.Ш. Шарбатов.</text:span><text:span text:style-name="T2"> — </text:span><text:span text:style-name="T4">3 (4)</text:span><text:span text:style-name="T2">-е изд. — М.: Вост. </text:span><text:span text:style-name="T5">л</text:span><text:span text:style-name="T2">ит., </text:span><text:span text:style-name="T5">1998 (</text:span><text:span text:style-name="T2">2004</text:span><text:span text:style-name="T5">)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Arial Black" svg:font-family="'Arial Black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1cm" fo:margin-bottom="0cm" style:contextual-spacing="false" fo:text-indent="0cm" style:auto-text-indent="false"/>
      <style:text-properties fo:color="#5c8526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.6cm" fo:margin-bottom="0.4cm" style:contextual-spacing="false" fo:text-indent="0cm" style:auto-text-indent="false"/>
      <style:text-properties fo:color="#94bd5e" fo:font-size="12pt" fo:font-style="italic" fo:font-weight="bold" style:font-size-asian="14pt" style:font-style-asian="italic" style:font-weight-asian="normal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text:number-lines="false" text:line-number="0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Пункт" style:family="text">
      <style:text-properties fo:color="#0084d1" style:font-size-asian="10.5pt"/>
    </style:style>
    <style:style style:name="Акцент" style:family="text">
      <style:text-properties fo:color="#ff3366" fo:font-style="italic" style:font-size-asian="10.5pt"/>
    </style:style>
    <style:style style:name="Арабиййун" style:family="text">
      <style:text-properties fo:color="#ff420e" style:font-name="Arial1" fo:font-size="14pt" style:font-size-asian="10.5pt"/>
    </style:style>
    <style:style style:name="Заголовок_20_таблицы" style:display-name="Заголовок таблицы" style:family="text">
      <style:text-properties fo:color="#004586" fo:font-weight="bold" fo:background-color="transparen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808080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erzhan </meta:initial-creator>
    <meta:creation-date>2013-11-28T07:39:24</meta:creation-date>
    <dc:date>2013-12-19T21:15:09</dc:date>
    <dc:creator>Yerzhan Tulepov</dc:creator>
    <meta:editing-duration>PT10H7M9S</meta:editing-duration>
    <meta:editing-cycles>186</meta:editing-cycles>
    <meta:generator>LibreOffice/3.6$Linux_X86_64 LibreOffice_project/360m1$Build-2</meta:generator>
    <meta:document-statistic meta:table-count="19" meta:image-count="0" meta:object-count="0" meta:page-count="20" meta:paragraph-count="1095" meta:word-count="3612" meta:character-count="22442" meta:non-whitespace-character-count="19918"/>
  </office:meta>
</office:document-meta>
</file>